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F000001556FE44E669DE43044.png" manifest:media-type="image/png"/>
  <manifest:file-entry manifest:full-path="Pictures/10000001000002A400000160A7C669095B7DC6A7.png" manifest:media-type="image/png"/>
  <manifest:file-entry manifest:full-path="Pictures/1000000100000299000002108DB3E4EF4689AD0F.png" manifest:media-type="image/png"/>
  <manifest:file-entry manifest:full-path="Pictures/10000000000000BC00000054E567CAE9141FB895.png" manifest:media-type="image/png"/>
  <manifest:file-entry manifest:full-path="Pictures/1000000000000284000000799BAC7236BA214C38.png" manifest:media-type="image/png"/>
  <manifest:file-entry manifest:full-path="Pictures/100000000000028100000062F4F23D8277103D65.png" manifest:media-type="image/png"/>
  <manifest:file-entry manifest:full-path="Pictures/100000010000052400000268B8585F5A5EE5ED42.png" manifest:media-type="image/png"/>
  <manifest:file-entry manifest:full-path="Pictures/10000000000006170000031C948680E6F96C1DA7.jpg" manifest:media-type="image/jpeg"/>
  <manifest:file-entry manifest:full-path="Pictures/10000000000003EA00000556CD9996F05FD49F58.jpg" manifest:media-type="image/jpeg"/>
  <manifest:file-entry manifest:full-path="Pictures/10000000000003EA0000048AF7B0D09DB3BE783C.jpg" manifest:media-type="image/jpeg"/>
  <manifest:file-entry manifest:full-path="Pictures/10000001000003FC000002001E0C37C4EC01B196.png" manifest:media-type="image/png"/>
  <manifest:file-entry manifest:full-path="Pictures/100000000000028B0000008BFD338D471E736B07.png" manifest:media-type="image/png"/>
  <manifest:file-entry manifest:full-path="Pictures/10000001000001AF000001D9838CE2E0FF1A5237.png" manifest:media-type="image/png"/>
  <manifest:file-entry manifest:full-path="Pictures/1000000100000208000001C82FEDEACE8C0D972F.png" manifest:media-type="image/png"/>
  <manifest:file-entry manifest:full-path="Pictures/10000001000002DC00000194B8F21E620926A7F9.png" manifest:media-type="image/png"/>
  <manifest:file-entry manifest:full-path="Pictures/10000001000003100000029C37D2A44231A97E39.png" manifest:media-type="image/png"/>
  <manifest:file-entry manifest:full-path="Pictures/10000001000002D8000000F547AAC81119956884.png" manifest:media-type="image/png"/>
  <manifest:file-entry manifest:full-path="Pictures/1000000100000260000002043849DACE096A3348.png" manifest:media-type="image/png"/>
  <manifest:file-entry manifest:full-path="Pictures/10000001000002E5000000EDFEDDA7FF6B2B0CD2.png" manifest:media-type="image/png"/>
  <manifest:file-entry manifest:full-path="Pictures/100000010000028C0000019CC252E3A28C03560C.png" manifest:media-type="image/png"/>
  <manifest:file-entry manifest:full-path="Pictures/10000001000002DF0000010DDE658086EED5260C.png" manifest:media-type="image/png"/>
  <manifest:file-entry manifest:full-path="Pictures/10000001000002CD000000EA34926A20DAD0D680.png" manifest:media-type="image/png"/>
  <manifest:file-entry manifest:full-path="Pictures/10000001000001F4000001F482DA7771631D76C8.png" manifest:media-type="image/png"/>
  <manifest:file-entry manifest:full-path="Pictures/10000001000002F70000010A8B7BAB60F2286BD1.png" manifest:media-type="image/png"/>
  <manifest:file-entry manifest:full-path="Pictures/10000001000002DC000000AA24504855DBBAB3BB.png" manifest:media-type="image/png"/>
  <manifest:file-entry manifest:full-path="Pictures/10000001000002DF000000825B39772D3DFECC7F.png" manifest:media-type="image/png"/>
  <manifest:file-entry manifest:full-path="Pictures/10000001000002E30000012BC5A4A43A9D25BDF3.png" manifest:media-type="image/png"/>
  <manifest:file-entry manifest:full-path="Pictures/10000000000002FD000001078881B95AD9B5E128.png" manifest:media-type="image/png"/>
  <manifest:file-entry manifest:full-path="Pictures/10000001000002D6000001670E4C477CC6459EF4.png" manifest:media-type="image/png"/>
  <manifest:file-entry manifest:full-path="Pictures/10000001000002D50000007DADE0C6BC056D50E2.png" manifest:media-type="image/png"/>
  <manifest:file-entry manifest:full-path="Pictures/100000000000028B0000006A959BCCE53253A3CF.png" manifest:media-type="image/png"/>
  <manifest:file-entry manifest:full-path="Pictures/1000000000000284000000EAECE8D1F80466EF07.png" manifest:media-type="image/png"/>
  <manifest:file-entry manifest:full-path="Pictures/10000001000002D4000000B92978B906CADF0A37.png" manifest:media-type="image/png"/>
  <manifest:file-entry manifest:full-path="Pictures/10000001000002D30000010BDE5FDAF8E8BEB5EB.png" manifest:media-type="image/png"/>
  <manifest:file-entry manifest:full-path="Pictures/10000001000002DC000000AD6B45EE0BD76059AE.png" manifest:media-type="image/png"/>
  <manifest:file-entry manifest:full-path="Pictures/10000001000002EA0000013288F60304B733A96E.png" manifest:media-type="image/png"/>
  <manifest:file-entry manifest:full-path="Pictures/10000001000002D5000001E95B50AC900BC4F0B7.png" manifest:media-type="image/png"/>
  <manifest:file-entry manifest:full-path="Pictures/1000000000000284000000DCC538741C29BBDE17.png" manifest:media-type="image/png"/>
  <manifest:file-entry manifest:full-path="Pictures/100000000000027A000000BED017C39FA486DC3E.png" manifest:media-type="image/png"/>
  <manifest:file-entry manifest:full-path="Pictures/100000000000028F000000DDE28B04EA2CAAC6C6.png" manifest:media-type="image/png"/>
  <manifest:file-entry manifest:full-path="Pictures/1000000000000283000000AFECE64796DF471134.png" manifest:media-type="image/png"/>
  <manifest:file-entry manifest:full-path="Pictures/100000000000027E00000101B643147EEAC097D2.png" manifest:media-type="image/png"/>
  <manifest:file-entry manifest:full-path="Pictures/10000000000002830000007BC538A27A0004A2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JetBrains Mono" svg:font-family="'JetBrains Mono'" style:font-family-generic="system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Lato" fo:font-size="14pt" style:font-name-asian="Lato" style:font-size-asian="14pt" style:font-name-complex="Lato" style:font-size-complex="14pt"/>
    </style:style>
    <style:style style:name="P3" style:family="paragraph" style:parent-style-name="Standard">
      <style:text-properties style:font-name="Lato" fo:font-size="14pt" style:font-size-asian="14pt" style:font-name-complex="Lato" style:font-size-complex="14pt"/>
    </style:style>
    <style:style style:name="P4" style:family="paragraph" style:parent-style-name="Standard">
      <loext:graphic-properties draw:fill="solid" draw:fill-color="#1e1f22" draw:opacity="100%"/>
      <style:paragraph-properties fo:background-color="#1e1f22"/>
    </style:style>
    <style:style style:name="P5" style:family="paragraph" style:parent-style-name="Standard" style:master-page-name="MP0">
      <style:paragraph-properties fo:text-align="center" style:justify-single-word="false" style:page-number="1"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WWNum1"/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9" style:family="paragraph" style:parent-style-name="Standard">
      <style:text-properties style:font-name="Lato" fo:font-size="14pt" style:font-name-asian="Lato" style:font-size-asian="14pt" style:font-name-complex="Lato" style:font-size-complex="14pt"/>
    </style:style>
    <style:style style:name="P10" style:family="paragraph" style:parent-style-name="Standard">
      <style:text-properties style:font-name="Lato" fo:font-size="14pt" style:font-size-asian="14pt" style:font-name-complex="Lato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ato" fo:font-size="19pt" style:font-name-asian="Lato" style:font-size-asian="19pt" style:font-name-complex="Lato" style:font-size-complex="19pt"/>
    </style:style>
    <style:style style:name="P12" style:family="paragraph" style:parent-style-name="Standard">
      <style:text-properties officeooo:paragraph-rsid="000e8bec"/>
    </style:style>
    <style:style style:name="P13" style:family="paragraph" style:parent-style-name="Standard">
      <loext:graphic-properties draw:fill="solid" draw:fill-color="#1e1f22" draw:opacity="100%"/>
      <style:paragraph-properties fo:background-color="#1e1f22"/>
      <style:text-properties officeooo:paragraph-rsid="000e8bec"/>
    </style:style>
    <style:style style:name="T1" style:family="text">
      <style:text-properties style:font-name="Lato" fo:font-size="45pt" style:font-name-asian="Lato" style:font-size-asian="45pt" style:font-name-complex="Lato" style:font-size-complex="45pt"/>
    </style:style>
    <style:style style:name="T2" style:family="text">
      <style:text-properties style:font-name="Lato" fo:font-size="14pt" style:font-name-asian="Lato" style:font-size-asian="14pt" style:font-name-complex="Lato" style:font-size-complex="14pt"/>
    </style:style>
    <style:style style:name="T3" style:family="text">
      <style:text-properties style:font-name="Lato" fo:font-size="14pt" style:font-name-asian="Lato" style:font-size-asian="14pt" style:language-asian="pl" style:country-asian="PL" style:font-name-complex="Lato" style:font-size-complex="14pt" style:language-complex="ar" style:country-complex="SA"/>
    </style:style>
    <style:style style:name="T4" style:family="text">
      <style:text-properties style:font-name="Lato" fo:font-size="14pt" style:font-size-asian="14pt" style:font-name-complex="Lato" style:font-size-complex="14pt"/>
    </style:style>
    <style:style style:name="T5" style:family="text">
      <style:text-properties style:font-name="Lato" fo:font-size="19pt" style:font-name-asian="Lato" style:font-size-asian="19pt" style:font-name-complex="Lato" style:font-size-complex="19pt"/>
    </style:style>
    <style:style style:name="T6" style:family="text">
      <style:text-properties style:language-asian="pl" style:country-asian="PL" style:language-complex="ar" style:country-complex="SA"/>
    </style:style>
    <style:style style:name="T7" style:family="text">
      <style:text-properties fo:color="#7a7e85" loext:opacity="100%" style:font-name="JetBrains Mono" fo:font-size="10pt" style:font-name-asian="JetBrains Mono" style:font-size-asian="10pt" style:font-name-complex="JetBrains Mono" style:font-size-complex="10pt"/>
    </style:style>
    <style:style style:name="T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10pt"/>
    </style:style>
    <style:style style:name="T10" style:family="text">
      <style:text-properties fo:color="#b3ae60" loext:opacity="100%" style:font-name="JetBrains Mono" fo:font-size="10pt" style:font-name-asian="JetBrains Mono" style:font-size-asian="10pt" style:font-name-complex="JetBrains Mono" style:font-size-complex="10pt"/>
    </style:style>
    <style:style style:name="T11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style:font-name="JetBrains Mono" fo:font-size="10pt" style:font-name-asian="JetBrains Mono" style:font-size-asian="10pt" style:font-name-complex="JetBrains Mono" style:font-size-complex="10pt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f8e6d" loext:opacity="100%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56a8f5" loext:opacity="100%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cbec4" loext:opacity="100%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5f8c8a" loext:opacity="100%" style:font-name="JetBrains Mono" fo:font-size="10pt" style:font-name-asian="JetBrains Mono" style:font-size-asian="10pt" style:font-name-complex="JetBrains Mono" style:font-size-complex="10pt"/>
    </style:style>
    <style:style style:name="T24" style:family="text">
      <style:text-properties fo:color="#2aacb8" loext:opacity="100%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27" style:family="text">
      <style:text-properties fo:color="#9373a5" loext:opacity="100%" style:font-name="JetBrains Mono" fo:font-size="10pt" style:font-name-asian="JetBrains Mono" style:font-size-asian="10pt" style:font-name-complex="JetBrains Mono" style:font-size-complex="10pt"/>
    </style:style>
    <style:style style:name="T28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officeooo:rsid="000e8be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Domyślna_20_czcionka_20_akapitu"><text:span text:style-name="T1">System Obsługi Studiów</text:span></text:span></text:p>
      <text:p text:style-name="Standard"><text:span text:style-name="Domyślna_20_czcionka_20_akapitu"><text:span text:style-name="T2">Autorzy:</text:span></text:span></text:p>
      <text:list text:style-name="WWNum1">
        <text:list-item>
          <text:p text:style-name="P7"><text:span text:style-name="Domyślna_20_czcionka_20_akapitu"><text:span text:style-name="T2">Tomasz Wnuk</text:span></text:span></text:p>
        </text:list-item>
        <text:list-item>
          <text:p text:style-name="P7"><text:span text:style-name="Domyślna_20_czcionka_20_akapitu"><text:span text:style-name="T2">Bartosz Szynkaruk</text:span></text:span></text:p>
        </text:list-item>
        <text:list-item>
          <text:p text:style-name="P7"><text:span text:style-name="Domyślna_20_czcionka_20_akapitu"><text:span text:style-name="T2">Mikołaj Hasiec</text:span></text:span></text:p>
        </text:list-item>
      </text:list>
      <text:p text:style-name="P2"/>
      <text:p text:style-name="Standard"><text:span text:style-name="Domyślna_20_czcionka_20_akapitu"><text:span text:style-name="T2">Przypadki użycia:</text:span></text:span></text:p>
      <text:p text:style-name="Standard"><text:span text:style-name="Domyślna_20_czcionka_20_akapitu"><text:span text:style-name="T6"><draw:frame draw:style-name="fr1" draw:name="image21.png" text:anchor-type="as-char" svg:y="0cm" svg:width="0cm" style:rel-width="scale" svg:height="0cm" style:rel-height="scale" draw:z-index="2"><draw:image xlink:href="Pictures/100000010000052400000268B8585F5A5EE5ED42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Model logiczny:</text:span></text:span></text:p>
      <text:p text:style-name="Standard"><draw:frame draw:style-name="fr1" draw:name="image12.png" text:anchor-type="as-char" svg:y="0cm" svg:width="0cm" style:rel-width="scale" svg:height="0cm" style:rel-height="scale" draw:z-index="3"><draw:image xlink:href="Pictures/10000000000006170000031C948680E6F96C1DA7.jpg" xlink:type="simple" xlink:show="embed" xlink:actuate="onLoad" draw:mime-type="image/jpeg"/></draw:frame></text:p>
      <text:p text:style-name="P2"/>
      <text:p text:style-name="P2"><text:soft-page-break/></text:p>
      <text:p text:style-name="P2"/>
      <text:p text:style-name="Standard"><text:span text:style-name="Domyślna_20_czcionka_20_akapitu"><text:span text:style-name="T2">Diagram sekwencji:</text:span></text:span></text:p>
      <text:p text:style-name="Standard"><text:span text:style-name="Domyślna_20_czcionka_20_akapitu"><text:span text:style-name="T6"><draw:frame draw:style-name="fr1" draw:name="image5.jpg" text:anchor-type="as-char" svg:y="0cm" svg:width="0cm" style:rel-width="scale" svg:height="0cm" style:rel-height="scale" draw:z-index="4"><draw:image xlink:href="Pictures/10000000000003EA00000556CD9996F05FD49F58.jpg" xlink:type="simple" xlink:show="embed" xlink:actuate="onLoad" draw:mime-type="image/jpeg"/></draw:frame></text:span></text:span></text:p>
      <text:p text:style-name="P2"/>
      <text:p text:style-name="P2"><text:soft-page-break/></text:p>
      <text:p text:style-name="Standard"><text:span text:style-name="Domyślna_20_czcionka_20_akapitu"><text:span text:style-name="T6"><draw:frame draw:style-name="fr1" draw:name="image19.jpg" text:anchor-type="as-char" svg:y="0cm" svg:width="0cm" style:rel-width="scale" svg:height="0cm" style:rel-height="scale" draw:z-index="5"><draw:image xlink:href="Pictures/10000000000003EA0000048AF7B0D09DB3BE783C.jpg" xlink:type="simple" xlink:show="embed" xlink:actuate="onLoad" draw:mime-type="image/jpeg"/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Domyślna_20_czcionka_20_akapitu"><text:span text:style-name="T2">Diagramy przepływu:</text:span></text:span></text:p>
      <text:p text:style-name="Standard"><text:span text:style-name="Domyślna_20_czcionka_20_akapitu"><text:span text:style-name="T2">Logowanie:</text:span></text:span></text:p>
      <text:p text:style-name="P1"><text:span text:style-name="Domyślna_20_czcionka_20_akapitu"><text:span text:style-name="T6"><draw:frame draw:style-name="fr1" draw:name="image15.png" text:anchor-type="as-char" svg:y="0cm" svg:width="0cm" style:rel-width="scale" svg:height="0cm" style:rel-height="scale" draw:z-index="6"><draw:image xlink:href="Pictures/10000001000001AF000001D9838CE2E0FF1A5237.png" xlink:type="simple" xlink:show="embed" xlink:actuate="onLoad" draw:mime-type="image/png"/></draw:frame></text:span></text:span></text:p>
      <text:p text:style-name="Standard"><draw:frame draw:style-name="fr2" draw:name="image27.png" text:anchor-type="paragraph" svg:x="1.621cm" svg:y="0.688cm" svg:width="0cm" style:rel-width="scale" svg:height="0cm" style:rel-height="scale" draw:z-index="0"><draw:image xlink:href="Pictures/1000000100000208000001C82FEDEACE8C0D972F.png" xlink:type="simple" xlink:show="embed" xlink:actuate="onLoad" draw:mime-type="image/png"/></draw:frame><text:span text:style-name="Domyślna_20_czcionka_20_akapitu"><text:span text:style-name="T2">Rejestracja: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Domyślna_20_czcionka_20_akapitu"><text:span text:style-name="T2">Utwórz kurs:</text:span></text:span></text:p>
      <text:p text:style-name="P1"><text:soft-page-break/><text:span text:style-name="Domyślna_20_czcionka_20_akapitu"><text:span text:style-name="T6"><draw:frame draw:style-name="fr1" draw:name="image29.png" text:anchor-type="as-char" svg:y="0cm" svg:width="0cm" style:rel-width="scale" svg:height="0cm" style:rel-height="scale" draw:z-index="7"><draw:image xlink:href="Pictures/1000000100000299000002108DB3E4EF4689AD0F.png" xlink:type="simple" xlink:show="embed" xlink:actuate="onLoad" draw:mime-type="image/png"/></draw:frame></text:span></text:span></text:p>
      <text:p text:style-name="Standard"><text:span text:style-name="Domyślna_20_czcionka_20_akapitu"><text:span text:style-name="T2">Stwórz wideokonferencję:</text:span></text:span></text:p>
      <text:p text:style-name="P1"><text:span text:style-name="Domyślna_20_czcionka_20_akapitu"><text:span text:style-name="T6"><draw:frame draw:style-name="fr1" draw:name="image3.png" text:anchor-type="as-char" svg:y="0cm" svg:width="0cm" style:rel-width="scale" svg:height="0cm" style:rel-height="scale" draw:z-index="8"><draw:image xlink:href="Pictures/10000001000003FC000002001E0C37C4EC01B196.png" xlink:type="simple" xlink:show="embed" xlink:actuate="onLoad" draw:mime-type="image/png"/></draw:frame></text:span></text:span></text:p>
      <text:p text:style-name="P2"/>
      <text:p text:style-name="P2"/>
      <text:p text:style-name="P2"/>
      <text:p text:style-name="Standard"><text:span text:style-name="Domyślna_20_czcionka_20_akapitu"><text:span text:style-name="T2">Dołącz do wideokonferencji:</text:span></text:span></text:p>
      <text:p text:style-name="P1"><text:soft-page-break/><text:span text:style-name="Domyślna_20_czcionka_20_akapitu"><text:span text:style-name="T6"><draw:frame draw:style-name="fr1" draw:name="image1.png" text:anchor-type="as-char" svg:y="0cm" svg:width="0cm" style:rel-width="scale" svg:height="0cm" style:rel-height="scale" draw:z-index="9"><draw:image xlink:href="Pictures/10000001000002A400000160A7C669095B7DC6A7.png" xlink:type="simple" xlink:show="embed" xlink:actuate="onLoad" draw:mime-type="image/png"/></draw:frame></text:span></text:span></text:p>
      <text:p text:style-name="Standard"><text:span text:style-name="Domyślna_20_czcionka_20_akapitu"><text:span text:style-name="T2">Dołącz do kursu:</text:span></text:span></text:p>
      <text:p text:style-name="P1"><text:span text:style-name="Domyślna_20_czcionka_20_akapitu"><text:span text:style-name="T6"><draw:frame draw:style-name="fr1" draw:name="image30.png" text:anchor-type="as-char" svg:y="0cm" svg:width="0cm" style:rel-width="scale" svg:height="0cm" style:rel-height="scale" draw:z-index="10"><draw:image xlink:href="Pictures/10000001000003100000029C37D2A44231A97E39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Prześlij materiały:</text:span></text:span></text:p>
      <text:p text:style-name="P1"><text:soft-page-break/><text:span text:style-name="Domyślna_20_czcionka_20_akapitu"><text:span text:style-name="T6"><draw:frame draw:style-name="fr1" draw:name="image25.png" text:anchor-type="as-char" svg:y="0cm" svg:width="0cm" style:rel-width="scale" svg:height="0cm" style:rel-height="scale" draw:z-index="11"><draw:image xlink:href="Pictures/1000000100000260000002043849DACE096A3348.png" xlink:type="simple" xlink:show="embed" xlink:actuate="onLoad" draw:mime-type="image/png"/></draw:frame></text:span></text:span></text:p>
      <text:p text:style-name="Standard"><text:span text:style-name="Domyślna_20_czcionka_20_akapitu"><text:span text:style-name="T2">Wyświetl materiały:</text:span></text:span></text:p>
      <text:p text:style-name="Standard"><draw:frame draw:style-name="fr2" draw:name="image17.png" text:anchor-type="paragraph" svg:x="-0.007cm" svg:y="0.714cm" svg:width="0cm" style:rel-width="scale" svg:height="0cm" style:rel-height="scale" draw:z-index="1"><draw:image xlink:href="Pictures/100000010000028C0000019CC252E3A28C03560C.png" xlink:type="simple" xlink:show="embed" xlink:actuate="onLoad" draw:mime-type="image/png"/></draw:frame><text:span text:style-name="Domyślna_20_czcionka_20_akapitu"><text:span text:style-name="T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Domyślna_20_czcionka_20_akapitu"><text:span text:style-name="T2">Pobierz materiały:</text:span></text:span></text:p>
      <text:p text:style-name="P1"><text:soft-page-break/><text:span text:style-name="Domyślna_20_czcionka_20_akapitu"><text:span text:style-name="T6"><draw:frame draw:style-name="fr1" draw:name="image11.png" text:anchor-type="as-char" svg:y="0cm" svg:width="0cm" style:rel-width="scale" svg:height="0cm" style:rel-height="scale" draw:z-index="12"><draw:image xlink:href="Pictures/10000001000001F4000001F482DA7771631D76C8.png" xlink:type="simple" xlink:show="embed" xlink:actuate="onLoad" draw:mime-type="image/png"/></draw:frame></text:span></text:span></text:p>
      <text:p text:style-name="P2"/>
      <text:p text:style-name="P1"><text:span text:style-name="Domyślna_20_czcionka_20_akapitu"><text:span text:style-name="T5">Kod programu</text:span></text:span></text:p>
      <text:p text:style-name="P2"/>
      <text:p text:style-name="Standard"><text:span text:style-name="Domyślna_20_czcionka_20_akapitu"><text:span text:style-name="T2">Main.cpp</text:span></text:span></text:p>
      <text:p text:style-name="P2"/>
      <text:p text:style-name="P4"><text:span text:style-name="Domyślna_20_czcionka_20_akapitu"><text:span text:style-name="T7">//<text:line-break/>//<text:line-break/>// <text:s/>@ Project : System Obsługi Studiów<text:line-break/>// <text:s/>@ File Name : main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"System.h"<text:line-break/><text:line-break/></text:span></text:span><text:span text:style-name="Domyślna_20_czcionka_20_akapitu"><text:span text:style-name="T7">// Funkcja main<text:line-break/></text:span></text:span><text:span text:style-name="Domyślna_20_czcionka_20_akapitu"><text:span text:style-name="T14">int </text:span></text:span><text:span text:style-name="Domyślna_20_czcionka_20_akapitu"><text:span text:style-name="T16">main</text:span></text:span><text:span text:style-name="Domyślna_20_czcionka_20_akapitu"><text:span text:style-name="T18">() {<text:line-break/> <text:s text:c="3"/></text:span></text:span><text:span text:style-name="Domyślna_20_czcionka_20_akapitu"><text:span text:style-name="T7">// Utworzenie obiektu systemu<text:line-break/> <text:s text:c="3"/></text:span></text:span><text:span text:style-name="Domyślna_20_czcionka_20_akapitu"><text:span text:style-name="T20">System </text:span></text:span><text:span text:style-name="Domyślna_20_czcionka_20_akapitu"><text:span text:style-name="T18">system = System(</text:span></text:span><text:span text:style-name="Domyślna_20_czcionka_20_akapitu"><text:span text:style-name="T12">"System Obslugi Studiow"</text:span></text:span><text:span text:style-name="Domyślna_20_czcionka_20_akapitu"><text:span text:style-name="T18">);<text:line-break/> <text:s text:c="3"/></text:span></text:span><text:span text:style-name="Domyślna_20_czcionka_20_akapitu"><text:span text:style-name="T7">// Uruchomienie systemu<text:line-break/> <text:s text:c="3"/></text:span></text:span><text:span text:style-name="Domyślna_20_czcionka_20_akapitu"><text:span text:style-name="T18">system.boot();<text:line-break/><text:line-break/> <text:s text:c="3"/></text:span></text:span><text:span text:style-name="Domyślna_20_czcionka_20_akapitu"><text:span text:style-name="T7">// Zmienna przechowująca wybór użytkownik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userInput;<text:line-break/><text:line-break/> <text:s text:c="3"/></text:span></text:span><text:span text:style-name="Domyślna_20_czcionka_20_akapitu"><text:span text:style-name="T7">// Wyświetl opcje<text:line-break/></text:span></text:span><text:soft-page-break/><text:span text:style-name="Domyślna_20_czcionka_20_akapitu"><text:span text:style-name="T7"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Wybierz opcje:"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1. System Obslugi Studiow dla Studentow"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2. System Obslugi Studiow dla Wykladowcow"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line-break/> <text:s text:c="3"/></text:span></text:span><text:span text:style-name="Domyślna_20_czcionka_20_akapitu"><text:span text:style-name="T7">// Pętla wyboru wersji systemu<text:line-break/> <text:s text:c="3"/></text:span></text:span><text:span text:style-name="Domyślna_20_czcionka_20_akapitu"><text:span text:style-name="T14">while</text:span></text:span><text:span text:style-name="Domyślna_20_czcionka_20_akapitu"><text:span text:style-name="T18">(</text:span></text:span><text:span text:style-name="Domyślna_20_czcionka_20_akapitu"><text:span text:style-name="T14">true</text:span></text:span><text:span text:style-name="Domyślna_20_czcionka_20_akapitu"><text:span text:style-name="T18">) {<text:line-break/> <text:s text:c="7"/></text:span></text:span><text:span text:style-name="Domyślna_20_czcionka_20_akapitu"><text:span text:style-name="T7">// Pobierz wybór użytkownika<text:line-break/> <text:s text:c="7"/></text:span></text:span><text:span text:style-name="Domyślna_20_czcionka_20_akapitu"><text:span text:style-name="T20">std</text:span></text:span><text:span text:style-name="Domyślna_20_czcionka_20_akapitu"><text:span text:style-name="T18">::cin </text:span></text:span><text:span text:style-name="Domyślna_20_czcionka_20_akapitu"><text:span text:style-name="T23">&gt;&gt; </text:span></text:span><text:span text:style-name="Domyślna_20_czcionka_20_akapitu"><text:span text:style-name="T18">userInput;<text:line-break/> <text:s text:c="7"/></text:span></text:span><text:span text:style-name="Domyślna_20_czcionka_20_akapitu"><text:span text:style-name="T7">// Jeżeli użytkownik wybrał opcję 1<text:line-break/> <text:s text:c="7"/></text:span></text:span><text:span text:style-name="Domyślna_20_czcionka_20_akapitu"><text:span text:style-name="T14">if</text:span></text:span><text:span text:style-name="Domyślna_20_czcionka_20_akapitu"><text:span text:style-name="T18">(userInput </text:span></text:span><text:span text:style-name="Domyślna_20_czcionka_20_akapitu"><text:span text:style-name="T23">== </text:span></text:span><text:span text:style-name="Domyślna_20_czcionka_20_akapitu"><text:span text:style-name="T12">"1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Wywołaj metodę systemu studenta<text:line-break/> <text:s text:c="11"/></text:span></text:span><text:span text:style-name="Domyślna_20_czcionka_20_akapitu"><text:span text:style-name="T18">system.studentSystem();<text:line-break/> <text:s text:c="11"/></text:span></text:span><text:span text:style-name="Domyślna_20_czcionka_20_akapitu"><text:span text:style-name="T7">// Jeżeli użytkownik wybrał opcję 2<text:line-break/> <text:s text:c="7"/></text:span></text:span><text:span text:style-name="Domyślna_20_czcionka_20_akapitu"><text:span text:style-name="T18">} </text:span></text:span><text:span text:style-name="Domyślna_20_czcionka_20_akapitu"><text:span text:style-name="T14">else if</text:span></text:span><text:span text:style-name="Domyślna_20_czcionka_20_akapitu"><text:span text:style-name="T18">(userInput </text:span></text:span><text:span text:style-name="Domyślna_20_czcionka_20_akapitu"><text:span text:style-name="T23">== </text:span></text:span><text:span text:style-name="Domyślna_20_czcionka_20_akapitu"><text:span text:style-name="T12">"2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Wywołaj metodę systemu wykładowcy<text:line-break/> <text:s text:c="11"/></text:span></text:span><text:span text:style-name="Domyślna_20_czcionka_20_akapitu"><text:span text:style-name="T18">system.lecturerSystem();<text:line-break/> <text:s text:c="11"/></text:span></text:span><text:span text:style-name="Domyślna_20_czcionka_20_akapitu"><text:span text:style-name="T7">// Jeżeli użytkownik wybrał inną opcję<text:line-break/> <text:s text:c="7"/></text:span></text:span><text:span text:style-name="Domyślna_20_czcionka_20_akapitu"><text:span text:style-name="T18">} </text:span></text:span><text:span text:style-name="Domyślna_20_czcionka_20_akapitu"><text:span text:style-name="T14">else </text:span></text:span><text:span text:style-name="Domyślna_20_czcionka_20_akapitu"><text:span text:style-name="T18">{<text:line-break/> <text:s text:c="11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Niepoprawna opcja!"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}<text:line-break/> <text:s text:c="3"/>}<text:line-break/>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24">0</text:span></text:span><text:span text:style-name="Domyślna_20_czcionka_20_akapitu"><text:span text:style-name="T18">;<text:line-break/>}<text:line-break/></text:span></text:span></text:p>
      <text:p text:style-name="P2"/>
      <text:p text:style-name="Standard"><text:span text:style-name="Domyślna_20_czcionka_20_akapitu"><text:span text:style-name="T2">User.h</text:span></text:span></text:p>
      <text:p text:style-name="Standard"><text:span text:style-name="Domyślna_20_czcionka_20_akapitu"><text:span text:style-name="T7"/></text:span></text:p>
      <text:p text:style-name="P8"><text:span text:style-name="Domyślna_20_czcionka_20_akapitu"><text:span text:style-name="T9">//</text:span></text:span><text:span text:style-name="T8"><text:line-break/>//<text:line-break/>// <text:s/>Generated by StarUML(tm) C++ Add-In<text:line-break/>//<text:line-break/>// <text:s/>@ Project : System Obsługi Studiów<text:line-break/>// <text:s/>@ File Name : User.h<text:line-break/>// <text:s/>@ Date : 10.06.2023<text:line-break/>// <text:s/>@ Author : Tomasz Wnuk, Bartosz Szynkaruk, Mikołaj Hasiec<text:line-break/>//<text:line-break/>//<text:line-break/><text:line-break/></text:span><text:span text:style-name="T11">#if </text:span><text:span text:style-name="T19">!defined(_USER_H)<text:line-break/></text:span><text:span text:style-name="T11">#define </text:span><text:span text:style-name="T19">_USER_H<text:line-break/><text:line-break/></text:span><text:span text:style-name="T8">// Deklaracja zależności i bibliotek<text:line-break/></text:span><text:span text:style-name="T11">#include </text:span><text:span text:style-name="T13">&lt;iostream&gt;<text:line-break/></text:span><text:span text:style-name="T11">#include </text:span><text:span text:style-name="T13">&lt;string&gt;<text:line-break/><text:line-break/></text:span><text:span text:style-name="T8">// Deklaracja klasy User<text:line-break/></text:span><text:span text:style-name="T15">class </text:span><text:span text:style-name="T21">User </text:span><text:span text:style-name="T19">{<text:line-break/></text:span><text:span text:style-name="T15">public</text:span><text:span text:style-name="T19">:<text:line-break/><text:tab/></text:span><text:span text:style-name="T17">User</text:span><text:span text:style-name="T19">(std::string firstName, std::string lastName, std::string login, std::string password, std::string email); <text:s/></text:span><text:span text:style-name="T8">// Konstruktor klasy User z polami firstName, lastName, login, password i email<text:line-break/> <text:s text:c="3"/></text:span><text:span text:style-name="T17">User</text:span><text:span text:style-name="T19">(std::string firstName, std::string lastName); <text:s/></text:span><text:span text:style-name="T8">// Konstruktor klasy User z polami firstName i lastName<text:line-break/> <text:s text:c="3"/></text:span><text:span text:style-name="T17">User</text:span><text:span text:style-name="T19">(); <text:s/></text:span><text:span text:style-name="T8">// Pusty konstruktor klasy User<text:line-break/><text:tab/></text:span><text:span text:style-name="T19">std::string </text:span><text:span text:style-name="T17">getFirstName</text:span><text:span text:style-name="T19">(); <text:s/></text:span><text:span text:style-name="T8">// Akcesor pola firstName<text:line-break/><text:tab/></text:span><text:span text:style-name="T15">void </text:span><text:span text:style-name="T17">setFirstName</text:span><text:span text:style-name="T19">(std::string firstName); <text:s/></text:span><text:span text:style-name="T8">// Mutator pola firstName<text:line-break/><text:tab/></text:span><text:span text:style-name="T19">std::string </text:span><text:span text:style-name="T17">getLastName</text:span><text:span text:style-name="T19">(); <text:s/></text:span><text:span text:style-name="T8">// Akcesor pola lastName<text:line-break/><text:tab/></text:span><text:span text:style-name="T15">void </text:span><text:span text:style-name="T17">setLastName</text:span><text:span text:style-name="T19">(std::string lastName); <text:s/></text:span><text:span text:style-name="T8">// Mutator pola lastName<text:line-break/><text:tab/></text:span><text:span text:style-name="T19">std::string </text:span><text:span text:style-name="T17">getLogin</text:span><text:span text:style-name="T19">(); <text:s/></text:span><text:span text:style-name="T8">// Akcesor pola login<text:line-break/><text:tab/></text:span><text:span text:style-name="T15">void </text:span><text:span text:style-name="T17">setLogin</text:span><text:span text:style-name="T19">(std::string login); <text:s/></text:span><text:span text:style-name="T8">// Mutator pola login<text:line-break/><text:tab/></text:span><text:span text:style-name="T19">std::string </text:span><text:span text:style-name="T17">getPassword</text:span><text:span text:style-name="T19">(); <text:s/></text:span><text:span text:style-name="T8">// Akcesor pola password<text:line-break/><text:tab/></text:span><text:span text:style-name="T15">void </text:span><text:span text:style-name="T17">setPassword</text:span><text:span text:style-name="T19">(std::string password); <text:s/></text:span><text:span text:style-name="T8">// Mutator pola password<text:line-break/></text:span><text:soft-page-break/><text:span text:style-name="T8"><text:tab/></text:span><text:span text:style-name="T19">std::string </text:span><text:span text:style-name="T17">getEmail</text:span><text:span text:style-name="T19">(); <text:s/></text:span><text:span text:style-name="T8">// Akcesor pola email<text:line-break/><text:tab/></text:span><text:span text:style-name="T15">void </text:span><text:span text:style-name="T17">setEmail</text:span><text:span text:style-name="T19">(std::string email); <text:s/></text:span><text:span text:style-name="T8">// Mutator pola email<text:line-break/><text:tab/></text:span><text:span text:style-name="T15">void </text:span><text:span text:style-name="T17">printUser</text:span><text:span text:style-name="T19">(); <text:s/></text:span><text:span text:style-name="T8">// Metoda wyświetlająca dane użytkownika<text:line-break/></text:span><text:span text:style-name="T15">private</text:span><text:span text:style-name="T19">:<text:line-break/><text:tab/>std::string </text:span><text:span text:style-name="T28">firstName</text:span><text:span text:style-name="T19">; <text:s/></text:span><text:span text:style-name="T8">// Imię użytkownika<text:line-break/><text:tab/></text:span><text:span text:style-name="T19">std::string </text:span><text:span text:style-name="T28">lastName</text:span><text:span text:style-name="T19">; <text:s/></text:span><text:span text:style-name="T8">// Nazwisko użytkownika<text:line-break/><text:tab/></text:span><text:span text:style-name="T19">std::string </text:span><text:span text:style-name="T28">login</text:span><text:span text:style-name="T19">; <text:s/></text:span><text:span text:style-name="T8">// Login użytkownika<text:line-break/><text:tab/></text:span><text:span text:style-name="T19">std::string </text:span><text:span text:style-name="T28">password</text:span><text:span text:style-name="T19">; <text:s/></text:span><text:span text:style-name="T8">// Hasło użytkownika<text:line-break/><text:tab/></text:span><text:span text:style-name="T19">std::string </text:span><text:span text:style-name="T28">email</text:span><text:span text:style-name="T19">; <text:s/></text:span><text:span text:style-name="T8">// Adres email użytkownika<text:line-break/></text:span><text:span text:style-name="T19">};<text:line-break/><text:line-break/></text:span><text:span text:style-name="T11">#endif <text:s/></text:span><text:span text:style-name="T8">//_USER_H<text:line-break/></text:span></text:p>
      <text:p text:style-name="Standard"><text:span text:style-name="Domyślna_20_czcionka_20_akapitu"><text:span text:style-name="T7"/></text:span></text:p>
      <text:p text:style-name="P2"/>
      <text:p text:style-name="Standard"><text:span text:style-name="Domyślna_20_czcionka_20_akapitu"><text:span text:style-name="T2">User.cpp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User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&lt;iostream&gt;<text:line-break/></text:span></text:span><text:span text:style-name="Domyślna_20_czcionka_20_akapitu"><text:span text:style-name="T10">#include </text:span></text:span><text:span text:style-name="Domyślna_20_czcionka_20_akapitu"><text:span text:style-name="T12">"User.h"<text:line-break/><text:line-break/></text:span></text:span><text:span text:style-name="Domyślna_20_czcionka_20_akapitu"><text:span text:style-name="T7">// Konstruktor klasy User z polami firstName, lastName, login, password i email<text:line-break/>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User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firstName,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lastName,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login,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password,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email) {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firstName </text:span></text:span><text:span text:style-name="Domyślna_20_czcionka_20_akapitu"><text:span text:style-name="T23">= </text:span></text:span><text:span text:style-name="Domyślna_20_czcionka_20_akapitu"><text:span text:style-name="T18">firstName;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lastName </text:span></text:span><text:span text:style-name="Domyślna_20_czcionka_20_akapitu"><text:span text:style-name="T23">= </text:span></text:span><text:span text:style-name="Domyślna_20_czcionka_20_akapitu"><text:span text:style-name="T18">lastName;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login </text:span></text:span><text:span text:style-name="Domyślna_20_czcionka_20_akapitu"><text:span text:style-name="T23">= </text:span></text:span><text:span text:style-name="Domyślna_20_czcionka_20_akapitu"><text:span text:style-name="T18">login;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password </text:span></text:span><text:span text:style-name="Domyślna_20_czcionka_20_akapitu"><text:span text:style-name="T23">= </text:span></text:span><text:span text:style-name="Domyślna_20_czcionka_20_akapitu"><text:span text:style-name="T18">password;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email </text:span></text:span><text:span text:style-name="Domyślna_20_czcionka_20_akapitu"><text:span text:style-name="T23">= </text:span></text:span><text:span text:style-name="Domyślna_20_czcionka_20_akapitu"><text:span text:style-name="T18">email;<text:line-break/>}<text:line-break/><text:line-break/></text:span></text:span><text:span text:style-name="Domyślna_20_czcionka_20_akapitu"><text:span text:style-name="T7">// Konstruktor klasy User z polami firstName i lastName<text:line-break/>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User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firstName,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lastName) {<text:line-break/> <text:s text:c="3"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firstName </text:span></text:span><text:span text:style-name="Domyślna_20_czcionka_20_akapitu"><text:span text:style-name="T23">= </text:span></text:span><text:span text:style-name="Domyślna_20_czcionka_20_akapitu"><text:span text:style-name="T18">firstName;<text:line-break/> <text:s text:c="3"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lastName </text:span></text:span><text:span text:style-name="Domyślna_20_czcionka_20_akapitu"><text:span text:style-name="T23">= </text:span></text:span><text:span text:style-name="Domyślna_20_czcionka_20_akapitu"><text:span text:style-name="T18">lastName;<text:line-break/>}<text:line-break/><text:line-break/></text:span></text:span><text:span text:style-name="Domyślna_20_czcionka_20_akapitu"><text:span text:style-name="T7">// Pusty konstruktor klasy User<text:line-break/>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User</text:span></text:span><text:span text:style-name="Domyślna_20_czcionka_20_akapitu"><text:span text:style-name="T18">() {}<text:line-break/><text:line-break/></text:span></text:span><text:span text:style-name="Domyślna_20_czcionka_20_akapitu"><text:span text:style-name="T7">// Akcesor pola firstName<text:line-break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getFirstName</text:span></text:span><text:span text:style-name="Domyślna_20_czcionka_20_akapitu"><text:span text:style-name="T18">() {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27">firstName</text:span></text:span><text:span text:style-name="Domyślna_20_czcionka_20_akapitu"><text:span text:style-name="T18">;<text:line-break/>}<text:line-break/><text:line-break/></text:span></text:span><text:span text:style-name="Domyślna_20_czcionka_20_akapitu"><text:span text:style-name="T7">// Mutator pola firstName<text:line-break/></text:span></text:span><text:span text:style-name="Domyślna_20_czcionka_20_akapitu"><text:span text:style-name="T14">void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setFirstNam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firstName) {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firstName </text:span></text:span><text:span text:style-name="Domyślna_20_czcionka_20_akapitu"><text:span text:style-name="T23">= </text:span></text:span><text:span text:style-name="Domyślna_20_czcionka_20_akapitu"><text:span text:style-name="T18">firstName;<text:line-break/>}<text:line-break/><text:line-break/></text:span></text:span><text:span text:style-name="Domyślna_20_czcionka_20_akapitu"><text:span text:style-name="T7">// Akcesor pola lastName<text:line-break/></text:span></text:span><text:soft-page-break/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getLastName</text:span></text:span><text:span text:style-name="Domyślna_20_czcionka_20_akapitu"><text:span text:style-name="T18">() {<text:line-break/><text:tab/></text:span></text:span><text:span text:style-name="Domyślna_20_czcionka_20_akapitu"><text:span text:style-name="T14">return </text:span></text:span><text:span text:style-name="Domyślna_20_czcionka_20_akapitu"><text:span text:style-name="T27">lastName</text:span></text:span><text:span text:style-name="Domyślna_20_czcionka_20_akapitu"><text:span text:style-name="T18">;<text:line-break/>}<text:line-break/><text:line-break/></text:span></text:span><text:span text:style-name="Domyślna_20_czcionka_20_akapitu"><text:span text:style-name="T7">// Mutator pola lastName<text:line-break/></text:span></text:span><text:span text:style-name="Domyślna_20_czcionka_20_akapitu"><text:span text:style-name="T14">void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setLastNam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lastName) {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lastName </text:span></text:span><text:span text:style-name="Domyślna_20_czcionka_20_akapitu"><text:span text:style-name="T23">= </text:span></text:span><text:span text:style-name="Domyślna_20_czcionka_20_akapitu"><text:span text:style-name="T18">lastName;<text:line-break/>}<text:line-break/><text:line-break/></text:span></text:span><text:span text:style-name="Domyślna_20_czcionka_20_akapitu"><text:span text:style-name="T7">// Akcesor pola login<text:line-break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getLogin</text:span></text:span><text:span text:style-name="Domyślna_20_czcionka_20_akapitu"><text:span text:style-name="T18">() {<text:line-break/><text:tab/></text:span></text:span><text:span text:style-name="Domyślna_20_czcionka_20_akapitu"><text:span text:style-name="T14">return </text:span></text:span><text:span text:style-name="Domyślna_20_czcionka_20_akapitu"><text:span text:style-name="T27">login</text:span></text:span><text:span text:style-name="Domyślna_20_czcionka_20_akapitu"><text:span text:style-name="T18">;<text:line-break/>}<text:line-break/><text:line-break/></text:span></text:span><text:span text:style-name="Domyślna_20_czcionka_20_akapitu"><text:span text:style-name="T7">// Mutator pola login<text:line-break/></text:span></text:span><text:span text:style-name="Domyślna_20_czcionka_20_akapitu"><text:span text:style-name="T14">void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setLogin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login) {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login </text:span></text:span><text:span text:style-name="Domyślna_20_czcionka_20_akapitu"><text:span text:style-name="T23">= </text:span></text:span><text:span text:style-name="Domyślna_20_czcionka_20_akapitu"><text:span text:style-name="T18">login;<text:line-break/>}<text:line-break/><text:line-break/></text:span></text:span><text:span text:style-name="Domyślna_20_czcionka_20_akapitu"><text:span text:style-name="T7">// Akcesor pola password<text:line-break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getPassword</text:span></text:span><text:span text:style-name="Domyślna_20_czcionka_20_akapitu"><text:span text:style-name="T18">() {<text:line-break/><text:tab/></text:span></text:span><text:span text:style-name="Domyślna_20_czcionka_20_akapitu"><text:span text:style-name="T14">return </text:span></text:span><text:span text:style-name="Domyślna_20_czcionka_20_akapitu"><text:span text:style-name="T27">password</text:span></text:span><text:span text:style-name="Domyślna_20_czcionka_20_akapitu"><text:span text:style-name="T18">;<text:line-break/>}<text:line-break/><text:line-break/></text:span></text:span><text:span text:style-name="Domyślna_20_czcionka_20_akapitu"><text:span text:style-name="T7">// Mutator pola password<text:line-break/></text:span></text:span><text:span text:style-name="Domyślna_20_czcionka_20_akapitu"><text:span text:style-name="T14">void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setPassword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password) {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password </text:span></text:span><text:span text:style-name="Domyślna_20_czcionka_20_akapitu"><text:span text:style-name="T23">= </text:span></text:span><text:span text:style-name="Domyślna_20_czcionka_20_akapitu"><text:span text:style-name="T18">password;<text:line-break/>}<text:line-break/><text:line-break/></text:span></text:span><text:span text:style-name="Domyślna_20_czcionka_20_akapitu"><text:span text:style-name="T7">// Akcesor pola email<text:line-break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getEmail</text:span></text:span><text:span text:style-name="Domyślna_20_czcionka_20_akapitu"><text:span text:style-name="T18">() {<text:line-break/><text:tab/></text:span></text:span><text:span text:style-name="Domyślna_20_czcionka_20_akapitu"><text:span text:style-name="T14">return </text:span></text:span><text:span text:style-name="Domyślna_20_czcionka_20_akapitu"><text:span text:style-name="T27">email</text:span></text:span><text:span text:style-name="Domyślna_20_czcionka_20_akapitu"><text:span text:style-name="T18">;<text:line-break/>}<text:line-break/><text:line-break/></text:span></text:span><text:span text:style-name="Domyślna_20_czcionka_20_akapitu"><text:span text:style-name="T7">// Mutator pola email<text:line-break/></text:span></text:span><text:span text:style-name="Domyślna_20_czcionka_20_akapitu"><text:span text:style-name="T14">void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setEmail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email) {<text:line-break/><text:tab/></text:span></text:span><text:span text:style-name="Domyślna_20_czcionka_20_akapitu"><text:span text:style-name="T14">this</text:span></text:span><text:span text:style-name="Domyślna_20_czcionka_20_akapitu"><text:span text:style-name="T18">-&gt;</text:span></text:span><text:span text:style-name="Domyślna_20_czcionka_20_akapitu"><text:span text:style-name="T27">email </text:span></text:span><text:span text:style-name="Domyślna_20_czcionka_20_akapitu"><text:span text:style-name="T23">= </text:span></text:span><text:span text:style-name="Domyślna_20_czcionka_20_akapitu"><text:span text:style-name="T18">email;<text:line-break/>}<text:line-break/><text:line-break/></text:span></text:span><text:span text:style-name="Domyślna_20_czcionka_20_akapitu"><text:span text:style-name="T7">// Metoda wyświetlająca dane użytkownika<text:line-break/></text:span></text:span><text:span text:style-name="Domyślna_20_czcionka_20_akapitu"><text:span text:style-name="T14">void </text:span></text:span><text:span text:style-name="Domyślna_20_czcionka_20_akapitu"><text:span text:style-name="T20">User</text:span></text:span><text:span text:style-name="Domyślna_20_czcionka_20_akapitu"><text:span text:style-name="T18">::</text:span></text:span><text:span text:style-name="Domyślna_20_czcionka_20_akapitu"><text:span text:style-name="T16">printUser</text:span></text:span><text:span text:style-name="Domyślna_20_czcionka_20_akapitu"><text:span text:style-name="T18">() {<text:line-break/> <text:s text:c="3"/></text:span></text:span><text:span text:style-name="Domyślna_20_czcionka_20_akapitu"><text:span text:style-name="T7">// Utwórz zmienne do wyświetlenia nagłówka danych użytkownika<text:line-break/> <text:s text:c="3"/></text:span></text:span><text:span text:style-name="Domyślna_20_czcionka_20_akapitu"><text:span text:style-name="T14">const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headerName = </text:span></text:span><text:span text:style-name="Domyślna_20_czcionka_20_akapitu"><text:span text:style-name="T12">"Uzytkownik"</text:span></text:span><text:span text:style-name="Domyślna_20_czcionka_20_akapitu"><text:span text:style-name="T18">; <text:s/></text:span></text:span><text:span text:style-name="Domyślna_20_czcionka_20_akapitu"><text:span text:style-name="T7">// Nazwa nagłówka<text:line-break/> <text:s text:c="3"/></text:span></text:span><text:span text:style-name="Domyślna_20_czcionka_20_akapitu"><text:span text:style-name="T14">const int </text:span></text:span><text:span text:style-name="Domyślna_20_czcionka_20_akapitu"><text:span text:style-name="T18">totalWidth = </text:span></text:span><text:span text:style-name="Domyślna_20_czcionka_20_akapitu"><text:span text:style-name="T24">90</text:span></text:span><text:span text:style-name="Domyślna_20_czcionka_20_akapitu"><text:span text:style-name="T18">; <text:s/></text:span></text:span><text:span text:style-name="Domyślna_20_czcionka_20_akapitu"><text:span text:style-name="T7">// Szerokość całego wyświetlanego napisu<text:line-break/> <text:s text:c="3"/></text:span></text:span><text:span text:style-name="Domyślna_20_czcionka_20_akapitu"><text:span text:style-name="T14">const int </text:span></text:span><text:span text:style-name="Domyślna_20_czcionka_20_akapitu"><text:span text:style-name="T18">nameWidth = headerName.length(); <text:s/></text:span></text:span><text:span text:style-name="Domyślna_20_czcionka_20_akapitu"><text:span text:style-name="T7">// Szerokość nazwy kursu<text:line-break/> <text:s text:c="3"/></text:span></text:span><text:span text:style-name="Domyślna_20_czcionka_20_akapitu"><text:span text:style-name="T14">const int </text:span></text:span><text:span text:style-name="Domyślna_20_czcionka_20_akapitu"><text:span text:style-name="T18">paddingWidth = (totalWidth - nameWidth) / </text:span></text:span><text:span text:style-name="Domyślna_20_czcionka_20_akapitu"><text:span text:style-name="T24">2</text:span></text:span><text:span text:style-name="Domyślna_20_czcionka_20_akapitu"><text:span text:style-name="T18">; <text:s/></text:span></text:span><text:span text:style-name="Domyślna_20_czcionka_20_akapitu"><text:span text:style-name="T7">// Szerokość wypełnieni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hiddenUserPassword = getPassword(); <text:s/></text:span></text:span><text:span text:style-name="Domyślna_20_czcionka_20_akapitu"><text:span text:style-name="T7">// Utwórz ukrytą kopię hasła użytkownika<text:line-break/><text:line-break/> <text:s text:c="3"/>// Zamień każdy znak hasła na znak '*'<text:line-break/> <text:s text:c="3"/></text:span></text:span><text:span text:style-name="Domyślna_20_czcionka_20_akapitu"><text:span text:style-name="T18">hiddenUserPassword.replace(</text:span></text:span><text:span text:style-name="Domyślna_20_czcionka_20_akapitu"><text:span text:style-name="T24">0</text:span></text:span><text:span text:style-name="Domyślna_20_czcionka_20_akapitu"><text:span text:style-name="T18">, hiddenUserPassword.length(), hiddenUserPassword.length(), </text:span></text:span><text:span text:style-name="Domyślna_20_czcionka_20_akapitu"><text:span text:style-name="T12">'*'</text:span></text:span><text:span text:style-name="Domyślna_20_czcionka_20_akapitu"><text:span text:style-name="T18">);<text:line-break/><text:line-break/> <text:s text:c="3"/></text:span></text:span><text:span text:style-name="Domyślna_20_czcionka_20_akapitu"><text:span text:style-name="T7">// Wyświetl nagłówek danych użytkownik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~~~~~~~~~~~~~~~~~~~~~~~~~~~~~~~~~~~~~~~Uzytkownik~~~~~~~~~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========================================================================================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/text:span></text:span><text:soft-page-break/><text:span text:style-name="Domyślna_20_czcionka_20_akapitu"><text:span text:style-name="T18"> <text:s text:c="3"/></text:span></text:span><text:span text:style-name="Domyślna_20_czcionka_20_akapitu"><text:span text:style-name="T7">// Wyświetl dane użytkownik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 Login: " </text:span></text:span><text:span text:style-name="Domyślna_20_czcionka_20_akapitu"><text:span text:style-name="T23">&lt;&lt; </text:span></text:span><text:span text:style-name="Domyślna_20_czcionka_20_akapitu"><text:span text:style-name="T18">getLogin()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Wyświetl login użytkownik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 Haslo: " </text:span></text:span><text:span text:style-name="Domyślna_20_czcionka_20_akapitu"><text:span text:style-name="T23">&lt;&lt; </text:span></text:span><text:span text:style-name="Domyślna_20_czcionka_20_akapitu"><text:span text:style-name="T18">hiddenUserPassword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Wyświetl ukryte hasło użytkownik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 Imie: " </text:span></text:span><text:span text:style-name="Domyślna_20_czcionka_20_akapitu"><text:span text:style-name="T23">&lt;&lt; </text:span></text:span><text:span text:style-name="Domyślna_20_czcionka_20_akapitu"><text:span text:style-name="T18">getFirstName()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Wyświetl imię użytkownik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 Nazwisko: " </text:span></text:span><text:span text:style-name="Domyślna_20_czcionka_20_akapitu"><text:span text:style-name="T23">&lt;&lt; </text:span></text:span><text:span text:style-name="Domyślna_20_czcionka_20_akapitu"><text:span text:style-name="T18">getLastName()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Wyświetl nazwisko użytkownik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 Email: " </text:span></text:span><text:span text:style-name="Domyślna_20_czcionka_20_akapitu"><text:span text:style-name="T23">&lt;&lt; </text:span></text:span><text:span text:style-name="Domyślna_20_czcionka_20_akapitu"><text:span text:style-name="T18">getEmail()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Wyświetl email użytkownik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}<text:line-break/></text:span></text:span></text:p>
      <text:p text:style-name="P2"/>
      <text:p text:style-name="Standard"><text:span text:style-name="Domyślna_20_czcionka_20_akapitu"><text:span text:style-name="T2">Student.h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Student.h<text:line-break/>// <text:s/>@ Date : 10.06.2023<text:line-break/>// <text:s/>@ Author : Tomasz Wnuk, Bartosz Szynkaruk, Mikołaj Hasiec<text:line-break/>//<text:line-break/>//<text:line-break/><text:line-break/></text:span></text:span><text:span text:style-name="Domyślna_20_czcionka_20_akapitu"><text:span text:style-name="T10">#if </text:span></text:span><text:span text:style-name="Domyślna_20_czcionka_20_akapitu"><text:span text:style-name="T18">!defined(</text:span></text:span><text:span text:style-name="Domyślna_20_czcionka_20_akapitu"><text:span text:style-name="T26">_STUDENT_H</text:span></text:span><text:span text:style-name="Domyślna_20_czcionka_20_akapitu"><text:span text:style-name="T18">)<text:line-break/></text:span></text:span><text:span text:style-name="Domyślna_20_czcionka_20_akapitu"><text:span text:style-name="T10">#define </text:span></text:span><text:span text:style-name="Domyślna_20_czcionka_20_akapitu"><text:span text:style-name="T26">_STUDENT_H<text:line-break/><text:line-break/></text:span></text:span><text:span text:style-name="Domyślna_20_czcionka_20_akapitu"><text:span text:style-name="T7"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&lt;string&gt;<text:line-break/></text:span></text:span><text:span text:style-name="Domyślna_20_czcionka_20_akapitu"><text:span text:style-name="T10">#include </text:span></text:span><text:span text:style-name="Domyślna_20_czcionka_20_akapitu"><text:span text:style-name="T12">&lt;vector&gt;<text:line-break/></text:span></text:span><text:span text:style-name="Domyślna_20_czcionka_20_akapitu"><text:span text:style-name="T10">#include </text:span></text:span><text:span text:style-name="Domyślna_20_czcionka_20_akapitu"><text:span text:style-name="T12">"User.h"<text:line-break/></text:span></text:span><text:span text:style-name="Domyślna_20_czcionka_20_akapitu"><text:span text:style-name="T10">#include </text:span></text:span><text:span text:style-name="Domyślna_20_czcionka_20_akapitu"><text:span text:style-name="T12">"Course.h"<text:line-break/><text:line-break/></text:span></text:span><text:span text:style-name="Domyślna_20_czcionka_20_akapitu"><text:span text:style-name="T7">// Deklaracja klas<text:line-break/></text:span></text:span><text:span text:style-name="Domyślna_20_czcionka_20_akapitu"><text:span text:style-name="T14">class </text:span></text:span><text:span text:style-name="Domyślna_20_czcionka_20_akapitu"><text:span text:style-name="T20">Course</text:span></text:span><text:span text:style-name="Domyślna_20_czcionka_20_akapitu"><text:span text:style-name="T18">;<text:line-break/><text:line-break/></text:span></text:span><text:span text:style-name="Domyślna_20_czcionka_20_akapitu"><text:span text:style-name="T7">// Deklaracja klasy Student dziedziczącej po klasie User<text:line-break/></text:span></text:span><text:span text:style-name="Domyślna_20_czcionka_20_akapitu"><text:span text:style-name="T14">class </text:span></text:span><text:span text:style-name="Domyślna_20_czcionka_20_akapitu"><text:span text:style-name="T20">Student </text:span></text:span><text:span text:style-name="Domyślna_20_czcionka_20_akapitu"><text:span text:style-name="T18">: </text:span></text:span><text:span text:style-name="Domyślna_20_czcionka_20_akapitu"><text:span text:style-name="T14">public </text:span></text:span><text:span text:style-name="Domyślna_20_czcionka_20_akapitu"><text:span text:style-name="T20">User </text:span></text:span><text:span text:style-name="Domyślna_20_czcionka_20_akapitu"><text:span text:style-name="T18">{<text:line-break/> <text:s text:c="3"/></text:span></text:span><text:span text:style-name="Domyślna_20_czcionka_20_akapitu"><text:span text:style-name="T14">using </text:span></text:span><text:span text:style-name="Domyślna_20_czcionka_20_akapitu"><text:span text:style-name="T20">User</text:span></text:span><text:span text:style-name="Domyślna_20_czcionka_20_akapitu"><text:span text:style-name="T18">::User; <text:s/></text:span></text:span><text:span text:style-name="Domyślna_20_czcionka_20_akapitu"><text:span text:style-name="T7">// Dziedziczenie konstruktorów klasy User<text:line-break/></text:span></text:span><text:span text:style-name="Domyślna_20_czcionka_20_akapitu"><text:span text:style-name="T14">public</text:span></text:span><text:span text:style-name="Domyślna_20_czcionka_20_akapitu"><text:span text:style-name="T18">:<text:line-break/><text:tab/></text:span></text:span><text:span text:style-name="Domyślna_20_czcionka_20_akapitu"><text:span text:style-name="T14">void </text:span></text:span><text:span text:style-name="Domyślna_20_czcionka_20_akapitu"><text:span text:style-name="T16">addCourse</text:span></text:span><text:span text:style-name="Domyślna_20_czcionka_20_akapitu"><text:span text:style-name="T18">(</text:span></text:span><text:span text:style-name="Domyślna_20_czcionka_20_akapitu"><text:span text:style-name="T20">Course </text:span></text:span><text:span text:style-name="Domyślna_20_czcionka_20_akapitu"><text:span text:style-name="T18">* course); <text:s/></text:span></text:span><text:span text:style-name="Domyślna_20_czcionka_20_akapitu"><text:span text:style-name="T7">// Metoda dodająca kurs do wektora kursów studenta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removeCours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courseName); <text:s/></text:span></text:span><text:span text:style-name="Domyślna_20_czcionka_20_akapitu"><text:span text:style-name="T7">// Metoda usuwająca kurs z wektora kursów studenta<text:line-break/> <text:s text:c="3"/></text:span></text:span><text:span text:style-name="Domyślna_20_czcionka_20_akapitu"><text:span text:style-name="T14">int </text:span></text:span><text:span text:style-name="Domyślna_20_czcionka_20_akapitu"><text:span text:style-name="T16">getCoursesSize</text:span></text:span><text:span text:style-name="Domyślna_20_czcionka_20_akapitu"><text:span text:style-name="T18">(); <text:s/></text:span></text:span><text:span text:style-name="Domyślna_20_czcionka_20_akapitu"><text:span text:style-name="T7">// Akcesor rozmiaru wektora kursów studenta<text:line-break/> <text:s text:c="3"/></text:span></text:span><text:span text:style-name="Domyślna_20_czcionka_20_akapitu"><text:span text:style-name="T20">Course </text:span></text:span><text:span text:style-name="Domyślna_20_czcionka_20_akapitu"><text:span text:style-name="T18">* </text:span></text:span><text:span text:style-name="Domyślna_20_czcionka_20_akapitu"><text:span text:style-name="T16">getCourseAtIndex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courseIndex); </text:span></text:span><text:span text:style-name="Domyślna_20_czcionka_20_akapitu"><text:span text:style-name="T7">// Metoda zwracająca kurs z wektora kursów studenta o podanym indeksie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printCourses</text:span></text:span><text:span text:style-name="Domyślna_20_czcionka_20_akapitu"><text:span text:style-name="T18">(); <text:s/></text:span></text:span><text:span text:style-name="Domyślna_20_czcionka_20_akapitu"><text:span text:style-name="T7">// Metoda wyświetlająca kursy studenta<text:line-break/></text:span></text:span><text:span text:style-name="Domyślna_20_czcionka_20_akapitu"><text:span text:style-name="T14">private</text:span></text:span><text:span text:style-name="Domyślna_20_czcionka_20_akapitu"><text:span text:style-name="T18">: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0">vector </text:span></text:span><text:span text:style-name="Domyślna_20_czcionka_20_akapitu"><text:span text:style-name="T18">&lt;</text:span></text:span><text:span text:style-name="Domyślna_20_czcionka_20_akapitu"><text:span text:style-name="T20">Course </text:span></text:span><text:span text:style-name="Domyślna_20_czcionka_20_akapitu"><text:span text:style-name="T18">*&gt; </text:span></text:span><text:span text:style-name="Domyślna_20_czcionka_20_akapitu"><text:span text:style-name="T27">courses</text:span></text:span><text:span text:style-name="Domyślna_20_czcionka_20_akapitu"><text:span text:style-name="T18">; <text:s/></text:span></text:span><text:span text:style-name="Domyślna_20_czcionka_20_akapitu"><text:span text:style-name="T7">// Wektor kursów<text:line-break/></text:span></text:span><text:span text:style-name="Domyślna_20_czcionka_20_akapitu"><text:span text:style-name="T18">};<text:line-break/><text:line-break/></text:span></text:span><text:span text:style-name="Domyślna_20_czcionka_20_akapitu"><text:span text:style-name="T10">#endif <text:s/></text:span></text:span><text:span text:style-name="Domyślna_20_czcionka_20_akapitu"><text:span text:style-name="T7">//_STUDENT_H<text:line-break/></text:span></text:span></text:p>
      <text:p text:style-name="P2"/>
      <text:p text:style-name="Standard"><text:soft-page-break/><text:span text:style-name="Domyślna_20_czcionka_20_akapitu"><text:span text:style-name="T2">Student.cpp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Student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"Student.h"<text:line-break/><text:line-break/></text:span></text:span><text:span text:style-name="Domyślna_20_czcionka_20_akapitu"><text:span text:style-name="T7">// Metoda dodająca kurs do wektora kursów studenta<text:line-break/></text:span></text:span><text:span text:style-name="Domyślna_20_czcionka_20_akapitu"><text:span text:style-name="T14">void </text:span></text:span><text:span text:style-name="Domyślna_20_czcionka_20_akapitu"><text:span text:style-name="T20">Student</text:span></text:span><text:span text:style-name="Domyślna_20_czcionka_20_akapitu"><text:span text:style-name="T18">::</text:span></text:span><text:span text:style-name="Domyślna_20_czcionka_20_akapitu"><text:span text:style-name="T16">addCourse</text:span></text:span><text:span text:style-name="Domyślna_20_czcionka_20_akapitu"><text:span text:style-name="T18">(</text:span></text:span><text:span text:style-name="Domyślna_20_czcionka_20_akapitu"><text:span text:style-name="T20">Course </text:span></text:span><text:span text:style-name="Domyślna_20_czcionka_20_akapitu"><text:span text:style-name="T18">* course) {<text:line-break/> <text:s text:c="3"/></text:span></text:span><text:span text:style-name="Domyślna_20_czcionka_20_akapitu"><text:span text:style-name="T7">// Dodanie kursu do wektora kursów<text:line-break/><text:tab/></text:span></text:span><text:span text:style-name="Domyślna_20_czcionka_20_akapitu"><text:span text:style-name="T27">courses</text:span></text:span><text:span text:style-name="Domyślna_20_czcionka_20_akapitu"><text:span text:style-name="T18">.push_back(course);<text:line-break/>}<text:line-break/><text:line-break/></text:span></text:span><text:span text:style-name="Domyślna_20_czcionka_20_akapitu"><text:span text:style-name="T7">// Metoda usuwająca kurs z wektora kursów studenta<text:line-break/></text:span></text:span><text:span text:style-name="Domyślna_20_czcionka_20_akapitu"><text:span text:style-name="T14">void </text:span></text:span><text:span text:style-name="Domyślna_20_czcionka_20_akapitu"><text:span text:style-name="T20">Student</text:span></text:span><text:span text:style-name="Domyślna_20_czcionka_20_akapitu"><text:span text:style-name="T18">::</text:span></text:span><text:span text:style-name="Domyślna_20_czcionka_20_akapitu"><text:span text:style-name="T16">removeCours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courseName) {<text:line-break/> <text:s text:c="3"/></text:span></text:span><text:span text:style-name="Domyślna_20_czcionka_20_akapitu"><text:span text:style-name="T7">// Przeszukajwektor kursów<text:line-break/><text:tab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</text:span></text:span><text:span text:style-name="Domyślna_20_czcionka_20_akapitu"><text:span text:style-name="T27">courses</text:span></text:span><text:span text:style-name="Domyślna_20_czcionka_20_akapitu"><text:span text:style-name="T18">.size(); i++) {<text:line-break/> <text:s text:c="7"/></text:span></text:span><text:span text:style-name="Domyślna_20_czcionka_20_akapitu"><text:span text:style-name="T7">// Jeśli name kursu jest równa podanej nazwie<text:line-break/><text:tab/><text:tab/></text:span></text:span><text:span text:style-name="Domyślna_20_czcionka_20_akapitu"><text:span text:style-name="T14">if</text:span></text:span><text:span text:style-name="Domyślna_20_czcionka_20_akapitu"><text:span text:style-name="T18">(</text:span></text:span><text:span text:style-name="Domyślna_20_czcionka_20_akapitu"><text:span text:style-name="T27">courses</text:span></text:span><text:span text:style-name="Domyślna_20_czcionka_20_akapitu"><text:span text:style-name="T23">[</text:span></text:span><text:span text:style-name="Domyślna_20_czcionka_20_akapitu"><text:span text:style-name="T18">i</text:span></text:span><text:span text:style-name="Domyślna_20_czcionka_20_akapitu"><text:span text:style-name="T23">]</text:span></text:span><text:span text:style-name="Domyślna_20_czcionka_20_akapitu"><text:span text:style-name="T18">-&gt;getName() </text:span></text:span><text:span text:style-name="Domyślna_20_czcionka_20_akapitu"><text:span text:style-name="T23">== </text:span></text:span><text:span text:style-name="Domyślna_20_czcionka_20_akapitu"><text:span text:style-name="T18">courseName) {<text:line-break/> <text:s text:c="11"/></text:span></text:span><text:span text:style-name="Domyślna_20_czcionka_20_akapitu"><text:span text:style-name="T7">// Usuń kurs z wektora kursów<text:line-break/><text:tab/><text:tab/><text:tab/></text:span></text:span><text:span text:style-name="Domyślna_20_czcionka_20_akapitu"><text:span text:style-name="T27">courses</text:span></text:span><text:span text:style-name="Domyślna_20_czcionka_20_akapitu"><text:span text:style-name="T18">.erase(</text:span></text:span><text:span text:style-name="Domyślna_20_czcionka_20_akapitu"><text:span text:style-name="T27">courses</text:span></text:span><text:span text:style-name="Domyślna_20_czcionka_20_akapitu"><text:span text:style-name="T18">.begin() </text:span></text:span><text:span text:style-name="Domyślna_20_czcionka_20_akapitu"><text:span text:style-name="T23">+ </text:span></text:span><text:span text:style-name="Domyślna_20_czcionka_20_akapitu"><text:span text:style-name="T18">i);<text:line-break/><text:tab/><text:tab/>}<text:line-break/><text:tab/>}<text:line-break/>}<text:line-break/><text:line-break/></text:span></text:span><text:span text:style-name="Domyślna_20_czcionka_20_akapitu"><text:span text:style-name="T7">// Akcesor rozmiaru wektora kursów studenta<text:line-break/></text:span></text:span><text:span text:style-name="Domyślna_20_czcionka_20_akapitu"><text:span text:style-name="T14">int </text:span></text:span><text:span text:style-name="Domyślna_20_czcionka_20_akapitu"><text:span text:style-name="T20">Student</text:span></text:span><text:span text:style-name="Domyślna_20_czcionka_20_akapitu"><text:span text:style-name="T18">::</text:span></text:span><text:span text:style-name="Domyślna_20_czcionka_20_akapitu"><text:span text:style-name="T16">getCoursesSize</text:span></text:span><text:span text:style-name="Domyślna_20_czcionka_20_akapitu"><text:span text:style-name="T18">() {<text:line-break/> <text:s text:c="3"/></text:span></text:span><text:span text:style-name="Domyślna_20_czcionka_20_akapitu"><text:span text:style-name="T7">// Zwróć rozmiar wektora kursów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27">courses</text:span></text:span><text:span text:style-name="Domyślna_20_czcionka_20_akapitu"><text:span text:style-name="T18">.size();<text:line-break/>}<text:line-break/><text:line-break/></text:span></text:span><text:span text:style-name="Domyślna_20_czcionka_20_akapitu"><text:span text:style-name="T7">// Metoda zwracająca kurs z wektora kursów studenta o podanym indeksie<text:line-break/></text:span></text:span><text:span text:style-name="Domyślna_20_czcionka_20_akapitu"><text:span text:style-name="T20">Course </text:span></text:span><text:span text:style-name="Domyślna_20_czcionka_20_akapitu"><text:span text:style-name="T18">* </text:span></text:span><text:span text:style-name="Domyślna_20_czcionka_20_akapitu"><text:span text:style-name="T20">Student</text:span></text:span><text:span text:style-name="Domyślna_20_czcionka_20_akapitu"><text:span text:style-name="T18">::</text:span></text:span><text:span text:style-name="Domyślna_20_czcionka_20_akapitu"><text:span text:style-name="T16">getCourseAtIndex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courseIndex) {<text:line-break/> <text:s text:c="3"/></text:span></text:span><text:span text:style-name="Domyślna_20_czcionka_20_akapitu"><text:span text:style-name="T7">// Zwróć kurs o podanym indeksie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27">courses</text:span></text:span><text:span text:style-name="Domyślna_20_czcionka_20_akapitu"><text:span text:style-name="T23">[</text:span></text:span><text:span text:style-name="Domyślna_20_czcionka_20_akapitu"><text:span text:style-name="T18">courseIndex</text:span></text:span><text:span text:style-name="Domyślna_20_czcionka_20_akapitu"><text:span text:style-name="T23">]</text:span></text:span><text:span text:style-name="Domyślna_20_czcionka_20_akapitu"><text:span text:style-name="T18">;<text:line-break/>}<text:line-break/><text:line-break/></text:span></text:span><text:span text:style-name="Domyślna_20_czcionka_20_akapitu"><text:span text:style-name="T7">// Metoda wyświetlająca kursy studenta<text:line-break/></text:span></text:span><text:span text:style-name="Domyślna_20_czcionka_20_akapitu"><text:span text:style-name="T14">void </text:span></text:span><text:span text:style-name="Domyślna_20_czcionka_20_akapitu"><text:span text:style-name="T20">Student</text:span></text:span><text:span text:style-name="Domyślna_20_czcionka_20_akapitu"><text:span text:style-name="T18">::</text:span></text:span><text:span text:style-name="Domyślna_20_czcionka_20_akapitu"><text:span text:style-name="T16">printCourses</text:span></text:span><text:span text:style-name="Domyślna_20_czcionka_20_akapitu"><text:span text:style-name="T18">() {<text:line-break/> <text:s text:c="3"/></text:span></text:span><text:span text:style-name="Domyślna_20_czcionka_20_akapitu"><text:span text:style-name="T7">// Wyświetl nagłówek kursów student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~~~~~~~~~~~~~~~~~~~~~~~~~~~~~~~~~~~~~~~Twoje Kursy~~~~~~~~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7">// Przeszukaj wektor kursów<text:line-break/> <text:s text:c="3"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</text:span></text:span><text:span text:style-name="Domyślna_20_czcionka_20_akapitu"><text:span text:style-name="T27">courses</text:span></text:span><text:span text:style-name="Domyślna_20_czcionka_20_akapitu"><text:span text:style-name="T18">.size(); i++) {<text:line-break/> <text:s text:c="7"/></text:span></text:span><text:span text:style-name="Domyślna_20_czcionka_20_akapitu"><text:span text:style-name="T7">// Wyświetl nazwę kursu<text:line-break/> <text:s text:c="7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 " </text:span></text:span><text:span text:style-name="Domyślna_20_czcionka_20_akapitu"><text:span text:style-name="T23">&lt;&lt; </text:span></text:span><text:span text:style-name="Domyślna_20_czcionka_20_akapitu"><text:span text:style-name="T18">i + </text:span></text:span><text:span text:style-name="Domyślna_20_czcionka_20_akapitu"><text:span text:style-name="T24">1 </text:span></text:span><text:span text:style-name="Domyślna_20_czcionka_20_akapitu"><text:span text:style-name="T23">&lt;&lt; </text:span></text:span><text:span text:style-name="Domyślna_20_czcionka_20_akapitu"><text:span text:style-name="T12">". " </text:span></text:span><text:span text:style-name="Domyślna_20_czcionka_20_akapitu"><text:span text:style-name="T23">&lt;&lt; </text:span></text:span><text:span text:style-name="Domyślna_20_czcionka_20_akapitu"><text:span text:style-name="T27">courses</text:span></text:span><text:span text:style-name="Domyślna_20_czcionka_20_akapitu"><text:span text:style-name="T23">[</text:span></text:span><text:span text:style-name="Domyślna_20_czcionka_20_akapitu"><text:span text:style-name="T18">i</text:span></text:span><text:span text:style-name="Domyślna_20_czcionka_20_akapitu"><text:span text:style-name="T23">]</text:span></text:span><text:span text:style-name="Domyślna_20_czcionka_20_akapitu"><text:span text:style-name="T18">-&gt;getName()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}<text:line-break/>}<text:line-break/></text:span></text:span><text:soft-page-break/></text:p>
      <text:p text:style-name="P2"/>
      <text:p text:style-name="Standard"><text:span text:style-name="Domyślna_20_czcionka_20_akapitu"><text:span text:style-name="T2">Lecturer.h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Lecturer.h<text:line-break/>// <text:s/>@ Date : 10.06.2023<text:line-break/>// <text:s/>@ Author : Tomasz Wnuk, Bartosz Szynkaruk, Mikołaj Hasiec<text:line-break/>//<text:line-break/>// <text:line-break/><text:line-break/></text:span></text:span><text:span text:style-name="Domyślna_20_czcionka_20_akapitu"><text:span text:style-name="T10">#if </text:span></text:span><text:span text:style-name="Domyślna_20_czcionka_20_akapitu"><text:span text:style-name="T18">!defined(</text:span></text:span><text:span text:style-name="Domyślna_20_czcionka_20_akapitu"><text:span text:style-name="T26">_LECTURER_H</text:span></text:span><text:span text:style-name="Domyślna_20_czcionka_20_akapitu"><text:span text:style-name="T18">)<text:line-break/></text:span></text:span><text:span text:style-name="Domyślna_20_czcionka_20_akapitu"><text:span text:style-name="T10">#define </text:span></text:span><text:span text:style-name="Domyślna_20_czcionka_20_akapitu"><text:span text:style-name="T26">_LECTURER_H<text:line-break/><text:line-break/></text:span></text:span><text:span text:style-name="Domyślna_20_czcionka_20_akapitu"><text:span text:style-name="T7"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&lt;string&gt;<text:line-break/></text:span></text:span><text:span text:style-name="Domyślna_20_czcionka_20_akapitu"><text:span text:style-name="T10">#include </text:span></text:span><text:span text:style-name="Domyślna_20_czcionka_20_akapitu"><text:span text:style-name="T12">&lt;vector&gt;<text:line-break/></text:span></text:span><text:span text:style-name="Domyślna_20_czcionka_20_akapitu"><text:span text:style-name="T10">#include </text:span></text:span><text:span text:style-name="Domyślna_20_czcionka_20_akapitu"><text:span text:style-name="T12">"User.h"<text:line-break/></text:span></text:span><text:span text:style-name="Domyślna_20_czcionka_20_akapitu"><text:span text:style-name="T10">#include </text:span></text:span><text:span text:style-name="Domyślna_20_czcionka_20_akapitu"><text:span text:style-name="T12">"Course.h"<text:line-break/><text:line-break/></text:span></text:span><text:span text:style-name="Domyślna_20_czcionka_20_akapitu"><text:span text:style-name="T7">// Deklaracja klas<text:line-break/></text:span></text:span><text:span text:style-name="Domyślna_20_czcionka_20_akapitu"><text:span text:style-name="T14">class </text:span></text:span><text:span text:style-name="Domyślna_20_czcionka_20_akapitu"><text:span text:style-name="T20">Course</text:span></text:span><text:span text:style-name="Domyślna_20_czcionka_20_akapitu"><text:span text:style-name="T18">;<text:line-break/><text:line-break/></text:span></text:span><text:span text:style-name="Domyślna_20_czcionka_20_akapitu"><text:span text:style-name="T7">// Deklaracja klasy Lecturer dziedziczącej po klasie User<text:line-break/></text:span></text:span><text:span text:style-name="Domyślna_20_czcionka_20_akapitu"><text:span text:style-name="T14">class </text:span></text:span><text:span text:style-name="Domyślna_20_czcionka_20_akapitu"><text:span text:style-name="T20">Lecturer </text:span></text:span><text:span text:style-name="Domyślna_20_czcionka_20_akapitu"><text:span text:style-name="T18">: </text:span></text:span><text:span text:style-name="Domyślna_20_czcionka_20_akapitu"><text:span text:style-name="T14">public </text:span></text:span><text:span text:style-name="Domyślna_20_czcionka_20_akapitu"><text:span text:style-name="T20">User </text:span></text:span><text:span text:style-name="Domyślna_20_czcionka_20_akapitu"><text:span text:style-name="T18">{<text:line-break/><text:tab/></text:span></text:span><text:span text:style-name="Domyślna_20_czcionka_20_akapitu"><text:span text:style-name="T14">using </text:span></text:span><text:span text:style-name="Domyślna_20_czcionka_20_akapitu"><text:span text:style-name="T20">User</text:span></text:span><text:span text:style-name="Domyślna_20_czcionka_20_akapitu"><text:span text:style-name="T18">::User; <text:s/></text:span></text:span><text:span text:style-name="Domyślna_20_czcionka_20_akapitu"><text:span text:style-name="T7">// Dziedziczenie konstruktorów klasy User<text:line-break/></text:span></text:span><text:span text:style-name="Domyślna_20_czcionka_20_akapitu"><text:span text:style-name="T14">public</text:span></text:span><text:span text:style-name="Domyślna_20_czcionka_20_akapitu"><text:span text:style-name="T18">:<text:line-break/><text:tab/></text:span></text:span><text:span text:style-name="Domyślna_20_czcionka_20_akapitu"><text:span text:style-name="T14">void </text:span></text:span><text:span text:style-name="Domyślna_20_czcionka_20_akapitu"><text:span text:style-name="T16">addCourse</text:span></text:span><text:span text:style-name="Domyślna_20_czcionka_20_akapitu"><text:span text:style-name="T18">(</text:span></text:span><text:span text:style-name="Domyślna_20_czcionka_20_akapitu"><text:span text:style-name="T20">Course </text:span></text:span><text:span text:style-name="Domyślna_20_czcionka_20_akapitu"><text:span text:style-name="T18">* course); <text:s/></text:span></text:span><text:span text:style-name="Domyślna_20_czcionka_20_akapitu"><text:span text:style-name="T7">// Metoda dodająca kurs do wektora kursów wykładowcy<text:line-break/><text:tab/></text:span></text:span><text:span text:style-name="Domyślna_20_czcionka_20_akapitu"><text:span text:style-name="T14">void </text:span></text:span><text:span text:style-name="Domyślna_20_czcionka_20_akapitu"><text:span text:style-name="T16">removeCours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courseName); <text:s/></text:span></text:span><text:span text:style-name="Domyślna_20_czcionka_20_akapitu"><text:span text:style-name="T7">// Metoda usuwająca kurs z wektora kursów wykładowcy<text:line-break/> <text:s text:c="3"/></text:span></text:span><text:span text:style-name="Domyślna_20_czcionka_20_akapitu"><text:span text:style-name="T14">int </text:span></text:span><text:span text:style-name="Domyślna_20_czcionka_20_akapitu"><text:span text:style-name="T16">getCoursesSize</text:span></text:span><text:span text:style-name="Domyślna_20_czcionka_20_akapitu"><text:span text:style-name="T18">(); <text:s/></text:span></text:span><text:span text:style-name="Domyślna_20_czcionka_20_akapitu"><text:span text:style-name="T7">// Akcesor rozmiaru wektora kursów wykładowcy<text:line-break/> <text:s text:c="3"/></text:span></text:span><text:span text:style-name="Domyślna_20_czcionka_20_akapitu"><text:span text:style-name="T20">Course </text:span></text:span><text:span text:style-name="Domyślna_20_czcionka_20_akapitu"><text:span text:style-name="T18">* </text:span></text:span><text:span text:style-name="Domyślna_20_czcionka_20_akapitu"><text:span text:style-name="T16">getCourseAtIndex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courseIndex); <text:s/></text:span></text:span><text:span text:style-name="Domyślna_20_czcionka_20_akapitu"><text:span text:style-name="T7">// Metoda zwracająca kurs z wektora kursów wykładowcy o podanym indeksie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printCourses</text:span></text:span><text:span text:style-name="Domyślna_20_czcionka_20_akapitu"><text:span text:style-name="T18">(); <text:s/></text:span></text:span><text:span text:style-name="Domyślna_20_czcionka_20_akapitu"><text:span text:style-name="T7">// Metoda wyświetlająca kursy wykładowcy<text:line-break/></text:span></text:span><text:span text:style-name="Domyślna_20_czcionka_20_akapitu"><text:span text:style-name="T14">private</text:span></text:span><text:span text:style-name="Domyślna_20_czcionka_20_akapitu"><text:span text:style-name="T18">:<text:line-break/><text:tab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0">vector </text:span></text:span><text:span text:style-name="Domyślna_20_czcionka_20_akapitu"><text:span text:style-name="T18">&lt;</text:span></text:span><text:span text:style-name="Domyślna_20_czcionka_20_akapitu"><text:span text:style-name="T20">Course </text:span></text:span><text:span text:style-name="Domyślna_20_czcionka_20_akapitu"><text:span text:style-name="T18">*&gt; </text:span></text:span><text:span text:style-name="Domyślna_20_czcionka_20_akapitu"><text:span text:style-name="T27">courses</text:span></text:span><text:span text:style-name="Domyślna_20_czcionka_20_akapitu"><text:span text:style-name="T18">; <text:s/></text:span></text:span><text:span text:style-name="Domyślna_20_czcionka_20_akapitu"><text:span text:style-name="T7">// Wektor kursów<text:line-break/></text:span></text:span><text:span text:style-name="Domyślna_20_czcionka_20_akapitu"><text:span text:style-name="T18">};<text:line-break/><text:line-break/></text:span></text:span><text:span text:style-name="Domyślna_20_czcionka_20_akapitu"><text:span text:style-name="T10">#endif <text:s/></text:span></text:span><text:span text:style-name="Domyślna_20_czcionka_20_akapitu"><text:span text:style-name="T7">//_LECTURER_H<text:line-break/></text:span></text:span></text:p>
      <text:p text:style-name="P2"/>
      <text:p text:style-name="Standard"><text:span text:style-name="Domyślna_20_czcionka_20_akapitu"><text:span text:style-name="T2">Lecturer.cpp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Lecturer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"Lecturer.h"<text:line-break/></text:span></text:span><text:soft-page-break/><text:span text:style-name="Domyślna_20_czcionka_20_akapitu"><text:span text:style-name="T12"><text:line-break/></text:span></text:span><text:span text:style-name="Domyślna_20_czcionka_20_akapitu"><text:span text:style-name="T7">// Metoda dodająca kurs do wektora kursów wykładowcy<text:line-break/></text:span></text:span><text:span text:style-name="Domyślna_20_czcionka_20_akapitu"><text:span text:style-name="T14">void </text:span></text:span><text:span text:style-name="Domyślna_20_czcionka_20_akapitu"><text:span text:style-name="T20">Lecturer</text:span></text:span><text:span text:style-name="Domyślna_20_czcionka_20_akapitu"><text:span text:style-name="T18">::</text:span></text:span><text:span text:style-name="Domyślna_20_czcionka_20_akapitu"><text:span text:style-name="T16">addCourse</text:span></text:span><text:span text:style-name="Domyślna_20_czcionka_20_akapitu"><text:span text:style-name="T18">(</text:span></text:span><text:span text:style-name="Domyślna_20_czcionka_20_akapitu"><text:span text:style-name="T20">Course </text:span></text:span><text:span text:style-name="Domyślna_20_czcionka_20_akapitu"><text:span text:style-name="T18">* course) {<text:line-break/> <text:s text:c="3"/></text:span></text:span><text:span text:style-name="Domyślna_20_czcionka_20_akapitu"><text:span text:style-name="T7">// Dodanie kursu do wektora kursów<text:line-break/> <text:s text:c="3"/></text:span></text:span><text:span text:style-name="Domyślna_20_czcionka_20_akapitu"><text:span text:style-name="T27">courses</text:span></text:span><text:span text:style-name="Domyślna_20_czcionka_20_akapitu"><text:span text:style-name="T18">.push_back(course);<text:line-break/>}<text:line-break/><text:line-break/></text:span></text:span><text:span text:style-name="Domyślna_20_czcionka_20_akapitu"><text:span text:style-name="T7">// Metoda usuwająca kurs z wektora kursów wykładowcy<text:line-break/></text:span></text:span><text:span text:style-name="Domyślna_20_czcionka_20_akapitu"><text:span text:style-name="T14">void </text:span></text:span><text:span text:style-name="Domyślna_20_czcionka_20_akapitu"><text:span text:style-name="T20">Lecturer</text:span></text:span><text:span text:style-name="Domyślna_20_czcionka_20_akapitu"><text:span text:style-name="T18">::</text:span></text:span><text:span text:style-name="Domyślna_20_czcionka_20_akapitu"><text:span text:style-name="T16">removeCours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courseName) {<text:line-break/> <text:s text:c="3"/></text:span></text:span><text:span text:style-name="Domyślna_20_czcionka_20_akapitu"><text:span text:style-name="T7">// Przeszukaj wektor kursów<text:line-break/> <text:s text:c="3"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</text:span></text:span><text:span text:style-name="Domyślna_20_czcionka_20_akapitu"><text:span text:style-name="T27">courses</text:span></text:span><text:span text:style-name="Domyślna_20_czcionka_20_akapitu"><text:span text:style-name="T18">.size(); i++) {<text:line-break/> <text:s text:c="7"/></text:span></text:span><text:span text:style-name="Domyślna_20_czcionka_20_akapitu"><text:span text:style-name="T7">// Jeżeli name kursu jest taka sama jak podana name<text:line-break/> <text:s text:c="7"/></text:span></text:span><text:span text:style-name="Domyślna_20_czcionka_20_akapitu"><text:span text:style-name="T14">if</text:span></text:span><text:span text:style-name="Domyślna_20_czcionka_20_akapitu"><text:span text:style-name="T18">(</text:span></text:span><text:span text:style-name="Domyślna_20_czcionka_20_akapitu"><text:span text:style-name="T27">courses</text:span></text:span><text:span text:style-name="Domyślna_20_czcionka_20_akapitu"><text:span text:style-name="T23">[</text:span></text:span><text:span text:style-name="Domyślna_20_czcionka_20_akapitu"><text:span text:style-name="T18">i</text:span></text:span><text:span text:style-name="Domyślna_20_czcionka_20_akapitu"><text:span text:style-name="T23">]</text:span></text:span><text:span text:style-name="Domyślna_20_czcionka_20_akapitu"><text:span text:style-name="T18">-&gt;getName() </text:span></text:span><text:span text:style-name="Domyślna_20_czcionka_20_akapitu"><text:span text:style-name="T23">== </text:span></text:span><text:span text:style-name="Domyślna_20_czcionka_20_akapitu"><text:span text:style-name="T18">courseName) {<text:line-break/> <text:s text:c="11"/></text:span></text:span><text:span text:style-name="Domyślna_20_czcionka_20_akapitu"><text:span text:style-name="T7">// Usuń kurs z wektora kursów<text:line-break/> <text:s text:c="11"/></text:span></text:span><text:span text:style-name="Domyślna_20_czcionka_20_akapitu"><text:span text:style-name="T27">courses</text:span></text:span><text:span text:style-name="Domyślna_20_czcionka_20_akapitu"><text:span text:style-name="T18">.erase(</text:span></text:span><text:span text:style-name="Domyślna_20_czcionka_20_akapitu"><text:span text:style-name="T27">courses</text:span></text:span><text:span text:style-name="Domyślna_20_czcionka_20_akapitu"><text:span text:style-name="T18">.begin() </text:span></text:span><text:span text:style-name="Domyślna_20_czcionka_20_akapitu"><text:span text:style-name="T23">+ </text:span></text:span><text:span text:style-name="Domyślna_20_czcionka_20_akapitu"><text:span text:style-name="T18">i);<text:line-break/> <text:s text:c="7"/>}<text:line-break/> <text:s text:c="3"/>}<text:line-break/>}<text:line-break/><text:line-break/></text:span></text:span><text:span text:style-name="Domyślna_20_czcionka_20_akapitu"><text:span text:style-name="T7">// Akcesor rozmiaru wektora kursów wykładowcy<text:line-break/></text:span></text:span><text:span text:style-name="Domyślna_20_czcionka_20_akapitu"><text:span text:style-name="T14">int </text:span></text:span><text:span text:style-name="Domyślna_20_czcionka_20_akapitu"><text:span text:style-name="T20">Lecturer</text:span></text:span><text:span text:style-name="Domyślna_20_czcionka_20_akapitu"><text:span text:style-name="T18">::</text:span></text:span><text:span text:style-name="Domyślna_20_czcionka_20_akapitu"><text:span text:style-name="T16">getCoursesSize</text:span></text:span><text:span text:style-name="Domyślna_20_czcionka_20_akapitu"><text:span text:style-name="T18">() {<text:line-break/> <text:s text:c="3"/></text:span></text:span><text:span text:style-name="Domyślna_20_czcionka_20_akapitu"><text:span text:style-name="T7">// Zwróć rozmiar wektora kursów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27">courses</text:span></text:span><text:span text:style-name="Domyślna_20_czcionka_20_akapitu"><text:span text:style-name="T18">.size();<text:line-break/>}<text:line-break/><text:line-break/></text:span></text:span><text:span text:style-name="Domyślna_20_czcionka_20_akapitu"><text:span text:style-name="T7">// Metoda zwracająca kurs z wektora kursów wykładowcy o podanym indeksie<text:line-break/></text:span></text:span><text:span text:style-name="Domyślna_20_czcionka_20_akapitu"><text:span text:style-name="T20">Course </text:span></text:span><text:span text:style-name="Domyślna_20_czcionka_20_akapitu"><text:span text:style-name="T18">* </text:span></text:span><text:span text:style-name="Domyślna_20_czcionka_20_akapitu"><text:span text:style-name="T20">Lecturer</text:span></text:span><text:span text:style-name="Domyślna_20_czcionka_20_akapitu"><text:span text:style-name="T18">::</text:span></text:span><text:span text:style-name="Domyślna_20_czcionka_20_akapitu"><text:span text:style-name="T16">getCourseAtIndex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courseIndex) {<text:line-break/> <text:s text:c="3"/></text:span></text:span><text:span text:style-name="Domyślna_20_czcionka_20_akapitu"><text:span text:style-name="T7">// Zwróć kursu o podanym indeksie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27">courses</text:span></text:span><text:span text:style-name="Domyślna_20_czcionka_20_akapitu"><text:span text:style-name="T23">[</text:span></text:span><text:span text:style-name="Domyślna_20_czcionka_20_akapitu"><text:span text:style-name="T18">courseIndex</text:span></text:span><text:span text:style-name="Domyślna_20_czcionka_20_akapitu"><text:span text:style-name="T23">]</text:span></text:span><text:span text:style-name="Domyślna_20_czcionka_20_akapitu"><text:span text:style-name="T18">;<text:line-break/>}<text:line-break/><text:line-break/></text:span></text:span><text:span text:style-name="Domyślna_20_czcionka_20_akapitu"><text:span text:style-name="T7">// Metoda wyświetlająca kursy wykładowcy<text:line-break/></text:span></text:span><text:span text:style-name="Domyślna_20_czcionka_20_akapitu"><text:span text:style-name="T14">void </text:span></text:span><text:span text:style-name="Domyślna_20_czcionka_20_akapitu"><text:span text:style-name="T20">Lecturer</text:span></text:span><text:span text:style-name="Domyślna_20_czcionka_20_akapitu"><text:span text:style-name="T18">::</text:span></text:span><text:span text:style-name="Domyślna_20_czcionka_20_akapitu"><text:span text:style-name="T16">printCourses</text:span></text:span><text:span text:style-name="Domyślna_20_czcionka_20_akapitu"><text:span text:style-name="T18">() {<text:line-break/> <text:s text:c="3"/></text:span></text:span><text:span text:style-name="Domyślna_20_czcionka_20_akapitu"><text:span text:style-name="T7">// Wyświetl nagłówek kursów wykładowcy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~~~~~~~~~~~~~~~~~~~~~~~~~~~~~~~~~~~~~~~Twoje Kursy~~~~~~~~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</text:span></text:span><text:span text:style-name="Domyślna_20_czcionka_20_akapitu"><text:span text:style-name="T7">// Przeszukaj wektor kursów<text:line-break/> <text:s text:c="3"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</text:span></text:span><text:span text:style-name="Domyślna_20_czcionka_20_akapitu"><text:span text:style-name="T27">courses</text:span></text:span><text:span text:style-name="Domyślna_20_czcionka_20_akapitu"><text:span text:style-name="T18">.size(); i++) {<text:line-break/> <text:s text:c="7"/></text:span></text:span><text:span text:style-name="Domyślna_20_czcionka_20_akapitu"><text:span text:style-name="T7">// Wyświetl nazwę kursu<text:line-break/> <text:s text:c="7"/></text:span></text:span><text:span text:style-name="Domyślna_20_czcionka_20_akapitu"><text:span text:style-name="T20">std</text:span></text:span><text:span text:style-name="Domyślna_20_czcionka_20_akapitu"><text:span text:style-name="T18">::cout </text:span></text:span><text:span text:style-name="Domyślna_20_czcionka_20_akapitu"><text:span text:style-name="T23">&lt;&lt; </text:span></text:span><text:span text:style-name="Domyślna_20_czcionka_20_akapitu"><text:span text:style-name="T12">"| " </text:span></text:span><text:span text:style-name="Domyślna_20_czcionka_20_akapitu"><text:span text:style-name="T23">&lt;&lt; </text:span></text:span><text:span text:style-name="Domyślna_20_czcionka_20_akapitu"><text:span text:style-name="T18">i + </text:span></text:span><text:span text:style-name="Domyślna_20_czcionka_20_akapitu"><text:span text:style-name="T24">1 </text:span></text:span><text:span text:style-name="Domyślna_20_czcionka_20_akapitu"><text:span text:style-name="T23">&lt;&lt; </text:span></text:span><text:span text:style-name="Domyślna_20_czcionka_20_akapitu"><text:span text:style-name="T12">". " </text:span></text:span><text:span text:style-name="Domyślna_20_czcionka_20_akapitu"><text:span text:style-name="T23">&lt;&lt; </text:span></text:span><text:span text:style-name="Domyślna_20_czcionka_20_akapitu"><text:span text:style-name="T27">courses</text:span></text:span><text:span text:style-name="Domyślna_20_czcionka_20_akapitu"><text:span text:style-name="T23">[</text:span></text:span><text:span text:style-name="Domyślna_20_czcionka_20_akapitu"><text:span text:style-name="T18">i</text:span></text:span><text:span text:style-name="Domyślna_20_czcionka_20_akapitu"><text:span text:style-name="T23">]</text:span></text:span><text:span text:style-name="Domyślna_20_czcionka_20_akapitu"><text:span text:style-name="T18">-&gt;getName() </text:span></text:span><text:span text:style-name="Domyślna_20_czcionka_20_akapitu"><text:span text:style-name="T23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}<text:line-break/>}<text:line-break/></text:span></text:span></text:p>
      <text:p text:style-name="P2"/>
      <text:p text:style-name="Standard"><text:span text:style-name="Domyślna_20_czcionka_20_akapitu"><text:span text:style-name="T2">System.h</text:span></text:span></text:p>
      <text:p text:style-name="Standard"><text:span text:style-name="Domyślna_20_czcionka_20_akapitu"><text:span text:style-name="T7"/></text:span></text:p>
      <text:p text:style-name="P8"><text:span text:style-name="T8">//<text:line-break/>//<text:line-break/>// <text:s/>Generated by StarUML(tm) C++ Add-In<text:line-break/>//<text:line-break/>// <text:s/>@ Project : System Obsługi Studiów<text:line-break/>// <text:s/>@ File Name : System.h<text:line-break/>// <text:s/>@ Date : 10.06.2023<text:line-break/>// <text:s/>@ Author : Tomasz Wnuk, Bartosz Szynkaruk, Mikołaj Hasiec<text:line-break/>//<text:line-break/>//<text:line-break/><text:line-break/></text:span><text:soft-page-break/><text:span text:style-name="T11">#if </text:span><text:span text:style-name="T19">!defined(_SYSTEM_H)<text:line-break/></text:span><text:span text:style-name="T11">#define </text:span><text:span text:style-name="T19">_SYSTEM_H<text:line-break/><text:line-break/></text:span><text:span text:style-name="T8">// Deklaracja zależności i bibliotek<text:line-break/></text:span><text:span text:style-name="T11">#include </text:span><text:span text:style-name="T13">&lt;string&gt;<text:line-break/></text:span><text:span text:style-name="T11">#include </text:span><text:span text:style-name="T13">&lt;vector&gt;<text:line-break/></text:span><text:span text:style-name="T11">#include </text:span><text:span text:style-name="T13">"User.h"<text:line-break/></text:span><text:span text:style-name="T11">#include </text:span><text:span text:style-name="T13">"Course.h"<text:line-break/><text:line-break/></text:span><text:span text:style-name="T8">// Deklaracja klasy User<text:line-break/></text:span><text:span text:style-name="T15">class </text:span><text:span text:style-name="T21">System </text:span><text:span text:style-name="T19">{<text:line-break/></text:span><text:span text:style-name="T15">public</text:span><text:span text:style-name="T19">:<text:line-break/><text:tab/></text:span><text:span text:style-name="T17">System</text:span><text:span text:style-name="T19">(std::string name); <text:s/></text:span><text:span text:style-name="T8">// Konstruktor klasy System<text:line-break/> <text:s text:c="3"/></text:span><text:span text:style-name="T19">std::string </text:span><text:span text:style-name="T17">getName</text:span><text:span text:style-name="T19">(); <text:s/></text:span><text:span text:style-name="T8">// Akcesor pola name<text:line-break/> <text:s text:c="3"/></text:span><text:span text:style-name="T15">bool </text:span><text:span text:style-name="T17">authentication</text:span><text:span text:style-name="T19">(</text:span><text:span text:style-name="T21">User </text:span><text:span text:style-name="T19">* user, std::string login, std::string password); <text:s/></text:span><text:span text:style-name="T8">// Metoda autoryzująca użytkownika<text:line-break/><text:tab/></text:span><text:span text:style-name="T15">void </text:span><text:span text:style-name="T17">login</text:span><text:span text:style-name="T19">(</text:span><text:span text:style-name="T21">User </text:span><text:span text:style-name="T19">* user); <text:s/></text:span><text:span text:style-name="T8">// Metoda logująca użytkownika<text:line-break/><text:tab/></text:span><text:span text:style-name="T15">void </text:span><text:span text:style-name="T17">registerUser</text:span><text:span text:style-name="T19">(</text:span><text:span text:style-name="T21">User </text:span><text:span text:style-name="T19">* user); <text:s/></text:span><text:span text:style-name="T8">// Metoda rejestrująca użytkownika<text:line-break/> <text:s text:c="3"/></text:span><text:span text:style-name="T15">void </text:span><text:span text:style-name="T17">deleteUser</text:span><text:span text:style-name="T19">(std::string login); <text:s/></text:span><text:span text:style-name="T8">// Metoda usuwająca użytkownika z wektora users<text:line-break/><text:tab/></text:span><text:span text:style-name="T15">void </text:span><text:span text:style-name="T17">addCourse</text:span><text:span text:style-name="T19">(</text:span><text:span text:style-name="T21">Course </text:span><text:span text:style-name="T19">* course); <text:s/></text:span><text:span text:style-name="T8">// Metoda dodająca kurs do wektora kursów<text:line-break/> <text:s text:c="3"/></text:span><text:span text:style-name="T15">int </text:span><text:span text:style-name="T17">getCoursesSize</text:span><text:span text:style-name="T19">(); <text:s/></text:span><text:span text:style-name="T8">// Akcesor rozmiaru wektora kursów<text:line-break/> <text:s text:c="3"/></text:span><text:span text:style-name="T15">void </text:span><text:span text:style-name="T17">printCourses</text:span><text:span text:style-name="T19">(); <text:s/></text:span><text:span text:style-name="T8">// Metoda wyświetlająca kursy<text:line-break/><text:tab/></text:span><text:span text:style-name="T15">void </text:span><text:span text:style-name="T17">deleteCourse</text:span><text:span text:style-name="T19">(std::string courseName); <text:s/></text:span><text:span text:style-name="T8">// Metoda usuwająca kurs z systemu<text:line-break/> <text:s text:c="3"/></text:span><text:span text:style-name="T15">void </text:span><text:span text:style-name="T17">boot</text:span><text:span text:style-name="T19">(); <text:s/></text:span><text:span text:style-name="T8">// Metoda uruchamiająca system<text:line-break/> <text:s text:c="3"/></text:span><text:span text:style-name="T15">void </text:span><text:span text:style-name="T17">studentSystem</text:span><text:span text:style-name="T19">(); <text:s/></text:span><text:span text:style-name="T8">// Metoda uruchamiająca system w wersji studenckiej<text:line-break/> <text:s text:c="3"/></text:span><text:span text:style-name="T15">void </text:span><text:span text:style-name="T17">lecturerSystem</text:span><text:span text:style-name="T19">(); <text:s/></text:span><text:span text:style-name="T8">// Metoda uruchamiająca system w werjsi wykładowcy<text:line-break/> <text:s text:c="3"/></text:span><text:span text:style-name="T15">void </text:span><text:span text:style-name="T17">studentCourseMenu</text:span><text:span text:style-name="T19">(</text:span><text:span text:style-name="T21">Student </text:span><text:span text:style-name="T19">* student); <text:s/></text:span><text:span text:style-name="T8">// Metoda otwierająca menu kursów dla studenta<text:line-break/> <text:s text:c="3"/></text:span><text:span text:style-name="T15">void </text:span><text:span text:style-name="T17">lecturerCourseMenu</text:span><text:span text:style-name="T19">(</text:span><text:span text:style-name="T21">Lecturer </text:span><text:span text:style-name="T19">* lecturer); <text:s/></text:span><text:span text:style-name="T8">// Metoda otwierająca menu kursów dla wykładowcy<text:line-break/> <text:s text:c="3"/></text:span><text:span text:style-name="T15">void </text:span><text:span text:style-name="T17">loadUsersFromCSV</text:span><text:span text:style-name="T19">(</text:span><text:span text:style-name="T15">const </text:span><text:span text:style-name="T19">std::string&amp; fileName); <text:s/></text:span><text:span text:style-name="T8">// Metoda wczytująca użytkowników z pliku CSV<text:line-break/> <text:s text:c="3"/></text:span><text:span text:style-name="T15">void </text:span><text:span text:style-name="T17">saveUsersToCSV</text:span><text:span text:style-name="T19">(</text:span><text:span text:style-name="T15">const </text:span><text:span text:style-name="T19">std::string&amp; fileName); <text:s/></text:span><text:span text:style-name="T8">// Metoda zapisująca użytkowników do pliku CSV<text:line-break/> <text:s text:c="3"/></text:span><text:span text:style-name="T15">void </text:span><text:span text:style-name="T17">loadCoursesFromCSV</text:span><text:span text:style-name="T19">(</text:span><text:span text:style-name="T15">const </text:span><text:span text:style-name="T19">std::string&amp; fileName); <text:s/></text:span><text:span text:style-name="T8">// Metoda wczytująca kursy z pliku CSV<text:line-break/> <text:s text:c="3"/></text:span><text:span text:style-name="T15">void </text:span><text:span text:style-name="T17">saveCoursesToCSV</text:span><text:span text:style-name="T19">(</text:span><text:span text:style-name="T15">const </text:span><text:span text:style-name="T19">std::string&amp; fileName); <text:s/></text:span><text:span text:style-name="T8">// Metoda zapisująca kursy do pliku CSV<text:line-break/></text:span><text:span text:style-name="T15">private</text:span><text:span text:style-name="T19">:<text:line-break/> <text:s text:c="3"/>std::string </text:span><text:span text:style-name="T28">name</text:span><text:span text:style-name="T19">; <text:s/></text:span><text:span text:style-name="T8">// Nazwa systemu<text:line-break/> <text:s text:c="3"/></text:span><text:span text:style-name="T19">std::vector &lt;Course *&gt; </text:span><text:span text:style-name="T28">courses</text:span><text:span text:style-name="T19">; <text:s/></text:span><text:span text:style-name="T8">// Wektor kursów<text:line-break/> <text:s text:c="3"/></text:span><text:span text:style-name="T19">std::vector &lt;User *&gt; </text:span><text:span text:style-name="T28">users</text:span><text:span text:style-name="T19">; <text:s/></text:span><text:span text:style-name="T8">// Wektor użytkowników<text:line-break/></text:span><text:span text:style-name="T19">};<text:line-break/><text:line-break/></text:span><text:span text:style-name="T11">#endif <text:s/></text:span><text:span text:style-name="T8">//_SYSTEM_H<text:line-break/></text:span></text:p>
      <text:p text:style-name="P2"/>
      <text:p text:style-name="P2"/>
      <text:p text:style-name="Standard"><text:span text:style-name="Domyślna_20_czcionka_20_akapitu"><text:span text:style-name="T2">System.cpp</text:span></text:span></text:p>
      <text:p text:style-name="Standard"><text:span text:style-name="Domyślna_20_czcionka_20_akapitu"><text:span text:style-name="T7"/></text:span></text:p>
      <text:p text:style-name="P8"><text:span text:style-name="Domyślna_20_czcionka_20_akapitu"><text:span text:style-name="T9">//</text:span></text:span><text:span text:style-name="T8"><text:line-break/>//<text:line-break/>// <text:s/>Generated by StarUML(tm) C++ Add-In<text:line-break/>//<text:line-break/>// <text:s/>@ Project : System Obsługi Studiów<text:line-break/>// <text:s/>@ File Name : System.cpp<text:line-break/>// <text:s/>@ Date : 10.06.2023<text:line-break/>// <text:s/>@ Author : Tomasz Wnuk, Bartosz Szynkaruk, Mikołaj Hasiec<text:line-break/>//<text:line-break/></text:span><text:soft-page-break/><text:span text:style-name="T8">//<text:line-break/><text:line-break/>// Deklaracja zależności i bibliotek<text:line-break/></text:span><text:span text:style-name="T11">#include </text:span><text:span text:style-name="T13">&lt;iostream&gt;<text:line-break/></text:span><text:span text:style-name="T11">#include </text:span><text:span text:style-name="T13">&lt;fstream&gt;<text:line-break/></text:span><text:span text:style-name="T11">#include </text:span><text:span text:style-name="T13">&lt;sstream&gt;<text:line-break/></text:span><text:span text:style-name="T11">#include </text:span><text:span text:style-name="T13">"System.h"<text:line-break/><text:line-break/></text:span><text:span text:style-name="T8">// Logo systemu<text:line-break/></text:span><text:span text:style-name="T15">const </text:span><text:span text:style-name="T19">std::string logo = </text:span><text:span text:style-name="T15">R</text:span><text:span text:style-name="T13">"</text:span><text:span text:style-name="T15">(</text:span><text:span text:style-name="T13"><text:line-break/> <text:s/>___ <text:s text:c="8"/>_ <text:s text:c="15"/>___ <text:s/>_ <text:s text:c="6"/>_ <text:s text:c="10"/>_ <text:s text:c="2"/>___ _ <text:s text:c="10"/>_ _<text:line-break/> / __|_ <text:s/>_ __| |_ ___ _ __ <text:s text:c="3"/>/ _ \| |__ __| |_ <text:s/>_ __ _(_) / __| |_ _ <text:s/>_ __| (_)_____ __ __<text:line-break/> \__ \ || (_-&lt; <text:s/>_/ -_) ' <text:s/>\ <text:s/>| (_) | '_ (_-&lt; | || / _` | | \__ \ <text:s/>_| || / _` | / _ \ V <text:s/>V /<text:line-break/> |___/\_, /__/\__\___|_|_|_| <text:s/>\___/|_.__/__/_|\_,_\__, |_| |___/\__|\_,_\__,_|_\___/\_/\_/<text:line-break/> <text:s text:c="5"/>|__/ <text:s text:c="39"/>|___/<text:line-break/></text:span><text:span text:style-name="T15">)</text:span><text:span text:style-name="T13">"</text:span><text:span text:style-name="T19">;<text:line-break/><text:line-break/></text:span><text:span text:style-name="T8">// Ścieżka do pliku csv z kursami<text:line-break/></text:span><text:span text:style-name="T15">const </text:span><text:span text:style-name="T19">std::string coursesFilePath = </text:span><text:span text:style-name="T13">"courses.csv"</text:span><text:span text:style-name="T19">;<text:line-break/><text:line-break/></text:span><text:span text:style-name="T8">// Ścieżka do pliku csv z użytkownikami<text:line-break/></text:span><text:span text:style-name="T15">const </text:span><text:span text:style-name="T19">std::string usersFilePath = </text:span><text:span text:style-name="T13">"users.csv"</text:span><text:span text:style-name="T19">;<text:line-break/><text:line-break/></text:span><text:span text:style-name="T8">// Konstruktor klasy System<text:line-break/></text:span><text:span text:style-name="T21">System</text:span><text:span text:style-name="T19">::</text:span><text:span text:style-name="T17">System</text:span><text:span text:style-name="T19">(std::string name) {<text:line-break/> <text:s text:c="3"/></text:span><text:span text:style-name="T15">this</text:span><text:span text:style-name="T19">-&gt;name = name;<text:line-break/>}<text:line-break/><text:line-break/></text:span><text:span text:style-name="T8">// Akcesor nazwy systemu<text:line-break/></text:span><text:span text:style-name="T19">std::string </text:span><text:span text:style-name="T21">System</text:span><text:span text:style-name="T19">::</text:span><text:span text:style-name="T17">getName</text:span><text:span text:style-name="T19">() {<text:line-break/> <text:s text:c="3"/></text:span><text:span text:style-name="T15">return </text:span><text:span text:style-name="T19">name;<text:line-break/>}<text:line-break/><text:line-break/></text:span><text:span text:style-name="T8">// Metoda autoryzująca użytkownika<text:line-break/></text:span><text:span text:style-name="T15">bool </text:span><text:span text:style-name="T21">System</text:span><text:span text:style-name="T19">::</text:span><text:span text:style-name="T17">authentication</text:span><text:span text:style-name="T19">(</text:span><text:span text:style-name="T21">User </text:span><text:span text:style-name="T19">* user, std::string login, std::string password) {<text:line-break/> <text:s text:c="3"/></text:span><text:span text:style-name="T8">// Dla każdego użytkownika w wektorze users<text:line-break/> <text:s text:c="3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users.size(); i++) {<text:line-break/> <text:s text:c="7"/></text:span><text:span text:style-name="T8">// Jeżeli login i hasło użytkownika zgadzają się ze znalezionym użytkownikiem<text:line-break/> <text:s text:c="7"/></text:span><text:span text:style-name="T15">if</text:span><text:span text:style-name="T19">(users[i]-&gt;getLogin() == login &amp;&amp; users[i]-&gt;getPassword() == password) {<text:line-break/> <text:s text:c="11"/></text:span><text:span text:style-name="T8">// Ustaw dane użytkownika<text:line-break/> <text:s text:c="11"/></text:span><text:span text:style-name="T19">user-&gt;setLogin(users[i]-&gt;getLogin()); <text:s/></text:span><text:span text:style-name="T8">// Ustaw login użytkownika<text:line-break/> <text:s text:c="11"/></text:span><text:span text:style-name="T19">user-&gt;setPassword(users[i]-&gt;getPassword()); <text:s/></text:span><text:span text:style-name="T8">// Ustaw hasło użytkownika<text:line-break/> <text:s text:c="11"/></text:span><text:span text:style-name="T19">user-&gt;setFirstName(users[i]-&gt;getFirstName()); <text:s/></text:span><text:span text:style-name="T8">// Ustaw imię użytkownika<text:line-break/> <text:s text:c="11"/></text:span><text:span text:style-name="T19">user-&gt;setLastName(users[i]-&gt;getLastName()); <text:s/></text:span><text:span text:style-name="T8">// Ustaw nazwisko użytkownika<text:line-break/> <text:s text:c="11"/></text:span><text:span text:style-name="T19">user-&gt;setEmail(users[i]-&gt;getEmail()); <text:s/></text:span><text:span text:style-name="T8">// Ustaw email użytkownika<text:line-break/><text:line-break/> <text:s text:c="11"/>// Zwróć prawdę<text:line-break/> <text:s text:c="11"/></text:span><text:span text:style-name="T15">return true</text:span><text:span text:style-name="T19">;<text:line-break/> <text:s text:c="7"/>}<text:line-break/> <text:s text:c="3"/>}<text:line-break/> <text:s text:c="3"/></text:span><text:span text:style-name="T8">// Jeżeli nie znaleziono użytkownika, zwróć fałsz<text:line-break/> <text:s text:c="3"/></text:span><text:span text:style-name="T15">return false</text:span><text:span text:style-name="T19">;<text:line-break/>}<text:line-break/><text:line-break/></text:span><text:span text:style-name="T8">// Metoda logująca użytkownika<text:line-break/></text:span><text:soft-page-break/><text:span text:style-name="T15">void </text:span><text:span text:style-name="T21">System</text:span><text:span text:style-name="T19">::</text:span><text:span text:style-name="T17">login</text:span><text:span text:style-name="T19">(</text:span><text:span text:style-name="T21">User </text:span><text:span text:style-name="T19">* user) {<text:line-break/> <text:s text:c="3"/></text:span><text:span text:style-name="T8">// Zadeklaruj zmienne przechowujące login i hasło użytkownika<text:line-break/> <text:s text:c="3"/></text:span><text:span text:style-name="T19">std::string loginUzytkownika;<text:line-break/> <text:s text:c="3"/>std::string hasloUzytkownika;<text:line-break/><text:line-break/> <text:s text:c="3"/></text:span><text:span text:style-name="T8">// Wyświetl nagłówek logowania<text:line-break/> <text:s text:c="3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3"/>std::cout &lt;&lt; </text:span><text:span text:style-name="T13">"|~~~~~~~~~~~~~~~~~~~~~~~~~~~~~~~~~~~~~~~~Logowanie~~~~~~~~~~~~~~~~~~~~~~~~~~~~~~~~~~~~~~~|</text:span><text:span text:style-name="T15">\n</text:span><text:span text:style-name="T13">"</text:span><text:span text:style-name="T19">;<text:line-break/> <text:s text:c="3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3"/></text:span><text:span text:style-name="T8">// Zaloguj użytkownika<text:line-break/> <text:s text:c="3"/></text:span><text:span text:style-name="T19">std::cout &lt;&lt; </text:span><text:span text:style-name="T13">"| Login: "</text:span><text:span text:style-name="T19">; <text:s text:c="8"/></text:span><text:span text:style-name="T8">// Wyświetl informacje o podaniu loginu<text:line-break/> <text:s text:c="3"/></text:span><text:span text:style-name="T19">std::cin &gt;&gt; loginUzytkownika; <text:s text:c="2"/></text:span><text:span text:style-name="T8">// Pobierz login od użytkownika<text:line-break/><text:line-break/> <text:s text:c="3"/></text:span><text:span text:style-name="T19">std::cout &lt;&lt; </text:span><text:span text:style-name="T13">"| Haslo: "</text:span><text:span text:style-name="T19">; <text:s text:c="8"/></text:span><text:span text:style-name="T8">// Wyświetl informacje o podaniu hasła<text:line-break/> <text:s text:c="3"/></text:span><text:span text:style-name="T19">std::cin &gt;&gt; hasloUzytkownika; <text:s text:c="2"/></text:span><text:span text:style-name="T8">// Pobierz hasło od użytkownika<text:line-break/><text:line-break/> <text:s text:c="3"/>// Jeżeli autoryzacja użytkownika przebiegła pomyślnie<text:line-break/> <text:s text:c="3"/></text:span><text:span text:style-name="T15">if</text:span><text:span text:style-name="T19">(authentication(user, loginUzytkownika, hasloUzytkownika)) {<text:line-break/> <text:s text:c="7"/></text:span><text:span text:style-name="T8">// Wyświetl nagłówek o zalogowaniu<text:line-break/> <text:s text:c="7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7"/>std::cout &lt;&lt; </text:span><text:span text:style-name="T13">"|~~~~~~~~~~~~~~~~~~~~~~~~~~~~~~~~~~~~~~~Zalogowano~~~~~~~~~~~~~~~~~~~~~~~~~~~~~~~~~~~~~~~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7"/></text:span><text:span text:style-name="T8">// Zakończ działanie metody logowania<text:line-break/> <text:s text:c="7"/></text:span><text:span text:style-name="T15">return</text:span><text:span text:style-name="T19">;<text:line-break/> <text:s text:c="3"/></text:span><text:span text:style-name="T8">// W przeciwnym wypadku<text:line-break/> <text:s text:c="3"/></text:span><text:span text:style-name="T19">} </text:span><text:span text:style-name="T15">else </text:span><text:span text:style-name="T19">{<text:line-break/> <text:s text:c="7"/></text:span><text:span text:style-name="T8">// Wyświetl informacje o niepoprawnym loginie lub haśle<text:line-break/> <text:s text:c="7"/></text:span><text:span text:style-name="T19">std::cout &lt;&lt; </text:span><text:span text:style-name="T13">"Niepoprawny login lub haslo!" </text:span><text:span text:style-name="T19">&lt;&lt; </text:span><text:span text:style-name="T13">"</text:span><text:span text:style-name="T15">\n</text:span><text:span text:style-name="T13">"</text:span><text:span text:style-name="T19">;<text:line-break/> <text:s text:c="7"/></text:span><text:span text:style-name="T8">// Wywołaj metodę rejestracji użytkownika<text:line-break/> <text:s text:c="7"/></text:span><text:span text:style-name="T19">registerUser(user);<text:line-break/> <text:s text:c="3"/>}<text:line-break/>}<text:line-break/><text:line-break/></text:span><text:span text:style-name="T8">// Metoda rejestrująca użytkownika<text:line-break/></text:span><text:span text:style-name="T15">void </text:span><text:span text:style-name="T21">System</text:span><text:span text:style-name="T19">::</text:span><text:span text:style-name="T17">registerUser</text:span><text:span text:style-name="T19">(</text:span><text:span text:style-name="T21">User </text:span><text:span text:style-name="T19">* user) {<text:line-break/> <text:s text:c="3"/></text:span><text:span text:style-name="T8">// Utwórz zmienną przechowującą wybór użytkownika<text:line-break/> <text:s text:c="3"/></text:span><text:span text:style-name="T19">std::string userInput;<text:line-break/><text:line-break/> <text:s text:c="3"/></text:span><text:span text:style-name="T8">// Wyświetl nagłówek rejestracji<text:line-break/> <text:s text:c="3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3"/>std::cout &lt;&lt; </text:span><text:span text:style-name="T13">"|~~~~~~~~~~~~~~~~~~~~~~~~~~~~~~~~~~~~~~~Rejestracja~~~~~~~~~~~~~~~~~~~~~~~~~~~~~~~~~~~~~~|</text:span><text:span text:style-name="T15">\n</text:span><text:span text:style-name="T13">"</text:span><text:span text:style-name="T19">;<text:line-break/> <text:s text:c="3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3"/></text:span><text:span text:style-name="T8">// Zarejestruj użytkownika<text:line-break/> <text:s text:c="3"/></text:span><text:span text:style-name="T19">std::cout &lt;&lt; </text:span><text:span text:style-name="T13">"| Login: "</text:span><text:span text:style-name="T19">; <text:s text:c="8"/></text:span><text:span text:style-name="T8">// Wyświetl informacje o podaniu loginu<text:line-break/></text:span><text:soft-page-break/><text:span text:style-name="T8"> <text:s text:c="3"/></text:span><text:span text:style-name="T19">std::cin &gt;&gt; userInput; <text:s text:c="9"/></text:span><text:span text:style-name="T8">// Pobierz login od użytkownika<text:line-break/> <text:s text:c="3"/></text:span><text:span text:style-name="T19">user-&gt;setLogin(userInput); <text:s text:c="5"/></text:span><text:span text:style-name="T8">// Ustaw login użytkownika<text:line-break/><text:line-break/> <text:s text:c="3"/></text:span><text:span text:style-name="T19">std::cout &lt;&lt; </text:span><text:span text:style-name="T13">"| Haslo: "</text:span><text:span text:style-name="T19">; <text:s text:c="8"/></text:span><text:span text:style-name="T8">// Wyświetl informacje o podaniu hasła<text:line-break/> <text:s text:c="3"/></text:span><text:span text:style-name="T19">std::cin &gt;&gt; userInput; <text:s text:c="9"/></text:span><text:span text:style-name="T8">// Pobierz hasło od użytkownika<text:line-break/> <text:s text:c="3"/></text:span><text:span text:style-name="T19">user-&gt;setPassword(userInput); <text:s text:c="2"/></text:span><text:span text:style-name="T8">// Ustaw hasło użytkownika<text:line-break/><text:line-break/> <text:s text:c="3"/></text:span><text:span text:style-name="T19">std::cout &lt;&lt; </text:span><text:span text:style-name="T13">"| Imie: "</text:span><text:span text:style-name="T19">; <text:s text:c="9"/></text:span><text:span text:style-name="T8">// Wyświetl informacje o podaniu imienia<text:line-break/> <text:s text:c="3"/></text:span><text:span text:style-name="T19">std::cin &gt;&gt; userInput; <text:s text:c="9"/></text:span><text:span text:style-name="T8">// Pobierz imię od użytkownika<text:line-break/> <text:s text:c="3"/></text:span><text:span text:style-name="T19">user-&gt;setFirstName(userInput); <text:s/></text:span><text:span text:style-name="T8">// Ustaw imię użytkownika<text:line-break/><text:line-break/> <text:s text:c="3"/></text:span><text:span text:style-name="T19">std::cout &lt;&lt; </text:span><text:span text:style-name="T13">"| Nazwisko: "</text:span><text:span text:style-name="T19">; <text:s text:c="5"/></text:span><text:span text:style-name="T8">// Wyświetl informacje o podaniu nazwiska<text:line-break/> <text:s text:c="3"/></text:span><text:span text:style-name="T19">std::cin &gt;&gt; userInput; <text:s text:c="9"/></text:span><text:span text:style-name="T8">// Pobierz nazwisko od użytkownika<text:line-break/> <text:s text:c="3"/></text:span><text:span text:style-name="T19">user-&gt;setLastName(userInput); <text:s text:c="2"/></text:span><text:span text:style-name="T8">// Ustaw nazwisko użytkownika<text:line-break/><text:line-break/> <text:s text:c="3"/></text:span><text:span text:style-name="T19">std::cout &lt;&lt; </text:span><text:span text:style-name="T13">"| Email: "</text:span><text:span text:style-name="T19">; <text:s text:c="8"/></text:span><text:span text:style-name="T8">// Wyświetl informacje o podaniu emaila<text:line-break/> <text:s text:c="3"/></text:span><text:span text:style-name="T19">std::cin &gt;&gt; userInput; <text:s text:c="9"/></text:span><text:span text:style-name="T8">// Pobierz email od użytkownika<text:line-break/> <text:s text:c="3"/></text:span><text:span text:style-name="T19">user-&gt;setEmail(userInput); <text:s text:c="5"/></text:span><text:span text:style-name="T8">// Ustaw email użytkownika<text:line-break/><text:line-break/> <text:s text:c="3"/>// Dodaj użytkownika do wektora użytkowników<text:line-break/> <text:s text:c="3"/></text:span><text:span text:style-name="T19">users.push_back(user);<text:line-break/> <text:s text:c="3"/></text:span><text:span text:style-name="T8">// Zapisz użytkownika do pliku użytkowników w formacie CSV<text:line-break/> <text:s text:c="3"/></text:span><text:span text:style-name="T19">saveUsersToCSV(usersFilePath);<text:line-break/>}<text:line-break/><text:line-break/></text:span><text:span text:style-name="T8">// Metoda usuwająca użytkownika z systemu<text:line-break/></text:span><text:span text:style-name="T15">void </text:span><text:span text:style-name="T21">System</text:span><text:span text:style-name="T19">::</text:span><text:span text:style-name="T28">deleteUser</text:span><text:span text:style-name="T19">(std::string login) {<text:line-break/> <text:s text:c="3"/></text:span><text:span text:style-name="T8">// Przeszukaj wektor użytkowników<text:line-break/> <text:s text:c="3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users.size(); i++) {<text:line-break/> <text:s text:c="7"/></text:span><text:span text:style-name="T8">// Jeżeli login użytkownika jest równy loginowi podanemu jako argument<text:line-break/> <text:s text:c="7"/></text:span><text:span text:style-name="T15">if</text:span><text:span text:style-name="T19">(users[i]-&gt;getLogin() == login) {<text:line-break/> <text:s text:c="11"/></text:span><text:span text:style-name="T8">// Usuń użytkownika z wektora użytkowników<text:line-break/> <text:s text:c="11"/></text:span><text:span text:style-name="T19">users.erase(users.begin() + i);<text:line-break/> <text:s text:c="7"/>}<text:line-break/> <text:s text:c="3"/>}<text:line-break/>}<text:line-break/><text:line-break/></text:span><text:span text:style-name="T8">// Metoda dodająca kurs do wektora kursów<text:line-break/></text:span><text:span text:style-name="T15">void </text:span><text:span text:style-name="T19">System::addCourse(Course * course) {<text:line-break/> <text:s text:c="3"/></text:span><text:span text:style-name="T8">// Dodaj kurs do wektora kursów<text:line-break/> <text:s text:c="3"/></text:span><text:span text:style-name="T19">courses.push_back(course);<text:line-break/>}<text:line-break/><text:line-break/></text:span><text:span text:style-name="T8">// Akcesor rozmiaru wektora kursów<text:line-break/></text:span><text:span text:style-name="T15">int </text:span><text:span text:style-name="T19">System::getCoursesSize() {<text:line-break/> <text:s text:c="3"/></text:span><text:span text:style-name="T8">// Zwróć rozmiar wektora kursów<text:line-break/> <text:s text:c="3"/></text:span><text:span text:style-name="T15">return </text:span><text:span text:style-name="T19">courses.size();<text:line-break/>}<text:line-break/><text:line-break/></text:span><text:span text:style-name="T8">// Metoda wyświetlająca kursy<text:line-break/></text:span><text:span text:style-name="T15">void </text:span><text:span text:style-name="T19">System::printCourses() {<text:line-break/> <text:s text:c="3"/></text:span><text:span text:style-name="T8">// Wyświetl nazwy kursów<text:line-break/> <text:s text:c="3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3"/>std::cout &lt;&lt; </text:span><text:span text:style-name="T13">"|~~~~~~~~~~~~~~~~~~~~~~~~~~~~~~~~~~~~~~~~~~Kursy~~~~~~~~~~~~~~~~~~~~~~~~~~~~~~~~~~~~~~~~~|</text:span><text:span text:style-name="T15">\n</text:span><text:span text:style-name="T13">"</text:span><text:span text:style-name="T19">;<text:line-break/> <text:s text:c="3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3"/></text:span><text:span text:style-name="T8">// Dla każdego kursu w wektorze kursów<text:line-break/> <text:s text:c="3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courses.size(); i++) {<text:line-break/></text:span><text:soft-page-break/><text:span text:style-name="T19"> <text:s text:c="7"/></text:span><text:span text:style-name="T8">// Wyświetl numer kursu i nazwę kursu<text:line-break/> <text:s text:c="7"/></text:span><text:span text:style-name="T19">std::cout &lt;&lt; </text:span><text:span text:style-name="T13">"| " </text:span><text:span text:style-name="T19">&lt;&lt; i + </text:span><text:span text:style-name="T25">1 </text:span><text:span text:style-name="T19">&lt;&lt; </text:span><text:span text:style-name="T13">". " </text:span><text:span text:style-name="T19">&lt;&lt; courses[i]-&gt;getName() &lt;&lt; </text:span><text:span text:style-name="T13">"</text:span><text:span text:style-name="T15">\n</text:span><text:span text:style-name="T13">"</text:span><text:span text:style-name="T19">;<text:line-break/> <text:s text:c="3"/>}<text:line-break/>}<text:line-break/><text:line-break/></text:span><text:span text:style-name="T8">// Metoda usuwająca kurs z systemu<text:line-break/></text:span><text:span text:style-name="T15">void </text:span><text:span text:style-name="T19">System::deleteCourse(std::string courseName) {<text:line-break/> <text:s text:c="3"/></text:span><text:span text:style-name="T8">// Przeszuakj wektor kursów<text:line-break/> <text:s text:c="3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courses.size(); i++) {<text:line-break/> <text:s text:c="7"/></text:span><text:span text:style-name="T8">// Jeżeli nazwa kursu jest równa nazwie kursu podanej jako argument<text:line-break/> <text:s text:c="7"/></text:span><text:span text:style-name="T15">if</text:span><text:span text:style-name="T19">(courses[i]-&gt;getName() == courseName) {<text:line-break/> <text:s text:c="11"/></text:span><text:span text:style-name="T8">// Usuń kurs z wektora kursów<text:line-break/> <text:s text:c="11"/></text:span><text:span text:style-name="T19">courses.erase(courses.begin() + i);<text:line-break/> <text:s text:c="7"/>}<text:line-break/> <text:s text:c="3"/>}<text:line-break/>}<text:line-break/><text:line-break/></text:span><text:span text:style-name="T8">// Metoda wczytująca użytkowników z pliku CSV<text:line-break/></text:span><text:span text:style-name="T15">void </text:span><text:span text:style-name="T19">System::loadUsersFromCSV(</text:span><text:span text:style-name="T15">const </text:span><text:span text:style-name="T19">std::string&amp; fileName) {<text:line-break/> <text:s text:c="3"/></text:span><text:span text:style-name="T8">// Utwórz zmienne do odczytu danych z pliku<text:line-break/> <text:s text:c="3"/></text:span><text:span text:style-name="T19">std::ifstream file(fileName); <text:s text:c="2"/></text:span><text:span text:style-name="T8">// Utwórz strumień plikowy<text:line-break/> <text:s text:c="3"/></text:span><text:span text:style-name="T19">std::string line; <text:s text:c="17"/></text:span><text:span text:style-name="T8">// Utwórz zmienną przechowującą linię z pliku<text:line-break/><text:line-break/> <text:s text:c="3"/>// Jeżeli nie udało się otworzyć pliku<text:line-break/> <text:s text:c="3"/></text:span><text:span text:style-name="T15">if</text:span><text:span text:style-name="T19">(!file.is_open()) {<text:line-break/> <text:s text:c="7"/></text:span><text:span text:style-name="T8">// Wyświetl informacje o błędzie<text:line-break/> <text:s text:c="7"/></text:span><text:span text:style-name="T19">std::cout &lt;&lt; </text:span><text:span text:style-name="T13">"Blad podczas otwierania pliku: " </text:span><text:span text:style-name="T19">&lt;&lt; fileName &lt;&lt; std::endl;<text:line-break/> <text:s text:c="7"/></text:span><text:span text:style-name="T8">// Zakończ działanie metody<text:line-break/> <text:s text:c="7"/></text:span><text:span text:style-name="T15">return</text:span><text:span text:style-name="T19">;<text:line-break/> <text:s text:c="3"/>}<text:line-break/><text:line-break/> <text:s text:c="3"/></text:span><text:span text:style-name="T8">// Dla każdej linii w pliku<text:line-break/> <text:s text:c="3"/></text:span><text:span text:style-name="T15">while</text:span><text:span text:style-name="T19">(std::getline(file, line)) {<text:line-break/> <text:s text:c="7"/></text:span><text:span text:style-name="T8">// Utwórz zmienne przechowujące dane użytkownika<text:line-break/> <text:s text:c="7"/></text:span><text:span text:style-name="T19">std::string imie, nazwisko, login, haslo, email;<text:line-break/> <text:s text:c="7"/></text:span><text:span text:style-name="T8">// Pobierz linię z pliku<text:line-break/> <text:s text:c="7"/></text:span><text:span text:style-name="T19">std::stringstream ss(line);<text:line-break/> <text:s text:c="7"/></text:span><text:span text:style-name="T8">// Jeżeli udało się pobrać dane użytkownika z podanym formatowaniem<text:line-break/> <text:s text:c="7"/></text:span><text:span text:style-name="T15">if</text:span><text:span text:style-name="T19">((std::getline(ss, imie, </text:span><text:span text:style-name="T13">' '</text:span><text:span text:style-name="T19">) &amp;&amp;<text:line-break/> <text:s text:c="11"/>std::getline(ss, nazwisko, </text:span><text:span text:style-name="T13">','</text:span><text:span text:style-name="T19">) &amp;&amp;<text:line-break/> <text:s text:c="11"/>std::getline(ss, login, </text:span><text:span text:style-name="T13">','</text:span><text:span text:style-name="T19">)) &amp;&amp;<text:line-break/> <text:s text:c="11"/>std::getline(ss, haslo, </text:span><text:span text:style-name="T13">','</text:span><text:span text:style-name="T19">) &amp;&amp;<text:line-break/> <text:s text:c="11"/>std::getline(ss, email, </text:span><text:span text:style-name="T13">','</text:span><text:span text:style-name="T19">)) {<text:line-break/> <text:s text:c="15"/></text:span><text:span text:style-name="T8">// Dodaj użytkownika do wektora użytkowników<text:line-break/> <text:s text:c="15"/></text:span><text:span text:style-name="T19">users.push_back(</text:span><text:span text:style-name="T15">new </text:span><text:span text:style-name="T19">User(imie, nazwisko, login, haslo, email));<text:line-break/> <text:s text:c="7"/>}<text:line-break/> <text:s text:c="3"/>}<text:line-break/> <text:s text:c="3"/></text:span><text:span text:style-name="T8">// Zamknij plik<text:line-break/> <text:s text:c="3"/></text:span><text:span text:style-name="T19">file.close();<text:line-break/>}<text:line-break/><text:line-break/></text:span><text:span text:style-name="T8">// Metoda zapisująca użytkowników do pliku CSV<text:line-break/></text:span><text:span text:style-name="T15">void </text:span><text:span text:style-name="T19">System::saveUsersToCSV(</text:span><text:span text:style-name="T15">const </text:span><text:span text:style-name="T19">std::string&amp; fileName) {<text:line-break/> <text:s text:c="3"/></text:span><text:span text:style-name="T8">// Otwórz plik do zapisu<text:line-break/> <text:s text:c="3"/></text:span><text:span text:style-name="T19">std::ofstream file(fileName);<text:line-break/><text:line-break/> <text:s text:c="3"/></text:span><text:span text:style-name="T8">// Jeżeli nie udało się otworzyć pliku<text:line-break/> <text:s text:c="3"/></text:span><text:span text:style-name="T15">if </text:span><text:span text:style-name="T19">(!file.is_open()) {<text:line-break/> <text:s text:c="7"/></text:span><text:span text:style-name="T8">// Wyświetl informacje o błędzie<text:line-break/> <text:s text:c="7"/></text:span><text:span text:style-name="T19">std::cout &lt;&lt; </text:span><text:span text:style-name="T13">"Blad podczas otwierania pliku: " </text:span><text:span text:style-name="T19">&lt;&lt; fileName &lt;&lt; std::endl;<text:line-break/> <text:s text:c="7"/></text:span><text:span text:style-name="T8">// Zakończ działanie metody<text:line-break/> <text:s text:c="7"/></text:span><text:span text:style-name="T15">return</text:span><text:span text:style-name="T19">;<text:line-break/> <text:s text:c="3"/>}<text:line-break/></text:span><text:soft-page-break/><text:span text:style-name="T19"><text:line-break/> <text:s text:c="3"/></text:span><text:span text:style-name="T8">// Dla każdego użytkownika w wektorze użytkowników<text:line-break/> <text:s text:c="3"/></text:span><text:span text:style-name="T15">for</text:span><text:span text:style-name="T19">(</text:span><text:span text:style-name="T15">const auto</text:span><text:span text:style-name="T19">&amp; user : users) {<text:line-break/> <text:s text:c="7"/></text:span><text:span text:style-name="T8">// Zapisz dane użytkownika do pliku w formacie CSV<text:line-break/> <text:s text:c="7"/></text:span><text:span text:style-name="T19">file &lt;&lt; user-&gt;getFirstName() &lt;&lt; </text:span><text:span text:style-name="T13">" " </text:span><text:span text:style-name="T19">&lt;&lt; user-&gt;getLastName() &lt;&lt; </text:span><text:span text:style-name="T13">"," </text:span><text:span text:style-name="T19">&lt;&lt; user-&gt;getLogin() &lt;&lt; </text:span><text:span text:style-name="T13">"," </text:span><text:span text:style-name="T19">&lt;&lt; user-&gt;getPassword() &lt;&lt; </text:span><text:span text:style-name="T13">"," </text:span><text:span text:style-name="T19">&lt;&lt; user-&gt;getEmail() &lt;&lt; </text:span><text:span text:style-name="T13">",</text:span><text:span text:style-name="T15">\n</text:span><text:span text:style-name="T13">"</text:span><text:span text:style-name="T19">;<text:line-break/> <text:s text:c="3"/>}<text:line-break/><text:line-break/> <text:s text:c="3"/></text:span><text:span text:style-name="T8">// Zamknij plik<text:line-break/> <text:s text:c="3"/></text:span><text:span text:style-name="T19">file.close();<text:line-break/>}<text:line-break/><text:line-break/></text:span><text:span text:style-name="T8">// Metoda wczytująca kursy z pliku CSV<text:line-break/></text:span><text:span text:style-name="T15">void </text:span><text:span text:style-name="T19">System::loadCoursesFromCSV(</text:span><text:span text:style-name="T15">const </text:span><text:span text:style-name="T19">std::string&amp; fileName) {<text:line-break/> <text:s text:c="3"/></text:span><text:span text:style-name="T8">// Utwórz zmienne do odczytu danych z pliku<text:line-break/> <text:s text:c="3"/></text:span><text:span text:style-name="T19">std::vector&lt;std::string&gt; participants; <text:s/></text:span><text:span text:style-name="T8">// Utwórz wektor uczestników kursu<text:line-break/> <text:s text:c="3"/></text:span><text:span text:style-name="T19">std::ifstream file(fileName); <text:s/></text:span><text:span text:style-name="T8">// Utwórz strumień plikowy<text:line-break/> <text:s text:c="3"/></text:span><text:span text:style-name="T19">Course * newCourse; <text:s/></text:span><text:span text:style-name="T8">// Utwórz wskaźnik na nowy kurs<text:line-break/> <text:s text:c="3"/></text:span><text:span text:style-name="T19">std::string line; <text:s/></text:span><text:span text:style-name="T8">// Utwórz zmienną przechowującą linię z pliku<text:line-break/><text:line-break/> <text:s text:c="3"/>// Jeżeli nie udało się otworzyć pliku<text:line-break/> <text:s text:c="3"/></text:span><text:span text:style-name="T15">if</text:span><text:span text:style-name="T19">(!file.is_open()) {<text:line-break/> <text:s text:c="7"/></text:span><text:span text:style-name="T8">// Wyświetl informacje o błędzie<text:line-break/> <text:s text:c="7"/></text:span><text:span text:style-name="T19">std::cout &lt;&lt; </text:span><text:span text:style-name="T13">"Blad podczas otwierania pliku: " </text:span><text:span text:style-name="T19">&lt;&lt; fileName &lt;&lt; std::endl;<text:line-break/> <text:s text:c="7"/></text:span><text:span text:style-name="T8">// Zakończ działanie metody<text:line-break/> <text:s text:c="7"/></text:span><text:span text:style-name="T15">return</text:span><text:span text:style-name="T19">;<text:line-break/> <text:s text:c="3"/>}<text:line-break/><text:line-break/> <text:s text:c="3"/></text:span><text:span text:style-name="T8">// Dla każdej linii w pliku<text:line-break/> <text:s text:c="3"/></text:span><text:span text:style-name="T15">while</text:span><text:span text:style-name="T19">(std::getline(file, line)) {<text:line-break/> <text:s text:c="7"/></text:span><text:span text:style-name="T8">// Utwórz zmienne przechowujące dane kursu<text:line-break/> <text:s text:c="7"/></text:span><text:span text:style-name="T19">std::string courseName, lecturerFirstName, lecturerLastName, isVideoConferenceCreated;<text:line-break/> <text:s text:c="7"/></text:span><text:span text:style-name="T8">// Pobierz linię z pliku<text:line-break/> <text:s text:c="7"/></text:span><text:span text:style-name="T19">std::stringstream ss(line);<text:line-break/> <text:s text:c="7"/></text:span><text:span text:style-name="T8">// Jeżeli udało się pobrać dane kursu z podanym formatowaniem<text:line-break/> <text:s text:c="7"/></text:span><text:span text:style-name="T15">if</text:span><text:span text:style-name="T19">(std::getline(ss, courseName, </text:span><text:span text:style-name="T13">','</text:span><text:span text:style-name="T19">) &amp;&amp; std::getline(ss, lecturerFirstName, </text:span><text:span text:style-name="T13">' '</text:span><text:span text:style-name="T19">) &amp;&amp;<text:line-break/> <text:s text:c="15"/>std::getline(ss, lecturerLastName, </text:span><text:span text:style-name="T13">','</text:span><text:span text:style-name="T19">) &amp;&amp; std::getline(ss, isVideoConferenceCreated, </text:span><text:span text:style-name="T13">','</text:span><text:span text:style-name="T19">)) {<text:line-break/> <text:s text:c="11"/></text:span><text:span text:style-name="T8">// Utwórz nowy kurs<text:line-break/> <text:s text:c="11"/></text:span><text:span text:style-name="T19">newCourse = </text:span><text:span text:style-name="T15">new </text:span><text:span text:style-name="T19">Course(courseName, </text:span><text:span text:style-name="T15">new </text:span><text:span text:style-name="T19">Lecturer(lecturerFirstName, lecturerLastName), isVideoConferenceCreated);<text:line-break/> <text:s text:c="11"/></text:span><text:span text:style-name="T8">// Dodaj kurs do wektora kursów<text:line-break/> <text:s text:c="11"/></text:span><text:span text:style-name="T19">courses.push_back(newCourse);<text:line-break/><text:line-break/> <text:s text:c="11"/></text:span><text:span text:style-name="T8">// Odczytaj uczestników kursu<text:line-break/> <text:s text:c="11"/></text:span><text:span text:style-name="T19">std::string participant;<text:line-break/> <text:s text:c="11"/></text:span><text:span text:style-name="T15">while</text:span><text:span text:style-name="T19">(std::getline(ss, participant, </text:span><text:span text:style-name="T13">','</text:span><text:span text:style-name="T19">)) {<text:line-break/> <text:s text:c="15"/></text:span><text:span text:style-name="T8">// Usuń początkową i końcową spację z imienia i nazwiska uczestnika<text:line-break/> <text:s text:c="15"/></text:span><text:span text:style-name="T19">participant = participant.substr(</text:span><text:span text:style-name="T25">0</text:span><text:span text:style-name="T19">, participant.length());<text:line-break/><text:line-break/> <text:s text:c="15"/></text:span><text:span text:style-name="T8">// Podziel imię i nazwisko uczestnika<text:line-break/> <text:s text:c="15"/></text:span><text:span text:style-name="T19">std::istringstream participantISS(participant);<text:line-break/> <text:s text:c="15"/>std::string participantFirstName, participantLastName;<text:line-break/> <text:s text:c="15"/></text:span><text:span text:style-name="T8">// Jeżeli udało się pobrać imię i nazwisko uczestnika<text:line-break/> <text:s text:c="15"/></text:span><text:span text:style-name="T15">if</text:span><text:span text:style-name="T19">(std::getline(participantISS, participantFirstName, </text:span><text:span text:style-name="T13">' '</text:span><text:span text:style-name="T19">) &amp;&amp;<text:line-break/> <text:s text:c="23"/>std::getline(participantISS, participantLastName, </text:span><text:span text:style-name="T13">','</text:span><text:span text:style-name="T19">)) {<text:line-break/> <text:s text:c="19"/></text:span><text:span text:style-name="T8">// Dodaj uczestnika do wektora uczestników kursu<text:line-break/> <text:s text:c="19"/></text:span><text:span text:style-name="T19">newCourse-&gt;addStudent(</text:span><text:span text:style-name="T15">new </text:span><text:span text:style-name="T19">Student(participantFirstName, participantLastName));<text:line-break/></text:span><text:soft-page-break/><text:span text:style-name="T19"> <text:s text:c="15"/>}<text:line-break/> <text:s text:c="11"/>}<text:line-break/> <text:s text:c="7"/>}<text:line-break/> <text:s text:c="3"/>}<text:line-break/> <text:s text:c="3"/></text:span><text:span text:style-name="T8">// Zamknij plik<text:line-break/> <text:s text:c="3"/></text:span><text:span text:style-name="T19">file.close();<text:line-break/>}<text:line-break/><text:line-break/></text:span><text:span text:style-name="T8">// Metoda zapisująca kursy do pliku CSV<text:line-break/></text:span><text:span text:style-name="T15">void </text:span><text:span text:style-name="T19">System::saveCoursesToCSV(</text:span><text:span text:style-name="T15">const </text:span><text:span text:style-name="T19">std::string&amp; fileName) {<text:line-break/> <text:s text:c="3"/></text:span><text:span text:style-name="T8">// Otwórz plik do zapisu<text:line-break/> <text:s text:c="3"/></text:span><text:span text:style-name="T19">std::ofstream file(fileName);<text:line-break/><text:line-break/> <text:s text:c="3"/></text:span><text:span text:style-name="T8">// Jeżeli nie udało się otworzyć pliku<text:line-break/> <text:s text:c="3"/></text:span><text:span text:style-name="T15">if</text:span><text:span text:style-name="T19">(!file.is_open()) {<text:line-break/> <text:s text:c="7"/></text:span><text:span text:style-name="T8">// Wyświetl informacje o błędzie<text:line-break/> <text:s text:c="7"/></text:span><text:span text:style-name="T19">std::cout &lt;&lt; </text:span><text:span text:style-name="T13">"Blad podczas otwierania pliku: " </text:span><text:span text:style-name="T19">&lt;&lt; fileName &lt;&lt; std::endl;<text:line-break/> <text:s text:c="7"/></text:span><text:span text:style-name="T8">// Zakończ działanie metody<text:line-break/> <text:s text:c="7"/></text:span><text:span text:style-name="T15">return</text:span><text:span text:style-name="T19">;<text:line-break/> <text:s text:c="3"/>}<text:line-break/><text:line-break/> <text:s text:c="3"/></text:span><text:span text:style-name="T8">// Dla każdego kursu w wektorze kursów<text:line-break/> <text:s text:c="3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courses.size(); i++) {<text:line-break/> <text:s text:c="7"/></text:span><text:span text:style-name="T8">// Zapisz dane kursu do pliku w formacie CSV<text:line-break/> <text:s text:c="7"/></text:span><text:span text:style-name="T19">file &lt;&lt; courses[i]-&gt;getName() &lt;&lt; </text:span><text:span text:style-name="T13">"," </text:span><text:span text:style-name="T19">&lt;&lt; courses[i]-&gt;getLecturer()-&gt;getFirstName() &lt;&lt; </text:span><text:span text:style-name="T13">" " </text:span><text:span text:style-name="T19">&lt;&lt; courses[i]-&gt;getLecturer()-&gt;getLastName() &lt;&lt; </text:span><text:span text:style-name="T13">"," </text:span><text:span text:style-name="T19">&lt;&lt; </text:span><text:span text:style-name="T25">0 </text:span><text:span text:style-name="T19">&lt;&lt; </text:span><text:span text:style-name="T13">","</text:span><text:span text:style-name="T19">;<text:line-break/> <text:s text:c="7"/></text:span><text:span text:style-name="T15">for</text:span><text:span text:style-name="T19">(</text:span><text:span text:style-name="T15">int </text:span><text:span text:style-name="T19">j = </text:span><text:span text:style-name="T25">0</text:span><text:span text:style-name="T19">; j &lt; courses[i]-&gt;getStudentsSize(); j++) {<text:line-break/> <text:s text:c="11"/></text:span><text:span text:style-name="T8">// Zapisz dane uczestników kursu do pliku w formacie CSV<text:line-break/> <text:s text:c="11"/></text:span><text:span text:style-name="T19">file &lt;&lt; courses[i]-&gt;getStudentAtIndex(j)-&gt;getFirstName() &lt;&lt; </text:span><text:span text:style-name="T13">" " </text:span><text:span text:style-name="T19">&lt;&lt; courses[i]-&gt;getStudentAtIndex(j)-&gt;getLastName() &lt;&lt; </text:span><text:span text:style-name="T13">","</text:span><text:span text:style-name="T19">;<text:line-break/> <text:s text:c="7"/>}<text:line-break/> <text:s text:c="7"/></text:span><text:span text:style-name="T8">// Dodaj znak nowej linii do pliku CSV<text:line-break/> <text:s text:c="7"/></text:span><text:span text:style-name="T19">file &lt;&lt; </text:span><text:span text:style-name="T13">"</text:span><text:span text:style-name="T15">\n</text:span><text:span text:style-name="T13">"</text:span><text:span text:style-name="T19">;<text:line-break/> <text:s text:c="3"/>}<text:line-break/><text:line-break/> <text:s text:c="3"/></text:span><text:span text:style-name="T8">// Zamknij plik<text:line-break/> <text:s text:c="3"/></text:span><text:span text:style-name="T19">file.close();<text:line-break/>}<text:line-break/><text:line-break/></text:span><text:span text:style-name="T8">// Metoda uruchamiająca system<text:line-break/></text:span><text:span text:style-name="T15">void </text:span><text:span text:style-name="T19">System::boot() {<text:line-break/> <text:s text:c="3"/></text:span><text:span text:style-name="T8">// Wczytaj dane z plików CSV<text:line-break/> <text:s text:c="3"/></text:span><text:span text:style-name="T19">loadUsersFromCSV(usersFilePath); <text:s/></text:span><text:span text:style-name="T8">// Wczytaj użytkowników<text:line-break/> <text:s text:c="3"/></text:span><text:span text:style-name="T19">loadCoursesFromCSV(coursesFilePath); <text:s/></text:span><text:span text:style-name="T8">// Wczytaj kursy<text:line-break/><text:line-break/> <text:s text:c="3"/>// Wyświetl logo systemu<text:line-break/> <text:s text:c="3"/></text:span><text:span text:style-name="T19">std::cout &lt;&lt; </text:span><text:span text:style-name="T13">"============================================================================================</text:span><text:span text:style-name="T15">\n</text:span><text:span text:style-name="T13">"</text:span><text:span text:style-name="T19">;<text:line-break/> <text:s text:c="3"/>std::cout &lt;&lt; </text:span><text:span text:style-name="T13">"============================================================================================</text:span><text:span text:style-name="T15">\n</text:span><text:span text:style-name="T13">"</text:span><text:span text:style-name="T19">;<text:line-break/> <text:s text:c="3"/>std::cout &lt;&lt; </text:span><text:span text:style-name="T13">"============================================================================================</text:span><text:span text:style-name="T15">\n</text:span><text:span text:style-name="T13">"</text:span><text:span text:style-name="T19">;<text:line-break/> <text:s text:c="3"/>std::cout &lt;&lt; logo &lt;&lt; </text:span><text:span text:style-name="T13">"</text:span><text:span text:style-name="T15">\n</text:span><text:span text:style-name="T13">"</text:span><text:span text:style-name="T19">;<text:line-break/> <text:s text:c="3"/>std::cout &lt;&lt; </text:span><text:span text:style-name="T13">"============================================================================================</text:span><text:span text:style-name="T15">\n</text:span><text:span text:style-name="T13">"</text:span><text:span text:style-name="T19">;<text:line-break/> <text:s text:c="3"/>std::cout &lt;&lt; </text:span><text:span text:style-name="T13">"============================================================================================</text:span><text:span text:style-name="T15">\n</text:span><text:span text:style-name="T13">"</text:span><text:span text:style-name="T19">;<text:line-break/> <text:s text:c="3"/>std::cout &lt;&lt; </text:span><text:soft-page-break/><text:span text:style-name="T13">"============================================================================================</text:span><text:span text:style-name="T15">\n</text:span><text:span text:style-name="T13">"</text:span><text:span text:style-name="T19">;<text:line-break/>}<text:line-break/><text:line-break/></text:span><text:span text:style-name="T8">// Metoda uruchamiająca system w wersji studenckiej<text:line-break/></text:span><text:span text:style-name="T15">void </text:span><text:span text:style-name="T19">System::studentSystem() {<text:line-break/> <text:s text:c="3"/></text:span><text:span text:style-name="T8">// Utwórz zmienną przechowującą dane użytkownika<text:line-break/> <text:s text:c="3"/></text:span><text:span text:style-name="T19">std::string userInput;<text:line-break/><text:line-break/> <text:s text:c="3"/></text:span><text:span text:style-name="T8">// Utwórz nowego studenta<text:line-break/> <text:s text:c="3"/></text:span><text:span text:style-name="T19">Student * student = </text:span><text:span text:style-name="T15">new </text:span><text:span text:style-name="T19">Student();<text:line-break/><text:line-break/> <text:s text:c="3"/></text:span><text:span text:style-name="T8">// Wywołaj metodę logowania<text:line-break/> <text:s text:c="3"/></text:span><text:span text:style-name="T19">login(student);<text:line-break/><text:line-break/> <text:s text:c="3"/></text:span><text:span text:style-name="T8">// Pętla do wyboru opcji systemu studenta<text:line-break/> <text:s text:c="3"/></text:span><text:span text:style-name="T15">while</text:span><text:span text:style-name="T19">(</text:span><text:span text:style-name="T15">true</text:span><text:span text:style-name="T19">) {<text:line-break/> <text:s text:c="7"/></text:span><text:span text:style-name="T8">// Wyświetl stronę główną systemu studenta<text:line-break/> <text:s text:c="7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7"/>std::cout &lt;&lt; </text:span><text:span text:style-name="T13">"|~~~~~~~~~~~~~~~~~~~~~~~~~~~~~~~~~~~~~~Strona glowna~~~~~~~~~~~~~~~~~~~~~~~~~~~~~~~~~~~~~|</text:span><text:span text:style-name="T15">\n</text:span><text:span text:style-name="T13">"</text:span><text:span text:style-name="T19">;<text:line-break/> <text:s text:c="7"/>std::cout &lt;&lt; </text:span><text:span text:style-name="T13">"|========================================================================================|</text:span><text:span text:style-name="T15">\n</text:span><text:span text:style-name="T13">"</text:span><text:span text:style-name="T19">;<text:line-break/> <text:s text:c="7"/>std::cout &lt;&lt; </text:span><text:span text:style-name="T13">"| 1. Kursy <text:s text:c="78"/>|</text:span><text:span text:style-name="T15">\n</text:span><text:span text:style-name="T13">"</text:span><text:span text:style-name="T19">;<text:line-break/> <text:s text:c="7"/>std::cout &lt;&lt; </text:span><text:span text:style-name="T13">"| 2. Wyswietl swoj profil <text:s text:c="63"/>|</text:span><text:span text:style-name="T15">\n</text:span><text:span text:style-name="T13">"</text:span><text:span text:style-name="T19">;<text:line-break/> <text:s text:c="7"/>std::cout &lt;&lt; </text:span><text:span text:style-name="T13">"| 3. Wyloguj sie <text:s text:c="72"/>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7"/></text:span><text:span text:style-name="T8">// Pobierz wybór użytkownika<text:line-break/> <text:s text:c="7"/></text:span><text:span text:style-name="T19">std::cin &gt;&gt; userInput;<text:line-break/><text:line-break/> <text:s text:c="7"/></text:span><text:span text:style-name="T8">// Wykonaj akcję w zależności od wyboru użytkownika<text:line-break/> <text:s text:c="7"/>// Jeżeli użytkownik wybrał opcję 1<text:line-break/> <text:s text:c="7"/></text:span><text:span text:style-name="T15">if</text:span><text:span text:style-name="T19">(userInput == </text:span><text:span text:style-name="T13">"1"</text:span><text:span text:style-name="T19">) {<text:line-break/> <text:s text:c="11"/></text:span><text:span text:style-name="T8">// Wywołaj metodę menu kursów studenta<text:line-break/> <text:s text:c="11"/></text:span><text:span text:style-name="T19">studentCourseMenu(student);<text:line-break/> <text:s text:c="7"/></text:span><text:span text:style-name="T8">// Jeżeli użytkownik wybrał opcję 2<text:line-break/> <text:s text:c="7"/></text:span><text:span text:style-name="T19">} </text:span><text:span text:style-name="T15">else if</text:span><text:span text:style-name="T19">(userInput == </text:span><text:span text:style-name="T13">"2"</text:span><text:span text:style-name="T19">) {<text:line-break/> <text:s text:c="11"/></text:span><text:span text:style-name="T8">// Wyświetl profil użytkownika<text:line-break/> <text:s text:c="11"/></text:span><text:span text:style-name="T19">student-&gt;printUser();<text:line-break/> <text:s text:c="7"/></text:span><text:span text:style-name="T8">// Jeżeli użytkownik wybrał opcję 3<text:line-break/> <text:s text:c="7"/></text:span><text:span text:style-name="T19">} </text:span><text:span text:style-name="T15">else if</text:span><text:span text:style-name="T19">(userInput == </text:span><text:span text:style-name="T13">"3"</text:span><text:span text:style-name="T19">) {<text:line-break/> <text:s text:c="11"/></text:span><text:span text:style-name="T8">// Zakończ działanie programu<text:line-break/> <text:s text:c="11"/></text:span><text:span text:style-name="T19">exit(</text:span><text:span text:style-name="T25">0</text:span><text:span text:style-name="T19">);<text:line-break/> <text:s text:c="7"/></text:span><text:span text:style-name="T8">// W przeciwnym wypadku<text:line-break/> <text:s text:c="7"/></text:span><text:span text:style-name="T19">} </text:span><text:span text:style-name="T15">else </text:span><text:span text:style-name="T19">{<text:line-break/> <text:s text:c="11"/></text:span><text:span text:style-name="T8">// Wyświetl komunikat o niepoprawnym wyborze<text:line-break/> <text:s text:c="11"/></text:span><text:span text:style-name="T19">std::cout &lt;&lt; </text:span><text:span text:style-name="T13">"Niepoprawna opcja!</text:span><text:span text:style-name="T15">\n</text:span><text:span text:style-name="T13">"</text:span><text:span text:style-name="T19">;<text:line-break/> <text:s text:c="7"/>}<text:line-break/> <text:s text:c="3"/>}<text:line-break/>}<text:line-break/><text:line-break/></text:span><text:span text:style-name="T8">// Metoda uruchamiająca system w werjsi wykładowcy<text:line-break/></text:span><text:span text:style-name="T15">void </text:span><text:span text:style-name="T19">System::lecturerSystem() {<text:line-break/> <text:s text:c="3"/></text:span><text:span text:style-name="T8">// Utwórz zmienną przechowującą dane użytkownika<text:line-break/> <text:s text:c="3"/></text:span><text:span text:style-name="T19">std::string userInput;<text:line-break/></text:span><text:soft-page-break/><text:span text:style-name="T19"><text:line-break/> <text:s text:c="3"/></text:span><text:span text:style-name="T8">// Utwórz nowego wykładowcę<text:line-break/> <text:s text:c="3"/></text:span><text:span text:style-name="T19">Lecturer * lecturer = </text:span><text:span text:style-name="T15">new </text:span><text:span text:style-name="T19">Lecturer();<text:line-break/><text:line-break/> <text:s text:c="3"/></text:span><text:span text:style-name="T8">// Wywołaj metodę logowania<text:line-break/> <text:s text:c="3"/></text:span><text:span text:style-name="T19">login(lecturer);<text:line-break/><text:line-break/> <text:s text:c="3"/></text:span><text:span text:style-name="T8">// Pętla do wyboru opcji systemu wykładowcy<text:line-break/> <text:s text:c="3"/></text:span><text:span text:style-name="T15">while</text:span><text:span text:style-name="T19">(</text:span><text:span text:style-name="T15">true</text:span><text:span text:style-name="T19">) {<text:line-break/> <text:s text:c="7"/></text:span><text:span text:style-name="T8">// Wyświetl stronę główną systemu wykładowcy<text:line-break/> <text:s text:c="7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7"/>std::cout &lt;&lt; </text:span><text:span text:style-name="T13">"|~~~~~~~~~~~~~~~~~~~~~~~~~~~~~~~~~~~~~~Strona glowna~~~~~~~~~~~~~~~~~~~~~~~~~~~~~~~~~~~~~|</text:span><text:span text:style-name="T15">\n</text:span><text:span text:style-name="T13">"</text:span><text:span text:style-name="T19">;<text:line-break/> <text:s text:c="7"/>std::cout &lt;&lt; </text:span><text:span text:style-name="T13">"|========================================================================================|</text:span><text:span text:style-name="T15">\n</text:span><text:span text:style-name="T13">"</text:span><text:span text:style-name="T19">;<text:line-break/> <text:s text:c="7"/>std::cout &lt;&lt; </text:span><text:span text:style-name="T13">"| 1. Kursy <text:s text:c="78"/>|</text:span><text:span text:style-name="T15">\n</text:span><text:span text:style-name="T13">"</text:span><text:span text:style-name="T19">;<text:line-break/> <text:s text:c="7"/>std::cout &lt;&lt; </text:span><text:span text:style-name="T13">"| 2. Wyswietl swoj profil <text:s text:c="63"/>|</text:span><text:span text:style-name="T15">\n</text:span><text:span text:style-name="T13">"</text:span><text:span text:style-name="T19">;<text:line-break/> <text:s text:c="7"/>std::cout &lt;&lt; </text:span><text:span text:style-name="T13">"| 3. Wyloguj sie <text:s text:c="72"/>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7"/></text:span><text:span text:style-name="T8">// Pobierz wybór użytkownika<text:line-break/> <text:s text:c="7"/></text:span><text:span text:style-name="T19">std::cin &gt;&gt; userInput;<text:line-break/><text:line-break/> <text:s text:c="7"/></text:span><text:span text:style-name="T8">// Wykonaj akcję w zależności od wyboru użytkownika<text:line-break/> <text:s text:c="7"/>// Jeżeli użytkownik wybrał opcję 1<text:line-break/> <text:s text:c="7"/></text:span><text:span text:style-name="T15">if</text:span><text:span text:style-name="T19">(userInput == </text:span><text:span text:style-name="T13">"1"</text:span><text:span text:style-name="T19">) {<text:line-break/> <text:s text:c="11"/></text:span><text:span text:style-name="T8">// Wywołaj metodę menu kursów studenta<text:line-break/> <text:s text:c="11"/></text:span><text:span text:style-name="T19">lecturerCourseMenu(lecturer);<text:line-break/> <text:s text:c="7"/></text:span><text:span text:style-name="T8">// Jeżeli użytkownik wybrał opcję 2<text:line-break/> <text:s text:c="7"/></text:span><text:span text:style-name="T19">} </text:span><text:span text:style-name="T15">else if</text:span><text:span text:style-name="T19">(userInput == </text:span><text:span text:style-name="T13">"2"</text:span><text:span text:style-name="T19">) {<text:line-break/> <text:s text:c="11"/></text:span><text:span text:style-name="T8">// Wyświetl profil użytkownika<text:line-break/> <text:s text:c="11"/></text:span><text:span text:style-name="T19">lecturer-&gt;printUser();<text:line-break/> <text:s text:c="7"/></text:span><text:span text:style-name="T8">// Jeżeli użytkownik wybrał opcję 3<text:line-break/> <text:s text:c="7"/></text:span><text:span text:style-name="T19">} </text:span><text:span text:style-name="T15">else if</text:span><text:span text:style-name="T19">(userInput == </text:span><text:span text:style-name="T13">"3"</text:span><text:span text:style-name="T19">) {<text:line-break/> <text:s text:c="11"/></text:span><text:span text:style-name="T8">// Zakończ działanie programu<text:line-break/> <text:s text:c="11"/></text:span><text:span text:style-name="T19">exit(</text:span><text:span text:style-name="T25">0</text:span><text:span text:style-name="T19">);<text:line-break/> <text:s text:c="7"/></text:span><text:span text:style-name="T8">// W przeciwnym wypadku<text:line-break/> <text:s text:c="7"/></text:span><text:span text:style-name="T19">} </text:span><text:span text:style-name="T15">else </text:span><text:span text:style-name="T19">{<text:line-break/> <text:s text:c="11"/></text:span><text:span text:style-name="T8">// Wyświetl komunikat o niepoprawnym wyborze<text:line-break/> <text:s text:c="11"/></text:span><text:span text:style-name="T19">std::cout &lt;&lt; </text:span><text:span text:style-name="T13">"Niepoprawna opcja!" </text:span><text:span text:style-name="T19">&lt;&lt; </text:span><text:span text:style-name="T13">"</text:span><text:span text:style-name="T15">\n</text:span><text:span text:style-name="T13">"</text:span><text:span text:style-name="T19">;<text:line-break/> <text:s text:c="7"/>}<text:line-break/> <text:s text:c="3"/>}<text:line-break/>}<text:line-break/><text:line-break/></text:span><text:span text:style-name="T8">// Metoda otwierająca menu kursów dla studenta<text:line-break/></text:span><text:span text:style-name="T15">void </text:span><text:span text:style-name="T19">System::studentCourseMenu(Student * student) {<text:line-break/> <text:s text:c="3"/></text:span><text:span text:style-name="T8">// Utwórz zmienną przechowującą dane użytkownika<text:line-break/> <text:s text:c="3"/></text:span><text:span text:style-name="T19">std::string userInput;<text:line-break/><text:line-break/> <text:s text:c="3"/></text:span><text:span text:style-name="T8">// Pętla do wyboru opcji systemu studenta<text:line-break/> <text:s text:c="3"/></text:span><text:span text:style-name="T15">while</text:span><text:span text:style-name="T19">(</text:span><text:span text:style-name="T15">true</text:span><text:span text:style-name="T19">) {<text:line-break/> <text:s text:c="7"/></text:span><text:span text:style-name="T8">// Wyświetl menu kursów studenta<text:line-break/> <text:s text:c="7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7"/>std::cout &lt;&lt; </text:span><text:span text:style-name="T13">"|~~~~~~~~~~~~~~~~~~~~~~~~~~~~~~~~~~~~~~~Menu </text:span><text:soft-page-break/><text:span text:style-name="T13">Kursow~~~~~~~~~~~~~~~~~~~~~~~~~~~~~~~~~~~~~~|</text:span><text:span text:style-name="T15">\n</text:span><text:span text:style-name="T13">"</text:span><text:span text:style-name="T19">;<text:line-break/> <text:s text:c="7"/>std::cout &lt;&lt; </text:span><text:span text:style-name="T13">"|========================================================================================|</text:span><text:span text:style-name="T15">\n</text:span><text:span text:style-name="T13">"</text:span><text:span text:style-name="T19">;<text:line-break/> <text:s text:c="7"/>std::cout &lt;&lt; </text:span><text:span text:style-name="T13">"| 1. Wybierz ze swoich kursow <text:s text:c="59"/>|</text:span><text:span text:style-name="T15">\n</text:span><text:span text:style-name="T13">"</text:span><text:span text:style-name="T19">;<text:line-break/> <text:s text:c="7"/>std::cout &lt;&lt; </text:span><text:span text:style-name="T13">"| 2. Zapisz sie do kursu <text:s text:c="64"/>|</text:span><text:span text:style-name="T15">\n</text:span><text:span text:style-name="T13">"</text:span><text:span text:style-name="T19">;<text:line-break/> <text:s text:c="7"/>std::cout &lt;&lt; </text:span><text:span text:style-name="T13">"| 3. Wypisz sie z kursu <text:s text:c="65"/>|</text:span><text:span text:style-name="T15">\n</text:span><text:span text:style-name="T13">"</text:span><text:span text:style-name="T19">;<text:line-break/> <text:s text:c="7"/>std::cout &lt;&lt; </text:span><text:span text:style-name="T13">"| 4. Wyswietl swoje kursy <text:s text:c="63"/>|</text:span><text:span text:style-name="T15">\n</text:span><text:span text:style-name="T13">"</text:span><text:span text:style-name="T19">;<text:line-break/> <text:s text:c="7"/>std::cout &lt;&lt; </text:span><text:span text:style-name="T13">"| 5. Wyswietl wszystkie kursy <text:s text:c="59"/>|</text:span><text:span text:style-name="T15">\n</text:span><text:span text:style-name="T13">"</text:span><text:span text:style-name="T19">;<text:line-break/> <text:s text:c="7"/>std::cout &lt;&lt; </text:span><text:span text:style-name="T13">"| 6. Wroc <text:s text:c="79"/>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7"/></text:span><text:span text:style-name="T8">// Pobierz wybór użytkownika<text:line-break/> <text:s text:c="7"/></text:span><text:span text:style-name="T19">std::cin &gt;&gt; userInput;<text:line-break/><text:line-break/> <text:s text:c="7"/></text:span><text:span text:style-name="T8">// Wykonaj akcję w zależności od wyboru użytkownika<text:line-break/> <text:s text:c="7"/>// Jeżeli użytkownik wybrał opcję 1<text:line-break/> <text:s text:c="7"/></text:span><text:span text:style-name="T15">if</text:span><text:span text:style-name="T19">(userInput == </text:span><text:span text:style-name="T13">"1"</text:span><text:span text:style-name="T19">) {<text:line-break/> <text:s text:c="11"/></text:span><text:span text:style-name="T8">// Wyświetl kursy studenta<text:line-break/> <text:s text:c="11"/></text:span><text:span text:style-name="T19">student-&gt;printCourses();<text:line-break/> <text:s text:c="11"/></text:span><text:span text:style-name="T8">// Wyświetl opcję powrotu<text:line-break/> <text:s text:c="11"/></text:span><text:span text:style-name="T19">std::cout &lt;&lt; </text:span><text:span text:style-name="T13">"| " </text:span><text:span text:style-name="T19">&lt;&lt; student-&gt;getCoursesSize() + </text:span><text:span text:style-name="T25">1 </text:span><text:span text:style-name="T19">&lt;&lt; </text:span><text:span text:style-name="T13">". Wroc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11"/>std::cout &lt;&lt; </text:span><text:span text:style-name="T13">"Wybierz kurs: "</text:span><text:span text:style-name="T19">; <text:s/></text:span><text:span text:style-name="T8">// Wyświetl komunikat o wyborze kursu<text:line-break/> <text:s text:c="11"/></text:span><text:span text:style-name="T19">std::cin &gt;&gt; userInput; <text:s/></text:span><text:span text:style-name="T8">// Pobierz wybór użytkownika<text:line-break/><text:line-break/> <text:s text:c="11"/>// Jeżeli wybrany kurs istnieje<text:line-break/> <text:s text:c="11"/></text:span><text:span text:style-name="T15">if</text:span><text:span text:style-name="T19">(std::stoi(userInput) - </text:span><text:span text:style-name="T25">1 </text:span><text:span text:style-name="T19">&lt; student-&gt;getCoursesSize()) {<text:line-break/> <text:s text:c="15"/></text:span><text:span text:style-name="T8">// Wywołaj menu kursu studenta o podanym indeksie<text:line-break/> <text:s text:c="15"/></text:span><text:span text:style-name="T19">student-&gt;getCourseAtIndex(std::stoi(userInput) - </text:span><text:span text:style-name="T25">1</text:span><text:span text:style-name="T19">)-&gt;openStudentCourseMenu(student);<text:line-break/> <text:s text:c="11"/></text:span><text:span text:style-name="T8">// W przeciwnym wypadku<text:line-break/> <text:s text:c="11"/></text:span><text:span text:style-name="T19">} </text:span><text:span text:style-name="T15">else if</text:span><text:span text:style-name="T19">(std::stoi(userInput) - </text:span><text:span text:style-name="T25">1 <text:s/></text:span><text:span text:style-name="T19">== student-&gt;getCoursesSize()) {<text:line-break/> <text:s text:c="15"/></text:span><text:span text:style-name="T8">// Wyświetl komunikat o opuszczeniu menu kursów<text:line-break/> <text:s text:c="15"/></text:span><text:span text:style-name="T19">std::cout &lt;&lt; </text:span><text:span text:style-name="T13">"Wyszedles z menu kurs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</text:span><text:span text:style-name="T8">// W przeciwnym wypadku<text:line-break/> <text:s text:c="11"/></text:span><text:span text:style-name="T19">} </text:span><text:span text:style-name="T15">else </text:span><text:span text:style-name="T19">{<text:line-break/> <text:s text:c="15"/></text:span><text:span text:style-name="T8">// Wyświetl komunikat o niepoprawnym wyborze<text:line-break/> <text:s text:c="15"/></text:span><text:span text:style-name="T19">std::cout &lt;&lt; </text:span><text:span text:style-name="T13">"Podany kurs nie istnieje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<text:line-break/> <text:s text:c="7"/></text:span><text:span text:style-name="T8">// Jeżeli użytkownik wybrał opcję 2<text:line-break/> <text:s text:c="7"/></text:span><text:span text:style-name="T19">} </text:span><text:span text:style-name="T15">else if</text:span><text:span text:style-name="T19">(userInput == </text:span><text:span text:style-name="T13">"2"</text:span><text:span text:style-name="T19">) {<text:line-break/> <text:s text:c="11"/></text:span><text:span text:style-name="T8">// Wyświetl wszystkie kursy<text:line-break/> <text:s text:c="11"/></text:span><text:span text:style-name="T19">printCourses();<text:line-break/> <text:s text:c="11"/></text:span><text:span text:style-name="T8">// Wyświetl opcję powrotu<text:line-break/> <text:s text:c="11"/></text:span><text:span text:style-name="T19">std::cout &lt;&lt; </text:span><text:span text:style-name="T13">"| " </text:span><text:span text:style-name="T19">&lt;&lt; getCoursesSize() + </text:span><text:span text:style-name="T25">1 </text:span><text:span text:style-name="T19">&lt;&lt; </text:span><text:span text:style-name="T13">". Wroc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11"/></text:span><text:span text:style-name="T8">// Wyświetl komunikat o wyborze kursu<text:line-break/></text:span><text:soft-page-break/><text:span text:style-name="T8"> <text:s text:c="11"/></text:span><text:span text:style-name="T19">std::cout &lt;&lt; </text:span><text:span text:style-name="T13">"Wybierz kurs: "</text:span><text:span text:style-name="T19">;<text:line-break/> <text:s text:c="11"/></text:span><text:span text:style-name="T8">// Pobierz wybór użytkownika<text:line-break/> <text:s text:c="11"/></text:span><text:span text:style-name="T19">std::cin &gt;&gt; userInput;<text:line-break/><text:line-break/> <text:s text:c="11"/></text:span><text:span text:style-name="T8">// Jeżeli wybrany kurs istnieje<text:line-break/> <text:s text:c="11"/></text:span><text:span text:style-name="T15">if</text:span><text:span text:style-name="T19">(std::stoi(userInput) - </text:span><text:span text:style-name="T25">1 </text:span><text:span text:style-name="T19">&lt; getCoursesSize()) {<text:line-break/> <text:s text:c="15"/></text:span><text:span text:style-name="T8">// Przejdź przez wszystkie kursy studenta<text:line-break/> <text:s text:c="15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student-&gt;getCoursesSize(); i++) {<text:line-break/> <text:s text:c="19"/></text:span><text:span text:style-name="T8">// Jeżeli student jest już zapisany na dany kurs<text:line-break/> <text:s text:c="19"/></text:span><text:span text:style-name="T15">if</text:span><text:span text:style-name="T19">(student-&gt;getCourseAtIndex(i)-&gt;getName() == courses[std::stoi(userInput) - </text:span><text:span text:style-name="T25">1</text:span><text:span text:style-name="T19">]-&gt;getName()) {<text:line-break/> <text:s text:c="23"/></text:span><text:span text:style-name="T8">// Wyświetl komunikat o tym, że student jest już zapisany na ten kurs<text:line-break/> <text:s text:c="23"/></text:span><text:span text:style-name="T19">std::cout &lt;&lt; </text:span><text:span text:style-name="T13">"Juz jestes zapisany na ten kurs!" </text:span><text:span text:style-name="T19">&lt;&lt; </text:span><text:span text:style-name="T13">"</text:span><text:span text:style-name="T15">\n</text:span><text:span text:style-name="T13">"</text:span><text:span text:style-name="T19">;<text:line-break/> <text:s text:c="23"/></text:span><text:span text:style-name="T8">// Zakończ pętlę<text:line-break/> <text:s text:c="23"/></text:span><text:span text:style-name="T15">return</text:span><text:span text:style-name="T19">;<text:line-break/> <text:s text:c="19"/>}<text:line-break/> <text:s text:c="15"/>}<text:line-break/> <text:s text:c="15"/></text:span><text:span text:style-name="T8">// Dodaj kurs do kursów studenta<text:line-break/> <text:s text:c="15"/></text:span><text:span text:style-name="T19">student-&gt;addCourse(courses[std::stoi(userInput) - </text:span><text:span text:style-name="T25">1</text:span><text:span text:style-name="T19">]);<text:line-break/> <text:s text:c="15"/></text:span><text:span text:style-name="T8">// Dodaj studenta do uczestników kursu<text:line-break/> <text:s text:c="15"/></text:span><text:span text:style-name="T19">courses[std::stoi(userInput) - </text:span><text:span text:style-name="T25">1</text:span><text:span text:style-name="T19">]-&gt;addStudent(student);<text:line-break/> <text:s text:c="15"/></text:span><text:span text:style-name="T8">// Zapisz studenta do pliku kursów w formacie CSV<text:line-break/> <text:s text:c="15"/></text:span><text:span text:style-name="T19">saveCoursesToCSV(coursesFilePath);<text:line-break/> <text:s text:c="11"/></text:span><text:span text:style-name="T8">// Jeżeli użytkownik wybrał opcję powrotu<text:line-break/> <text:s text:c="11"/></text:span><text:span text:style-name="T19">} </text:span><text:span text:style-name="T15">else if</text:span><text:span text:style-name="T19">(std::stoi(userInput) - </text:span><text:span text:style-name="T25">1 </text:span><text:span text:style-name="T19">== getCoursesSize()) {<text:line-break/> <text:s text:c="15"/></text:span><text:span text:style-name="T8">// Wyświetl komunikat o opuszczeniu menu kursów<text:line-break/> <text:s text:c="15"/></text:span><text:span text:style-name="T19">std::cout &lt;&lt; </text:span><text:span text:style-name="T13">"Wyszedles z menu kurs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</text:span><text:span text:style-name="T8">// W przeciwnym wypadku<text:line-break/> <text:s text:c="11"/></text:span><text:span text:style-name="T19">} </text:span><text:span text:style-name="T15">else </text:span><text:span text:style-name="T19">{<text:line-break/> <text:s text:c="15"/></text:span><text:span text:style-name="T8">// Wyświetl komunikat o niepoprawnym wyborze<text:line-break/> <text:s text:c="15"/></text:span><text:span text:style-name="T19">std::cout &lt;&lt; </text:span><text:span text:style-name="T13">"Podany kurs nie istnieje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<text:line-break/> <text:s text:c="7"/></text:span><text:span text:style-name="T8">// Jeżeli użytkownik wybrał opcję 3<text:line-break/> <text:s text:c="7"/></text:span><text:span text:style-name="T19">} </text:span><text:span text:style-name="T15">else if</text:span><text:span text:style-name="T19">(userInput == </text:span><text:span text:style-name="T13">"3"</text:span><text:span text:style-name="T19">) {<text:line-break/> <text:s text:c="11"/></text:span><text:span text:style-name="T8">// Utwórz zmienną przechowującą nazwe kursu do usunięcia<text:line-break/> <text:s text:c="11"/></text:span><text:span text:style-name="T19">std::string courseToDeleteName = </text:span><text:span text:style-name="T13">""</text:span><text:span text:style-name="T19">;<text:line-break/><text:line-break/> <text:s text:c="11"/></text:span><text:span text:style-name="T8">// Wyświetl kursy studenta<text:line-break/> <text:s text:c="11"/></text:span><text:span text:style-name="T19">student-&gt;printCourses();<text:line-break/> <text:s text:c="11"/></text:span><text:span text:style-name="T8">// Wyświetl opcję powrotu<text:line-break/> <text:s text:c="11"/></text:span><text:span text:style-name="T19">std::cout &lt;&lt; </text:span><text:span text:style-name="T13">"| " </text:span><text:span text:style-name="T19">&lt;&lt; student-&gt;getCoursesSize() + </text:span><text:span text:style-name="T25">1 </text:span><text:span text:style-name="T19">&lt;&lt; </text:span><text:span text:style-name="T13">". Wroc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11"/></text:span><text:span text:style-name="T8">// Wyświetl komunikat o wyborze kursu<text:line-break/> <text:s text:c="11"/></text:span><text:span text:style-name="T19">std::cout &lt;&lt; </text:span><text:span text:style-name="T13">"Wybierz kurs: "</text:span><text:span text:style-name="T19">;<text:line-break/> <text:s text:c="11"/></text:span><text:span text:style-name="T8">// Pobierz wybór użytkownika<text:line-break/> <text:s text:c="11"/></text:span><text:span text:style-name="T19">std::cin &gt;&gt; userInput;<text:line-break/><text:line-break/> <text:s text:c="11"/></text:span><text:span text:style-name="T8">// Jeżeli wybrany kurs istnieje<text:line-break/> <text:s text:c="11"/></text:span><text:span text:style-name="T15">if</text:span><text:span text:style-name="T19">(std::stoi(userInput) - </text:span><text:span text:style-name="T25">1 </text:span><text:span text:style-name="T19">&lt; student-&gt;getCoursesSize()) {<text:line-break/> <text:s text:c="15"/></text:span><text:span text:style-name="T8">// Przejdz przez wszystkie kursy wykładowcy<text:line-break/> <text:s text:c="15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student-&gt;getCoursesSize(); i++) {<text:line-break/> <text:s text:c="19"/></text:span><text:span text:style-name="T8">// Jeżeli nazwa kursu o podanym indeksie jest taka sama jak nazwa kursu o podanym indeksie<text:line-break/> <text:s text:c="19"/></text:span><text:span text:style-name="T15">if</text:span><text:span text:style-name="T19">(student-&gt;getCourseAtIndex(i)-&gt;getName() == student-&gt;getCourseAtIndex(std::stoi(userInput) - </text:span><text:span text:style-name="T25">1</text:span><text:span text:style-name="T19">)-&gt;getName()) {<text:line-break/> <text:s text:c="23"/></text:span><text:span text:style-name="T8">// Ustaw zmienną przechowującą nazwe kursu do usunięcia na nazwę kursu o podanym indeksie<text:line-break/> <text:s text:c="23"/></text:span><text:span text:style-name="T19">std::string courseToDeleteName = student-&gt;getCourseAtIndex(i)-&gt;getName();<text:line-break/></text:span><text:soft-page-break/><text:span text:style-name="T19"> <text:s text:c="23"/></text:span><text:span text:style-name="T8">// Przejdz przez wszystkie kursy systemu<text:line-break/> <text:s text:c="23"/></text:span><text:span text:style-name="T15">for</text:span><text:span text:style-name="T19">(</text:span><text:span text:style-name="T15">int </text:span><text:span text:style-name="T19">j = </text:span><text:span text:style-name="T25">0</text:span><text:span text:style-name="T19">; j &lt; courses.size(); j++) {<text:line-break/> <text:s text:c="27"/></text:span><text:span text:style-name="T8">// Jeżeli nazwa kursu o podanym indeksie jest taka sama jak nazwa kursu do usunięcia<text:line-break/> <text:s text:c="27"/></text:span><text:span text:style-name="T15">if</text:span><text:span text:style-name="T19">(courses[j]-&gt;getName() == courseToDeleteName) {<text:line-break/> <text:s text:c="31"/></text:span><text:span text:style-name="T8">// Usuń studenta z listy uczestników kursu<text:line-break/> <text:s text:c="31"/></text:span><text:span text:style-name="T19">courses[j]-&gt;removeStudent(student-&gt;getLogin());<text:line-break/> <text:s text:c="31"/></text:span><text:span text:style-name="T8">// Usuń kurs z listy kursów studenta<text:line-break/> <text:s text:c="31"/></text:span><text:span text:style-name="T19">student-&gt;removeCourse(courseToDeleteName);<text:line-break/> <text:s text:c="31"/></text:span><text:span text:style-name="T8">// Wyświetl komunikat wyjścia z kursu<text:line-break/> <text:s text:c="31"/></text:span><text:span text:style-name="T19">std::cout &lt;&lt; </text:span><text:span text:style-name="T13">"Wyszedles z kursu " </text:span><text:span text:style-name="T19">&lt;&lt; courses[j]-&gt;getName() &lt;&lt; </text:span><text:span text:style-name="T13">"!" </text:span><text:span text:style-name="T19">&lt;&lt; </text:span><text:span text:style-name="T13">"</text:span><text:span text:style-name="T15">\n</text:span><text:span text:style-name="T13">"</text:span><text:span text:style-name="T19">;<text:line-break/> <text:s text:c="27"/>}<text:line-break/> <text:s text:c="23"/>}<text:line-break/> <text:s text:c="19"/>}<text:line-break/> <text:s text:c="15"/>}<text:line-break/> <text:s text:c="11"/></text:span><text:span text:style-name="T8">// Jeżeli użytkownik wybrał opcję powrotu<text:line-break/> <text:s text:c="11"/></text:span><text:span text:style-name="T19">} </text:span><text:span text:style-name="T15">else if</text:span><text:span text:style-name="T19">(std::stoi(userInput) - </text:span><text:span text:style-name="T25">1 </text:span><text:span text:style-name="T19">== student-&gt;getCoursesSize()) {<text:line-break/> <text:s text:c="15"/></text:span><text:span text:style-name="T8">// Wyświetl komunikat o opuszczeniu menu kursów<text:line-break/> <text:s text:c="15"/></text:span><text:span text:style-name="T19">std::cout &lt;&lt; </text:span><text:span text:style-name="T13">"Wyszedles z menu kurs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 </text:span><text:span text:style-name="T15">else </text:span><text:span text:style-name="T19">{<text:line-break/> <text:s text:c="15"/></text:span><text:span text:style-name="T8">// Wyświetl komunikat o niepoprawnym wyborze<text:line-break/> <text:s text:c="15"/></text:span><text:span text:style-name="T19">std::cout &lt;&lt; </text:span><text:span text:style-name="T13">"Podany kurs nie istnieje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<text:line-break/> <text:s text:c="7"/></text:span><text:span text:style-name="T8">// Jeżeli użytkownik wybrał opcję 4<text:line-break/> <text:s text:c="7"/></text:span><text:span text:style-name="T19">} </text:span><text:span text:style-name="T15">else if</text:span><text:span text:style-name="T19">(userInput == </text:span><text:span text:style-name="T13">"4"</text:span><text:span text:style-name="T19">) {<text:line-break/> <text:s text:c="11"/></text:span><text:span text:style-name="T8">// Wyświetl kursy studenta<text:line-break/> <text:s text:c="11"/></text:span><text:span text:style-name="T19">student-&gt;printCourses();<text:line-break/> <text:s text:c="7"/></text:span><text:span text:style-name="T8">// Jeżeli użytkownik wybrał opcję 5<text:line-break/> <text:s text:c="7"/></text:span><text:span text:style-name="T19">} </text:span><text:span text:style-name="T15">else if</text:span><text:span text:style-name="T19">(userInput == </text:span><text:span text:style-name="T13">"5"</text:span><text:span text:style-name="T19">) {<text:line-break/> <text:s text:c="11"/></text:span><text:span text:style-name="T8">// Wyświetl wszystkie kursy<text:line-break/> <text:s text:c="11"/></text:span><text:span text:style-name="T19">printCourses();<text:line-break/> <text:s text:c="7"/></text:span><text:span text:style-name="T8">// Jeżeli użytkownik wybrał opcję 6<text:line-break/> <text:s text:c="7"/></text:span><text:span text:style-name="T19">} </text:span><text:span text:style-name="T15">else if</text:span><text:span text:style-name="T19">(userInput == </text:span><text:span text:style-name="T13">"6"</text:span><text:span text:style-name="T19">) {<text:line-break/> <text:s text:c="11"/></text:span><text:span text:style-name="T8">// Wyświetl komunikat o opuszczeniu menu kursów<text:line-break/> <text:s text:c="11"/></text:span><text:span text:style-name="T19">std::cout &lt;&lt; </text:span><text:span text:style-name="T13">"Wyszedles z menu kurs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</text:span><text:span text:style-name="T8">// Zakończ pętlę<text:line-break/> <text:s text:c="11"/></text:span><text:span text:style-name="T15">break</text:span><text:span text:style-name="T19">;<text:line-break/> <text:s text:c="7"/></text:span><text:span text:style-name="T8">// W przeciwnym wypadku<text:line-break/> <text:s text:c="7"/></text:span><text:span text:style-name="T19">} </text:span><text:span text:style-name="T15">else </text:span><text:span text:style-name="T19">{<text:line-break/> <text:s text:c="11"/></text:span><text:span text:style-name="T8">// Wyświetl komunikat o niepoprawnym wyborze<text:line-break/> <text:s text:c="11"/></text:span><text:span text:style-name="T19">std::cout &lt;&lt; </text:span><text:span text:style-name="T13">"Niepoprawna opcja!" </text:span><text:span text:style-name="T19">&lt;&lt; </text:span><text:span text:style-name="T13">"</text:span><text:span text:style-name="T15">\n</text:span><text:span text:style-name="T13">"</text:span><text:span text:style-name="T19">;<text:line-break/> <text:s text:c="7"/>}<text:line-break/> <text:s text:c="3"/>}<text:line-break/>}<text:line-break/><text:line-break/></text:span><text:span text:style-name="T8">// Metoda otwierająca menu kursów dla wykładowcy<text:line-break/></text:span><text:span text:style-name="T15">void </text:span><text:span text:style-name="T19">System::lecturerCourseMenu(Lecturer * lecturer) {<text:line-break/> <text:s text:c="3"/></text:span><text:span text:style-name="T8">// Utwórz zmienną przechowującą dane użytkownika<text:line-break/> <text:s text:c="3"/></text:span><text:span text:style-name="T19">std::string userInput;<text:line-break/><text:line-break/> <text:s text:c="3"/></text:span><text:span text:style-name="T8">// Pętla do wyboru opcji systemu wykładowcy<text:line-break/> <text:s text:c="3"/></text:span><text:span text:style-name="T15">while</text:span><text:span text:style-name="T19">(</text:span><text:span text:style-name="T15">true</text:span><text:span text:style-name="T19">) {<text:line-break/> <text:s text:c="7"/></text:span><text:span text:style-name="T8">// Wyświetl menu kursów wykładowcy<text:line-break/> <text:s text:c="7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7"/>std::cout &lt;&lt; </text:span><text:span text:style-name="T13">"|~~~~~~~~~~~~~~~~~~~~~~~~~~~~~~~~~~~~~~~Menu Kursow~~~~~~~~~~~~~~~~~~~~~~~~~~~~~~~~~~~~~~|</text:span><text:span text:style-name="T15">\n</text:span><text:span text:style-name="T13">"</text:span><text:span text:style-name="T19">;<text:line-break/> <text:s text:c="7"/>std::cout &lt;&lt; </text:span><text:span text:style-name="T13">"|========================================================================================|</text:span><text:span text:style-name="T15">\n</text:span><text:span text:style-name="T13">"</text:span><text:span text:style-name="T19">;<text:line-break/> <text:s text:c="7"/>std::cout &lt;&lt; </text:span><text:span text:style-name="T13">"| 1. Wybierz ze swoich kursow <text:s text:c="59"/>|</text:span><text:span text:style-name="T15">\n</text:span><text:span text:style-name="T13">"</text:span><text:span text:style-name="T19">;<text:line-break/></text:span><text:soft-page-break/><text:span text:style-name="T19"> <text:s text:c="7"/>std::cout &lt;&lt; </text:span><text:span text:style-name="T13">"| 2. Utworz kurs <text:s text:c="72"/>|</text:span><text:span text:style-name="T15">\n</text:span><text:span text:style-name="T13">"</text:span><text:span text:style-name="T19">;<text:line-break/> <text:s text:c="7"/>std::cout &lt;&lt; </text:span><text:span text:style-name="T13">"| 3. Zamknij kurs <text:s text:c="71"/>|</text:span><text:span text:style-name="T15">\n</text:span><text:span text:style-name="T13">"</text:span><text:span text:style-name="T19">;<text:line-break/> <text:s text:c="7"/>std::cout &lt;&lt; </text:span><text:span text:style-name="T13">"| 4. Wyswietl swoje kursy <text:s text:c="63"/>|</text:span><text:span text:style-name="T15">\n</text:span><text:span text:style-name="T13">"</text:span><text:span text:style-name="T19">;<text:line-break/> <text:s text:c="7"/>std::cout &lt;&lt; </text:span><text:span text:style-name="T13">"| 5. Wyswietl wszystkie kursy <text:s text:c="59"/>|</text:span><text:span text:style-name="T15">\n</text:span><text:span text:style-name="T13">"</text:span><text:span text:style-name="T19">;<text:line-break/> <text:s text:c="7"/>std::cout &lt;&lt; </text:span><text:span text:style-name="T13">"| 6. Wroc <text:s text:c="79"/>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7"/></text:span><text:span text:style-name="T8">// Pobierz wybór użytkownika<text:line-break/> <text:s text:c="7"/></text:span><text:span text:style-name="T19">std::cin &gt;&gt; userInput;<text:line-break/><text:line-break/> <text:s text:c="7"/></text:span><text:span text:style-name="T8">// Wykonaj akcję w zależności od wyboru użytkownika<text:line-break/> <text:s text:c="7"/>// Jeżeli użytkownik wybrał opcję 1<text:line-break/> <text:s text:c="7"/></text:span><text:span text:style-name="T15">if</text:span><text:span text:style-name="T19">(userInput == </text:span><text:span text:style-name="T13">"1"</text:span><text:span text:style-name="T19">) {<text:line-break/> <text:s text:c="11"/></text:span><text:span text:style-name="T8">// Wyświetl kursy wykładowcy<text:line-break/> <text:s text:c="11"/></text:span><text:span text:style-name="T19">lecturer-&gt;printCourses();<text:line-break/> <text:s text:c="11"/></text:span><text:span text:style-name="T8">// Wyświetl opcję powrotu<text:line-break/> <text:s text:c="11"/></text:span><text:span text:style-name="T19">std::cout &lt;&lt; </text:span><text:span text:style-name="T13">"| " </text:span><text:span text:style-name="T19">&lt;&lt; lecturer-&gt;getCoursesSize() + </text:span><text:span text:style-name="T25">1 </text:span><text:span text:style-name="T19">&lt;&lt; </text:span><text:span text:style-name="T13">". Wroc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11"/>std::cout &lt;&lt; </text:span><text:span text:style-name="T13">"Wybierz kurs: "</text:span><text:span text:style-name="T19">; <text:s/></text:span><text:span text:style-name="T8">// Wyświetl komunikat o wyborze kursu<text:line-break/> <text:s text:c="11"/></text:span><text:span text:style-name="T19">std::cin &gt;&gt; userInput; <text:s/></text:span><text:span text:style-name="T8">// Pobierz wybór użytkownika<text:line-break/><text:line-break/> <text:s text:c="11"/>// Jeżeli wybrany kurs istnieje<text:line-break/> <text:s text:c="11"/></text:span><text:span text:style-name="T15">if</text:span><text:span text:style-name="T19">(std::stoi(userInput) - </text:span><text:span text:style-name="T25">1 </text:span><text:span text:style-name="T19">&lt; lecturer-&gt;getCoursesSize()) {<text:line-break/> <text:s text:c="15"/></text:span><text:span text:style-name="T8">// Wywołaj menu kursu wykładowcy o podanym indeksie<text:line-break/> <text:s text:c="15"/></text:span><text:span text:style-name="T19">lecturer-&gt;getCourseAtIndex(std::stoi(userInput) - </text:span><text:span text:style-name="T25">1</text:span><text:span text:style-name="T19">)-&gt;openLecturerCourseMenu(lecturer);<text:line-break/> <text:s text:c="11"/></text:span><text:span text:style-name="T8">// Jeżeli użytkownik wybrał opcję powrotu<text:line-break/> <text:s text:c="11"/></text:span><text:span text:style-name="T19">} </text:span><text:span text:style-name="T15">else if</text:span><text:span text:style-name="T19">(std::stoi(userInput) - </text:span><text:span text:style-name="T25">1 </text:span><text:span text:style-name="T19">== lecturer-&gt;getCoursesSize()) {<text:line-break/> <text:s text:c="15"/></text:span><text:span text:style-name="T8">// Wyświetl komunikat o opuszczeniu menu kursów<text:line-break/> <text:s text:c="15"/></text:span><text:span text:style-name="T19">std::cout &lt;&lt; </text:span><text:span text:style-name="T13">"Wyszedles z menu kurs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</text:span><text:span text:style-name="T8">// W przeciwnym wypadku<text:line-break/> <text:s text:c="11"/></text:span><text:span text:style-name="T19">} </text:span><text:span text:style-name="T15">else </text:span><text:span text:style-name="T19">{<text:line-break/> <text:s text:c="15"/></text:span><text:span text:style-name="T8">// Wyświetl komunikat o niepoprawnym wyborze<text:line-break/> <text:s text:c="15"/></text:span><text:span text:style-name="T19">std::cout &lt;&lt; </text:span><text:span text:style-name="T13">"Podany kurs nie istnieje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<text:line-break/> <text:s text:c="7"/></text:span><text:span text:style-name="T8">// Jeżeli użytkownik wybrał opcję 2<text:line-break/> <text:s text:c="7"/></text:span><text:span text:style-name="T19">} </text:span><text:span text:style-name="T15">else if</text:span><text:span text:style-name="T19">(userInput == </text:span><text:span text:style-name="T13">"2"</text:span><text:span text:style-name="T19">) {<text:line-break/> <text:s text:c="11"/></text:span><text:span text:style-name="T8">// Utwórz zmienną przechowującą linie tekstu<text:line-break/> <text:s text:c="11"/></text:span><text:span text:style-name="T19">std::string inputLine;<text:line-break/> <text:s text:c="11"/></text:span><text:span text:style-name="T8">// Zresetuj zmienną przechowującą dane użytkownika<text:line-break/> <text:s text:c="11"/></text:span><text:span text:style-name="T19">userInput = </text:span><text:span text:style-name="T13">""</text:span><text:span text:style-name="T19">;<text:line-break/><text:line-break/> <text:s text:c="11"/></text:span><text:span text:style-name="T8">// Wyświetl komunikat o podaniu nazwy kursu<text:line-break/> <text:s text:c="11"/></text:span><text:span text:style-name="T19">std::cout &lt;&lt; </text:span><text:span text:style-name="T13">"Podaj nazwe kursu: "</text:span><text:span text:style-name="T19">;<text:line-break/> <text:s text:c="11"/></text:span><text:span text:style-name="T8">// Pobierz nazwę kursu<text:line-break/> <text:s text:c="11"/></text:span><text:span text:style-name="T15">while</text:span><text:span text:style-name="T19">(std::getline(std::cin, inputLine)) {<text:line-break/> <text:s text:c="15"/></text:span><text:span text:style-name="T8">// Dodaj linię tekstu do zmiennej przechowującej dane użytkownika<text:line-break/> <text:s text:c="15"/></text:span><text:span text:style-name="T19">userInput += inputLine;<text:line-break/> <text:s text:c="15"/></text:span><text:span text:style-name="T15">if</text:span><text:span text:style-name="T19">(inputLine.find(</text:span><text:span text:style-name="T13">' '</text:span><text:span text:style-name="T19">) != std::string::npos) {<text:line-break/> <text:s text:c="19"/></text:span><text:span text:style-name="T8">// Jeżeli w linii tekstu znajduje się spacja, zakończ pobieranie<text:line-break/></text:span><text:soft-page-break/><text:span text:style-name="T8"> <text:s text:c="19"/></text:span><text:span text:style-name="T15">break</text:span><text:span text:style-name="T19">;<text:line-break/> <text:s text:c="15"/>}<text:line-break/> <text:s text:c="11"/>}<text:line-break/><text:line-break/> <text:s text:c="11"/></text:span><text:span text:style-name="T8">// Przejdź przez wszystkie kursy<text:line-break/> <text:s text:c="11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courses.size(); i++) {<text:line-break/> <text:s text:c="15"/></text:span><text:span text:style-name="T8">// Jeżeli nazwa kursu jest taka sama jak nazwa kursu do utworzenia<text:line-break/> <text:s text:c="15"/></text:span><text:span text:style-name="T15">if</text:span><text:span text:style-name="T19">(courses[i]-&gt;getName() == userInput) {<text:line-break/> <text:s text:c="19"/></text:span><text:span text:style-name="T8">// Wyświetl komunikat o istnieniu kursu<text:line-break/> <text:s text:c="19"/></text:span><text:span text:style-name="T19">std::cout &lt;&lt; </text:span><text:span text:style-name="T13">"Kurs o podanej nazwie juz istnieje!" </text:span><text:span text:style-name="T19">&lt;&lt; </text:span><text:span text:style-name="T13">"</text:span><text:span text:style-name="T15">\n</text:span><text:span text:style-name="T13">"</text:span><text:span text:style-name="T19">;<text:line-break/> <text:s text:c="19"/></text:span><text:span text:style-name="T8">// Wyjdź z pętli<text:line-break/> <text:s text:c="19"/></text:span><text:span text:style-name="T15">return</text:span><text:span text:style-name="T19">;<text:line-break/> <text:s text:c="15"/>}<text:line-break/> <text:s text:c="11"/>}<text:line-break/><text:line-break/> <text:s text:c="11"/></text:span><text:span text:style-name="T8">// Utwórz nowy kurs o podanej nazwie i wykładowcy<text:line-break/> <text:s text:c="11"/></text:span><text:span text:style-name="T19">Course * newCourse = </text:span><text:span text:style-name="T15">new </text:span><text:span text:style-name="T19">Course(userInput, lecturer);<text:line-break/> <text:s text:c="11"/></text:span><text:span text:style-name="T8">// Dodaj kurs do listy kursów systemu<text:line-break/> <text:s text:c="11"/></text:span><text:span text:style-name="T19">addCourse(newCourse);<text:line-break/> <text:s text:c="11"/></text:span><text:span text:style-name="T8">// Dodaj kurs do listy kursów wykładowcy<text:line-break/> <text:s text:c="11"/></text:span><text:span text:style-name="T19">lecturer-&gt;addCourse(newCourse);<text:line-break/> <text:s text:c="11"/></text:span><text:span text:style-name="T8">// Zapisz kurs do pliku kursów w formacie CSV<text:line-break/> <text:s text:c="11"/></text:span><text:span text:style-name="T19">saveCoursesToCSV(coursesFilePath);<text:line-break/> <text:s text:c="11"/></text:span><text:span text:style-name="T8">// Wyświetl komunikat o utworzeniu kursu<text:line-break/> <text:s text:c="11"/></text:span><text:span text:style-name="T19">std::cout &lt;&lt; </text:span><text:span text:style-name="T13">"Kurs zostal utworzony!" </text:span><text:span text:style-name="T19">&lt;&lt; </text:span><text:span text:style-name="T13">"</text:span><text:span text:style-name="T15">\n</text:span><text:span text:style-name="T13">"</text:span><text:span text:style-name="T19">;<text:line-break/><text:line-break/> <text:s text:c="7"/></text:span><text:span text:style-name="T8">// Jeżeli użytkownik wybrał opcję 3<text:line-break/> <text:s text:c="7"/></text:span><text:span text:style-name="T19">} </text:span><text:span text:style-name="T15">else if</text:span><text:span text:style-name="T19">(userInput == </text:span><text:span text:style-name="T13">"3"</text:span><text:span text:style-name="T19">) {<text:line-break/> <text:s text:c="11"/></text:span><text:span text:style-name="T8">// Utwórz zmienną przechowującą nazwe kursu do usunięcia<text:line-break/> <text:s text:c="11"/></text:span><text:span text:style-name="T19">std::string courseToDeleteName = </text:span><text:span text:style-name="T13">""</text:span><text:span text:style-name="T19">;<text:line-break/><text:line-break/> <text:s text:c="11"/></text:span><text:span text:style-name="T8">// Wyświetl kursy wykładowcy<text:line-break/> <text:s text:c="11"/></text:span><text:span text:style-name="T19">lecturer-&gt;printCourses();<text:line-break/> <text:s text:c="11"/></text:span><text:span text:style-name="T8">// Wyświetl opcję powrotu<text:line-break/> <text:s text:c="11"/></text:span><text:span text:style-name="T19">std::cout &lt;&lt; </text:span><text:span text:style-name="T13">"| " </text:span><text:span text:style-name="T19">&lt;&lt; lecturer-&gt;getCoursesSize() + </text:span><text:span text:style-name="T25">1 </text:span><text:span text:style-name="T19">&lt;&lt; </text:span><text:span text:style-name="T13">". Wroc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11"/></text:span><text:span text:style-name="T8">// Wyświetl komunikat o wyborze kursu<text:line-break/> <text:s text:c="11"/></text:span><text:span text:style-name="T19">std::cout &lt;&lt; </text:span><text:span text:style-name="T13">"Wybierz kurs: "</text:span><text:span text:style-name="T19">;<text:line-break/> <text:s text:c="11"/></text:span><text:span text:style-name="T8">// Pobierz wybór użytkownika<text:line-break/> <text:s text:c="11"/></text:span><text:span text:style-name="T19">std::cin &gt;&gt; userInput;<text:line-break/><text:line-break/> <text:s text:c="11"/></text:span><text:span text:style-name="T8">// Jeżeli wybrany kurs istnieje<text:line-break/> <text:s text:c="11"/></text:span><text:span text:style-name="T15">if</text:span><text:span text:style-name="T19">(std::stoi(userInput) - </text:span><text:span text:style-name="T25">1 </text:span><text:span text:style-name="T19">&lt; lecturer-&gt;getCoursesSize()) {<text:line-break/> <text:s text:c="15"/></text:span><text:span text:style-name="T8">// Przejdz przez wszystkie kursy wykładowcy<text:line-break/> <text:s text:c="15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lecturer-&gt;getCoursesSize(); i++) {<text:line-break/> <text:s text:c="19"/></text:span><text:span text:style-name="T8">// Jeżeli nazwa kursu o podanym indeksie jest taka sama jak nazwa kursu o podanym indeksie<text:line-break/> <text:s text:c="19"/></text:span><text:span text:style-name="T15">if</text:span><text:span text:style-name="T19">(lecturer-&gt;getCourseAtIndex(i)-&gt;getName() == lecturer-&gt;getCourseAtIndex(std::stoi(userInput) - </text:span><text:span text:style-name="T25">1</text:span><text:span text:style-name="T19">)-&gt;getName()) {<text:line-break/> <text:s text:c="23"/></text:span><text:span text:style-name="T8">// Ustaw zmienną przechowującą nazwe kursu do usunięcia na nazwę kursu o podanym indeksie<text:line-break/> <text:s text:c="23"/></text:span><text:span text:style-name="T19">std::string courseToDeleteName = lecturer-&gt;getCourseAtIndex(i)-&gt;getName();<text:line-break/> <text:s text:c="23"/></text:span><text:span text:style-name="T8">// Przejdz przez wszystkie kursy systemu<text:line-break/> <text:s text:c="23"/></text:span><text:span text:style-name="T15">for</text:span><text:span text:style-name="T19">(</text:span><text:span text:style-name="T15">int </text:span><text:span text:style-name="T19">j = </text:span><text:span text:style-name="T25">0</text:span><text:span text:style-name="T19">; j &lt; courses.size(); j++) {<text:line-break/> <text:s text:c="27"/></text:span><text:span text:style-name="T8">// Jeżeli nazwa kursu o podanym indeksie jest taka sama jak nazwa kursu do usunięcia<text:line-break/> <text:s text:c="27"/></text:span><text:span text:style-name="T15">if</text:span><text:span text:style-name="T19">(courses[j]-&gt;getName() == courseToDeleteName) {<text:line-break/> <text:s text:c="31"/></text:span><text:span text:style-name="T8">// Usuń kurs z listy kursów systemu<text:line-break/></text:span><text:soft-page-break/><text:span text:style-name="T8"> <text:s text:c="31"/></text:span><text:span text:style-name="T19">courses.erase(courses.begin() + j);<text:line-break/> <text:s text:c="31"/></text:span><text:span text:style-name="T8">// Zapisz kursy do pliku kursów w formacie CSV<text:line-break/> <text:s text:c="31"/></text:span><text:span text:style-name="T19">saveCoursesToCSV(coursesFilePath);<text:line-break/> <text:s text:c="31"/></text:span><text:span text:style-name="T8">// Usuń kurs z listy kursów wykładowcy<text:line-break/> <text:s text:c="31"/></text:span><text:span text:style-name="T19">lecturer-&gt;removeCourse(courseToDeleteName);<text:line-break/> <text:s text:c="31"/></text:span><text:span text:style-name="T8">// Wyświetl komunikat o usunięciu kursu<text:line-break/> <text:s text:c="31"/></text:span><text:span text:style-name="T19">std::cout &lt;&lt; </text:span><text:span text:style-name="T13">"Kurs " </text:span><text:span text:style-name="T19">&lt;&lt; courseToDeleteName &lt;&lt; </text:span><text:span text:style-name="T13">" zostal zamkniety!" </text:span><text:span text:style-name="T19">&lt;&lt; </text:span><text:span text:style-name="T13">"</text:span><text:span text:style-name="T15">\n</text:span><text:span text:style-name="T13">"</text:span><text:span text:style-name="T19">;<text:line-break/> <text:s text:c="27"/>}<text:line-break/> <text:s text:c="23"/>}<text:line-break/> <text:s text:c="19"/>}<text:line-break/> <text:s text:c="15"/>}<text:line-break/> <text:s text:c="11"/></text:span><text:span text:style-name="T8">// Jeżeli użytkownik wybrał opcję powrotu<text:line-break/> <text:s text:c="11"/></text:span><text:span text:style-name="T19">} </text:span><text:span text:style-name="T15">else if</text:span><text:span text:style-name="T19">(std::stoi(userInput) - </text:span><text:span text:style-name="T25">1 </text:span><text:span text:style-name="T19">== lecturer-&gt;getCoursesSize()) {<text:line-break/> <text:s text:c="15"/></text:span><text:span text:style-name="T8">// Wyświetl komunikat o opuszczeniu menu kursów<text:line-break/> <text:s text:c="15"/></text:span><text:span text:style-name="T19">std::cout &lt;&lt; </text:span><text:span text:style-name="T13">"Wyszedles z menu kurs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 </text:span><text:span text:style-name="T15">else </text:span><text:span text:style-name="T19">{<text:line-break/> <text:s text:c="15"/></text:span><text:span text:style-name="T8">// Wyświetl komunikat o niepoprawnym wyborze<text:line-break/> <text:s text:c="15"/></text:span><text:span text:style-name="T19">std::cout &lt;&lt; </text:span><text:span text:style-name="T13">"Podany kurs nie istnieje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<text:line-break/> <text:s text:c="7"/></text:span><text:span text:style-name="T8">// Jeżeli użytkownik wybrał opcję 4<text:line-break/> <text:s text:c="7"/></text:span><text:span text:style-name="T19">} </text:span><text:span text:style-name="T15">else if</text:span><text:span text:style-name="T19">(userInput == </text:span><text:span text:style-name="T13">"4"</text:span><text:span text:style-name="T19">) {<text:line-break/> <text:s text:c="11"/></text:span><text:span text:style-name="T8">// Wyświetl kursy wykładowcy<text:line-break/> <text:s text:c="11"/></text:span><text:span text:style-name="T19">lecturer-&gt;printCourses();<text:line-break/> <text:s text:c="7"/></text:span><text:span text:style-name="T8">// Jeżeli użytkownik wybrał opcję 5<text:line-break/> <text:s text:c="7"/></text:span><text:span text:style-name="T19">} </text:span><text:span text:style-name="T15">else if</text:span><text:span text:style-name="T19">(userInput == </text:span><text:span text:style-name="T13">"5"</text:span><text:span text:style-name="T19">) {<text:line-break/> <text:s text:c="11"/></text:span><text:span text:style-name="T8">// Wyświetl wszystkie kursy<text:line-break/> <text:s text:c="11"/></text:span><text:span text:style-name="T19">printCourses();<text:line-break/> <text:s text:c="7"/></text:span><text:span text:style-name="T8">// Jeżeli użytkownik wybrał opcję 6<text:line-break/> <text:s text:c="7"/></text:span><text:span text:style-name="T19">} </text:span><text:span text:style-name="T15">else if</text:span><text:span text:style-name="T19">(userInput == </text:span><text:span text:style-name="T13">"6"</text:span><text:span text:style-name="T19">) {<text:line-break/> <text:s text:c="11"/></text:span><text:span text:style-name="T8">// Wyświetl komunikat o opuszczeniu menu kursów<text:line-break/> <text:s text:c="11"/></text:span><text:span text:style-name="T19">std::cout &lt;&lt; </text:span><text:span text:style-name="T13">"Wyszedles z menu kurs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</text:span><text:span text:style-name="T8">// Wyjdź z pętli<text:line-break/> <text:s text:c="11"/></text:span><text:span text:style-name="T15">break</text:span><text:span text:style-name="T19">;<text:line-break/> <text:s text:c="7"/></text:span><text:span text:style-name="T8">// W przeciwnym wypadku<text:line-break/> <text:s text:c="7"/></text:span><text:span text:style-name="T19">} </text:span><text:span text:style-name="T15">else </text:span><text:span text:style-name="T19">{<text:line-break/> <text:s text:c="11"/></text:span><text:span text:style-name="T8">// Wyświetl komunikat o niepoprawnym wyborze<text:line-break/> <text:s text:c="11"/></text:span><text:span text:style-name="T19">std::cout &lt;&lt; </text:span><text:span text:style-name="T13">"Niepoprawna opcja!" </text:span><text:span text:style-name="T19">&lt;&lt; </text:span><text:span text:style-name="T13">"</text:span><text:span text:style-name="T15">\n</text:span><text:span text:style-name="T13">"</text:span><text:span text:style-name="T19">;<text:line-break/> <text:s text:c="7"/>}<text:line-break/> <text:s text:c="3"/>}<text:line-break/>}<text:line-break/></text:span></text:p>
      <text:p text:style-name="Standard"><text:span text:style-name="Domyślna_20_czcionka_20_akapitu"><text:span text:style-name="T7"/></text:span></text:p>
      <text:p text:style-name="P2"/>
      <text:p text:style-name="Standard"><text:span text:style-name="Domyślna_20_czcionka_20_akapitu"><text:span text:style-name="T2">Course.h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Course.h<text:line-break/>// <text:s/>@ Date : 10.06.2023<text:line-break/>// <text:s/>@ Author : Tomasz Wnuk, Bartosz Szynkaruk, Mikołaj Hasiec<text:line-break/>//<text:line-break/>//<text:line-break/><text:line-break/></text:span></text:span><text:span text:style-name="Domyślna_20_czcionka_20_akapitu"><text:span text:style-name="T10">#if </text:span></text:span><text:span text:style-name="Domyślna_20_czcionka_20_akapitu"><text:span text:style-name="T18">!defined(</text:span></text:span><text:span text:style-name="Domyślna_20_czcionka_20_akapitu"><text:span text:style-name="T26">_COURSE_H</text:span></text:span><text:span text:style-name="Domyślna_20_czcionka_20_akapitu"><text:span text:style-name="T18">)<text:line-break/></text:span></text:span><text:span text:style-name="Domyślna_20_czcionka_20_akapitu"><text:span text:style-name="T10">#define </text:span></text:span><text:span text:style-name="Domyślna_20_czcionka_20_akapitu"><text:span text:style-name="T26">_COURSE_H<text:line-break/><text:line-break/></text:span></text:span><text:span text:style-name="Domyślna_20_czcionka_20_akapitu"><text:span text:style-name="T7"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&lt;string&gt;<text:line-break/></text:span></text:span><text:soft-page-break/><text:span text:style-name="Domyślna_20_czcionka_20_akapitu"><text:span text:style-name="T10">#include </text:span></text:span><text:span text:style-name="Domyślna_20_czcionka_20_akapitu"><text:span text:style-name="T12">&lt;vector&gt;<text:line-break/></text:span></text:span><text:span text:style-name="Domyślna_20_czcionka_20_akapitu"><text:span text:style-name="T10">#include </text:span></text:span><text:span text:style-name="Domyślna_20_czcionka_20_akapitu"><text:span text:style-name="T12">"Student.h"<text:line-break/></text:span></text:span><text:span text:style-name="Domyślna_20_czcionka_20_akapitu"><text:span text:style-name="T10">#include </text:span></text:span><text:span text:style-name="Domyślna_20_czcionka_20_akapitu"><text:span text:style-name="T12">"Lecturer.h"<text:line-break/></text:span></text:span><text:span text:style-name="Domyślna_20_czcionka_20_akapitu"><text:span text:style-name="T10">#include </text:span></text:span><text:span text:style-name="Domyślna_20_czcionka_20_akapitu"><text:span text:style-name="T12">"Material.h"<text:line-break/></text:span></text:span><text:span text:style-name="Domyślna_20_czcionka_20_akapitu"><text:span text:style-name="T10">#include </text:span></text:span><text:span text:style-name="Domyślna_20_czcionka_20_akapitu"><text:span text:style-name="T12">"VideoConference.h"<text:line-break/><text:line-break/></text:span></text:span><text:span text:style-name="Domyślna_20_czcionka_20_akapitu"><text:span text:style-name="T7">// Deklaracja klas<text:line-break/></text:span></text:span><text:span text:style-name="Domyślna_20_czcionka_20_akapitu"><text:span text:style-name="T14">class </text:span></text:span><text:span text:style-name="Domyślna_20_czcionka_20_akapitu"><text:span text:style-name="T20">Lecturer</text:span></text:span><text:span text:style-name="Domyślna_20_czcionka_20_akapitu"><text:span text:style-name="T18">;<text:line-break/></text:span></text:span><text:span text:style-name="Domyślna_20_czcionka_20_akapitu"><text:span text:style-name="T14">class </text:span></text:span><text:span text:style-name="Domyślna_20_czcionka_20_akapitu"><text:span text:style-name="T20">Student</text:span></text:span><text:span text:style-name="Domyślna_20_czcionka_20_akapitu"><text:span text:style-name="T18">;<text:line-break/></text:span></text:span><text:span text:style-name="Domyślna_20_czcionka_20_akapitu"><text:span text:style-name="T14">class </text:span></text:span><text:span text:style-name="Domyślna_20_czcionka_20_akapitu"><text:span text:style-name="T20">VideoConference</text:span></text:span><text:span text:style-name="Domyślna_20_czcionka_20_akapitu"><text:span text:style-name="T18">;<text:line-break/><text:line-break/></text:span></text:span><text:span text:style-name="Domyślna_20_czcionka_20_akapitu"><text:span text:style-name="T7">// Deklaracja klasy Course<text:line-break/></text:span></text:span><text:span text:style-name="Domyślna_20_czcionka_20_akapitu"><text:span text:style-name="T14">class </text:span></text:span><text:span text:style-name="Domyślna_20_czcionka_20_akapitu"><text:span text:style-name="T20">Course </text:span></text:span><text:span text:style-name="Domyślna_20_czcionka_20_akapitu"><text:span text:style-name="T18">{<text:line-break/></text:span></text:span><text:span text:style-name="Domyślna_20_czcionka_20_akapitu"><text:span text:style-name="T14">public</text:span></text:span><text:span text:style-name="Domyślna_20_czcionka_20_akapitu"><text:span text:style-name="T18">:<text:line-break/><text:tab/></text:span></text:span><text:span text:style-name="Domyślna_20_czcionka_20_akapitu"><text:span text:style-name="T16">Cours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name, </text:span></text:span><text:span text:style-name="Domyślna_20_czcionka_20_akapitu"><text:span text:style-name="T20">Lecturer </text:span></text:span><text:span text:style-name="Domyślna_20_czcionka_20_akapitu"><text:span text:style-name="T18">* lecturer); <text:s/></text:span></text:span><text:span text:style-name="Domyślna_20_czcionka_20_akapitu"><text:span text:style-name="T7">// Konstruktor klasy Course przyjmujący nazwę kursu i wykładowcę prowadzącego kurs<text:line-break/> <text:s text:c="3"/></text:span></text:span><text:span text:style-name="Domyślna_20_czcionka_20_akapitu"><text:span text:style-name="T16">Cours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name, </text:span></text:span><text:span text:style-name="Domyślna_20_czcionka_20_akapitu"><text:span text:style-name="T20">Lecturer </text:span></text:span><text:span text:style-name="Domyślna_20_czcionka_20_akapitu"><text:span text:style-name="T18">* lecturer,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isVideoConferenceCreated); <text:s/></text:span></text:span><text:span text:style-name="Domyślna_20_czcionka_20_akapitu"><text:span text:style-name="T7">// Konstruktor klasy Course przyjmujący nazwę kursu, wykładowcę prowadzącego kurs i informację o tym, czy wideokonferencja została utworzona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6">getName</text:span></text:span><text:span text:style-name="Domyślna_20_czcionka_20_akapitu"><text:span text:style-name="T18">(); <text:s/></text:span></text:span><text:span text:style-name="Domyślna_20_czcionka_20_akapitu"><text:span text:style-name="T7">// Akcesor pola name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setNam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name); <text:s/></text:span></text:span><text:span text:style-name="Domyślna_20_czcionka_20_akapitu"><text:span text:style-name="T7">// Mutator pola name<text:line-break/> <text:s text:c="3"/></text:span></text:span><text:span text:style-name="Domyślna_20_czcionka_20_akapitu"><text:span text:style-name="T20">Lecturer </text:span></text:span><text:span text:style-name="Domyślna_20_czcionka_20_akapitu"><text:span text:style-name="T18">* </text:span></text:span><text:span text:style-name="Domyślna_20_czcionka_20_akapitu"><text:span text:style-name="T16">getLecturer</text:span></text:span><text:span text:style-name="Domyślna_20_czcionka_20_akapitu"><text:span text:style-name="T18">(); <text:s/></text:span></text:span><text:span text:style-name="Domyślna_20_czcionka_20_akapitu"><text:span text:style-name="T7">// Akcesor pola lecturer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setLecturer</text:span></text:span><text:span text:style-name="Domyślna_20_czcionka_20_akapitu"><text:span text:style-name="T18">(</text:span></text:span><text:span text:style-name="Domyślna_20_czcionka_20_akapitu"><text:span text:style-name="T20">Lecturer </text:span></text:span><text:span text:style-name="Domyślna_20_czcionka_20_akapitu"><text:span text:style-name="T18">* lecturer); <text:s/></text:span></text:span><text:span text:style-name="Domyślna_20_czcionka_20_akapitu"><text:span text:style-name="T7">// Mutator pola lecturer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addStudent</text:span></text:span><text:span text:style-name="Domyślna_20_czcionka_20_akapitu"><text:span text:style-name="T18">(</text:span></text:span><text:span text:style-name="Domyślna_20_czcionka_20_akapitu"><text:span text:style-name="T20">Student </text:span></text:span><text:span text:style-name="Domyślna_20_czcionka_20_akapitu"><text:span text:style-name="T18">* student); <text:s/></text:span></text:span><text:span text:style-name="Domyślna_20_czcionka_20_akapitu"><text:span text:style-name="T7">// Metoda dodająca studenta do wektora kursu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removeStudent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login); <text:s/></text:span></text:span><text:span text:style-name="Domyślna_20_czcionka_20_akapitu"><text:span text:style-name="T7">// Metoda usuwająca studenta z wektora kursu<text:line-break/> <text:s text:c="3"/></text:span></text:span><text:span text:style-name="Domyślna_20_czcionka_20_akapitu"><text:span text:style-name="T14">int </text:span></text:span><text:span text:style-name="Domyślna_20_czcionka_20_akapitu"><text:span text:style-name="T16">getStudentsSize</text:span></text:span><text:span text:style-name="Domyślna_20_czcionka_20_akapitu"><text:span text:style-name="T18">(); <text:s/></text:span></text:span><text:span text:style-name="Domyślna_20_czcionka_20_akapitu"><text:span text:style-name="T7">// Akcesor rozmiaru wektora studentów kursu<text:line-break/> <text:s text:c="3"/></text:span></text:span><text:span text:style-name="Domyślna_20_czcionka_20_akapitu"><text:span text:style-name="T20">Student </text:span></text:span><text:span text:style-name="Domyślna_20_czcionka_20_akapitu"><text:span text:style-name="T18">* </text:span></text:span><text:span text:style-name="Domyślna_20_czcionka_20_akapitu"><text:span text:style-name="T16">getStudentAtIndex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studentIndex); <text:s/></text:span></text:span><text:span text:style-name="Domyślna_20_czcionka_20_akapitu"><text:span text:style-name="T7">// Metoda zwracająca studenta z kursu o podanym indeksie<text:line-break/><text:tab/></text:span></text:span><text:span text:style-name="Domyślna_20_czcionka_20_akapitu"><text:span text:style-name="T14">void </text:span></text:span><text:span text:style-name="Domyślna_20_czcionka_20_akapitu"><text:span text:style-name="T16">addMaterial</text:span></text:span><text:span text:style-name="Domyślna_20_czcionka_20_akapitu"><text:span text:style-name="T18">(</text:span></text:span><text:span text:style-name="Domyślna_20_czcionka_20_akapitu"><text:span text:style-name="T20">Material </text:span></text:span><text:span text:style-name="Domyślna_20_czcionka_20_akapitu"><text:span text:style-name="T18">* material); <text:s/></text:span></text:span><text:span text:style-name="Domyślna_20_czcionka_20_akapitu"><text:span text:style-name="T7">// Metoda dodająca materiał do wektora kursu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deleteMaterial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name); <text:s/></text:span></text:span><text:span text:style-name="Domyślna_20_czcionka_20_akapitu"><text:span text:style-name="T7">// Metoda usuwająca materiał z wektora kursu<text:line-break/><text:tab/></text:span></text:span><text:span text:style-name="Domyślna_20_czcionka_20_akapitu"><text:span text:style-name="T14">void </text:span></text:span><text:span text:style-name="Domyślna_20_czcionka_20_akapitu"><text:span text:style-name="T16">createVideoConferenc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name); <text:s/></text:span></text:span><text:span text:style-name="Domyślna_20_czcionka_20_akapitu"><text:span text:style-name="T7">// Metoda tworząca wideokonferencję<text:line-break/><text:tab/></text:span></text:span><text:span text:style-name="Domyślna_20_czcionka_20_akapitu"><text:span text:style-name="T14">void </text:span></text:span><text:span text:style-name="Domyślna_20_czcionka_20_akapitu"><text:span text:style-name="T16">endVideoConference</text:span></text:span><text:span text:style-name="Domyślna_20_czcionka_20_akapitu"><text:span text:style-name="T18">(); <text:s/></text:span></text:span><text:span text:style-name="Domyślna_20_czcionka_20_akapitu"><text:span text:style-name="T7">// Metoda kończąca wideokonferencję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displayHeader</text:span></text:span><text:span text:style-name="Domyślna_20_czcionka_20_akapitu"><text:span text:style-name="T18">(</text:span></text:span><text:span text:style-name="Domyślna_20_czcionka_20_akapitu"><text:span text:style-name="T14">const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</text:span></text:span><text:span text:style-name="Domyślna_20_czcionka_20_akapitu"><text:span text:style-name="T18">&amp; headerName); <text:s/></text:span></text:span><text:span text:style-name="Domyślna_20_czcionka_20_akapitu"><text:span text:style-name="T7">// Metoda wyświetlająca nagłówek<text:line-break/><text:tab/></text:span></text:span><text:span text:style-name="Domyślna_20_czcionka_20_akapitu"><text:span text:style-name="T14">void </text:span></text:span><text:span text:style-name="Domyślna_20_czcionka_20_akapitu"><text:span text:style-name="T16">viewCoursePage</text:span></text:span><text:span text:style-name="Domyślna_20_czcionka_20_akapitu"><text:span text:style-name="T18">(); <text:s/></text:span></text:span><text:span text:style-name="Domyślna_20_czcionka_20_akapitu"><text:span text:style-name="T7">// Metoda wyświetlająca stronę kursu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openStudentCourseMenu</text:span></text:span><text:span text:style-name="Domyślna_20_czcionka_20_akapitu"><text:span text:style-name="T18">(</text:span></text:span><text:span text:style-name="Domyślna_20_czcionka_20_akapitu"><text:span text:style-name="T20">Student </text:span></text:span><text:span text:style-name="Domyślna_20_czcionka_20_akapitu"><text:span text:style-name="T18">* student); <text:s/></text:span></text:span><text:span text:style-name="Domyślna_20_czcionka_20_akapitu"><text:span text:style-name="T7">// Metoda otwierająca menu kursu dla studenta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openLecturerCourseMenu</text:span></text:span><text:span text:style-name="Domyślna_20_czcionka_20_akapitu"><text:span text:style-name="T18">(</text:span></text:span><text:span text:style-name="Domyślna_20_czcionka_20_akapitu"><text:span text:style-name="T20">Lecturer </text:span></text:span><text:span text:style-name="Domyślna_20_czcionka_20_akapitu"><text:span text:style-name="T18">* lecturer); <text:s/></text:span></text:span><text:span text:style-name="Domyślna_20_czcionka_20_akapitu"><text:span text:style-name="T7">// Metoda otwierająca menu kursu dla wykładowcy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openMaterialsMenu</text:span></text:span><text:span text:style-name="Domyślna_20_czcionka_20_akapitu"><text:span text:style-name="T18">(</text:span></text:span><text:span text:style-name="Domyślna_20_czcionka_20_akapitu"><text:span text:style-name="T20">User </text:span></text:span><text:span text:style-name="Domyślna_20_czcionka_20_akapitu"><text:span text:style-name="T18">* user); <text:s/></text:span></text:span><text:span text:style-name="Domyślna_20_czcionka_20_akapitu"><text:span text:style-name="T7">// Metoda otwierająca menu materiałów<text:line-break/></text:span></text:span><text:span text:style-name="Domyślna_20_czcionka_20_akapitu"><text:span text:style-name="T14">private</text:span></text:span><text:span text:style-name="Domyślna_20_czcionka_20_akapitu"><text:span text:style-name="T18">:<text:line-break/><text:tab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7">name</text:span></text:span><text:span text:style-name="Domyślna_20_czcionka_20_akapitu"><text:span text:style-name="T18">; <text:s/></text:span></text:span><text:span text:style-name="Domyślna_20_czcionka_20_akapitu"><text:span text:style-name="T7">// Nazwa kursu<text:line-break/> <text:s text:c="3"/></text:span></text:span><text:span text:style-name="Domyślna_20_czcionka_20_akapitu"><text:span text:style-name="T20">Lecturer </text:span></text:span><text:span text:style-name="Domyślna_20_czcionka_20_akapitu"><text:span text:style-name="T18">* </text:span></text:span><text:span text:style-name="Domyślna_20_czcionka_20_akapitu"><text:span text:style-name="T27">lecturer</text:span></text:span><text:span text:style-name="Domyślna_20_czcionka_20_akapitu"><text:span text:style-name="T18">; <text:s/></text:span></text:span><text:span text:style-name="Domyślna_20_czcionka_20_akapitu"><text:span text:style-name="T7">// Wykładowca prowadzący kurs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0">vector </text:span></text:span><text:span text:style-name="Domyślna_20_czcionka_20_akapitu"><text:span text:style-name="T18">&lt;</text:span></text:span><text:span text:style-name="Domyślna_20_czcionka_20_akapitu"><text:span text:style-name="T20">Student </text:span></text:span><text:span text:style-name="Domyślna_20_czcionka_20_akapitu"><text:span text:style-name="T18">*&gt; </text:span></text:span><text:span text:style-name="Domyślna_20_czcionka_20_akapitu"><text:span text:style-name="T27">students</text:span></text:span><text:span text:style-name="Domyślna_20_czcionka_20_akapitu"><text:span text:style-name="T18">; <text:s/></text:span></text:span><text:span text:style-name="Domyślna_20_czcionka_20_akapitu"><text:span text:style-name="T7">// Wektor studentów uczęszczających na kurs<text:line-break/><text:tab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0">vector </text:span></text:span><text:span text:style-name="Domyślna_20_czcionka_20_akapitu"><text:span text:style-name="T18">&lt;</text:span></text:span><text:span text:style-name="Domyślna_20_czcionka_20_akapitu"><text:span text:style-name="T20">Material </text:span></text:span><text:span text:style-name="Domyślna_20_czcionka_20_akapitu"><text:span text:style-name="T18">*&gt; </text:span></text:span><text:span text:style-name="Domyślna_20_czcionka_20_akapitu"><text:span text:style-name="T27">materials</text:span></text:span><text:span text:style-name="Domyślna_20_czcionka_20_akapitu"><text:span text:style-name="T18">; <text:s/></text:span></text:span><text:span text:style-name="Domyślna_20_czcionka_20_akapitu"><text:span text:style-name="T7">// Wektor materiałów przypisanych do kursu<text:line-break/><text:tab/></text:span></text:span><text:span text:style-name="Domyślna_20_czcionka_20_akapitu"><text:span text:style-name="T20">VideoConference </text:span></text:span><text:span text:style-name="Domyślna_20_czcionka_20_akapitu"><text:span text:style-name="T18">* </text:span></text:span><text:span text:style-name="Domyślna_20_czcionka_20_akapitu"><text:span text:style-name="T27">videoConference</text:span></text:span><text:span text:style-name="Domyślna_20_czcionka_20_akapitu"><text:span text:style-name="T18">; <text:s/></text:span></text:span><text:span text:style-name="Domyślna_20_czcionka_20_akapitu"><text:span text:style-name="T7">// Wideokonferencja<text:line-break/></text:span></text:span><text:span text:style-name="Domyślna_20_czcionka_20_akapitu"><text:span text:style-name="T18">};<text:line-break/><text:line-break/></text:span></text:span><text:span text:style-name="Domyślna_20_czcionka_20_akapitu"><text:span text:style-name="T10">#endif <text:s/></text:span></text:span><text:span text:style-name="Domyślna_20_czcionka_20_akapitu"><text:span text:style-name="T7">//_COURSE_H<text:line-break/></text:span></text:span></text:p>
      <text:p text:style-name="P2"/>
      <text:p text:style-name="Standard"><text:span text:style-name="Domyślna_20_czcionka_20_akapitu"><text:span text:style-name="T2">Course.cpp</text:span></text:span></text:p>
      <text:p text:style-name="P2"/>
      <text:p text:style-name="P8"><text:span text:style-name="T8">//<text:line-break/></text:span><text:soft-page-break/><text:span text:style-name="T8">//<text:line-break/>// <text:s/>Generated by StarUML(tm) C++ Add-In<text:line-break/>//<text:line-break/>// <text:s/>@ Project : System Obsługi Studiów<text:line-break/>// <text:s/>@ File Name : Course.cpp<text:line-break/>// <text:s/>@ Date : 10.06.2023<text:line-break/>// <text:s/>@ Author : Tomasz Wnuk, Bartosz Szynkaruk, Mikołaj Hasiec<text:line-break/>//<text:line-break/>// <text:line-break/><text:line-break/>// Deklaracja zależności i bibliotek<text:line-break/></text:span><text:span text:style-name="T11">#include </text:span><text:span text:style-name="T13">&lt;iostream&gt;<text:line-break/></text:span><text:span text:style-name="T11">#include </text:span><text:span text:style-name="T13">"Course.h"<text:line-break/><text:line-break/></text:span><text:span text:style-name="T8">// Konstruktor klasy Course przyjmujący nazwę kursu i wykładowcę prowadzącego kurs<text:line-break/></text:span><text:span text:style-name="T21">Course</text:span><text:span text:style-name="T19">::</text:span><text:span text:style-name="T17">Course</text:span><text:span text:style-name="T19">(std::string name, </text:span><text:span text:style-name="T21">Lecturer </text:span><text:span text:style-name="T19">* lecturer) {<text:line-break/><text:tab/></text:span><text:span text:style-name="T15">this</text:span><text:span text:style-name="T19">-&gt;name = name;<text:line-break/><text:tab/></text:span><text:span text:style-name="T15">this</text:span><text:span text:style-name="T19">-&gt;</text:span><text:span text:style-name="T28">lecturer </text:span><text:span text:style-name="T19">= lecturer;<text:line-break/>}<text:line-break/><text:line-break/></text:span><text:span text:style-name="T8">// Konstruktor klasy Course przyjmujący nazwę kursu, wykładowcę prowadzącego kurs i informację o tym, czy wideokonferencja została utworzona<text:line-break/></text:span><text:span text:style-name="T21">Course</text:span><text:span text:style-name="T19">::</text:span><text:span text:style-name="T17">Course</text:span><text:span text:style-name="T19">(std::string name, </text:span><text:span text:style-name="T21">Lecturer </text:span><text:span text:style-name="T19">* lecturer, std::string isVideoConferenceCreated) {<text:line-break/> <text:s text:c="3"/></text:span><text:span text:style-name="T15">this</text:span><text:span text:style-name="T19">-&gt;name = name;<text:line-break/> <text:s text:c="3"/></text:span><text:span text:style-name="T15">this</text:span><text:span text:style-name="T19">-&gt;</text:span><text:span text:style-name="T28">lecturer </text:span><text:span text:style-name="T19">= lecturer;<text:line-break/> <text:s text:c="3"/></text:span><text:span text:style-name="T8">// Jeżeli isVideoConferenceCreated jest podana jako utworzona<text:line-break/> <text:s text:c="3"/></text:span><text:span text:style-name="T15">if</text:span><text:span text:style-name="T19">(isVideoConferenceCreated == </text:span><text:span text:style-name="T13">"1"</text:span><text:span text:style-name="T19">) {<text:line-break/> <text:s text:c="7"/></text:span><text:span text:style-name="T8">// Utwórz wideokonferencję<text:line-break/> <text:s text:c="7"/></text:span><text:span text:style-name="T19">createVideoConference(name);<text:line-break/> <text:s text:c="3"/>}<text:line-break/>}<text:line-break/><text:line-break/></text:span><text:span text:style-name="T8">// Akcesor pola name<text:line-break/></text:span><text:span text:style-name="T19">std::string </text:span><text:span text:style-name="T21">Course</text:span><text:span text:style-name="T19">::</text:span><text:span text:style-name="T17">getName</text:span><text:span text:style-name="T19">() {<text:line-break/><text:tab/></text:span><text:span text:style-name="T15">return </text:span><text:span text:style-name="T19">name;<text:line-break/>}<text:line-break/><text:line-break/></text:span><text:span text:style-name="T8">// Mutator pola name<text:line-break/></text:span><text:span text:style-name="T15">void </text:span><text:span text:style-name="T21">Course</text:span><text:span text:style-name="T19">::</text:span><text:span text:style-name="T28">setName</text:span><text:span text:style-name="T19">(std::string name) {<text:line-break/> <text:s text:c="3"/></text:span><text:span text:style-name="T15">this</text:span><text:span text:style-name="T19">-&gt;name = name;<text:line-break/>}<text:line-break/><text:line-break/></text:span><text:span text:style-name="T8">// Akcesor pola lecturer<text:line-break/></text:span><text:span text:style-name="T19">Lecturer * Course::getLecturer() {<text:line-break/> <text:s text:c="3"/></text:span><text:span text:style-name="T15">return </text:span><text:span text:style-name="T19">lecturer;<text:line-break/>}<text:line-break/><text:line-break/></text:span><text:span text:style-name="T8">// Mutator pola lecturer<text:line-break/></text:span><text:span text:style-name="T15">void </text:span><text:span text:style-name="T19">Course::setLecturer(Lecturer * lecturer) {<text:line-break/> <text:s text:c="3"/></text:span><text:span text:style-name="T15">this</text:span><text:span text:style-name="T19">-&gt;lecturer = lecturer;<text:line-break/>}<text:line-break/><text:line-break/></text:span><text:span text:style-name="T8">// Metoda dodająca studenta do wektora kursu<text:line-break/></text:span><text:span text:style-name="T15">void </text:span><text:span text:style-name="T19">Course::addStudent(Student * student) {<text:line-break/> <text:s text:c="3"/></text:span><text:span text:style-name="T8">// Dodanie studenta do wektora students<text:line-break/><text:tab/></text:span><text:span text:style-name="T19">students.push_back(student);<text:line-break/>}<text:line-break/><text:line-break/></text:span><text:span text:style-name="T8">// Metoda usuwająca studenta z wektora kursu<text:line-break/></text:span><text:span text:style-name="T15">void </text:span><text:span text:style-name="T19">Course::removeStudent(std::string login) {<text:line-break/> <text:s text:c="3"/></text:span><text:span text:style-name="T8">// Przeszukaj wektor students<text:line-break/><text:tab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students.size(); i++) {<text:line-break/></text:span><text:soft-page-break/><text:span text:style-name="T19"> <text:s text:c="7"/></text:span><text:span text:style-name="T8">// Jeżeli login studenta jest równy loginowi podanemu w argumencie<text:line-break/><text:tab/><text:tab/></text:span><text:span text:style-name="T15">if</text:span><text:span text:style-name="T19">(students[i]-&gt;getLogin() == login) {<text:line-break/> <text:s text:c="11"/></text:span><text:span text:style-name="T8">// Usuń studenta z wektora<text:line-break/><text:tab/><text:tab/><text:tab/></text:span><text:span text:style-name="T19">students.erase(students.begin() + i);<text:line-break/><text:tab/><text:tab/>}<text:line-break/><text:tab/>}<text:line-break/>}<text:line-break/><text:line-break/></text:span><text:span text:style-name="T8">// Akcesor rozmiaru wektora studentów kursu<text:line-break/></text:span><text:span text:style-name="T15">int </text:span><text:span text:style-name="T19">Course::getStudentsSize(){<text:line-break/> <text:s text:c="3"/></text:span><text:span text:style-name="T8">// Zwróć rozmiar wektora students<text:line-break/> <text:s text:c="3"/></text:span><text:span text:style-name="T15">return </text:span><text:span text:style-name="T19">students.size();<text:line-break/>}<text:line-break/><text:line-break/></text:span><text:span text:style-name="T8">// Metoda zwracająca studenta z kursu o podanym indeksie<text:line-break/></text:span><text:span text:style-name="T19">Student * Course::getStudentAtIndex(</text:span><text:span text:style-name="T15">int </text:span><text:span text:style-name="T19">studentIndex) {<text:line-break/> <text:s text:c="3"/></text:span><text:span text:style-name="T8">// Zwróć studenta o podanym indeksie<text:line-break/> <text:s text:c="3"/></text:span><text:span text:style-name="T15">return </text:span><text:span text:style-name="T19">students[studentIndex];<text:line-break/>}<text:line-break/><text:line-break/></text:span><text:span text:style-name="T8">// Metoda dodająca materiał do wektora kursu<text:line-break/></text:span><text:span text:style-name="T15">void </text:span><text:span text:style-name="T19">Course::addMaterial(Material *material) {<text:line-break/> <text:s text:c="3"/></text:span><text:span text:style-name="T8">// Dodaj materiał do wektora materials<text:line-break/><text:tab/></text:span><text:span text:style-name="T19">materials.push_back(material);<text:line-break/>}<text:line-break/><text:line-break/></text:span><text:span text:style-name="T8">// Metoda usuwająca materiał z wektora kursu<text:line-break/></text:span><text:span text:style-name="T15">void </text:span><text:span text:style-name="T19">Course::deleteMaterial(std::string name) {<text:line-break/> <text:s text:c="3"/></text:span><text:span text:style-name="T8">// Przeszukaj wektor materials<text:line-break/><text:tab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materials.size(); i++) {<text:line-break/> <text:s text:c="7"/></text:span><text:span text:style-name="T8">// Jeżeli name materiału jest równa nazwie podanej w argumencie<text:line-break/><text:tab/><text:tab/></text:span><text:span text:style-name="T15">if</text:span><text:span text:style-name="T19">(materials[i]-&gt;getName() == name) {<text:line-break/> <text:s text:c="11"/></text:span><text:span text:style-name="T8">// Usuń materiał z wektora<text:line-break/><text:tab/><text:tab/><text:tab/></text:span><text:span text:style-name="T19">materials.erase(materials.begin() + i);<text:line-break/><text:tab/><text:tab/>}<text:line-break/><text:tab/>}<text:line-break/>}<text:line-break/><text:line-break/></text:span><text:span text:style-name="T8">// Metoda tworząca wideokonferencję<text:line-break/></text:span><text:span text:style-name="T15">void </text:span><text:span text:style-name="T19">Course::createVideoConference(std::string name) {<text:line-break/> <text:s text:c="3"/></text:span><text:span text:style-name="T8">// Utwórz wideokonferencję<text:line-break/> <text:s text:c="3"/></text:span><text:span text:style-name="T15">this</text:span><text:span text:style-name="T19">-&gt;videoConference = </text:span><text:span text:style-name="T15">new </text:span><text:span text:style-name="T19">VideoConference(name, lecturer);<text:line-break/>}<text:line-break/><text:line-break/></text:span><text:span text:style-name="T8">// Metoda kończąca wideokonferencję<text:line-break/></text:span><text:span text:style-name="T15">void </text:span><text:span text:style-name="T19">Course::endVideoConference() {<text:line-break/> <text:s text:c="3"/></text:span><text:span text:style-name="T8">// Wyświetl komunikat o zakończeniu wideokonferencji<text:line-break/><text:tab/></text:span><text:span text:style-name="T19">std::cout &lt;&lt; </text:span><text:span text:style-name="T13">"Zakonczono wideokonferencje!" </text:span><text:span text:style-name="T19">&lt;&lt; </text:span><text:span text:style-name="T13">"</text:span><text:span text:style-name="T15">\n</text:span><text:span text:style-name="T13">"</text:span><text:span text:style-name="T19">;<text:line-break/> <text:s text:c="3"/></text:span><text:span text:style-name="T8">// Usuń studentów z wideokonferencji<text:line-break/> <text:s text:c="3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students.size(); i++) {<text:line-break/> <text:s text:c="7"/>videoConference-&gt;removeStudent(students[i]-&gt;getLogin());<text:line-break/> <text:s text:c="3"/>}<text:line-break/> <text:s text:c="3"/></text:span><text:span text:style-name="T8">// Usuń wskaźnik na wideokonferencję<text:line-break/> <text:s text:c="3"/></text:span><text:span text:style-name="T19">videoConference = </text:span><text:span text:style-name="T15">nullptr</text:span><text:span text:style-name="T19">;<text:line-break/>}<text:line-break/><text:line-break/></text:span><text:span text:style-name="T8">// Metoda wyświetlająca nagłówek<text:line-break/></text:span><text:span text:style-name="T15">void </text:span><text:span text:style-name="T19">Course::displayHeader(</text:span><text:span text:style-name="T15">const </text:span><text:span text:style-name="T19">std::string&amp; headerName) {<text:line-break/> <text:s text:c="3"/></text:span><text:span text:style-name="T15">const int </text:span><text:span text:style-name="T19">totalWidth = </text:span><text:span text:style-name="T25">90</text:span><text:span text:style-name="T19">; <text:s/></text:span><text:span text:style-name="T8">// Szerokość całego wyświetlanego napisu<text:line-break/> <text:s text:c="3"/></text:span><text:span text:style-name="T15">const int </text:span><text:span text:style-name="T19">nameWidth = name.length(); <text:s/></text:span><text:span text:style-name="T8">// Szerokość nazwy kursu<text:line-break/> <text:s text:c="3"/></text:span><text:span text:style-name="T15">const int </text:span><text:span text:style-name="T19">paddingWidth = (totalWidth - nameWidth) / </text:span><text:span text:style-name="T25">2</text:span><text:span text:style-name="T19">; <text:s/></text:span><text:span text:style-name="T8">// Szerokość wypełnienia<text:line-break/> <text:s text:c="3"/>// Wyświetl nagłówek<text:line-break/> <text:s text:c="3"/></text:span><text:span text:style-name="T19">std::cout &lt;&lt; </text:span><text:soft-page-break/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3"/>std::cout &lt;&lt; </text:span><text:span text:style-name="T13">"|" </text:span><text:span text:style-name="T19">&lt;&lt; std::string(paddingWidth, </text:span><text:span text:style-name="T13">'~'</text:span><text:span text:style-name="T19">) &lt;&lt; headerName &lt;&lt; std::string(paddingWidth - </text:span><text:span text:style-name="T25">1</text:span><text:span text:style-name="T19">, </text:span><text:span text:style-name="T13">'~'</text:span><text:span text:style-name="T19">) &lt;&lt; </text:span><text:span text:style-name="T13">"|</text:span><text:span text:style-name="T15">\n</text:span><text:span text:style-name="T13">"</text:span><text:span text:style-name="T19">;<text:line-break/> <text:s text:c="3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}<text:line-break/><text:line-break/></text:span><text:span text:style-name="T8">// Metoda wyświetlająca stronę kursu<text:line-break/></text:span><text:span text:style-name="T15">void </text:span><text:span text:style-name="T19">Course::viewCoursePage() {<text:line-break/> <text:s text:c="3"/></text:span><text:span text:style-name="T8">// Wyświetl nagłówek strony głównej kursu<text:line-break/> <text:s text:c="3"/></text:span><text:span text:style-name="T19">displayHeader(getName());<text:line-break/><text:line-break/> <text:s text:c="3"/></text:span><text:span text:style-name="T8">// Wyświetl wykładowcę<text:line-break/><text:tab/></text:span><text:span text:style-name="T19">std::cout &lt;&lt; </text:span><text:span text:style-name="T13">"| Wykladowca: " </text:span><text:span text:style-name="T19">&lt;&lt; lecturer-&gt;getFirstName() &lt;&lt; </text:span><text:span text:style-name="T13">" " </text:span><text:span text:style-name="T19">&lt;&lt; lecturer-&gt;getLastName() &lt;&lt; </text:span><text:span text:style-name="T13">"</text:span><text:span text:style-name="T15">\n</text:span><text:span text:style-name="T13">"</text:span><text:span text:style-name="T19">;<text:line-break/><text:line-break/> <text:s text:c="3"/></text:span><text:span text:style-name="T8">// Wyświetl studentów<text:line-break/><text:tab/></text:span><text:span text:style-name="T19">std::cout &lt;&lt; </text:span><text:span text:style-name="T13">"| Uczestnicy: </text:span><text:span text:style-name="T15">\n</text:span><text:span text:style-name="T13">"</text:span><text:span text:style-name="T19">;<text:line-break/> <text:s text:c="3"/></text:span><text:span text:style-name="T8">// Przeszukaj wektor students<text:line-break/><text:tab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students.size(); i++) {<text:line-break/> <text:s text:c="7"/></text:span><text:span text:style-name="T8">// Wyświetl numer studenta, imię i nazwisko<text:line-break/><text:tab/><text:tab/></text:span><text:span text:style-name="T19">std::cout &lt;&lt; </text:span><text:span text:style-name="T13">"| " </text:span><text:span text:style-name="T19">&lt;&lt; i + </text:span><text:span text:style-name="T25">1 </text:span><text:span text:style-name="T19">&lt;&lt; </text:span><text:span text:style-name="T13">". " </text:span><text:span text:style-name="T19">&lt;&lt; students[i]-&gt;getFirstName() &lt;&lt; </text:span><text:span text:style-name="T13">" " </text:span><text:span text:style-name="T19">&lt;&lt; students[i]-&gt;getLastName() &lt;&lt; </text:span><text:span text:style-name="T13">"</text:span><text:span text:style-name="T15">\n</text:span><text:span text:style-name="T13">"</text:span><text:span text:style-name="T19">;<text:line-break/><text:tab/>}<text:line-break/>}<text:line-break/><text:line-break/></text:span><text:span text:style-name="T8">// Metoda otwierająca menu kursu dla studenta<text:line-break/></text:span><text:span text:style-name="T15">void </text:span><text:span text:style-name="T19">Course::openStudentCourseMenu(Student * student) {<text:line-break/> <text:s text:c="3"/></text:span><text:span text:style-name="T8">// Utwórz zmienną przechowującą wybór użytkownika<text:line-break/> <text:s text:c="3"/></text:span><text:span text:style-name="T19">std::string userInput;<text:line-break/><text:line-break/> <text:s text:c="3"/></text:span><text:span text:style-name="T8">// Pętla menu kursu<text:line-break/> <text:s text:c="3"/></text:span><text:span text:style-name="T15">while</text:span><text:span text:style-name="T19">(</text:span><text:span text:style-name="T15">true</text:span><text:span text:style-name="T19">) {<text:line-break/> <text:s text:c="7"/></text:span><text:span text:style-name="T8">// Wyświetl nagłówek strony głównej kursu<text:line-break/> <text:s text:c="7"/></text:span><text:span text:style-name="T19">displayHeader(getName());<text:line-break/><text:line-break/> <text:s text:c="7"/></text:span><text:span text:style-name="T8">// Wyświetl menu kursu dla studenta<text:line-break/> <text:s text:c="7"/></text:span><text:span text:style-name="T19">std::cout &lt;&lt; </text:span><text:span text:style-name="T13">"| 1. Wyswietl strone kursu <text:s text:c="62"/>|</text:span><text:span text:style-name="T15">\n</text:span><text:span text:style-name="T13">"</text:span><text:span text:style-name="T19">;<text:line-break/> <text:s text:c="7"/>std::cout &lt;&lt; </text:span><text:span text:style-name="T13">"| 2. Otworz materialy <text:s text:c="67"/>|</text:span><text:span text:style-name="T15">\n</text:span><text:span text:style-name="T13">"</text:span><text:span text:style-name="T19">;<text:line-break/> <text:s text:c="7"/>std::cout &lt;&lt; </text:span><text:span text:style-name="T13">"| 3. Dolacz do wideokonferencji <text:s text:c="57"/>|</text:span><text:span text:style-name="T15">\n</text:span><text:span text:style-name="T13">"</text:span><text:span text:style-name="T19">;<text:line-break/> <text:s text:c="7"/>std::cout &lt;&lt; </text:span><text:span text:style-name="T13">"| 4. Wroc <text:s text:c="79"/>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7"/></text:span><text:span text:style-name="T8">// Pobierz wybór użytkownika<text:line-break/> <text:s text:c="7"/></text:span><text:span text:style-name="T19">std::cin &gt;&gt; userInput;<text:line-break/><text:line-break/> <text:s text:c="7"/></text:span><text:span text:style-name="T8">// Wykonaj akcję w zależności od wyboru użytkownika<text:line-break/> <text:s text:c="7"/>// Jeżeli wybór jest równy 1<text:line-break/> <text:s text:c="7"/></text:span><text:span text:style-name="T15">if</text:span><text:span text:style-name="T19">(userInput == </text:span><text:span text:style-name="T13">"1"</text:span><text:span text:style-name="T19">) {<text:line-break/> <text:s text:c="11"/></text:span><text:span text:style-name="T8">// Wyświetl stronę kursu<text:line-break/> <text:s text:c="11"/></text:span><text:span text:style-name="T19">viewCoursePage();<text:line-break/> <text:s text:c="7"/></text:span><text:span text:style-name="T8">// Jeżeli wybór jest równy 2<text:line-break/> <text:s text:c="7"/></text:span><text:span text:style-name="T19">} </text:span><text:span text:style-name="T15">else if</text:span><text:span text:style-name="T19">(userInput == </text:span><text:span text:style-name="T13">"2"</text:span><text:span text:style-name="T19">) {<text:line-break/> <text:s text:c="11"/></text:span><text:span text:style-name="T8">// Otwórz menu materiałów kursu<text:line-break/> <text:s text:c="11"/></text:span><text:span text:style-name="T19">openMaterialsMenu(student);<text:line-break/> <text:s text:c="7"/></text:span><text:span text:style-name="T8">// Jeżeli wybór jest równy 3<text:line-break/></text:span><text:soft-page-break/><text:span text:style-name="T8"> <text:s text:c="7"/></text:span><text:span text:style-name="T19">} </text:span><text:span text:style-name="T15">else if</text:span><text:span text:style-name="T19">(userInput == </text:span><text:span text:style-name="T13">"3"</text:span><text:span text:style-name="T19">) {<text:line-break/> <text:s text:c="11"/></text:span><text:span text:style-name="T8">// Jeżeli wideokonferencja istnieje<text:line-break/> <text:s text:c="11"/></text:span><text:span text:style-name="T15">if</text:span><text:span text:style-name="T19">(videoConference != </text:span><text:span text:style-name="T15">nullptr</text:span><text:span text:style-name="T19">) {<text:line-break/> <text:s text:c="15"/></text:span><text:span text:style-name="T8">// Dodaj studenta do wideokonferencji<text:line-break/> <text:s text:c="15"/></text:span><text:span text:style-name="T19">videoConference-&gt;addStudent(student);<text:line-break/> <text:s text:c="15"/></text:span><text:span text:style-name="T8">// Otwórz menu wideokonferencji<text:line-break/> <text:s text:c="15"/></text:span><text:span text:style-name="T19">videoConference-&gt;openStudentVideoConferenceMenu(student);<text:line-break/> <text:s text:c="11"/></text:span><text:span text:style-name="T8">// W przeciwnym wypadku<text:line-break/> <text:s text:c="11"/></text:span><text:span text:style-name="T19">} </text:span><text:span text:style-name="T15">else </text:span><text:span text:style-name="T19">{<text:line-break/> <text:s text:c="15"/></text:span><text:span text:style-name="T8">// Wyświetl komunikat o braaku wideokonferencji<text:line-break/> <text:s text:c="15"/></text:span><text:span text:style-name="T19">std::cout &lt;&lt; </text:span><text:span text:style-name="T13">"Wideokonferencja nie jest utworzona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<text:line-break/> <text:s text:c="7"/></text:span><text:span text:style-name="T8">// Jeżeli wybór jest równy 4<text:line-break/> <text:s text:c="7"/></text:span><text:span text:style-name="T19">} </text:span><text:span text:style-name="T15">else if</text:span><text:span text:style-name="T19">(userInput == </text:span><text:span text:style-name="T13">"4"</text:span><text:span text:style-name="T19">) {<text:line-break/> <text:s text:c="11"/></text:span><text:span text:style-name="T8">// Wyświetl komunikat o opuszczeniu menu kursu<text:line-break/> <text:s text:c="11"/></text:span><text:span text:style-name="T19">std::cout &lt;&lt; </text:span><text:span text:style-name="T13">"Opusciles menu kursu " </text:span><text:span text:style-name="T19">&lt;&lt; getName() &lt;&lt; </text:span><text:span text:style-name="T13">"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</text:span><text:span text:style-name="T8">// Wyjdź z pętli<text:line-break/> <text:s text:c="11"/></text:span><text:span text:style-name="T15">break</text:span><text:span text:style-name="T19">;<text:line-break/> <text:s text:c="7"/></text:span><text:span text:style-name="T8">// W przeciwnym wypadku<text:line-break/> <text:s text:c="7"/></text:span><text:span text:style-name="T19">} </text:span><text:span text:style-name="T15">else </text:span><text:span text:style-name="T19">{<text:line-break/> <text:s text:c="11"/></text:span><text:span text:style-name="T8">// Wyświetl komunikat o niepoprawnym wyborze<text:line-break/> <text:s text:c="11"/></text:span><text:span text:style-name="T19">std::cout &lt;&lt; </text:span><text:span text:style-name="T13">"Niepoprawna opcja!" </text:span><text:span text:style-name="T19">&lt;&lt; </text:span><text:span text:style-name="T13">"</text:span><text:span text:style-name="T15">\n</text:span><text:span text:style-name="T13">"</text:span><text:span text:style-name="T19">;<text:line-break/> <text:s text:c="7"/>}<text:line-break/> <text:s text:c="3"/>}<text:line-break/>}<text:line-break/><text:line-break/></text:span><text:span text:style-name="T8">// Metoda otwierająca menu materiałów kursu dla wykładowcy<text:line-break/></text:span><text:span text:style-name="T15">void </text:span><text:span text:style-name="T19">Course::openLecturerCourseMenu(Lecturer * lecturer) {<text:line-break/> <text:s text:c="3"/></text:span><text:span text:style-name="T8">// Utwórz zmienną przechowującą wybór użytkownika<text:line-break/> <text:s text:c="3"/></text:span><text:span text:style-name="T19">std::string userInput;<text:line-break/><text:line-break/> <text:s text:c="3"/></text:span><text:span text:style-name="T8">// Pętla menu kursu<text:line-break/> <text:s text:c="3"/></text:span><text:span text:style-name="T15">while</text:span><text:span text:style-name="T19">(</text:span><text:span text:style-name="T15">true</text:span><text:span text:style-name="T19">) {<text:line-break/> <text:s text:c="7"/></text:span><text:span text:style-name="T8">// Wyświetl nagłówek strony głównej kursu<text:line-break/> <text:s text:c="7"/></text:span><text:span text:style-name="T19">displayHeader(getName());<text:line-break/><text:line-break/> <text:s text:c="7"/></text:span><text:span text:style-name="T8">// Wyświetl menu kursu dla studenta<text:line-break/> <text:s text:c="7"/></text:span><text:span text:style-name="T19">std::cout &lt;&lt; </text:span><text:span text:style-name="T13">"| 1. Wyswietl strone kursu <text:s text:c="62"/>|</text:span><text:span text:style-name="T15">\n</text:span><text:span text:style-name="T13">"</text:span><text:span text:style-name="T19">;<text:line-break/> <text:s text:c="7"/>std::cout &lt;&lt; </text:span><text:span text:style-name="T13">"| 2. Otworz materialy <text:s text:c="67"/>|</text:span><text:span text:style-name="T15">\n</text:span><text:span text:style-name="T13">"</text:span><text:span text:style-name="T19">;<text:line-break/> <text:s text:c="7"/>std::cout &lt;&lt; </text:span><text:span text:style-name="T13">"| 3. Dolacz do wideokonferencji <text:s text:c="57"/>|</text:span><text:span text:style-name="T15">\n</text:span><text:span text:style-name="T13">"</text:span><text:span text:style-name="T19">;<text:line-break/> <text:s text:c="7"/>std::cout &lt;&lt; </text:span><text:span text:style-name="T13">"| 4. Wroc <text:s text:c="79"/>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7"/></text:span><text:span text:style-name="T8">// Pobierz wybór użytkownika<text:line-break/> <text:s text:c="7"/></text:span><text:span text:style-name="T19">std::cin &gt;&gt; userInput;<text:line-break/><text:line-break/> <text:s text:c="7"/></text:span><text:span text:style-name="T8">// Wykonaj akcję w zależności od wyboru użytkownika<text:line-break/> <text:s text:c="7"/>// Jeżeli wybór jest równy 1<text:line-break/> <text:s text:c="7"/></text:span><text:span text:style-name="T15">if</text:span><text:span text:style-name="T19">(userInput == </text:span><text:span text:style-name="T13">"1"</text:span><text:span text:style-name="T19">) {<text:line-break/> <text:s text:c="11"/></text:span><text:span text:style-name="T8">// Wyświetl stronę kursu<text:line-break/> <text:s text:c="11"/></text:span><text:span text:style-name="T19">viewCoursePage();<text:line-break/> <text:s text:c="7"/></text:span><text:span text:style-name="T8">// Jeżeli wybór to 2<text:line-break/> <text:s text:c="7"/></text:span><text:span text:style-name="T19">} </text:span><text:span text:style-name="T15">else if</text:span><text:span text:style-name="T19">(userInput == </text:span><text:span text:style-name="T13">"2"</text:span><text:span text:style-name="T19">) {<text:line-break/> <text:s text:c="11"/></text:span><text:span text:style-name="T8">// Otwórz menu materiałów kursu<text:line-break/> <text:s text:c="11"/></text:span><text:span text:style-name="T19">openMaterialsMenu(lecturer);<text:line-break/> <text:s text:c="7"/></text:span><text:span text:style-name="T8">// Jeżeli wybór to 3<text:line-break/> <text:s text:c="7"/></text:span><text:span text:style-name="T19">} </text:span><text:span text:style-name="T15">else if</text:span><text:span text:style-name="T19">(userInput == </text:span><text:span text:style-name="T13">"3"</text:span><text:span text:style-name="T19">) {<text:line-break/> <text:s text:c="11"/></text:span><text:span text:style-name="T8">// Jeżeli wideokonferencja istnieje<text:line-break/></text:span><text:soft-page-break/><text:span text:style-name="T8"> <text:s text:c="11"/></text:span><text:span text:style-name="T15">if</text:span><text:span text:style-name="T19">(videoConference == </text:span><text:span text:style-name="T15">nullptr</text:span><text:span text:style-name="T19">) {<text:line-break/> <text:s text:c="15"/></text:span><text:span text:style-name="T8">// Utwórz wideokonferencję<text:line-break/> <text:s text:c="15"/></text:span><text:span text:style-name="T19">createVideoConference(getName());<text:line-break/> <text:s text:c="15"/></text:span><text:span text:style-name="T8">// Otwórz menu wideokonferencji<text:line-break/> <text:s text:c="15"/></text:span><text:span text:style-name="T19">videoConference-&gt;openLecturerVideoConferenceMenu(lecturer);<text:line-break/> <text:s text:c="11"/></text:span><text:span text:style-name="T8">// W przeciwnym wypadku<text:line-break/> <text:s text:c="11"/></text:span><text:span text:style-name="T19">} </text:span><text:span text:style-name="T15">else </text:span><text:span text:style-name="T19">{<text:line-break/> <text:s text:c="15"/></text:span><text:span text:style-name="T8">// Zakończ wideokonferencję<text:line-break/> <text:s text:c="15"/></text:span><text:span text:style-name="T19">endVideoConference();<text:line-break/> <text:s text:c="15"/></text:span><text:span text:style-name="T8">// Utwórz nową wideokonferencję<text:line-break/> <text:s text:c="15"/></text:span><text:span text:style-name="T19">createVideoConference(getName());<text:line-break/> <text:s text:c="15"/></text:span><text:span text:style-name="T8">// Otwórz menu wideokonferencji<text:line-break/> <text:s text:c="15"/></text:span><text:span text:style-name="T19">videoConference-&gt;openLecturerVideoConferenceMenu(lecturer);<text:line-break/> <text:s text:c="11"/>}<text:line-break/> <text:s text:c="11"/></text:span><text:span text:style-name="T8">// Jeżeli wybór to 4<text:line-break/> <text:s text:c="7"/></text:span><text:span text:style-name="T19">} </text:span><text:span text:style-name="T15">else if </text:span><text:span text:style-name="T19">(userInput == </text:span><text:span text:style-name="T13">"4"</text:span><text:span text:style-name="T19">) {<text:line-break/> <text:s text:c="11"/></text:span><text:span text:style-name="T8">// Wyświetl komunikat o opuszczeniu menu kursu<text:line-break/> <text:s text:c="11"/></text:span><text:span text:style-name="T19">std::cout &lt;&lt; </text:span><text:span text:style-name="T13">"Opusciles menu kursu " </text:span><text:span text:style-name="T19">&lt;&lt; getName() &lt;&lt; </text:span><text:span text:style-name="T13">"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</text:span><text:span text:style-name="T8">// Wyjdź z pętli<text:line-break/> <text:s text:c="11"/></text:span><text:span text:style-name="T15">break</text:span><text:span text:style-name="T19">;<text:line-break/> <text:s text:c="11"/></text:span><text:span text:style-name="T8">// W przeciwnym wypadku<text:line-break/> <text:s text:c="7"/></text:span><text:span text:style-name="T19">} </text:span><text:span text:style-name="T15">else </text:span><text:span text:style-name="T19">{<text:line-break/> <text:s text:c="11"/></text:span><text:span text:style-name="T8">// Wyświetl komunikat o niepoprawnym wyborze<text:line-break/> <text:s text:c="11"/></text:span><text:span text:style-name="T19">std::cout &lt;&lt; </text:span><text:span text:style-name="T13">"Niepoprawna opcja!" </text:span><text:span text:style-name="T19">&lt;&lt; </text:span><text:span text:style-name="T13">"</text:span><text:span text:style-name="T15">\n</text:span><text:span text:style-name="T13">"</text:span><text:span text:style-name="T19">;<text:line-break/> <text:s text:c="7"/>}<text:line-break/> <text:s text:c="3"/>}<text:line-break/>}<text:line-break/><text:line-break/></text:span><text:span text:style-name="T8">// Metoda otwierająca menu materiałów kursu<text:line-break/></text:span><text:span text:style-name="T15">void </text:span><text:span text:style-name="T19">Course::openMaterialsMenu(User * user) {<text:line-break/> <text:s text:c="3"/></text:span><text:span text:style-name="T8">// Utwórz zmienną przechowującą wybór użytkownika<text:line-break/> <text:s text:c="3"/></text:span><text:span text:style-name="T19">std::string userInput;<text:line-break/><text:line-break/> <text:s text:c="3"/></text:span><text:span text:style-name="T8">// Pętla menu materiałów kursu<text:line-break/> <text:s text:c="3"/></text:span><text:span text:style-name="T15">while</text:span><text:span text:style-name="T19">(</text:span><text:span text:style-name="T15">true</text:span><text:span text:style-name="T19">) {<text:line-break/> <text:s text:c="7"/></text:span><text:span text:style-name="T8">// Wyświetl nagłówek menu materiałów kursu<text:line-break/> <text:s text:c="7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7"/>std::cout &lt;&lt; </text:span><text:span text:style-name="T13">"|~~~~~~~~~~~~~~~~~~~~~~~~~~~~~~~~~~~~~Materialy kursu~~~~~~~~~~~~~~~~~~~~~~~~~~~~~~~~~~~~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7"/></text:span><text:span text:style-name="T8">// Wyświetl menu materiałów kursu<text:line-break/> <text:s text:c="7"/></text:span><text:span text:style-name="T19">std::cout &lt;&lt; </text:span><text:span text:style-name="T13">"| 1. Otworz materialy <text:s text:c="67"/>|</text:span><text:span text:style-name="T15">\n</text:span><text:span text:style-name="T13">"</text:span><text:span text:style-name="T19">;<text:line-break/> <text:s text:c="7"/>std::cout &lt;&lt; </text:span><text:span text:style-name="T13">"| 2. Dodaj materialy <text:s text:c="68"/>|</text:span><text:span text:style-name="T15">\n</text:span><text:span text:style-name="T13">"</text:span><text:span text:style-name="T19">;<text:line-break/> <text:s text:c="7"/>std::cout &lt;&lt; </text:span><text:span text:style-name="T13">"| 3. Wroc <text:s text:c="79"/>|</text:span><text:span text:style-name="T15">\n</text:span><text:span text:style-name="T13">"</text:span><text:span text:style-name="T19">;<text:line-break/> <text:s text:c="7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7"/></text:span><text:span text:style-name="T8">// Pobierz wybór użytkownika<text:line-break/> <text:s text:c="7"/></text:span><text:span text:style-name="T19">std::cin &gt;&gt; userInput;<text:line-break/><text:line-break/> <text:s text:c="7"/></text:span><text:span text:style-name="T8">// Wykonaj akcję w zależności od wyboru użytkownika<text:line-break/> <text:s text:c="7"/>// Jeżeli wybór to równy 1<text:line-break/> <text:s text:c="7"/></text:span><text:span text:style-name="T15">if</text:span><text:span text:style-name="T19">(userInput == </text:span><text:span text:style-name="T13">"1"</text:span><text:span text:style-name="T19">) {<text:line-break/> <text:s text:c="11"/></text:span><text:span text:style-name="T8">// Jeżeli materiały kursu nie są puste<text:line-break/> <text:s text:c="11"/></text:span><text:span text:style-name="T15">if</text:span><text:span text:style-name="T19">(!materials.empty()) {<text:line-break/></text:span><text:soft-page-break/><text:span text:style-name="T19"> <text:s text:c="15"/></text:span><text:span text:style-name="T8">// Wyświetl nagłówek menu materiałów kursu<text:line-break/> <text:s text:c="15"/></text:span><text:span text:style-name="T19"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 <text:s text:c="15"/>std::cout &lt;&lt; </text:span><text:span text:style-name="T13">"|~~~~~~~~~~~~~~~~~~~~~~~~~~~~~~~~~~~~~Materialy Kursu~~~~~~~~~~~~~~~~~~~~~~~~~~~~~~~~~~~~|</text:span><text:span text:style-name="T15">\n</text:span><text:span text:style-name="T13">"</text:span><text:span text:style-name="T19">;<text:line-break/> <text:s text:c="15"/>std::cout &lt;&lt; </text:span><text:span text:style-name="T13">"|========================================================================================|</text:span><text:span text:style-name="T15">\n</text:span><text:span text:style-name="T13">"</text:span><text:span text:style-name="T19">;<text:line-break/><text:line-break/> <text:s text:c="15"/></text:span><text:span text:style-name="T8">// Przeszuakj wektor materiałów<text:line-break/> <text:s text:c="15"/></text:span><text:span text:style-name="T15">for</text:span><text:span text:style-name="T19">(</text:span><text:span text:style-name="T15">int </text:span><text:span text:style-name="T19">i = </text:span><text:span text:style-name="T25">0</text:span><text:span text:style-name="T19">; i &lt; materials.size(); i++) {<text:line-break/> <text:s text:c="19"/></text:span><text:span text:style-name="T8">// Wyświetl numer i nazwę materiału<text:line-break/> <text:s text:c="19"/></text:span><text:span text:style-name="T19">std::cout &lt;&lt; </text:span><text:span text:style-name="T13">"| " </text:span><text:span text:style-name="T19">&lt;&lt; i + </text:span><text:span text:style-name="T25">1 </text:span><text:span text:style-name="T19">&lt;&lt; </text:span><text:span text:style-name="T13">". " </text:span><text:span text:style-name="T19">&lt;&lt; materials.at(i)-&gt;getName() &lt;&lt; </text:span><text:span text:style-name="T13">"</text:span><text:span text:style-name="T15">\n</text:span><text:span text:style-name="T13">"</text:span><text:span text:style-name="T19">;<text:line-break/> <text:s text:c="15"/>}<text:line-break/><text:line-break/> <text:s text:c="15"/></text:span><text:span text:style-name="T8">// Wyświetl opcję powrotu<text:line-break/> <text:s text:c="15"/></text:span><text:span text:style-name="T19">std::cout &lt;&lt; </text:span><text:span text:style-name="T13">"| " </text:span><text:span text:style-name="T19">&lt;&lt; materials.size() + </text:span><text:span text:style-name="T25">1 </text:span><text:span text:style-name="T19">&lt;&lt; </text:span><text:span text:style-name="T13">". Wroc" </text:span><text:span text:style-name="T19">&lt;&lt; </text:span><text:span text:style-name="T13">"</text:span><text:span text:style-name="T15">\n</text:span><text:span text:style-name="T13">"</text:span><text:span text:style-name="T19">;<text:line-break/> <text:s text:c="15"/>std::cout &lt;&lt; </text:span><text:span text:style-name="T13">"[========================================================================================]</text:span><text:span text:style-name="T15">\n</text:span><text:span text:style-name="T13">"</text:span><text:span text:style-name="T19">;<text:line-break/><text:line-break/> <text:s text:c="15"/></text:span><text:span text:style-name="T8">// Pobierz wybór użytkownika<text:line-break/> <text:s text:c="15"/></text:span><text:span text:style-name="T19">std::cin &gt;&gt; userInput;<text:line-break/><text:line-break/> <text:s text:c="15"/></text:span><text:span text:style-name="T8">// Wykonaj akcję w zależności od wyboru użytkownika<text:line-break/> <text:s text:c="15"/>// Jeżeli wybór jest równy 1<text:line-break/> <text:s text:c="15"/></text:span><text:span text:style-name="T15">if</text:span><text:span text:style-name="T19">(std::stoi(userInput) - </text:span><text:span text:style-name="T25">1 </text:span><text:span text:style-name="T19">&lt; materials.size()) {<text:line-break/> <text:s text:c="19"/></text:span><text:span text:style-name="T8">// Otwórz menu materiału<text:line-break/> <text:s text:c="19"/></text:span><text:span text:style-name="T19">materials.at(std::stoi(userInput) - </text:span><text:span text:style-name="T25">1</text:span><text:span text:style-name="T19">)-&gt;materialsMenu();<text:line-break/> <text:s text:c="15"/>} </text:span><text:span text:style-name="T15">else if</text:span><text:span text:style-name="T19">((std::stoi(userInput) - </text:span><text:span text:style-name="T25">1</text:span><text:span text:style-name="T19">) == materials.size()) {<text:line-break/> <text:s text:c="19"/></text:span><text:span text:style-name="T8">// Wyświetl komunikat o opuszczeniu menu materiałów<text:line-break/> <text:s text:c="19"/></text:span><text:span text:style-name="T19">std::cout &lt;&lt; </text:span><text:span text:style-name="T13">"Opusciles menu material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9"/></text:span><text:span text:style-name="T8">// Wyjdź z pętli<text:line-break/> <text:s text:c="19"/></text:span><text:span text:style-name="T15">break</text:span><text:span text:style-name="T19">;<text:line-break/> <text:s text:c="19"/></text:span><text:span text:style-name="T8">// W przeciwnym wypadku<text:line-break/> <text:s text:c="15"/></text:span><text:span text:style-name="T19">} </text:span><text:span text:style-name="T15">else </text:span><text:span text:style-name="T19">{<text:line-break/> <text:s text:c="19"/></text:span><text:span text:style-name="T8">// Wyświetl komunikat o niepoprawnym wyborze<text:line-break/> <text:s text:c="19"/></text:span><text:span text:style-name="T19">std::cout &lt;&lt; </text:span><text:span text:style-name="T13">"Niepoprawna opcja!" </text:span><text:span text:style-name="T19">&lt;&lt; </text:span><text:span text:style-name="T13">"</text:span><text:span text:style-name="T15">\n</text:span><text:span text:style-name="T13">"</text:span><text:span text:style-name="T19">;<text:line-break/> <text:s text:c="15"/>}<text:line-break/> <text:s text:c="11"/></text:span><text:span text:style-name="T8">// Jeżeli materiały kursu są puste<text:line-break/> <text:s text:c="11"/></text:span><text:span text:style-name="T19">} </text:span><text:span text:style-name="T15">else </text:span><text:span text:style-name="T19">{<text:line-break/> <text:s text:c="15"/></text:span><text:span text:style-name="T8">// Wyświetl komunikat o braku materiałów<text:line-break/> <text:s text:c="15"/></text:span><text:span text:style-name="T19">std::cout &lt;&lt; </text:span><text:span text:style-name="T13">"Brak material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}<text:line-break/> <text:s text:c="7"/></text:span><text:span text:style-name="T8">// Jeżeli wybór to 2<text:line-break/> <text:s text:c="7"/></text:span><text:span text:style-name="T19">} </text:span><text:span text:style-name="T15">else if</text:span><text:span text:style-name="T19">(userInput == </text:span><text:span text:style-name="T13">"2"</text:span><text:span text:style-name="T19">) {<text:line-break/> <text:s text:c="11"/></text:span><text:span text:style-name="T8">// Menu dodawania materiału<text:line-break/> <text:s text:c="11"/>// Pobierz dane materiału<text:line-break/> <text:s text:c="11"/>// Utwórz zmienne przechowujące dane materiału<text:line-break/> <text:s text:c="11"/></text:span><text:span text:style-name="T19">std::string materialName; <text:s text:c="10"/></text:span><text:span text:style-name="T8">// Nazwa<text:line-break/> <text:s text:c="11"/></text:span><text:span text:style-name="T19">std::string materialDescription; <text:s text:c="3"/></text:span><text:span text:style-name="T8">// Opis<text:line-break/> <text:s text:c="11"/></text:span><text:span text:style-name="T19">std::string materialFileName; <text:s text:c="6"/></text:span><text:span text:style-name="T8">// Nazwa pliku<text:line-break/> <text:s text:c="11"/></text:span><text:span text:style-name="T19">std::string materialFileSize; <text:s text:c="6"/></text:span><text:span text:style-name="T8">// Rozmiar pliku<text:line-break/> <text:s text:c="11"/></text:span><text:span text:style-name="T19">User * addedBy = user; <text:s text:c="13"/></text:span><text:span text:style-name="T8">// Materiał dodany przez<text:line-break/> <text:s text:c="11"/></text:span><text:span text:style-name="T19">std::string line; <text:s text:c="18"/></text:span><text:span text:style-name="T8">// Zmienna pomocnicza do pobrania linii<text:line-break/><text:line-break/> <text:s text:c="11"/>// Zignoruj znak nowej linii<text:line-break/> <text:s text:c="11"/></text:span><text:span text:style-name="T19">std::cin.ignore();<text:line-break/><text:line-break/> <text:s text:c="11"/></text:span><text:span text:style-name="T8">// Pobierz dane materiału<text:line-break/> <text:s text:c="11"/>// Pobierz nazwę<text:line-break/></text:span><text:soft-page-break/><text:span text:style-name="T8"> <text:s text:c="11"/></text:span><text:span text:style-name="T19">std::cout &lt;&lt; </text:span><text:span text:style-name="T13">"Podaj nazwe: "</text:span><text:span text:style-name="T19">;<text:line-break/> <text:s text:c="11"/>std::getline(std::cin, line);<text:line-break/> <text:s text:c="11"/>materialName = line;<text:line-break/><text:line-break/> <text:s text:c="11"/></text:span><text:span text:style-name="T8">// Pobierz opis<text:line-break/> <text:s text:c="11"/></text:span><text:span text:style-name="T19">std::cout &lt;&lt; </text:span><text:span text:style-name="T13">"Podaj opis: "</text:span><text:span text:style-name="T19">;<text:line-break/> <text:s text:c="11"/>std::getline(std::cin, line);<text:line-break/> <text:s text:c="11"/>materialDescription = line;<text:line-break/><text:line-break/> <text:s text:c="11"/></text:span><text:span text:style-name="T8">// Pobierz nazwę pliku<text:line-break/> <text:s text:c="11"/></text:span><text:span text:style-name="T19">std::cout &lt;&lt; </text:span><text:span text:style-name="T13">"Podaj nazwe pliku: "</text:span><text:span text:style-name="T19">;<text:line-break/> <text:s text:c="11"/>std::getline(std::cin, line);<text:line-break/> <text:s text:c="11"/>materialFileName = line;<text:line-break/><text:line-break/> <text:s text:c="11"/></text:span><text:span text:style-name="T8">// Pobierz fileSize pliku<text:line-break/> <text:s text:c="11"/></text:span><text:span text:style-name="T19">std::cout &lt;&lt; </text:span><text:span text:style-name="T13">"Podaj rozmiar pliku[kB]: "</text:span><text:span text:style-name="T19">;<text:line-break/> <text:s text:c="11"/>std::cin &gt;&gt; materialFileSize;<text:line-break/><text:line-break/> <text:s text:c="11"/></text:span><text:span text:style-name="T8">// Jeżeli któryś z parametrów jest pusty<text:line-break/> <text:s text:c="11"/></text:span><text:span text:style-name="T15">if</text:span><text:span text:style-name="T19">(materialName.empty() || materialDescription.empty() || materialFileName.empty() || materialFileSize.empty()) {<text:line-break/> <text:s text:c="15"/></text:span><text:span text:style-name="T8">// Wyświetl komunikat o niepoprawnych danych<text:line-break/> <text:s text:c="15"/></text:span><text:span text:style-name="T19">std::cout &lt;&lt; </text:span><text:span text:style-name="T13">"Niepoprawne dane!" </text:span><text:span text:style-name="T19">&lt;&lt; </text:span><text:span text:style-name="T13">"</text:span><text:span text:style-name="T15">\n</text:span><text:span text:style-name="T13">"</text:span><text:span text:style-name="T19">;<text:line-break/> <text:s text:c="15"/></text:span><text:span text:style-name="T8">// Wyjdź z pętli<text:line-break/> <text:s text:c="15"/></text:span><text:span text:style-name="T15">break</text:span><text:span text:style-name="T19">;<text:line-break/> <text:s text:c="11"/>}<text:line-break/><text:line-break/> <text:s text:c="11"/></text:span><text:span text:style-name="T8">// Dodaj materiał<text:line-break/> <text:s text:c="11"/></text:span><text:span text:style-name="T19">materials.push_back(</text:span><text:span text:style-name="T15">new </text:span><text:span text:style-name="T19">Material(materialName,materialDescription,<text:line-break/> <text:s text:c="44"/>materialFileName, std::stoi(materialFileSize), addedBy));<text:line-break/> <text:s text:c="7"/></text:span><text:span text:style-name="T8">// Jeżeli wybór to 2<text:line-break/> <text:s text:c="7"/></text:span><text:span text:style-name="T19">} </text:span><text:span text:style-name="T15">else if</text:span><text:span text:style-name="T19">(userInput == </text:span><text:span text:style-name="T13">"3"</text:span><text:span text:style-name="T19">) {<text:line-break/> <text:s text:c="11"/></text:span><text:span text:style-name="T8">// Wyświetl komunikat o opuszczeniu menu kursów<text:line-break/> <text:s text:c="11"/></text:span><text:span text:style-name="T19">std::cout &lt;&lt; </text:span><text:span text:style-name="T13">"Opusciles menu materialow!" </text:span><text:span text:style-name="T19">&lt;&lt; </text:span><text:span text:style-name="T13">"</text:span><text:span text:style-name="T15">\n</text:span><text:span text:style-name="T13">"</text:span><text:span text:style-name="T19">;<text:line-break/> <text:s text:c="11"/></text:span><text:span text:style-name="T8">// Wyjdź z pętli<text:line-break/> <text:s text:c="11"/></text:span><text:span text:style-name="T15">break</text:span><text:span text:style-name="T19">;<text:line-break/> <text:s text:c="7"/></text:span><text:span text:style-name="T8">// W przeciwnym wypadku<text:line-break/> <text:s text:c="7"/></text:span><text:span text:style-name="T19">} </text:span><text:span text:style-name="T15">else </text:span><text:span text:style-name="T19">{<text:line-break/> <text:s text:c="11"/></text:span><text:span text:style-name="T8">// Wyświetl komunikat o niepoprawnym wyborze<text:line-break/> <text:s text:c="11"/></text:span><text:span text:style-name="T19">std::cout &lt;&lt; </text:span><text:span text:style-name="T13">"Niepoprawna opcja!" </text:span><text:span text:style-name="T19">&lt;&lt; </text:span><text:span text:style-name="T13">"</text:span><text:span text:style-name="T15">\n</text:span><text:span text:style-name="T13">"</text:span><text:span text:style-name="T19">;<text:line-break/> <text:s text:c="7"/>}<text:line-break/> <text:s text:c="3"/>}<text:line-break/>}<text:line-break/></text:span></text:p>
      <text:p text:style-name="P2"/>
      <text:p text:style-name="P2"/>
      <text:p text:style-name="Standard"><text:span text:style-name="Domyślna_20_czcionka_20_akapitu"><text:span text:style-name="T2">Material.h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Material.h<text:line-break/>// <text:s/>@ Date : 10.06.2023<text:line-break/>// <text:s/>@ Author : Tomasz Wnuk, Bartosz Szynkaruk, Mikołaj Hasiec<text:line-break/>//<text:line-break/>//<text:line-break/><text:line-break/></text:span></text:span><text:span text:style-name="Domyślna_20_czcionka_20_akapitu"><text:span text:style-name="T10">#if </text:span></text:span><text:span text:style-name="Domyślna_20_czcionka_20_akapitu"><text:span text:style-name="T18">!defined(</text:span></text:span><text:span text:style-name="Domyślna_20_czcionka_20_akapitu"><text:span text:style-name="T26">_MATERIAL_H</text:span></text:span><text:span text:style-name="Domyślna_20_czcionka_20_akapitu"><text:span text:style-name="T18">)<text:line-break/></text:span></text:span><text:span text:style-name="Domyślna_20_czcionka_20_akapitu"><text:span text:style-name="T10">#define </text:span></text:span><text:span text:style-name="Domyślna_20_czcionka_20_akapitu"><text:span text:style-name="T26">_MATERIAL_H<text:line-break/></text:span></text:span><text:soft-page-break/><text:span text:style-name="Domyślna_20_czcionka_20_akapitu"><text:span text:style-name="T26"><text:line-break/></text:span></text:span><text:span text:style-name="Domyślna_20_czcionka_20_akapitu"><text:span text:style-name="T7"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"User.h"<text:line-break/></text:span></text:span><text:span text:style-name="Domyślna_20_czcionka_20_akapitu"><text:span text:style-name="T10">#include </text:span></text:span><text:span text:style-name="Domyślna_20_czcionka_20_akapitu"><text:span text:style-name="T12">&lt;string&gt;<text:line-break/></text:span></text:span><text:span text:style-name="Domyślna_20_czcionka_20_akapitu"><text:span text:style-name="T10">#include </text:span></text:span><text:span text:style-name="Domyślna_20_czcionka_20_akapitu"><text:span text:style-name="T12">&lt;iostream&gt;<text:line-break/></text:span></text:span><text:span text:style-name="Domyślna_20_czcionka_20_akapitu"><text:span text:style-name="T10">#include </text:span></text:span><text:span text:style-name="Domyślna_20_czcionka_20_akapitu"><text:span text:style-name="T12">&lt;thread&gt;<text:line-break/></text:span></text:span><text:span text:style-name="Domyślna_20_czcionka_20_akapitu"><text:span text:style-name="T10">#include </text:span></text:span><text:span text:style-name="Domyślna_20_czcionka_20_akapitu"><text:span text:style-name="T12">&lt;chrono&gt;<text:line-break/><text:line-break/></text:span></text:span><text:span text:style-name="Domyślna_20_czcionka_20_akapitu"><text:span text:style-name="T7">// Deklaracja klasy Material<text:line-break/></text:span></text:span><text:span text:style-name="Domyślna_20_czcionka_20_akapitu"><text:span text:style-name="T14">class </text:span></text:span><text:span text:style-name="Domyślna_20_czcionka_20_akapitu"><text:span text:style-name="T20">Material </text:span></text:span><text:span text:style-name="Domyślna_20_czcionka_20_akapitu"><text:span text:style-name="T18">{<text:line-break/></text:span></text:span><text:span text:style-name="Domyślna_20_czcionka_20_akapitu"><text:span text:style-name="T14">public</text:span></text:span><text:span text:style-name="Domyślna_20_czcionka_20_akapitu"><text:span text:style-name="T18">:<text:line-break/><text:tab/></text:span></text:span><text:span text:style-name="Domyślna_20_czcionka_20_akapitu"><text:span text:style-name="T16">Material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name,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description, 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fileName, </text:span></text:span><text:span text:style-name="Domyślna_20_czcionka_20_akapitu"><text:span text:style-name="T14">int </text:span></text:span><text:span text:style-name="Domyślna_20_czcionka_20_akapitu"><text:span text:style-name="T18">fileSize, </text:span></text:span><text:span text:style-name="Domyślna_20_czcionka_20_akapitu"><text:span text:style-name="T20">User </text:span></text:span><text:span text:style-name="Domyślna_20_czcionka_20_akapitu"><text:span text:style-name="T18">* addedBy); <text:s/></text:span></text:span><text:span text:style-name="Domyślna_20_czcionka_20_akapitu"><text:span text:style-name="T7">// Konstruktor klasy Material<text:line-break/><text:tab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6">getName</text:span></text:span><text:span text:style-name="Domyślna_20_czcionka_20_akapitu"><text:span text:style-name="T18">(); <text:s/></text:span></text:span><text:span text:style-name="Domyślna_20_czcionka_20_akapitu"><text:span text:style-name="T7">// Akcesor pola name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setNam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name); <text:s/></text:span></text:span><text:span text:style-name="Domyślna_20_czcionka_20_akapitu"><text:span text:style-name="T7">// Mutator pola name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6">getDescription</text:span></text:span><text:span text:style-name="Domyślna_20_czcionka_20_akapitu"><text:span text:style-name="T18">(); <text:s/></text:span></text:span><text:span text:style-name="Domyślna_20_czcionka_20_akapitu"><text:span text:style-name="T7">// Akcesor pola description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setDescription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description); <text:s/></text:span></text:span><text:span text:style-name="Domyślna_20_czcionka_20_akapitu"><text:span text:style-name="T7">// Mutator pola description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6">getFileName</text:span></text:span><text:span text:style-name="Domyślna_20_czcionka_20_akapitu"><text:span text:style-name="T18">(); <text:s/></text:span></text:span><text:span text:style-name="Domyślna_20_czcionka_20_akapitu"><text:span text:style-name="T7">// Akcesor pola fileName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setFileNam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fileName); <text:s/></text:span></text:span><text:span text:style-name="Domyślna_20_czcionka_20_akapitu"><text:span text:style-name="T7">// Mutator pola fileName<text:line-break/> <text:s text:c="3"/></text:span></text:span><text:span text:style-name="Domyślna_20_czcionka_20_akapitu"><text:span text:style-name="T14">int </text:span></text:span><text:span text:style-name="Domyślna_20_czcionka_20_akapitu"><text:span text:style-name="T16">getFileSize</text:span></text:span><text:span text:style-name="Domyślna_20_czcionka_20_akapitu"><text:span text:style-name="T18">(); <text:s/></text:span></text:span><text:span text:style-name="Domyślna_20_czcionka_20_akapitu"><text:span text:style-name="T7">// Akcesor pola fileSize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setFileSize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fileSize); <text:s/></text:span></text:span><text:span text:style-name="Domyślna_20_czcionka_20_akapitu"><text:span text:style-name="T7">// Mutator pola fileSize<text:line-break/> <text:s text:c="3"/></text:span></text:span><text:span text:style-name="Domyślna_20_czcionka_20_akapitu"><text:span text:style-name="T20">User </text:span></text:span><text:span text:style-name="Domyślna_20_czcionka_20_akapitu"><text:span text:style-name="T18">* </text:span></text:span><text:span text:style-name="Domyślna_20_czcionka_20_akapitu"><text:span text:style-name="T16">getAddedBy</text:span></text:span><text:span text:style-name="Domyślna_20_czcionka_20_akapitu"><text:span text:style-name="T18">(); <text:s/></text:span></text:span><text:span text:style-name="Domyślna_20_czcionka_20_akapitu"><text:span text:style-name="T7">// Akcesor pola addedBy<text:line-break/> <text:s text:c="3"/></text:span></text:span><text:span text:style-name="Domyślna_20_czcionka_20_akapitu"><text:span text:style-name="T14">void </text:span></text:span><text:span text:style-name="Domyślna_20_czcionka_20_akapitu"><text:span text:style-name="T16">setAddedBy</text:span></text:span><text:span text:style-name="Domyślna_20_czcionka_20_akapitu"><text:span text:style-name="T18">(</text:span></text:span><text:span text:style-name="Domyślna_20_czcionka_20_akapitu"><text:span text:style-name="T20">User </text:span></text:span><text:span text:style-name="Domyślna_20_czcionka_20_akapitu"><text:span text:style-name="T18">* addedBy); <text:s/></text:span></text:span><text:span text:style-name="Domyślna_20_czcionka_20_akapitu"><text:span text:style-name="T7">// Mutator pola addedBy<text:line-break/><text:tab/></text:span></text:span><text:span text:style-name="Domyślna_20_czcionka_20_akapitu"><text:span text:style-name="T14">void </text:span></text:span><text:span text:style-name="Domyślna_20_czcionka_20_akapitu"><text:span text:style-name="T16">printMaterial</text:span></text:span><text:span text:style-name="Domyślna_20_czcionka_20_akapitu"><text:span text:style-name="T18">(); <text:s/></text:span></text:span><text:span text:style-name="Domyślna_20_czcionka_20_akapitu"><text:span text:style-name="T7">// Metoda wypisująca informacje o materiale<text:line-break/><text:tab/></text:span></text:span><text:span text:style-name="Domyślna_20_czcionka_20_akapitu"><text:span text:style-name="T14">void </text:span></text:span><text:span text:style-name="Domyślna_20_czcionka_20_akapitu"><text:span text:style-name="T16">materialsMenu</text:span></text:span><text:span text:style-name="Domyślna_20_czcionka_20_akapitu"><text:span text:style-name="T18">(); <text:s/></text:span></text:span><text:span text:style-name="Domyślna_20_czcionka_20_akapitu"><text:span text:style-name="T7">// Metoda otwierająca menu materiału<text:line-break/><text:tab/></text:span></text:span><text:span text:style-name="Domyślna_20_czcionka_20_akapitu"><text:span text:style-name="T14">void </text:span></text:span><text:span text:style-name="Domyślna_20_czcionka_20_akapitu"><text:span text:style-name="T16">downloadFile</text:span></text:span><text:span text:style-name="Domyślna_20_czcionka_20_akapitu"><text:span text:style-name="T18">(); <text:s/></text:span></text:span><text:span text:style-name="Domyślna_20_czcionka_20_akapitu"><text:span text:style-name="T7">// Metoda symulująca pobieranie pliku<text:line-break/></text:span></text:span><text:span text:style-name="Domyślna_20_czcionka_20_akapitu"><text:span text:style-name="T14">private</text:span></text:span><text:span text:style-name="Domyślna_20_czcionka_20_akapitu"><text:span text:style-name="T18">:<text:line-break/><text:tab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7">name</text:span></text:span><text:span text:style-name="Domyślna_20_czcionka_20_akapitu"><text:span text:style-name="T18">; <text:s/></text:span></text:span><text:span text:style-name="Domyślna_20_czcionka_20_akapitu"><text:span text:style-name="T7">// Nazwa materiału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7">description</text:span></text:span><text:span text:style-name="Domyślna_20_czcionka_20_akapitu"><text:span text:style-name="T18">; <text:s/></text:span></text:span><text:span text:style-name="Domyślna_20_czcionka_20_akapitu"><text:span text:style-name="T7">// Opis materiału<text:line-break/> <text:s text:c="3"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7">fileName</text:span></text:span><text:span text:style-name="Domyślna_20_czcionka_20_akapitu"><text:span text:style-name="T18">; <text:s/></text:span></text:span><text:span text:style-name="Domyślna_20_czcionka_20_akapitu"><text:span text:style-name="T7">// Nazwa pliku<text:line-break/><text:tab/></text:span></text:span><text:span text:style-name="Domyślna_20_czcionka_20_akapitu"><text:span text:style-name="T14">int </text:span></text:span><text:span text:style-name="Domyślna_20_czcionka_20_akapitu"><text:span text:style-name="T27">fileSize</text:span></text:span><text:span text:style-name="Domyślna_20_czcionka_20_akapitu"><text:span text:style-name="T18">; <text:s/></text:span></text:span><text:span text:style-name="Domyślna_20_czcionka_20_akapitu"><text:span text:style-name="T7">// Rozmiar pliku<text:line-break/><text:tab/></text:span></text:span><text:span text:style-name="Domyślna_20_czcionka_20_akapitu"><text:span text:style-name="T20">User </text:span></text:span><text:span text:style-name="Domyślna_20_czcionka_20_akapitu"><text:span text:style-name="T18">* </text:span></text:span><text:span text:style-name="Domyślna_20_czcionka_20_akapitu"><text:span text:style-name="T27">addedBy</text:span></text:span><text:span text:style-name="Domyślna_20_czcionka_20_akapitu"><text:span text:style-name="T18">; <text:s/></text:span></text:span><text:span text:style-name="Domyślna_20_czcionka_20_akapitu"><text:span text:style-name="T7">// Użytkownik dodający materiał<text:line-break/></text:span></text:span><text:span text:style-name="Domyślna_20_czcionka_20_akapitu"><text:span text:style-name="T18">};<text:line-break/><text:line-break/></text:span></text:span><text:span text:style-name="Domyślna_20_czcionka_20_akapitu"><text:span text:style-name="T10">#endif <text:s/></text:span></text:span><text:span text:style-name="Domyślna_20_czcionka_20_akapitu"><text:span text:style-name="T7">//_MATERIAL_H<text:line-break/></text:span></text:span></text:p>
      <text:p text:style-name="P2"/>
      <text:p text:style-name="Standard"><text:span text:style-name="Domyślna_20_czcionka_20_akapitu"><text:span text:style-name="T2">Material.cpp</text:span></text:span></text:p>
      <text:p text:style-name="P2"/>
      <text:p text:style-name="P13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Material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"Material.h"<text:line-break/><text:line-break/></text:span></text:span><text:span text:style-name="Domyślna_20_czcionka_20_akapitu"><text:span text:style-name="T9">// Konstruktor klasy Material</text:span></text:span><text:span text:style-name="T8"><text:line-break/></text:span><text:span text:style-name="T21">Material</text:span><text:span text:style-name="T19">::</text:span><text:span text:style-name="T17">Material</text:span><text:span text:style-name="T19">(std::string name, std::string description, std::string fileName, </text:span><text:span text:style-name="T15">int </text:span><text:span text:style-name="T19">fileSize, </text:span><text:span text:style-name="T21">User </text:span><text:span text:style-name="T19">*addedBy) {<text:line-break/><text:tab/></text:span><text:span text:style-name="T15">this</text:span><text:span text:style-name="T19">-&gt;name = name;<text:line-break/><text:tab/></text:span><text:span text:style-name="T15">this</text:span><text:span text:style-name="T19">-&gt;description = description;<text:line-break/><text:tab/></text:span><text:span text:style-name="T15">this</text:span><text:span text:style-name="T19">-&gt;fileName = fileName;<text:line-break/><text:tab/></text:span><text:span text:style-name="T15">this</text:span><text:span text:style-name="T19">-&gt;</text:span><text:span text:style-name="T28">fileSize </text:span><text:span text:style-name="T19">= fileSize;<text:line-break/><text:tab/></text:span><text:span text:style-name="T15">this</text:span><text:span text:style-name="T19">-&gt;</text:span><text:span text:style-name="T28">addedBy </text:span><text:span text:style-name="T19">= addedBy;<text:line-break/>}</text:span><text:span text:style-name="Domyślna_20_czcionka_20_akapitu"><text:span text:style-name="T18"><text:line-break/></text:span></text:span><text:soft-page-break/><text:span text:style-name="Domyślna_20_czcionka_20_akapitu"><text:span text:style-name="T18"><text:line-break/></text:span></text:span><text:span text:style-name="Domyślna_20_czcionka_20_akapitu"><text:span text:style-name="T7">// Akcesor pola name<text:line-break/></text:span></text:span><text:span text:style-name="Domyślna_20_czcionka_20_akapitu"><text:span text:style-name="T18">std::string Material::getName() {<text:line-break/><text:tab/></text:span></text:span><text:span text:style-name="Domyślna_20_czcionka_20_akapitu"><text:span text:style-name="T14">return </text:span></text:span><text:span text:style-name="Domyślna_20_czcionka_20_akapitu"><text:span text:style-name="T18">name;<text:line-break/>}<text:line-break/><text:line-break/></text:span></text:span><text:span text:style-name="Domyślna_20_czcionka_20_akapitu"><text:span text:style-name="T7">// Mutator pola name<text:line-break/></text:span></text:span><text:span text:style-name="Domyślna_20_czcionka_20_akapitu"><text:span text:style-name="T14">void </text:span></text:span><text:span text:style-name="Domyślna_20_czcionka_20_akapitu"><text:span text:style-name="T18">Material::setName(std::string name) {<text:line-break/> <text:s text:c="3"/></text:span></text:span><text:span text:style-name="Domyślna_20_czcionka_20_akapitu"><text:span text:style-name="T14">this</text:span></text:span><text:span text:style-name="Domyślna_20_czcionka_20_akapitu"><text:span text:style-name="T18">-&gt;name = name;<text:line-break/>}<text:line-break/><text:line-break/></text:span></text:span><text:span text:style-name="Domyślna_20_czcionka_20_akapitu"><text:span text:style-name="T7">// Akcesor pola description<text:line-break/></text:span></text:span><text:span text:style-name="Domyślna_20_czcionka_20_akapitu"><text:span text:style-name="T18">std::string Material::getDescription() {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18">description;<text:line-break/>}<text:line-break/><text:line-break/></text:span></text:span><text:span text:style-name="Domyślna_20_czcionka_20_akapitu"><text:span text:style-name="T7">// Mutator pola description<text:line-break/></text:span></text:span><text:span text:style-name="Domyślna_20_czcionka_20_akapitu"><text:span text:style-name="T14">void </text:span></text:span><text:span text:style-name="Domyślna_20_czcionka_20_akapitu"><text:span text:style-name="T18">Material::setDescription(std::string description) {<text:line-break/> <text:s text:c="3"/></text:span></text:span><text:span text:style-name="Domyślna_20_czcionka_20_akapitu"><text:span text:style-name="T14">this</text:span></text:span><text:span text:style-name="Domyślna_20_czcionka_20_akapitu"><text:span text:style-name="T18">-&gt;description = description;<text:line-break/>}<text:line-break/><text:line-break/></text:span></text:span><text:span text:style-name="Domyślna_20_czcionka_20_akapitu"><text:span text:style-name="T7">// Akcesor pola fileName<text:line-break/></text:span></text:span><text:span text:style-name="Domyślna_20_czcionka_20_akapitu"><text:span text:style-name="T18">std::string Material::getFileName() {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18">fileName;<text:line-break/>}<text:line-break/><text:line-break/></text:span></text:span><text:span text:style-name="Domyślna_20_czcionka_20_akapitu"><text:span text:style-name="T7">// Mutator pola fileName<text:line-break/></text:span></text:span><text:span text:style-name="Domyślna_20_czcionka_20_akapitu"><text:span text:style-name="T14">void </text:span></text:span><text:span text:style-name="Domyślna_20_czcionka_20_akapitu"><text:span text:style-name="T18">Material::setFileName(std::string fileName) {<text:line-break/> <text:s text:c="3"/></text:span></text:span><text:span text:style-name="Domyślna_20_czcionka_20_akapitu"><text:span text:style-name="T14">this</text:span></text:span><text:span text:style-name="Domyślna_20_czcionka_20_akapitu"><text:span text:style-name="T18">-&gt;fileName = fileName;<text:line-break/>}<text:line-break/><text:line-break/></text:span></text:span><text:span text:style-name="Domyślna_20_czcionka_20_akapitu"><text:span text:style-name="T7">// Akcesor pola fileSize<text:line-break/></text:span></text:span><text:span text:style-name="Domyślna_20_czcionka_20_akapitu"><text:span text:style-name="T14">int </text:span></text:span><text:span text:style-name="Domyślna_20_czcionka_20_akapitu"><text:span text:style-name="T18">Material::getFileSize() {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18">fileSize;<text:line-break/>}<text:line-break/><text:line-break/></text:span></text:span><text:span text:style-name="Domyślna_20_czcionka_20_akapitu"><text:span text:style-name="T7">// Mutator pola fileSize<text:line-break/></text:span></text:span><text:span text:style-name="Domyślna_20_czcionka_20_akapitu"><text:span text:style-name="T14">void </text:span></text:span><text:span text:style-name="Domyślna_20_czcionka_20_akapitu"><text:span text:style-name="T18">Material::setFileSize(</text:span></text:span><text:span text:style-name="Domyślna_20_czcionka_20_akapitu"><text:span text:style-name="T14">int </text:span></text:span><text:span text:style-name="Domyślna_20_czcionka_20_akapitu"><text:span text:style-name="T18">fileSize) {<text:line-break/> <text:s text:c="3"/></text:span></text:span><text:span text:style-name="Domyślna_20_czcionka_20_akapitu"><text:span text:style-name="T14">this</text:span></text:span><text:span text:style-name="Domyślna_20_czcionka_20_akapitu"><text:span text:style-name="T18">-&gt;fileSize = fileSize;<text:line-break/>}<text:line-break/><text:line-break/></text:span></text:span><text:span text:style-name="Domyślna_20_czcionka_20_akapitu"><text:span text:style-name="T7">// Akcesor pola addedBy<text:line-break/></text:span></text:span><text:span text:style-name="Domyślna_20_czcionka_20_akapitu"><text:span text:style-name="T18">User * Material::getAddedBy() {<text:line-break/> <text:s text:c="3"/></text:span></text:span><text:span text:style-name="Domyślna_20_czcionka_20_akapitu"><text:span text:style-name="T14">return </text:span></text:span><text:span text:style-name="Domyślna_20_czcionka_20_akapitu"><text:span text:style-name="T18">addedBy;<text:line-break/>}<text:line-break/><text:line-break/></text:span></text:span><text:span text:style-name="Domyślna_20_czcionka_20_akapitu"><text:span text:style-name="T7">// Mutator pola addedBy<text:line-break/></text:span></text:span><text:span text:style-name="Domyślna_20_czcionka_20_akapitu"><text:span text:style-name="T14">void </text:span></text:span><text:span text:style-name="Domyślna_20_czcionka_20_akapitu"><text:span text:style-name="T18">Material::setAddedBy(User * addedBy) {<text:line-break/> <text:s text:c="3"/></text:span></text:span><text:span text:style-name="Domyślna_20_czcionka_20_akapitu"><text:span text:style-name="T14">this</text:span></text:span><text:span text:style-name="Domyślna_20_czcionka_20_akapitu"><text:span text:style-name="T18">-&gt;addedBy = addedBy;<text:line-break/>}<text:line-break/><text:line-break/></text:span></text:span><text:span text:style-name="Domyślna_20_czcionka_20_akapitu"><text:span text:style-name="T7">// Metoda wyswietlajaca dane materialu<text:line-break/></text:span></text:span><text:span text:style-name="Domyślna_20_czcionka_20_akapitu"><text:span text:style-name="T14">void </text:span></text:span><text:span text:style-name="Domyślna_20_czcionka_20_akapitu"><text:span text:style-name="T18">Material::printMaterial() {<text:line-break/> <text:s text:c="3"/></text:span></text:span><text:span text:style-name="Domyślna_20_czcionka_20_akapitu"><text:span text:style-name="T7">// Wyswietl dane materialu<text:line-break/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std::cout &lt;&lt; </text:span></text:span><text:span text:style-name="Domyślna_20_czcionka_20_akapitu"><text:span text:style-name="T12">"|~~~~~~~~~~~~~~~~~~~~~~~~~~~~~~~~~~~~~Dane Materialu~~~~~~~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std::cout &lt;&lt; </text:span></text:span><text:span text:style-name="Domyślna_20_czcionka_20_akapitu"><text:span text:style-name="T12">"|========================================================================================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3"/>std::cout &lt;&lt; </text:span></text:span><text:span text:style-name="Domyślna_20_czcionka_20_akapitu"><text:span text:style-name="T12">"| Nazwa: " </text:span></text:span><text:span text:style-name="Domyślna_20_czcionka_20_akapitu"><text:span text:style-name="T18">&lt;&lt; </text:span></text:span><text:span text:style-name="Domyślna_20_czcionka_20_akapitu"><text:span text:style-name="T14">this</text:span></text:span><text:span text:style-name="Domyślna_20_czcionka_20_akapitu"><text:span text:style-name="T18">-&gt;name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Nazwa materiału<text:line-break/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| Opis: " </text:span></text:span><text:span text:style-name="Domyślna_20_czcionka_20_akapitu"><text:span text:style-name="T18">&lt;&lt; </text:span></text:span><text:span text:style-name="Domyślna_20_czcionka_20_akapitu"><text:span text:style-name="T14">this</text:span></text:span><text:span text:style-name="Domyślna_20_czcionka_20_akapitu"><text:span text:style-name="T18">-&gt;description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Opis materiału<text:line-break/></text:span></text:span><text:soft-page-break/><text:span text:style-name="Domyślna_20_czcionka_20_akapitu"><text:span text:style-name="T7"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| Nazwa pliku: " </text:span></text:span><text:span text:style-name="Domyślna_20_czcionka_20_akapitu"><text:span text:style-name="T18">&lt;&lt; </text:span></text:span><text:span text:style-name="Domyślna_20_czcionka_20_akapitu"><text:span text:style-name="T14">this</text:span></text:span><text:span text:style-name="Domyślna_20_czcionka_20_akapitu"><text:span text:style-name="T18">-&gt;fileName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Nazwa pliku<text:line-break/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| Rozmiar pliku: " </text:span></text:span><text:span text:style-name="Domyślna_20_czcionka_20_akapitu"><text:span text:style-name="T18">&lt;&lt; </text:span></text:span><text:span text:style-name="Domyślna_20_czcionka_20_akapitu"><text:span text:style-name="T14">this</text:span></text:span><text:span text:style-name="Domyślna_20_czcionka_20_akapitu"><text:span text:style-name="T18">-&gt;fileSize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Rozmiar pliku<text:line-break/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| Dodany przez: " </text:span></text:span><text:span text:style-name="Domyślna_20_czcionka_20_akapitu"><text:span text:style-name="T18">&lt;&lt; </text:span></text:span><text:span text:style-name="Domyślna_20_czcionka_20_akapitu"><text:span text:style-name="T14">this</text:span></text:span><text:span text:style-name="Domyślna_20_czcionka_20_akapitu"><text:span text:style-name="T18">-&gt;addedBy-&gt;getFirstName()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 <text:s/></text:span></text:span><text:span text:style-name="Domyślna_20_czcionka_20_akapitu"><text:span text:style-name="T7">// Dodany przez<text:line-break/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}<text:line-break/><text:line-break/></text:span></text:span><text:span text:style-name="Domyślna_20_czcionka_20_akapitu"><text:span text:style-name="T7">// Metoda wyswietlajaca menu materiału<text:line-break/></text:span></text:span><text:span text:style-name="Domyślna_20_czcionka_20_akapitu"><text:span text:style-name="T14">void </text:span></text:span><text:span text:style-name="Domyślna_20_czcionka_20_akapitu"><text:span text:style-name="T18">Material::materialsMenu() {<text:line-break/> <text:s text:c="3"/></text:span></text:span><text:span text:style-name="Domyślna_20_czcionka_20_akapitu"><text:span text:style-name="T7">// Utwórz zmienną przechowującą wybór użytkownika<text:line-break/> <text:s text:c="3"/></text:span></text:span><text:span text:style-name="Domyślna_20_czcionka_20_akapitu"><text:span text:style-name="T18">std::string userInput;<text:line-break/><text:line-break/> <text:s text:c="3"/></text:span></text:span><text:span text:style-name="Domyślna_20_czcionka_20_akapitu"><text:span text:style-name="T7">// Petla wyświetlająca menu materiału<text:line-break/><text:tab/></text:span></text:span><text:span text:style-name="Domyślna_20_czcionka_20_akapitu"><text:span text:style-name="T14">while</text:span></text:span><text:span text:style-name="Domyślna_20_czcionka_20_akapitu"><text:span text:style-name="T18">(</text:span></text:span><text:span text:style-name="Domyślna_20_czcionka_20_akapitu"><text:span text:style-name="T14">true</text:span></text:span><text:span text:style-name="Domyślna_20_czcionka_20_akapitu"><text:span text:style-name="T18">) {<text:line-break/> <text:s text:c="7"/></text:span></text:span><text:span text:style-name="Domyślna_20_czcionka_20_akapitu"><text:span text:style-name="T7">// Wyswietl menu materiału<text:line-break/> <text:s text:c="7"/></text:span></text:span><text:span text:style-name="Domyślna_20_czcionka_20_akapitu"><text:span text:style-name="T18"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~~~~~~~~~~~~~~~~~~~~~~~~~~~~~~~~~~~~~Menu Materialu~~~~~~~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 1. Wyswietl dane <text:s text:c="70"/>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 2. Pobierz plik <text:s text:c="71"/>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 3. Wroc <text:s text:c="79"/>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line-break/> <text:s text:c="7"/></text:span></text:span><text:span text:style-name="Domyślna_20_czcionka_20_akapitu"><text:span text:style-name="T7">// Pobierz wybór użytkownika<text:line-break/> <text:s text:c="7"/></text:span></text:span><text:span text:style-name="Domyślna_20_czcionka_20_akapitu"><text:span text:style-name="T18">std::cin &gt;&gt; userInput;<text:line-break/><text:line-break/> <text:s text:c="7"/></text:span></text:span><text:span text:style-name="Domyślna_20_czcionka_20_akapitu"><text:span text:style-name="T7">// Sprawdź wybór użytkownika<text:line-break/> <text:s text:c="7"/>// Jeżeli wybór to 1<text:line-break/><text:tab/><text:tab/></text:span></text:span><text:span text:style-name="Domyślna_20_czcionka_20_akapitu"><text:span text:style-name="T14">if</text:span></text:span><text:span text:style-name="Domyślna_20_czcionka_20_akapitu"><text:span text:style-name="T18">(userInput == </text:span></text:span><text:span text:style-name="Domyślna_20_czcionka_20_akapitu"><text:span text:style-name="T12">"1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Wyświetl dane materiału<text:line-break/> <text:s text:c="11"/></text:span></text:span><text:span text:style-name="Domyślna_20_czcionka_20_akapitu"><text:span text:style-name="T18">printMaterial();<text:line-break/> <text:s text:c="7"/></text:span></text:span><text:span text:style-name="Domyślna_20_czcionka_20_akapitu"><text:span text:style-name="T7">// Jeżeli wybór to 2<text:line-break/><text:tab/><text:tab/></text:span></text:span><text:span text:style-name="Domyślna_20_czcionka_20_akapitu"><text:span text:style-name="T18">} </text:span></text:span><text:span text:style-name="Domyślna_20_czcionka_20_akapitu"><text:span text:style-name="T14">else if</text:span></text:span><text:span text:style-name="Domyślna_20_czcionka_20_akapitu"><text:span text:style-name="T18">(userInput == </text:span></text:span><text:span text:style-name="Domyślna_20_czcionka_20_akapitu"><text:span text:style-name="T12">"2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Pobierz plik<text:line-break/><text:tab/><text:tab/><text:tab/></text:span></text:span><text:span text:style-name="Domyślna_20_czcionka_20_akapitu"><text:span text:style-name="T18">downloadFile();<text:line-break/> <text:s text:c="7"/></text:span></text:span><text:span text:style-name="Domyślna_20_czcionka_20_akapitu"><text:span text:style-name="T7">// Jeżeli wybór to 3<text:line-break/><text:tab/><text:tab/></text:span></text:span><text:span text:style-name="Domyślna_20_czcionka_20_akapitu"><text:span text:style-name="T18">} </text:span></text:span><text:span text:style-name="Domyślna_20_czcionka_20_akapitu"><text:span text:style-name="T14">else if </text:span></text:span><text:span text:style-name="Domyślna_20_czcionka_20_akapitu"><text:span text:style-name="T18">(userInput == </text:span></text:span><text:span text:style-name="Domyślna_20_czcionka_20_akapitu"><text:span text:style-name="T12">"3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Zakończ pętlę<text:line-break/> <text:s text:c="11"/></text:span></text:span><text:span text:style-name="Domyślna_20_czcionka_20_akapitu"><text:span text:style-name="T14">break</text:span></text:span><text:span text:style-name="Domyślna_20_czcionka_20_akapitu"><text:span text:style-name="T18">;<text:line-break/> <text:s text:c="7"/></text:span></text:span><text:span text:style-name="Domyślna_20_czcionka_20_akapitu"><text:span text:style-name="T7">// W przeciwnym wypadku<text:line-break/><text:tab/><text:tab/></text:span></text:span><text:span text:style-name="Domyślna_20_czcionka_20_akapitu"><text:span text:style-name="T18">} </text:span></text:span><text:span text:style-name="Domyślna_20_czcionka_20_akapitu"><text:span text:style-name="T14">else </text:span></text:span><text:span text:style-name="Domyślna_20_czcionka_20_akapitu"><text:span text:style-name="T18">{<text:line-break/> <text:s text:c="11"/></text:span></text:span><text:span text:style-name="Domyślna_20_czcionka_20_akapitu"><text:span text:style-name="T7">// Wyswietl komunikat o błędzie<text:line-break/><text:tab/><text:tab/><text:tab/></text:span></text:span><text:span text:style-name="Domyślna_20_czcionka_20_akapitu"><text:span text:style-name="T18">std::cout &lt;&lt; </text:span></text:span><text:span text:style-name="Domyślna_20_czcionka_20_akapitu"><text:span text:style-name="T12">"Niepoprawna opcja!" </text:span></text:span><text:span text:style-name="Domyślna_20_czcionka_20_akapitu"><text:span text:style-name="T18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tab/><text:tab/>}<text:line-break/><text:tab/>}<text:line-break/>}<text:line-break/><text:line-break/></text:span></text:span><text:span text:style-name="Domyślna_20_czcionka_20_akapitu"><text:span text:style-name="T7">// Metoda symulująca pobieranie pliku<text:line-break/></text:span></text:span><text:span text:style-name="Domyślna_20_czcionka_20_akapitu"><text:span text:style-name="T14">void </text:span></text:span><text:span text:style-name="Domyślna_20_czcionka_20_akapitu"><text:span text:style-name="T18">Material::downloadFile() {<text:line-break/> <text:s text:c="3"/></text:span></text:span><text:span text:style-name="Domyślna_20_czcionka_20_akapitu"><text:span text:style-name="T7">// Utwórz zmienne przechowujące dane paska postępu<text:line-break/><text:tab/></text:span></text:span><text:span text:style-name="Domyślna_20_czcionka_20_akapitu"><text:span text:style-name="T14">int </text:span></text:span><text:span text:style-name="Domyślna_20_czcionka_20_akapitu"><text:span text:style-name="T18">barWidth = </text:span></text:span><text:span text:style-name="Domyślna_20_czcionka_20_akapitu"><text:span text:style-name="T24">88</text:span></text:span><text:span text:style-name="Domyślna_20_czcionka_20_akapitu"><text:span text:style-name="T18">; <text:s/></text:span></text:span><text:span text:style-name="Domyślna_20_czcionka_20_akapitu"><text:span text:style-name="T7">// Szerokość paska postępu<text:line-break/></text:span></text:span><text:soft-page-break/><text:span text:style-name="Domyślna_20_czcionka_20_akapitu"><text:span text:style-name="T7"><text:tab/></text:span></text:span><text:span text:style-name="Domyślna_20_czcionka_20_akapitu"><text:span text:style-name="T14">int </text:span></text:span><text:span text:style-name="Domyślna_20_czcionka_20_akapitu"><text:span text:style-name="T18">duration = </text:span></text:span><text:span text:style-name="Domyślna_20_czcionka_20_akapitu"><text:span text:style-name="T24">100</text:span></text:span><text:span text:style-name="Domyślna_20_czcionka_20_akapitu"><text:span text:style-name="T18">; <text:s/></text:span></text:span><text:span text:style-name="Domyślna_20_czcionka_20_akapitu"><text:span text:style-name="T7">// Czas trwania symulacji pobierania pliku<text:line-break/><text:tab/></text:span></text:span><text:span text:style-name="Domyślna_20_czcionka_20_akapitu"><text:span text:style-name="T14">int </text:span></text:span><text:span text:style-name="Domyślna_20_czcionka_20_akapitu"><text:span text:style-name="T18">total = </text:span></text:span><text:span text:style-name="Domyślna_20_czcionka_20_akapitu"><text:span text:style-name="T24">10</text:span></text:span><text:span text:style-name="Domyślna_20_czcionka_20_akapitu"><text:span text:style-name="T18">; <text:s/></text:span></text:span><text:span text:style-name="Domyślna_20_czcionka_20_akapitu"><text:span text:style-name="T7">// Całkowita ilość iteracji pętli<text:line-break/><text:line-break/> <text:s text:c="3"/>// Pętla symulująca pobieranie pliku<text:line-break/> <text:s text:c="3"/>// Iteruj od 0 do total<text:line-break/><text:tab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total; ++i) {<text:line-break/> <text:s text:c="7"/></text:span></text:span><text:span text:style-name="Domyślna_20_czcionka_20_akapitu"><text:span text:style-name="T7">// Wyswietl początek paska postępu<text:line-break/><text:tab/><text:tab/></text:span></text:span><text:span text:style-name="Domyślna_20_czcionka_20_akapitu"><text:span text:style-name="T18">std::cout &lt;&lt; </text:span></text:span><text:span text:style-name="Domyślna_20_czcionka_20_akapitu"><text:span text:style-name="T12">"["</text:span></text:span><text:span text:style-name="Domyślna_20_czcionka_20_akapitu"><text:span text:style-name="T18">;<text:line-break/> <text:s text:c="7"/></text:span></text:span><text:span text:style-name="Domyślna_20_czcionka_20_akapitu"><text:span text:style-name="T7">// Oblicz postęp<text:line-break/><text:tab/><text:tab/></text:span></text:span><text:span text:style-name="Domyślna_20_czcionka_20_akapitu"><text:span text:style-name="T14">int </text:span></text:span><text:span text:style-name="Domyślna_20_czcionka_20_akapitu"><text:span text:style-name="T18">progress = (barWidth * i) / total;<text:line-break/> <text:s text:c="7"/></text:span></text:span><text:span text:style-name="Domyślna_20_czcionka_20_akapitu"><text:span text:style-name="T7">// Iteruj od 0 do barWidth<text:line-break/><text:tab/><text:tab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j = </text:span></text:span><text:span text:style-name="Domyślna_20_czcionka_20_akapitu"><text:span text:style-name="T24">0</text:span></text:span><text:span text:style-name="Domyślna_20_czcionka_20_akapitu"><text:span text:style-name="T18">; j &lt; barWidth; ++j) {<text:line-break/> <text:s text:c="11"/></text:span></text:span><text:span text:style-name="Domyślna_20_czcionka_20_akapitu"><text:span text:style-name="T7">// Jeżeli j jest mniejsze od postępu<text:line-break/><text:tab/><text:tab/><text:tab/></text:span></text:span><text:span text:style-name="Domyślna_20_czcionka_20_akapitu"><text:span text:style-name="T14">if</text:span></text:span><text:span text:style-name="Domyślna_20_czcionka_20_akapitu"><text:span text:style-name="T18">(j &lt; progress) {<text:line-break/> <text:s text:c="15"/></text:span></text:span><text:span text:style-name="Domyślna_20_czcionka_20_akapitu"><text:span text:style-name="T7">// Wyswietl "="<text:line-break/><text:tab/><text:tab/><text:tab/><text:tab/></text:span></text:span><text:span text:style-name="Domyślna_20_czcionka_20_akapitu"><text:span text:style-name="T18">std::cout &lt;&lt; </text:span></text:span><text:span text:style-name="Domyślna_20_czcionka_20_akapitu"><text:span text:style-name="T12">"="</text:span></text:span><text:span text:style-name="Domyślna_20_czcionka_20_akapitu"><text:span text:style-name="T18">;<text:line-break/> <text:s text:c="11"/></text:span></text:span><text:span text:style-name="Domyślna_20_czcionka_20_akapitu"><text:span text:style-name="T7">// Jeżeli j jest równe postępowi<text:line-break/><text:tab/><text:tab/><text:tab/></text:span></text:span><text:span text:style-name="Domyślna_20_czcionka_20_akapitu"><text:span text:style-name="T18">} </text:span></text:span><text:span text:style-name="Domyślna_20_czcionka_20_akapitu"><text:span text:style-name="T14">else if</text:span></text:span><text:span text:style-name="Domyślna_20_czcionka_20_akapitu"><text:span text:style-name="T18">(j == progress) {<text:line-break/> <text:s text:c="15"/></text:span></text:span><text:span text:style-name="Domyślna_20_czcionka_20_akapitu"><text:span text:style-name="T7">// Wyswietl "&gt;"<text:line-break/><text:tab/><text:tab/><text:tab/><text:tab/></text:span></text:span><text:span text:style-name="Domyślna_20_czcionka_20_akapitu"><text:span text:style-name="T18">std::cout &lt;&lt; </text:span></text:span><text:span text:style-name="Domyślna_20_czcionka_20_akapitu"><text:span text:style-name="T12">"&gt;"</text:span></text:span><text:span text:style-name="Domyślna_20_czcionka_20_akapitu"><text:span text:style-name="T18">;<text:line-break/> <text:s text:c="11"/></text:span></text:span><text:span text:style-name="Domyślna_20_czcionka_20_akapitu"><text:span text:style-name="T7">// W przeciwnym wypadku<text:line-break/><text:tab/><text:tab/><text:tab/></text:span></text:span><text:span text:style-name="Domyślna_20_czcionka_20_akapitu"><text:span text:style-name="T18">} </text:span></text:span><text:span text:style-name="Domyślna_20_czcionka_20_akapitu"><text:span text:style-name="T14">else </text:span></text:span><text:span text:style-name="Domyślna_20_czcionka_20_akapitu"><text:span text:style-name="T18">{<text:line-break/> <text:s text:c="15"/></text:span></text:span><text:span text:style-name="Domyślna_20_czcionka_20_akapitu"><text:span text:style-name="T7">// Wyswietl spacje<text:line-break/><text:tab/><text:tab/><text:tab/><text:tab/></text:span></text:span><text:span text:style-name="Domyślna_20_czcionka_20_akapitu"><text:span text:style-name="T18">std::cout &lt;&lt; </text:span></text:span><text:span text:style-name="Domyślna_20_czcionka_20_akapitu"><text:span text:style-name="T12">" "</text:span></text:span><text:span text:style-name="Domyślna_20_czcionka_20_akapitu"><text:span text:style-name="T18">;<text:line-break/><text:tab/><text:tab/><text:tab/>}<text:line-break/><text:tab/><text:tab/>}<text:line-break/> <text:s text:c="7"/></text:span></text:span><text:span text:style-name="Domyślna_20_czcionka_20_akapitu"><text:span text:style-name="T7">// Wyswietl koniec paska postępu<text:line-break/><text:tab/><text:tab/></text:span></text:span><text:span text:style-name="Domyślna_20_czcionka_20_akapitu"><text:span text:style-name="T18">std::cout &lt;&lt; </text:span></text:span><text:span text:style-name="Domyślna_20_czcionka_20_akapitu"><text:span text:style-name="T12">"] " </text:span></text:span><text:span text:style-name="Domyślna_20_czcionka_20_akapitu"><text:span text:style-name="T18">&lt;&lt; </text:span></text:span><text:span text:style-name="Domyślna_20_czcionka_20_akapitu"><text:span text:style-name="T14">int</text:span></text:span><text:span text:style-name="Domyślna_20_czcionka_20_akapitu"><text:span text:style-name="T18">((</text:span></text:span><text:span text:style-name="Domyślna_20_czcionka_20_akapitu"><text:span text:style-name="T14">float</text:span></text:span><text:span text:style-name="Domyślna_20_czcionka_20_akapitu"><text:span text:style-name="T18">(i) / total) * </text:span></text:span><text:span text:style-name="Domyślna_20_czcionka_20_akapitu"><text:span text:style-name="T24">100.0</text:span></text:span><text:span text:style-name="Domyślna_20_czcionka_20_akapitu"><text:span text:style-name="T18">) &lt;&lt; </text:span></text:span><text:span text:style-name="Domyślna_20_czcionka_20_akapitu"><text:span text:style-name="T12">"%</text:span></text:span><text:span text:style-name="Domyślna_20_czcionka_20_akapitu"><text:span text:style-name="T14">\r</text:span></text:span><text:span text:style-name="Domyślna_20_czcionka_20_akapitu"><text:span text:style-name="T12">"</text:span></text:span><text:span text:style-name="Domyślna_20_czcionka_20_akapitu"><text:span text:style-name="T18">;<text:line-break/> <text:s text:c="7"/></text:span></text:span><text:span text:style-name="Domyślna_20_czcionka_20_akapitu"><text:span text:style-name="T7">// Wymuś wypisanie danych na ekran<text:line-break/><text:tab/><text:tab/></text:span></text:span><text:span text:style-name="Domyślna_20_czcionka_20_akapitu"><text:span text:style-name="T18">std::cout.flush();<text:line-break/> <text:s text:c="7"/></text:span></text:span><text:span text:style-name="Domyślna_20_czcionka_20_akapitu"><text:span text:style-name="T7">// Uśpij wątek na czas zmiennej duration w milisekundach<text:line-break/><text:tab/><text:tab/></text:span></text:span><text:span text:style-name="Domyślna_20_czcionka_20_akapitu"><text:span text:style-name="T18">std::this_thread::sleep_for(std::chrono::milliseconds(duration));<text:line-break/><text:tab/>}<text:line-break/> <text:s text:c="3"/></text:span></text:span><text:span text:style-name="Domyślna_20_czcionka_20_akapitu"><text:span text:style-name="T7">// Wyswietl koniec paska postępu<text:line-break/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["</text:span></text:span><text:span text:style-name="Domyślna_20_czcionka_20_akapitu"><text:span text:style-name="T18">;<text:line-break/> <text:s text:c="3"/></text:span></text:span><text:span text:style-name="Domyślna_20_czcionka_20_akapitu"><text:span text:style-name="T7">// Iteruj od 0 do barWidth<text:line-break/> <text:s text:c="3"/></text:span></text:span><text:span text:style-name="Domyślna_20_czcionka_20_akapitu"><text:span text:style-name="T14">for 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j = </text:span></text:span><text:span text:style-name="Domyślna_20_czcionka_20_akapitu"><text:span text:style-name="T24">0</text:span></text:span><text:span text:style-name="Domyślna_20_czcionka_20_akapitu"><text:span text:style-name="T18">; j &lt; barWidth; ++j) {<text:line-break/> <text:s text:c="7"/></text:span></text:span><text:span text:style-name="Domyślna_20_czcionka_20_akapitu"><text:span text:style-name="T7">// Wyswietl zank paska postępu<text:line-break/> <text:s text:c="7"/></text:span></text:span><text:span text:style-name="Domyślna_20_czcionka_20_akapitu"><text:span text:style-name="T18">std::cout &lt;&lt; </text:span></text:span><text:span text:style-name="Domyślna_20_czcionka_20_akapitu"><text:span text:style-name="T12">"="</text:span></text:span><text:span text:style-name="Domyślna_20_czcionka_20_akapitu"><text:span text:style-name="T18">;<text:line-break/> <text:s text:c="3"/>}<text:line-break/> <text:s text:c="3"/></text:span></text:span><text:span text:style-name="Domyślna_20_czcionka_20_akapitu"><text:span text:style-name="T7">// Wyswietl koniec paska postępu<text:line-break/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] 100%" </text:span></text:span><text:span text:style-name="Domyślna_20_czcionka_20_akapitu"><text:span text:style-name="T18">&lt;&lt; std::endl;<text:line-break/> <text:s text:c="3"/></text:span></text:span><text:span text:style-name="Domyślna_20_czcionka_20_akapitu"><text:span text:style-name="T7">// Wyswietl komunikat o pobraniu pliku<text:line-break/> <text:s text:c="3"/></text:span></text:span><text:span text:style-name="Domyślna_20_czcionka_20_akapitu"><text:span text:style-name="T18">std::cout &lt;&lt; </text:span></text:span><text:span text:style-name="Domyślna_20_czcionka_20_akapitu"><text:span text:style-name="T12">"Pobrano plik!" </text:span></text:span><text:span text:style-name="Domyślna_20_czcionka_20_akapitu"><text:span text:style-name="T18">&lt;&lt; std::endl;<text:line-break/>}<text:line-break/></text:span></text:span></text:p>
      <text:p text:style-name="P2"/>
      <text:p text:style-name="Standard"><text:span text:style-name="Domyślna_20_czcionka_20_akapitu"><text:span text:style-name="T2">VideoConference.h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VideoConference.h<text:line-break/>// <text:s/>@ Date : 10.06.2023<text:line-break/>// <text:s/>@ Author : Tomasz Wnuk, Bartosz Szynkaruk, Mikołaj Hasiec<text:line-break/>//<text:line-break/>//<text:line-break/><text:line-break/></text:span></text:span><text:span text:style-name="Domyślna_20_czcionka_20_akapitu"><text:span text:style-name="T10">#if </text:span></text:span><text:span text:style-name="Domyślna_20_czcionka_20_akapitu"><text:span text:style-name="T18">!defined(</text:span></text:span><text:span text:style-name="Domyślna_20_czcionka_20_akapitu"><text:span text:style-name="T26">_VIDEOCONFERENCE_H</text:span></text:span><text:span text:style-name="Domyślna_20_czcionka_20_akapitu"><text:span text:style-name="T18">)<text:line-break/></text:span></text:span><text:span text:style-name="Domyślna_20_czcionka_20_akapitu"><text:span text:style-name="T10">#define </text:span></text:span><text:span text:style-name="Domyślna_20_czcionka_20_akapitu"><text:span text:style-name="T26">_VIDEOCONFERENCE_H<text:line-break/></text:span></text:span><text:soft-page-break/><text:span text:style-name="Domyślna_20_czcionka_20_akapitu"><text:span text:style-name="T26"><text:line-break/></text:span></text:span><text:span text:style-name="Domyślna_20_czcionka_20_akapitu"><text:span text:style-name="T7"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&lt;iostream&gt;<text:line-break/></text:span></text:span><text:span text:style-name="Domyślna_20_czcionka_20_akapitu"><text:span text:style-name="T10">#include </text:span></text:span><text:span text:style-name="Domyślna_20_czcionka_20_akapitu"><text:span text:style-name="T12">&lt;string&gt;<text:line-break/></text:span></text:span><text:span text:style-name="Domyślna_20_czcionka_20_akapitu"><text:span text:style-name="T10">#include </text:span></text:span><text:span text:style-name="Domyślna_20_czcionka_20_akapitu"><text:span text:style-name="T12">&lt;vector&gt;<text:line-break/></text:span></text:span><text:span text:style-name="Domyślna_20_czcionka_20_akapitu"><text:span text:style-name="T10">#include </text:span></text:span><text:span text:style-name="Domyślna_20_czcionka_20_akapitu"><text:span text:style-name="T12">"Lecturer.h"<text:line-break/></text:span></text:span><text:span text:style-name="Domyślna_20_czcionka_20_akapitu"><text:span text:style-name="T10">#include </text:span></text:span><text:span text:style-name="Domyślna_20_czcionka_20_akapitu"><text:span text:style-name="T12">"Student.h"<text:line-break/><text:line-break/></text:span></text:span><text:span text:style-name="Domyślna_20_czcionka_20_akapitu"><text:span text:style-name="T7">// Deklaracja klas<text:line-break/></text:span></text:span><text:span text:style-name="Domyślna_20_czcionka_20_akapitu"><text:span text:style-name="T14">class </text:span></text:span><text:span text:style-name="Domyślna_20_czcionka_20_akapitu"><text:span text:style-name="T20">Lecturer</text:span></text:span><text:span text:style-name="Domyślna_20_czcionka_20_akapitu"><text:span text:style-name="T18">;<text:line-break/></text:span></text:span><text:span text:style-name="Domyślna_20_czcionka_20_akapitu"><text:span text:style-name="T14">class </text:span></text:span><text:span text:style-name="Domyślna_20_czcionka_20_akapitu"><text:span text:style-name="T20">Student</text:span></text:span><text:span text:style-name="Domyślna_20_czcionka_20_akapitu"><text:span text:style-name="T18">;<text:line-break/><text:line-break/></text:span></text:span><text:span text:style-name="Domyślna_20_czcionka_20_akapitu"><text:span text:style-name="T7">// Deklaracja klasy VideoConference<text:line-break/></text:span></text:span><text:span text:style-name="Domyślna_20_czcionka_20_akapitu"><text:span text:style-name="T14">class </text:span></text:span><text:span text:style-name="Domyślna_20_czcionka_20_akapitu"><text:span text:style-name="T20">VideoConference </text:span></text:span><text:span text:style-name="Domyślna_20_czcionka_20_akapitu"><text:span text:style-name="T18">{<text:line-break/></text:span></text:span><text:span text:style-name="Domyślna_20_czcionka_20_akapitu"><text:span text:style-name="T14">public</text:span></text:span><text:span text:style-name="Domyślna_20_czcionka_20_akapitu"><text:span text:style-name="T18">:<text:line-break/><text:tab/></text:span></text:span><text:span text:style-name="Domyślna_20_czcionka_20_akapitu"><text:span text:style-name="T16">VideoConference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name, </text:span></text:span><text:span text:style-name="Domyślna_20_czcionka_20_akapitu"><text:span text:style-name="T20">Lecturer </text:span></text:span><text:span text:style-name="Domyślna_20_czcionka_20_akapitu"><text:span text:style-name="T18">* lecturer); <text:s/></text:span></text:span><text:span text:style-name="Domyślna_20_czcionka_20_akapitu"><text:span text:style-name="T7">// Konstruktor<text:line-break/><text:tab/></text:span></text:span><text:span text:style-name="Domyślna_20_czcionka_20_akapitu"><text:span text:style-name="T14">void </text:span></text:span><text:span text:style-name="Domyślna_20_czcionka_20_akapitu"><text:span text:style-name="T16">addStudent</text:span></text:span><text:span text:style-name="Domyślna_20_czcionka_20_akapitu"><text:span text:style-name="T18">(</text:span></text:span><text:span text:style-name="Domyślna_20_czcionka_20_akapitu"><text:span text:style-name="T20">Student </text:span></text:span><text:span text:style-name="Domyślna_20_czcionka_20_akapitu"><text:span text:style-name="T18">* student); <text:s/></text:span></text:span><text:span text:style-name="Domyślna_20_czcionka_20_akapitu"><text:span text:style-name="T7">// Metoda dodająca studenta do wideokonferencji<text:line-break/><text:tab/></text:span></text:span><text:span text:style-name="Domyślna_20_czcionka_20_akapitu"><text:span text:style-name="T14">void </text:span></text:span><text:span text:style-name="Domyślna_20_czcionka_20_akapitu"><text:span text:style-name="T16">removeStudent</text:span></text:span><text:span text:style-name="Domyślna_20_czcionka_20_akapitu"><text:span text:style-name="T18">(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18">login); <text:s/></text:span></text:span><text:span text:style-name="Domyślna_20_czcionka_20_akapitu"><text:span text:style-name="T7">// Metoda usuwająca studenta z wideokonferencji<text:line-break/><text:tab/></text:span></text:span><text:span text:style-name="Domyślna_20_czcionka_20_akapitu"><text:span text:style-name="T14">void </text:span></text:span><text:span text:style-name="Domyślna_20_czcionka_20_akapitu"><text:span text:style-name="T16">openStudentVideoConferenceMenu</text:span></text:span><text:span text:style-name="Domyślna_20_czcionka_20_akapitu"><text:span text:style-name="T18">(</text:span></text:span><text:span text:style-name="Domyślna_20_czcionka_20_akapitu"><text:span text:style-name="T20">Student </text:span></text:span><text:span text:style-name="Domyślna_20_czcionka_20_akapitu"><text:span text:style-name="T18">* student); <text:s/></text:span></text:span><text:span text:style-name="Domyślna_20_czcionka_20_akapitu"><text:span text:style-name="T7">// Metoda otwierająca menu wideokonferencji dla studenta<text:line-break/><text:tab/></text:span></text:span><text:span text:style-name="Domyślna_20_czcionka_20_akapitu"><text:span text:style-name="T14">void </text:span></text:span><text:span text:style-name="Domyślna_20_czcionka_20_akapitu"><text:span text:style-name="T16">openLecturerVideoConferenceMenu</text:span></text:span><text:span text:style-name="Domyślna_20_czcionka_20_akapitu"><text:span text:style-name="T18">(</text:span></text:span><text:span text:style-name="Domyślna_20_czcionka_20_akapitu"><text:span text:style-name="T20">Lecturer </text:span></text:span><text:span text:style-name="Domyślna_20_czcionka_20_akapitu"><text:span text:style-name="T18">* lecturer); <text:s/></text:span></text:span><text:span text:style-name="Domyślna_20_czcionka_20_akapitu"><text:span text:style-name="T7">// Metoda otwierająca menu wideokonferencji dla wykładowcy<text:line-break/></text:span></text:span><text:span text:style-name="Domyślna_20_czcionka_20_akapitu"><text:span text:style-name="T14">private</text:span></text:span><text:span text:style-name="Domyślna_20_czcionka_20_akapitu"><text:span text:style-name="T18">:<text:line-break/><text:tab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2">string </text:span></text:span><text:span text:style-name="Domyślna_20_czcionka_20_akapitu"><text:span text:style-name="T27">name</text:span></text:span><text:span text:style-name="Domyślna_20_czcionka_20_akapitu"><text:span text:style-name="T18">; <text:s/></text:span></text:span><text:span text:style-name="Domyślna_20_czcionka_20_akapitu"><text:span text:style-name="T7">// Nazwa wideokonferencji<text:line-break/><text:tab/></text:span></text:span><text:span text:style-name="Domyślna_20_czcionka_20_akapitu"><text:span text:style-name="T20">Lecturer </text:span></text:span><text:span text:style-name="Domyślna_20_czcionka_20_akapitu"><text:span text:style-name="T18">* </text:span></text:span><text:span text:style-name="Domyślna_20_czcionka_20_akapitu"><text:span text:style-name="T27">lecturer</text:span></text:span><text:span text:style-name="Domyślna_20_czcionka_20_akapitu"><text:span text:style-name="T18">; <text:s/></text:span></text:span><text:span text:style-name="Domyślna_20_czcionka_20_akapitu"><text:span text:style-name="T7">// Wykładowca prowadzący wideokonferencję<text:line-break/><text:tab/></text:span></text:span><text:span text:style-name="Domyślna_20_czcionka_20_akapitu"><text:span text:style-name="T20">std</text:span></text:span><text:span text:style-name="Domyślna_20_czcionka_20_akapitu"><text:span text:style-name="T18">::</text:span></text:span><text:span text:style-name="Domyślna_20_czcionka_20_akapitu"><text:span text:style-name="T20">vector </text:span></text:span><text:span text:style-name="Domyślna_20_czcionka_20_akapitu"><text:span text:style-name="T18">&lt;</text:span></text:span><text:span text:style-name="Domyślna_20_czcionka_20_akapitu"><text:span text:style-name="T20">Student </text:span></text:span><text:span text:style-name="Domyślna_20_czcionka_20_akapitu"><text:span text:style-name="T18">*&gt; </text:span></text:span><text:span text:style-name="Domyślna_20_czcionka_20_akapitu"><text:span text:style-name="T27">students</text:span></text:span><text:span text:style-name="Domyślna_20_czcionka_20_akapitu"><text:span text:style-name="T18">; <text:s/></text:span></text:span><text:span text:style-name="Domyślna_20_czcionka_20_akapitu"><text:span text:style-name="T7">// Wektor studentów uczestniczących w wideokonferencji<text:line-break/></text:span></text:span><text:span text:style-name="Domyślna_20_czcionka_20_akapitu"><text:span text:style-name="T18">};<text:line-break/><text:line-break/></text:span></text:span><text:span text:style-name="Domyślna_20_czcionka_20_akapitu"><text:span text:style-name="T10">#endif <text:s/></text:span></text:span><text:span text:style-name="Domyślna_20_czcionka_20_akapitu"><text:span text:style-name="T7">//_VIDEOCONFERENCE_H<text:line-break/></text:span></text:span></text:p>
      <text:p text:style-name="P2"/>
      <text:p text:style-name="Standard"><text:span text:style-name="Domyślna_20_czcionka_20_akapitu"><text:span text:style-name="T2">VideoConference.cpp</text:span></text:span></text:p>
      <text:p text:style-name="P2"/>
      <text:p text:style-name="P4"><text:span text:style-name="Domyślna_20_czcionka_20_akapitu"><text:span text:style-name="T7">//<text:line-break/>//<text:line-break/>// <text:s/>Generated by StarUML(tm) C++ Add-In<text:line-break/>//<text:line-break/>// <text:s/>@ Project : System Obsługi Studiów<text:line-break/>// <text:s/>@ File Name : VideoConference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/text:span><text:span text:style-name="Domyślna_20_czcionka_20_akapitu"><text:span text:style-name="T10">#include </text:span></text:span><text:span text:style-name="Domyślna_20_czcionka_20_akapitu"><text:span text:style-name="T12">"VideoConference.h"<text:line-break/><text:line-break/></text:span></text:span><text:span text:style-name="Domyślna_20_czcionka_20_akapitu"><text:span text:style-name="T7">// Konstruktor<text:line-break/></text:span></text:span><text:span text:style-name="Domyślna_20_czcionka_20_akapitu"><text:span text:style-name="T18">VideoConference::VideoConference(std::string name, Lecturer * lecturer) {<text:line-break/><text:tab/></text:span></text:span><text:span text:style-name="Domyślna_20_czcionka_20_akapitu"><text:span text:style-name="T14">this</text:span></text:span><text:span text:style-name="Domyślna_20_czcionka_20_akapitu"><text:span text:style-name="T18">-&gt;name = name;<text:line-break/><text:tab/></text:span></text:span><text:span text:style-name="Domyślna_20_czcionka_20_akapitu"><text:span text:style-name="T14">this</text:span></text:span><text:span text:style-name="Domyślna_20_czcionka_20_akapitu"><text:span text:style-name="T18">-&gt;lecturer = lecturer;<text:line-break/>}<text:line-break/><text:line-break/></text:span></text:span><text:span text:style-name="Domyślna_20_czcionka_20_akapitu"><text:span text:style-name="T7">// Metoda dodająca studenta do konferencji<text:line-break/></text:span></text:span><text:span text:style-name="Domyślna_20_czcionka_20_akapitu"><text:span text:style-name="T14">void </text:span></text:span><text:span text:style-name="Domyślna_20_czcionka_20_akapitu"><text:span text:style-name="T18">VideoConference::addStudent(Student * student) {<text:line-break/> <text:s text:c="3"/></text:span></text:span><text:span text:style-name="Domyślna_20_czcionka_20_akapitu"><text:span text:style-name="T7">// Dodanie studenta do wektora studentów<text:line-break/><text:tab/></text:span></text:span><text:span text:style-name="Domyślna_20_czcionka_20_akapitu"><text:span text:style-name="T18">students.push_back(student);<text:line-break/>}<text:line-break/><text:line-break/></text:span></text:span><text:soft-page-break/><text:span text:style-name="Domyślna_20_czcionka_20_akapitu"><text:span text:style-name="T7">// Metoda usuwająca studenta z konferencji<text:line-break/></text:span></text:span><text:span text:style-name="Domyślna_20_czcionka_20_akapitu"><text:span text:style-name="T14">void </text:span></text:span><text:span text:style-name="Domyślna_20_czcionka_20_akapitu"><text:span text:style-name="T18">VideoConference::removeStudent(std::string login) {<text:line-break/> <text:s text:c="3"/></text:span></text:span><text:span text:style-name="Domyślna_20_czcionka_20_akapitu"><text:span text:style-name="T7">// Przeszukaje wektor studentów<text:line-break/><text:tab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students.size(); i++) {<text:line-break/> <text:s text:c="7"/></text:span></text:span><text:span text:style-name="Domyślna_20_czcionka_20_akapitu"><text:span text:style-name="T7">// Jeżeli login studenta jest równy podanemu loginowi<text:line-break/><text:tab/><text:tab/></text:span></text:span><text:span text:style-name="Domyślna_20_czcionka_20_akapitu"><text:span text:style-name="T14">if</text:span></text:span><text:span text:style-name="Domyślna_20_czcionka_20_akapitu"><text:span text:style-name="T18">(students[i]-&gt;getLogin() == login) {<text:line-break/> <text:s text:c="11"/></text:span></text:span><text:span text:style-name="Domyślna_20_czcionka_20_akapitu"><text:span text:style-name="T7">// Usuń studenta z wektora<text:line-break/><text:tab/><text:tab/><text:tab/></text:span></text:span><text:span text:style-name="Domyślna_20_czcionka_20_akapitu"><text:span text:style-name="T18">students.erase(students.begin() + i);<text:line-break/> <text:s text:c="11"/></text:span></text:span><text:span text:style-name="Domyślna_20_czcionka_20_akapitu"><text:span text:style-name="T7">// Zakończ pętlę<text:line-break/><text:tab/><text:tab/><text:tab/></text:span></text:span><text:span text:style-name="Domyślna_20_czcionka_20_akapitu"><text:span text:style-name="T14">break</text:span></text:span><text:span text:style-name="Domyślna_20_czcionka_20_akapitu"><text:span text:style-name="T18">;<text:line-break/><text:tab/><text:tab/>}<text:line-break/><text:tab/>}<text:line-break/>}<text:line-break/><text:line-break/></text:span></text:span><text:span text:style-name="Domyślna_20_czcionka_20_akapitu"><text:span text:style-name="T7">// Metoda otwierająca menu konferencji dla studenta<text:line-break/></text:span></text:span><text:span text:style-name="Domyślna_20_czcionka_20_akapitu"><text:span text:style-name="T14">void </text:span></text:span><text:span text:style-name="Domyślna_20_czcionka_20_akapitu"><text:span text:style-name="T18">VideoConference::openStudentVideoConferenceMenu(Student * student) {<text:line-break/> <text:s text:c="3"/></text:span></text:span><text:span text:style-name="Domyślna_20_czcionka_20_akapitu"><text:span text:style-name="T7">// Utwórz zmienną przechowującą wybór użytkownika<text:line-break/> <text:s text:c="3"/></text:span></text:span><text:span text:style-name="Domyślna_20_czcionka_20_akapitu"><text:span text:style-name="T18">std::string userInput;<text:line-break/><text:line-break/> <text:s text:c="3"/></text:span></text:span><text:span text:style-name="Domyślna_20_czcionka_20_akapitu"><text:span text:style-name="T7">// Pętla menu wideokonferencji studenta<text:line-break/><text:tab/></text:span></text:span><text:span text:style-name="Domyślna_20_czcionka_20_akapitu"><text:span text:style-name="T14">while</text:span></text:span><text:span text:style-name="Domyślna_20_czcionka_20_akapitu"><text:span text:style-name="T18">(</text:span></text:span><text:span text:style-name="Domyślna_20_czcionka_20_akapitu"><text:span text:style-name="T14">true</text:span></text:span><text:span text:style-name="Domyślna_20_czcionka_20_akapitu"><text:span text:style-name="T18">) {<text:line-break/> <text:s text:c="7"/></text:span></text:span><text:span text:style-name="Domyślna_20_czcionka_20_akapitu"><text:span text:style-name="T7">// Wyświetl menu wideokonferencji studenta<text:line-break/> <text:s text:c="7"/></text:span></text:span><text:span text:style-name="Domyślna_20_czcionka_20_akapitu"><text:span text:style-name="T18"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~~~~~~~~~~~~~~~~~~~~~~~~~~~~~~~~~~Menu Wideokonferencji~~~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 1. Wyswietl uczestnikow <text:s text:c="63"/>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 2. Wyjdz z wideokonferencji <text:s text:c="59"/>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line-break/> <text:s text:c="7"/></text:span></text:span><text:span text:style-name="Domyślna_20_czcionka_20_akapitu"><text:span text:style-name="T7">// Pobierz wybór użytkownika<text:line-break/><text:tab/><text:tab/></text:span></text:span><text:span text:style-name="Domyślna_20_czcionka_20_akapitu"><text:span text:style-name="T18">std::cin &gt;&gt; userInput;<text:line-break/><text:line-break/> <text:s text:c="7"/></text:span></text:span><text:span text:style-name="Domyślna_20_czcionka_20_akapitu"><text:span text:style-name="T7">// Wykonaj akcję w zależności od wyboru użytkownika<text:line-break/> <text:s text:c="7"/>// Jeżeli wybór to 1<text:line-break/><text:tab/><text:tab/></text:span></text:span><text:span text:style-name="Domyślna_20_czcionka_20_akapitu"><text:span text:style-name="T14">if</text:span></text:span><text:span text:style-name="Domyślna_20_czcionka_20_akapitu"><text:span text:style-name="T18">(userInput == </text:span></text:span><text:span text:style-name="Domyślna_20_czcionka_20_akapitu"><text:span text:style-name="T12">"1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Wyświetl nagłówek uczestników wideokonferencji<text:line-break/> <text:s text:c="11"/></text:span></text:span><text:span text:style-name="Domyślna_20_czcionka_20_akapitu"><text:span text:style-name="T18"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1"/>std::cout &lt;&lt; </text:span></text:span><text:span text:style-name="Domyślna_20_czcionka_20_akapitu"><text:span text:style-name="T12">"|~~~~~~~~~~~~~~~~~~~~~~~~~~~~~~~Uczestnicy Wideokonferencji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1"/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line-break/> <text:s text:c="11"/></text:span></text:span><text:span text:style-name="Domyślna_20_czcionka_20_akapitu"><text:span text:style-name="T7">// Wyświetl wykładowcę<text:line-break/> <text:s text:c="11"/></text:span></text:span><text:span text:style-name="Domyślna_20_czcionka_20_akapitu"><text:span text:style-name="T18">std::cout &lt;&lt; </text:span></text:span><text:span text:style-name="Domyślna_20_czcionka_20_akapitu"><text:span text:style-name="T12">"| Wykladowca: " </text:span></text:span><text:span text:style-name="Domyślna_20_czcionka_20_akapitu"><text:span text:style-name="T18">&lt;&lt; lecturer-&gt;getFirstName() &lt;&lt; </text:span></text:span><text:span text:style-name="Domyślna_20_czcionka_20_akapitu"><text:span text:style-name="T12">" " </text:span></text:span><text:span text:style-name="Domyślna_20_czcionka_20_akapitu"><text:span text:style-name="T18">&lt;&lt; lecturer-&gt;getLastName()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line-break/> <text:s text:c="11"/></text:span></text:span><text:span text:style-name="Domyślna_20_czcionka_20_akapitu"><text:span text:style-name="T7">// Jeżeli wektor studentów nie jest pusty<text:line-break/> <text:s text:c="11"/></text:span></text:span><text:span text:style-name="Domyślna_20_czcionka_20_akapitu"><text:span text:style-name="T14">if</text:span></text:span><text:span text:style-name="Domyślna_20_czcionka_20_akapitu"><text:span text:style-name="T18">(!students.empty()) {<text:line-break/> <text:s text:c="15"/></text:span></text:span><text:span text:style-name="Domyślna_20_czcionka_20_akapitu"><text:span text:style-name="T7">// Przeszukaj wektor studentów<text:line-break/> <text:s text:c="15"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students.size(); i++) {<text:line-break/> <text:s text:c="19"/></text:span></text:span><text:span text:style-name="Domyślna_20_czcionka_20_akapitu"><text:span text:style-name="T7">// Wyświetl imiona i nazwiska studentów w wideokonferencji<text:line-break/> <text:s text:c="19"/></text:span></text:span><text:span text:style-name="Domyślna_20_czcionka_20_akapitu"><text:span text:style-name="T18">std::cout &lt;&lt; </text:span></text:span><text:span text:style-name="Domyślna_20_czcionka_20_akapitu"><text:span text:style-name="T12">"| " </text:span></text:span><text:span text:style-name="Domyślna_20_czcionka_20_akapitu"><text:span text:style-name="T18">&lt;&lt; i + </text:span></text:span><text:span text:style-name="Domyślna_20_czcionka_20_akapitu"><text:span text:style-name="T24">1 </text:span></text:span><text:span text:style-name="Domyślna_20_czcionka_20_akapitu"><text:span text:style-name="T18">&lt;&lt; </text:span></text:span><text:span text:style-name="Domyślna_20_czcionka_20_akapitu"><text:span text:style-name="T12">". " </text:span></text:span><text:span text:style-name="Domyślna_20_czcionka_20_akapitu"><text:span text:style-name="T18">&lt;&lt; students.at(i)-</text:span></text:span><text:soft-page-break/><text:span text:style-name="Domyślna_20_czcionka_20_akapitu"><text:span text:style-name="T18">&gt;getFirstName() &lt;&lt; </text:span></text:span><text:span text:style-name="Domyślna_20_czcionka_20_akapitu"><text:span text:style-name="T12">" " </text:span></text:span><text:span text:style-name="Domyślna_20_czcionka_20_akapitu"><text:span text:style-name="T18">&lt;&lt; students.at(i)-&gt;getLastName()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5"/>}<text:line-break/> <text:s text:c="11"/>} </text:span></text:span><text:span text:style-name="Domyślna_20_czcionka_20_akapitu"><text:span text:style-name="T14">else </text:span></text:span><text:span text:style-name="Domyślna_20_czcionka_20_akapitu"><text:span text:style-name="T18">{<text:line-break/> <text:s text:c="15"/></text:span></text:span><text:span text:style-name="Domyślna_20_czcionka_20_akapitu"><text:span text:style-name="T7">// Wyświetl komunikat o braku uczestników<text:line-break/> <text:s text:c="15"/></text:span></text:span><text:span text:style-name="Domyślna_20_czcionka_20_akapitu"><text:span text:style-name="T18">std::cout &lt;&lt; </text:span></text:span><text:span text:style-name="Domyślna_20_czcionka_20_akapitu"><text:span text:style-name="T12">"Brak uczestnikow!" </text:span></text:span><text:span text:style-name="Domyślna_20_czcionka_20_akapitu"><text:span text:style-name="T18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1"/>}<text:line-break/> <text:s text:c="7"/></text:span></text:span><text:span text:style-name="Domyślna_20_czcionka_20_akapitu"><text:span text:style-name="T7">// Jeżeli wybór to 2<text:line-break/><text:tab/><text:tab/></text:span></text:span><text:span text:style-name="Domyślna_20_czcionka_20_akapitu"><text:span text:style-name="T18">} </text:span></text:span><text:span text:style-name="Domyślna_20_czcionka_20_akapitu"><text:span text:style-name="T14">else if</text:span></text:span><text:span text:style-name="Domyślna_20_czcionka_20_akapitu"><text:span text:style-name="T18">(userInput == </text:span></text:span><text:span text:style-name="Domyślna_20_czcionka_20_akapitu"><text:span text:style-name="T12">"2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Przeszukaj wektor studentów<text:line-break/><text:tab/><text:tab/><text:tab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students.size(); i++) {<text:line-break/> <text:s text:c="15"/></text:span></text:span><text:span text:style-name="Domyślna_20_czcionka_20_akapitu"><text:span text:style-name="T7">// Jeżeli student jest równy studentowi z wektora<text:line-break/><text:tab/><text:tab/><text:tab/><text:tab/></text:span></text:span><text:span text:style-name="Domyślna_20_czcionka_20_akapitu"><text:span text:style-name="T14">if</text:span></text:span><text:span text:style-name="Domyślna_20_czcionka_20_akapitu"><text:span text:style-name="T18">(students[i] == student) {<text:line-break/> <text:s text:c="19"/></text:span></text:span><text:span text:style-name="Domyślna_20_czcionka_20_akapitu"><text:span text:style-name="T7">// Usuń studenta z wektora<text:line-break/> <text:s text:c="19"/></text:span></text:span><text:span text:style-name="Domyślna_20_czcionka_20_akapitu"><text:span text:style-name="T18">removeStudent(student-&gt;getLogin());<text:line-break/> <text:s text:c="19"/></text:span></text:span><text:span text:style-name="Domyślna_20_czcionka_20_akapitu"><text:span text:style-name="T7">// Wyświetl komunikat o wyjściu z wideokonferencji<text:line-break/> <text:s text:c="19"/></text:span></text:span><text:span text:style-name="Domyślna_20_czcionka_20_akapitu"><text:span text:style-name="T18">std::cout &lt;&lt; </text:span></text:span><text:span text:style-name="Domyślna_20_czcionka_20_akapitu"><text:span text:style-name="T12">"Wyjscie z wideokonferencji!" </text:span></text:span><text:span text:style-name="Domyślna_20_czcionka_20_akapitu"><text:span text:style-name="T18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9"/></text:span></text:span><text:span text:style-name="Domyślna_20_czcionka_20_akapitu"><text:span text:style-name="T7">// Zakończ pętlę<text:line-break/><text:tab/><text:tab/><text:tab/><text:tab/><text:tab/></text:span></text:span><text:span text:style-name="Domyślna_20_czcionka_20_akapitu"><text:span text:style-name="T14">break</text:span></text:span><text:span text:style-name="Domyślna_20_czcionka_20_akapitu"><text:span text:style-name="T18">;<text:line-break/><text:tab/><text:tab/><text:tab/><text:tab/>}<text:line-break/><text:tab/><text:tab/><text:tab/>}<text:line-break/> <text:s text:c="11"/></text:span></text:span><text:span text:style-name="Domyślna_20_czcionka_20_akapitu"><text:span text:style-name="T7">// Wyjdź z wideokonferencji<text:line-break/> <text:s text:c="11"/></text:span></text:span><text:span text:style-name="Domyślna_20_czcionka_20_akapitu"><text:span text:style-name="T14">break</text:span></text:span><text:span text:style-name="Domyślna_20_czcionka_20_akapitu"><text:span text:style-name="T18">;<text:line-break/> <text:s text:c="7"/></text:span></text:span><text:span text:style-name="Domyślna_20_czcionka_20_akapitu"><text:span text:style-name="T7">// W przeciwnym wypadku<text:line-break/><text:tab/><text:tab/></text:span></text:span><text:span text:style-name="Domyślna_20_czcionka_20_akapitu"><text:span text:style-name="T18">} </text:span></text:span><text:span text:style-name="Domyślna_20_czcionka_20_akapitu"><text:span text:style-name="T14">else </text:span></text:span><text:span text:style-name="Domyślna_20_czcionka_20_akapitu"><text:span text:style-name="T18">{<text:line-break/> <text:s text:c="11"/></text:span></text:span><text:span text:style-name="Domyślna_20_czcionka_20_akapitu"><text:span text:style-name="T7">// Wyświetl komunikat o niepoprawnym wyborze<text:line-break/> <text:s text:c="11"/></text:span></text:span><text:span text:style-name="Domyślna_20_czcionka_20_akapitu"><text:span text:style-name="T18">std::cout &lt;&lt; </text:span></text:span><text:span text:style-name="Domyślna_20_czcionka_20_akapitu"><text:span text:style-name="T12">"Niepoprawna opcja!" </text:span></text:span><text:span text:style-name="Domyślna_20_czcionka_20_akapitu"><text:span text:style-name="T18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tab/><text:tab/>}<text:line-break/><text:tab/>}<text:line-break/>}<text:line-break/><text:line-break/></text:span></text:span><text:span text:style-name="Domyślna_20_czcionka_20_akapitu"><text:span text:style-name="T7">// Metoda otwierająca menu konferencji dla wykładowcy<text:line-break/></text:span></text:span><text:span text:style-name="Domyślna_20_czcionka_20_akapitu"><text:span text:style-name="T14">void </text:span></text:span><text:span text:style-name="Domyślna_20_czcionka_20_akapitu"><text:span text:style-name="T18">VideoConference::openLecturerVideoConferenceMenu(Lecturer * lecturer) {<text:line-break/> <text:s text:c="3"/></text:span></text:span><text:span text:style-name="Domyślna_20_czcionka_20_akapitu"><text:span text:style-name="T7">// Utwórz zmienną przechowującą wybór użytkownika<text:line-break/> <text:s text:c="3"/></text:span></text:span><text:span text:style-name="Domyślna_20_czcionka_20_akapitu"><text:span text:style-name="T18">std::string userInput;<text:line-break/><text:line-break/> <text:s text:c="3"/></text:span></text:span><text:span text:style-name="Domyślna_20_czcionka_20_akapitu"><text:span text:style-name="T7">// Pętla menu wideokonferencji wykładowcy<text:line-break/> <text:s text:c="3"/></text:span></text:span><text:span text:style-name="Domyślna_20_czcionka_20_akapitu"><text:span text:style-name="T14">while</text:span></text:span><text:span text:style-name="Domyślna_20_czcionka_20_akapitu"><text:span text:style-name="T18">(</text:span></text:span><text:span text:style-name="Domyślna_20_czcionka_20_akapitu"><text:span text:style-name="T14">true</text:span></text:span><text:span text:style-name="Domyślna_20_czcionka_20_akapitu"><text:span text:style-name="T18">) {<text:line-break/> <text:s text:c="7"/></text:span></text:span><text:span text:style-name="Domyślna_20_czcionka_20_akapitu"><text:span text:style-name="T7">// Wyświetl menu wideokonferencji wykładowcy<text:line-break/> <text:s text:c="7"/></text:span></text:span><text:span text:style-name="Domyślna_20_czcionka_20_akapitu"><text:span text:style-name="T18"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~~~~~~~~~~~~~~~~~~~~~~~~~~~~~~~~~~Menu Wideokonferencji~~~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 1. Wyswietl uczestnikow <text:s text:c="63"/>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| 2. Zakoncz wideokonferencje <text:s text:c="59"/>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line-break/> <text:s text:c="7"/></text:span></text:span><text:span text:style-name="Domyślna_20_czcionka_20_akapitu"><text:span text:style-name="T7">// Pobierz wybór użytkownika<text:line-break/> <text:s text:c="7"/></text:span></text:span><text:span text:style-name="Domyślna_20_czcionka_20_akapitu"><text:span text:style-name="T18">std::cin &gt;&gt; userInput;<text:line-break/><text:line-break/> <text:s text:c="7"/></text:span></text:span><text:span text:style-name="Domyślna_20_czcionka_20_akapitu"><text:span text:style-name="T7">// Wykonaj akcję w zależności od wyboru użytkownika<text:line-break/> <text:s text:c="7"/>// Jeżeli wybór to 1<text:line-break/> <text:s text:c="7"/></text:span></text:span><text:span text:style-name="Domyślna_20_czcionka_20_akapitu"><text:span text:style-name="T14">if</text:span></text:span><text:span text:style-name="Domyślna_20_czcionka_20_akapitu"><text:span text:style-name="T18">(userInput == </text:span></text:span><text:span text:style-name="Domyślna_20_czcionka_20_akapitu"><text:span text:style-name="T12">"1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Wyświetl nagłówek uczestników wideokonferencji<text:line-break/> <text:s text:c="11"/></text:span></text:span><text:span text:style-name="Domyślna_20_czcionka_20_akapitu"><text:span text:style-name="T18"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/text:span></text:span><text:soft-page-break/><text:span text:style-name="Domyślna_20_czcionka_20_akapitu"><text:span text:style-name="T18"> <text:s text:c="11"/>std::cout &lt;&lt; </text:span></text:span><text:span text:style-name="Domyślna_20_czcionka_20_akapitu"><text:span text:style-name="T12">"|~~~~~~~~~~~~~~~~~~~~~~~~~~~~~~~Uczestnicy Wideokonferencji~~~~~~~~~~~~~~~~~~~~~~~~~~~~~~|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1"/>std::cout &lt;&lt; </text:span></text:span><text:span text:style-name="Domyślna_20_czcionka_20_akapitu"><text:span text:style-name="T12">"[========================================================================================]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line-break/> <text:s text:c="11"/></text:span></text:span><text:span text:style-name="Domyślna_20_czcionka_20_akapitu"><text:span text:style-name="T7">// Wyświetl wykładowcę<text:line-break/> <text:s text:c="11"/></text:span></text:span><text:span text:style-name="Domyślna_20_czcionka_20_akapitu"><text:span text:style-name="T18">std::cout &lt;&lt; </text:span></text:span><text:span text:style-name="Domyślna_20_czcionka_20_akapitu"><text:span text:style-name="T12">"| Wykladowca: " </text:span></text:span><text:span text:style-name="Domyślna_20_czcionka_20_akapitu"><text:span text:style-name="T18">&lt;&lt; lecturer-&gt;getFirstName() &lt;&lt; </text:span></text:span><text:span text:style-name="Domyślna_20_czcionka_20_akapitu"><text:span text:style-name="T12">" " </text:span></text:span><text:span text:style-name="Domyślna_20_czcionka_20_akapitu"><text:span text:style-name="T18">&lt;&lt; lecturer-&gt;getLastName()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<text:line-break/> <text:s text:c="11"/></text:span></text:span><text:span text:style-name="Domyślna_20_czcionka_20_akapitu"><text:span text:style-name="T7">// Jeżeli wektor studentów nie jest pusty<text:line-break/> <text:s text:c="11"/></text:span></text:span><text:span text:style-name="Domyślna_20_czcionka_20_akapitu"><text:span text:style-name="T14">if</text:span></text:span><text:span text:style-name="Domyślna_20_czcionka_20_akapitu"><text:span text:style-name="T18">(!students.empty()) {<text:line-break/> <text:s text:c="15"/></text:span></text:span><text:span text:style-name="Domyślna_20_czcionka_20_akapitu"><text:span text:style-name="T7">// Przeszukaj wektor studentów<text:line-break/> <text:s text:c="15"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students.size(); i++) {<text:line-break/> <text:s text:c="19"/></text:span></text:span><text:span text:style-name="Domyślna_20_czcionka_20_akapitu"><text:span text:style-name="T7">// Wyświetl imiona i nazwiska studentów w wideokonferencji<text:line-break/> <text:s text:c="19"/></text:span></text:span><text:span text:style-name="Domyślna_20_czcionka_20_akapitu"><text:span text:style-name="T18">std::cout &lt;&lt; </text:span></text:span><text:span text:style-name="Domyślna_20_czcionka_20_akapitu"><text:span text:style-name="T12">"| " </text:span></text:span><text:span text:style-name="Domyślna_20_czcionka_20_akapitu"><text:span text:style-name="T18">&lt;&lt; i + </text:span></text:span><text:span text:style-name="Domyślna_20_czcionka_20_akapitu"><text:span text:style-name="T24">1 </text:span></text:span><text:span text:style-name="Domyślna_20_czcionka_20_akapitu"><text:span text:style-name="T18">&lt;&lt; </text:span></text:span><text:span text:style-name="Domyślna_20_czcionka_20_akapitu"><text:span text:style-name="T12">". " </text:span></text:span><text:span text:style-name="Domyślna_20_czcionka_20_akapitu"><text:span text:style-name="T18">&lt;&lt; students.at(i)-&gt;getFirstName() &lt;&lt; </text:span></text:span><text:span text:style-name="Domyślna_20_czcionka_20_akapitu"><text:span text:style-name="T12">" " </text:span></text:span><text:span text:style-name="Domyślna_20_czcionka_20_akapitu"><text:span text:style-name="T18">&lt;&lt; students.at(i)-&gt;getLastName() 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5"/>}<text:line-break/> <text:s text:c="11"/>} </text:span></text:span><text:span text:style-name="Domyślna_20_czcionka_20_akapitu"><text:span text:style-name="T14">else </text:span></text:span><text:span text:style-name="Domyślna_20_czcionka_20_akapitu"><text:span text:style-name="T18">{<text:line-break/> <text:s text:c="15"/></text:span></text:span><text:span text:style-name="Domyślna_20_czcionka_20_akapitu"><text:span text:style-name="T7">// Wyświetl komunikat o braku uczestników<text:line-break/> <text:s text:c="15"/></text:span></text:span><text:span text:style-name="Domyślna_20_czcionka_20_akapitu"><text:span text:style-name="T18">std::cout &lt;&lt; </text:span></text:span><text:span text:style-name="Domyślna_20_czcionka_20_akapitu"><text:span text:style-name="T12">"Brak uczestnikow!" </text:span></text:span><text:span text:style-name="Domyślna_20_czcionka_20_akapitu"><text:span text:style-name="T18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1"/>}<text:line-break/> <text:s text:c="11"/></text:span></text:span><text:span text:style-name="Domyślna_20_czcionka_20_akapitu"><text:span text:style-name="T7">// Jeżeli wybór to 2<text:line-break/> <text:s text:c="7"/></text:span></text:span><text:span text:style-name="Domyślna_20_czcionka_20_akapitu"><text:span text:style-name="T18">} </text:span></text:span><text:span text:style-name="Domyślna_20_czcionka_20_akapitu"><text:span text:style-name="T14">else if</text:span></text:span><text:span text:style-name="Domyślna_20_czcionka_20_akapitu"><text:span text:style-name="T18">(userInput == </text:span></text:span><text:span text:style-name="Domyślna_20_czcionka_20_akapitu"><text:span text:style-name="T12">"2"</text:span></text:span><text:span text:style-name="Domyślna_20_czcionka_20_akapitu"><text:span text:style-name="T18">) {<text:line-break/> <text:s text:c="11"/></text:span></text:span><text:span text:style-name="Domyślna_20_czcionka_20_akapitu"><text:span text:style-name="T7">// Przeszukaj wektor studentów<text:line-break/> <text:s text:c="11"/></text:span></text:span><text:span text:style-name="Domyślna_20_czcionka_20_akapitu"><text:span text:style-name="T14">for</text:span></text:span><text:span text:style-name="Domyślna_20_czcionka_20_akapitu"><text:span text:style-name="T18">(</text:span></text:span><text:span text:style-name="Domyślna_20_czcionka_20_akapitu"><text:span text:style-name="T14">int </text:span></text:span><text:span text:style-name="Domyślna_20_czcionka_20_akapitu"><text:span text:style-name="T18">i = </text:span></text:span><text:span text:style-name="Domyślna_20_czcionka_20_akapitu"><text:span text:style-name="T24">0</text:span></text:span><text:span text:style-name="Domyślna_20_czcionka_20_akapitu"><text:span text:style-name="T18">; i &lt; students.size(); i++) {<text:line-break/> <text:s text:c="15"/></text:span></text:span><text:span text:style-name="Domyślna_20_czcionka_20_akapitu"><text:span text:style-name="T7">// Usuń studenta z wektora studentów po zakończeniu wideokonferencji<text:line-break/> <text:s text:c="15"/></text:span></text:span><text:span text:style-name="Domyślna_20_czcionka_20_akapitu"><text:span text:style-name="T18">removeStudent(students[i]-&gt;getLogin());<text:line-break/> <text:s text:c="11"/>}<text:line-break/> <text:s text:c="11"/></text:span></text:span><text:span text:style-name="Domyślna_20_czcionka_20_akapitu"><text:span text:style-name="T7">// Wyświetl komunikat o zakończeniu wideokonferencji<text:line-break/> <text:s text:c="11"/></text:span></text:span><text:span text:style-name="Domyślna_20_czcionka_20_akapitu"><text:span text:style-name="T18">std::cout &lt;&lt; </text:span></text:span><text:span text:style-name="Domyślna_20_czcionka_20_akapitu"><text:span text:style-name="T12">"Zakonczono wideokonferencje!" </text:span></text:span><text:span text:style-name="Domyślna_20_czcionka_20_akapitu"><text:span text:style-name="T18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11"/></text:span></text:span><text:span text:style-name="Domyślna_20_czcionka_20_akapitu"><text:span text:style-name="T7">// Wyjdź z wideokonferencji<text:line-break/> <text:s text:c="11"/></text:span></text:span><text:span text:style-name="Domyślna_20_czcionka_20_akapitu"><text:span text:style-name="T14">break</text:span></text:span><text:span text:style-name="Domyślna_20_czcionka_20_akapitu"><text:span text:style-name="T18">;<text:line-break/> <text:s text:c="7"/>} </text:span></text:span><text:span text:style-name="Domyślna_20_czcionka_20_akapitu"><text:span text:style-name="T14">else </text:span></text:span><text:span text:style-name="Domyślna_20_czcionka_20_akapitu"><text:span text:style-name="T18">{<text:line-break/> <text:s text:c="11"/></text:span></text:span><text:span text:style-name="Domyślna_20_czcionka_20_akapitu"><text:span text:style-name="T7">// Wyświetl komunikat o niepoprawnym wyborze<text:line-break/> <text:s text:c="11"/></text:span></text:span><text:span text:style-name="Domyślna_20_czcionka_20_akapitu"><text:span text:style-name="T18">std::cout &lt;&lt; </text:span></text:span><text:span text:style-name="Domyślna_20_czcionka_20_akapitu"><text:span text:style-name="T12">"Niepoprawna opcja!" </text:span></text:span><text:span text:style-name="Domyślna_20_czcionka_20_akapitu"><text:span text:style-name="T18">&lt;&lt; </text:span></text:span><text:span text:style-name="Domyślna_20_czcionka_20_akapitu"><text:span text:style-name="T12">"</text:span></text:span><text:span text:style-name="Domyślna_20_czcionka_20_akapitu"><text:span text:style-name="T14">\n</text:span></text:span><text:span text:style-name="Domyślna_20_czcionka_20_akapitu"><text:span text:style-name="T12">"</text:span></text:span><text:span text:style-name="Domyślna_20_czcionka_20_akapitu"><text:span text:style-name="T18">;<text:line-break/> <text:s text:c="7"/>}<text:line-break/> <text:s text:c="3"/>}<text:line-break/>}<text:line-break/></text:span></text:span></text:p>
      <text:p text:style-name="P2"/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pan text:style-name="Domyślna_20_czcionka_20_akapitu"><text:span text:style-name="T5"/></text:span></text:p>
      <text:p text:style-name="P1"><text:soft-page-break/><text:span text:style-name="Domyślna_20_czcionka_20_akapitu"><text:span text:style-name="T5">Testy i opis działania systemu</text:span></text:span></text:p>
      <text:p text:style-name="P11"/>
      <text:p text:style-name="Standard"><text:span text:style-name="Domyślna_20_czcionka_20_akapitu"><text:span text:style-name="T2">Wybór typu użytkownika:</text:span></text:span></text:p>
      <text:p text:style-name="P2"/>
      <text:p text:style-name="Standard"><text:span text:style-name="Domyślna_20_czcionka_20_akapitu"><text:span text:style-name="T6"><draw:frame draw:style-name="fr1" draw:name="image28.png" text:anchor-type="as-char" svg:y="0cm" svg:width="0cm" style:rel-width="scale" svg:height="0cm" style:rel-height="scale" draw:z-index="13"><draw:image xlink:href="Pictures/10000001000002F70000010A8B7BAB60F2286BD1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Po uruchomieniu programu wyświetla się wybór typu użytkownika. System działa inaczej w zależności od tego, kto jest zalogowany. Na tym etapie również wczytywane są kursy i użytkownicy z plików .csv.</text:span></text:span></text:p>
      <text:p text:style-name="P2"/>
      <text:p text:style-name="P2">System dla studenta:</text:p>
      <text:p text:style-name="Standard"/>
      <text:p text:style-name="Standard"><text:span text:style-name="Domyślna_20_czcionka_20_akapitu"><text:span text:style-name="T2">Logowanie i rejestracja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10.png" text:anchor-type="as-char" svg:y="0cm" svg:width="0cm" style:rel-width="scale" svg:height="0cm" style:rel-height="scale" draw:z-index="14"><draw:image xlink:href="Pictures/10000001000002E5000000EDFEDDA7FF6B2B0CD2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W przypadku podania nieprawidłowych danych system automatycznie przenosi użytkownika na stronę z rejestracją, na której można podać swoje dane. System tworzy wtedy konto użytkownika, loguje go do systemu, przenosi na stronę główną i zapisuje do pliku .csv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Domyślna_20_czcionka_20_akapitu"><text:span text:style-name="T2">Strona główna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6.png" text:anchor-type="as-char" svg:y="0cm" svg:width="0cm" style:rel-width="scale" svg:height="0cm" style:rel-height="scale" draw:z-index="15"><draw:image xlink:href="Pictures/10000001000002DF000000825B39772D3DFECC7F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Na stronie głównej użytkownik może wybrać, działanie, jakie chce podjąć.</text:span></text:span></text:p>
      <text:p text:style-name="P2"/>
      <text:p text:style-name="Standard"><text:span text:style-name="Domyślna_20_czcionka_20_akapitu"><text:span text:style-name="T2">Kursy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26.png" text:anchor-type="as-char" svg:y="0cm" svg:width="0cm" style:rel-width="scale" svg:height="0cm" style:rel-height="scale" draw:z-index="16"><draw:image xlink:href="Pictures/10000001000002DC000000AA24504855DBBAB3BB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Po wybraniu tej opcji ze strony głównej użytkownik zostaje przeniesiony do menu kursów. W tym menu dostępne jest kilka działań widocznych wyżej.</text:span></text:span></text:p>
      <text:p text:style-name="P2"/>
      <text:p text:style-name="Standard"><text:span text:style-name="Domyślna_20_czcionka_20_akapitu"><text:span text:style-name="T2">Wyświetl wszystkie kursy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23.png" text:anchor-type="as-char" svg:y="0cm" svg:width="0cm" style:rel-width="scale" svg:height="0cm" style:rel-height="scale" draw:z-index="17"><draw:image xlink:href="Pictures/10000001000002E30000012BC5A4A43A9D25BDF3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Po wybraniu tej opcji system wyświetla użytkownikowi listę kursów.</text:span></text:span></text:p>
      <text:p text:style-name="P2"/>
      <text:p text:style-name="P2"/>
      <text:p text:style-name="P2"/>
      <text:p text:style-name="Standard"><text:span text:style-name="Domyślna_20_czcionka_20_akapitu"><text:span text:style-name="T2">Zapisz się do kursu:</text:span></text:span></text:p>
      <text:p text:style-name="Standard"><text:soft-page-break/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16.png" text:anchor-type="as-char" svg:y="0cm" svg:width="0cm" style:rel-width="scale" svg:height="0cm" style:rel-height="scale" draw:z-index="18"><draw:image xlink:href="Pictures/10000001000002DF000001556FE44E669DE43044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Po wybraniu “Zapisz się do kursu” wyświetla się lista kursów do których użytkownik może dołączyć. Po wybraniu kursu, użytkownik jest przenoszony na poprzednią stronę.</text:span></text:span></text:p>
      <text:p text:style-name="P2"/>
      <text:p text:style-name="Standard"><text:span text:style-name="Domyślna_20_czcionka_20_akapitu"><text:span text:style-name="T2">Wyświetl swoje kursy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9.png" text:anchor-type="as-char" svg:y="0cm" svg:width="0cm" style:rel-width="scale" svg:height="0cm" style:rel-height="scale" draw:z-index="19"><draw:image xlink:href="Pictures/10000001000002CD000000EA34926A20DAD0D680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Z powyższego zrzutu ekranu wynika, że udało się pomyślnie zapisać na kurs “Systemy Operacyjne”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Domyślna_20_czcionka_20_akapitu"><text:span text:style-name="T2">Wybierz ze swoich kursów:</text:span></text:span></text:p>
      <text:p text:style-name="Standard"><text:soft-page-break/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14.png" text:anchor-type="as-char" svg:y="0cm" svg:width="0cm" style:rel-width="scale" svg:height="0cm" style:rel-height="scale" draw:z-index="20"><draw:image xlink:href="Pictures/10000001000002D8000000F547AAC81119956884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Wybór pierwszego punktu powoduje wyświetlenie listy kursów do których należy użytkownik. Z tej listy można otworzyć stronę wybranego kursu.</text:span></text:span></text:p>
      <text:p text:style-name="P2"/>
      <text:p text:style-name="Standard"><text:span text:style-name="Domyślna_20_czcionka_20_akapitu"><text:span text:style-name="T2">Wyświetl stronę kursu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8.png" text:anchor-type="as-char" svg:y="0cm" svg:width="0cm" style:rel-width="scale" svg:height="0cm" style:rel-height="scale" draw:z-index="21"><draw:image xlink:href="Pictures/10000001000002DF0000010DDE658086EED5260C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Ta opcja powoduje wyświetlenie prowadzącego kursu i listy jego uczestników.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>Otwórz materiały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18.png" text:anchor-type="as-char" svg:y="0cm" svg:width="0cm" style:rel-width="scale" svg:height="0cm" style:rel-height="scale" draw:z-index="22"><draw:image xlink:href="Pictures/10000001000002D50000007DADE0C6BC056D50E2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System wyświetla stronę z materiałami.</text:span></text:span></text:p>
      <text:p text:style-name="P2"/>
      <text:p text:style-name="P2"/>
      <text:p text:style-name="P2"/>
      <text:p text:style-name="Standard"><text:span text:style-name="Domyślna_20_czcionka_20_akapitu"><text:span text:style-name="T2">Dodaj materiały:</text:span></text:span></text:p>
      <text:p text:style-name="Standard"><text:soft-page-break/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13.png" text:anchor-type="as-char" svg:y="0cm" svg:width="0cm" style:rel-width="scale" svg:height="0cm" style:rel-height="scale" draw:z-index="23"><draw:image xlink:href="Pictures/10000001000002D4000000B92978B906CADF0A37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System prosi użytkownika o podanie danych do przesyłanego materiału, a następnie umieszcza go na stronie materiałów kursu.</text:span></text:span></text:p>
      <text:p text:style-name="P2"/>
      <text:p text:style-name="Standard"><text:span text:style-name="Domyślna_20_czcionka_20_akapitu"><text:span text:style-name="T2">Otwórz materiały:</text:span></text:span></text:p>
      <text:p text:style-name="Standard"><text:span text:style-name="Domyślna_20_czcionka_20_akapitu"><text:span text:style-name="T6"><draw:frame draw:style-name="fr1" draw:name="image4.png" text:anchor-type="as-char" svg:y="0cm" svg:width="0cm" style:rel-width="scale" svg:height="0cm" style:rel-height="scale" draw:z-index="24"><draw:image xlink:href="Pictures/10000001000002D6000001670E4C477CC6459EF4.png" xlink:type="simple" xlink:show="embed" xlink:actuate="onLoad" draw:mime-type="image/png"/></draw:frame></text:span></text:span></text:p>
      <text:p text:style-name="Standard"><text:span text:style-name="Domyślna_20_czcionka_20_akapitu"><text:span text:style-name="T2">Po wybraniu tej opcji system wyświetla przesłane materiały. Po wybraniu interesującego nas materiału można wyświetlić jego dane i go pobrać.</text:span></text:span></text:p>
      <text:p text:style-name="P2"/>
      <text:p text:style-name="Standard"><text:span text:style-name="Domyślna_20_czcionka_20_akapitu"><text:span text:style-name="T2">Wyświetl dane:</text:span></text:span></text:p>
      <text:p text:style-name="Standard"><text:span text:style-name="Domyślna_20_czcionka_20_akapitu"><text:span text:style-name="T6"><draw:frame draw:style-name="fr1" draw:name="image7.png" text:anchor-type="as-char" svg:y="0cm" svg:width="0cm" style:rel-width="scale" svg:height="0cm" style:rel-height="scale" draw:z-index="25"><draw:image xlink:href="Pictures/10000001000002D30000010BDE5FDAF8E8BEB5EB.png" xlink:type="simple" xlink:show="embed" xlink:actuate="onLoad" draw:mime-type="image/png"/></draw:frame></text:span></text:span></text:p>
      <text:p text:style-name="P2"/>
      <text:p text:style-name="Standard"><text:soft-page-break/><text:span text:style-name="Domyślna_20_czcionka_20_akapitu"><text:span text:style-name="T2">System wyświetla dane materiału, takie jak nazwa, opis, rozmiar, a następnie przenosi użytkownika na poprzednią stronę.</text:span></text:span></text:p>
      <text:p text:style-name="P2"/>
      <text:p text:style-name="Standard"><text:span text:style-name="Domyślna_20_czcionka_20_akapitu"><text:span text:style-name="T2">Pobierz plik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2.png" text:anchor-type="as-char" svg:y="0cm" svg:width="0cm" style:rel-width="scale" svg:height="0cm" style:rel-height="scale" draw:z-index="26"><draw:image xlink:href="Pictures/10000001000002DC000000AD6B45EE0BD76059AE.png" xlink:type="simple" xlink:show="embed" xlink:actuate="onLoad" draw:mime-type="image/png"/></draw:frame></text:span></text:span></text:p>
      <text:p text:style-name="P2"/>
      <text:p text:style-name="Standard"><text:span text:style-name="Domyślna_20_czcionka_20_akapitu"><text:span text:style-name="T2">Wybranie tej opcji powoduje pobranie pliku na dysk użytkownika.</text:span></text:span></text:p>
      <text:p text:style-name="P2"/>
      <text:p text:style-name="Standard"><text:span text:style-name="Domyślna_20_czcionka_20_akapitu"><text:span text:style-name="T2">Dołącz do wideokonferencji: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22.png" text:anchor-type="as-char" svg:y="0cm" svg:width="0cm" style:rel-width="scale" svg:height="0cm" style:rel-height="scale" draw:z-index="27"><draw:image xlink:href="Pictures/10000001000002EA0000013288F60304B733A96E.png" xlink:type="simple" xlink:show="embed" xlink:actuate="onLoad" draw:mime-type="image/png"/></draw:frame>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>Ze strony kursu można również dołączyć do wideokonferencji, która może zostać utworzona tylko przez prowadzącego kursu</text:span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/></text:span></text:p>
      <text:p text:style-name="Standard"><text:span text:style-name="Domyślna_20_czcionka_20_akapitu"><text:span text:style-name="T2">Wypisz się z kursu:</text:span></text:span></text:p>
      <text:p text:style-name="Standard"><text:soft-page-break/><text:span text:style-name="Domyślna_20_czcionka_20_akapitu"><text:span text:style-name="T2"/></text:span></text:p>
      <text:p text:style-name="Standard"><text:span text:style-name="Domyślna_20_czcionka_20_akapitu"><text:span text:style-name="T6"><draw:frame draw:style-name="fr1" draw:name="image20.png" text:anchor-type="as-char" svg:y="0cm" svg:width="0cm" style:rel-width="scale" svg:height="0cm" style:rel-height="scale" draw:z-index="28"><draw:image xlink:href="Pictures/10000001000002D5000001E95B50AC900BC4F0B7.png" xlink:type="simple" xlink:show="embed" xlink:actuate="onLoad" draw:mime-type="image/png"/></draw:frame></text:span></text:span></text:p>
      <text:p text:style-name="P2"/>
      <text:p text:style-name="P12"><text:span text:style-name="Domyślna_20_czcionka_20_akapitu"><text:span text:style-name="T2">Po powrocie do menu kursów można również wypisać się z kursu. Z powyższego zrzutu ekranu wynika, że udało się pomyślnie wypisać z kursu “Systemy operacyjne”.</text:span></text:span></text:p>
      <text:p text:style-name="P2">Wyświetl swój profil:</text:p>
      <text:p text:style-name="Standard"/>
      <text:p text:style-name="Standard"><text:span text:style-name="Domyślna_20_czcionka_20_akapitu"><text:span text:style-name="T6"><draw:frame draw:style-name="fr1" draw:name="image24.png" text:anchor-type="as-char" svg:y="0cm" svg:width="0cm" style:rel-width="scale" svg:height="0cm" style:rel-height="scale" draw:z-index="29"><draw:image xlink:href="Pictures/10000001000002DC00000194B8F21E620926A7F9.png" xlink:type="simple" xlink:show="embed" xlink:actuate="onLoad" draw:mime-type="image/png"/></draw:frame></text:span></text:span></text:p>
      <text:p text:style-name="P2"/>
      <text:p text:style-name="P2"><text:soft-page-break/>Ze strony głównej można również wyświetlić swój profil użytkownika. Znajdują się w nim informacje podane podczas rejestracji do systemu.</text:p>
      <text:p text:style-name="P3"/>
      <text:p text:style-name="P3">System dla prowadzącego:</text:p>
      <text:p text:style-name="P3"/>
      <text:p text:style-name="Standard"><text:span text:style-name="Domyślna_20_czcionka_20_akapitu"><text:span text:style-name="T6"><draw:frame draw:style-name="fr1" draw:name="Obraz 31" text:anchor-type="as-char" svg:y="0cm" svg:width="0cm" style:rel-width="scale" svg:height="0cm" style:rel-height="scale" draw:z-index="30"><draw:image xlink:href="Pictures/1000000000000284000000DCC538741C29BBDE17.png" xlink:type="simple" xlink:show="embed" xlink:actuate="onLoad" draw:mime-type="image/png"/></draw:frame></text:span></text:span></text:p>
      <text:p text:style-name="P3"/>
      <text:p text:style-name="P3">Po zalogowaniu do systemu zostajemy przeniesieni na tą samą stronę główną.</text:p>
      <text:p text:style-name="P3"/>
      <text:p text:style-name="P3">Menu kursów:</text:p>
      <text:p text:style-name="P3"/>
      <text:p text:style-name="Standard"><text:span text:style-name="Domyślna_20_czcionka_20_akapitu"><text:span text:style-name="T6"><draw:frame draw:style-name="fr1" draw:name="Obraz 32" text:anchor-type="as-char" svg:y="0cm" svg:width="0cm" style:rel-width="scale" svg:height="0cm" style:rel-height="scale" draw:z-index="31"><draw:image xlink:href="Pictures/100000000000027A000000BED017C39FA486DC3E.png" xlink:type="simple" xlink:show="embed" xlink:actuate="onLoad" draw:mime-type="image/png"/></draw:frame></text:span></text:span></text:p>
      <text:p text:style-name="P3"/>
      <text:p text:style-name="P3">Po wybraniu pierwszej opcji zostajemy przekierowani na menu kursów widoczne powyżej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twórz kurs:</text:p>
      <text:p text:style-name="P3"/>
      <text:p text:style-name="Standard"><text:soft-page-break/><text:span text:style-name="Domyślna_20_czcionka_20_akapitu"><text:span text:style-name="T6"><draw:frame draw:style-name="fr1" draw:name="Obraz 33" text:anchor-type="as-char" svg:y="0cm" svg:width="0cm" style:rel-width="scale" svg:height="0cm" style:rel-height="scale" draw:z-index="32"><draw:image xlink:href="Pictures/100000000000028F000000DDE28B04EA2CAAC6C6.png" xlink:type="simple" xlink:show="embed" xlink:actuate="onLoad" draw:mime-type="image/png"/></draw:frame></text:span></text:span></text:p>
      <text:p text:style-name="P3"/>
      <text:p text:style-name="P3">Po wybraniu drugiej opcji podajemy nazwę, jaką chcemy nadać naszemu kursowi po czym kurs ten zostaje dodany do pliku csv.</text:p>
      <text:p text:style-name="P3"/>
      <text:p text:style-name="P3">Wybierz ze swoich kursów:</text:p>
      <text:p text:style-name="P3"/>
      <text:p text:style-name="Standard"><text:span text:style-name="Domyślna_20_czcionka_20_akapitu"><text:span text:style-name="T6"><draw:frame draw:style-name="fr1" draw:name="Obraz 34" text:anchor-type="as-char" svg:y="0cm" svg:width="0cm" style:rel-width="scale" svg:height="0cm" style:rel-height="scale" draw:z-index="33"><draw:image xlink:href="Pictures/1000000000000284000000EAECE8D1F80466EF07.png" xlink:type="simple" xlink:show="embed" xlink:actuate="onLoad" draw:mime-type="image/png"/></draw:frame></text:span></text:span></text:p>
      <text:p text:style-name="P3"/>
      <text:p text:style-name="P3">Po wybraniu tej opcji i odpowiedniego utworzonego przez prowadzącego kursu możemy wykonać działania takie, jakie są widoczne powyżej.</text:p>
      <text:p text:style-name="P3"/>
      <text:p text:style-name="P3">Wyświetl stronę kursu:</text:p>
      <text:p text:style-name="P3"/>
      <text:p text:style-name="Standard"><text:span text:style-name="Domyślna_20_czcionka_20_akapitu"><text:span text:style-name="T6"><draw:frame draw:style-name="fr1" draw:name="Obraz 35" text:anchor-type="as-char" svg:y="0cm" svg:width="0cm" style:rel-width="scale" svg:height="0cm" style:rel-height="scale" draw:z-index="34"><draw:image xlink:href="Pictures/100000000000028B0000006A959BCCE53253A3CF.png" xlink:type="simple" xlink:show="embed" xlink:actuate="onLoad" draw:mime-type="image/png"/></draw:frame></text:span></text:span></text:p>
      <text:p text:style-name="P3"/>
      <text:p text:style-name="P3">Opcja ta pokazuje nam, kto dany kurs stworzył oraz kto w nim uczestniczy.</text:p>
      <text:p text:style-name="P3"/>
      <text:p text:style-name="P3"/>
      <text:p text:style-name="P3"/>
      <text:p text:style-name="P3">Utwórz wideokonferencję:</text:p>
      <text:p text:style-name="P3"/>
      <text:p text:style-name="Standard"><text:soft-page-break/><text:span text:style-name="Domyślna_20_czcionka_20_akapitu"><text:span text:style-name="T6"><draw:frame draw:style-name="fr1" draw:name="Obraz 36" text:anchor-type="as-char" svg:y="0cm" svg:width="0cm" style:rel-width="scale" svg:height="0cm" style:rel-height="scale" draw:z-index="35"><draw:image xlink:href="Pictures/100000000000028100000062F4F23D8277103D65.png" xlink:type="simple" xlink:show="embed" xlink:actuate="onLoad" draw:mime-type="image/png"/></draw:frame></text:span></text:span></text:p>
      <text:p text:style-name="P3"/>
      <text:p text:style-name="P3">Po wybraniu tej opcji prowadzący jest w stanie zobaczyć uczestników wideokonferencji oraz jest w stanie ją zakończyć.</text:p>
      <text:p text:style-name="P3"/>
      <text:p text:style-name="Standard"><text:span text:style-name="Domyślna_20_czcionka_20_akapitu"><text:span text:style-name="T6"><draw:frame draw:style-name="fr1" draw:name="Obraz 37" text:anchor-type="as-char" svg:y="0cm" svg:width="0cm" style:rel-width="scale" svg:height="0cm" style:rel-height="scale" draw:z-index="36"><draw:image xlink:href="Pictures/100000000000028B0000008BFD338D471E736B07.png" xlink:type="simple" xlink:show="embed" xlink:actuate="onLoad" draw:mime-type="image/png"/></draw:frame></text:span></text:span></text:p>
      <text:p text:style-name="P3"/>
      <text:p text:style-name="P3">Wyświetl swoje kursy:</text:p>
      <text:p text:style-name="P3"/>
      <text:p text:style-name="Standard"><text:span text:style-name="Domyślna_20_czcionka_20_akapitu"><text:span text:style-name="T6"><draw:frame draw:style-name="fr1" draw:name="Obraz 38" text:anchor-type="as-char" svg:y="0cm" svg:width="0cm" style:rel-width="scale" svg:height="0cm" style:rel-height="scale" draw:z-index="37"><draw:image xlink:href="Pictures/100000000000027E00000101B643147EEAC097D2.png" xlink:type="simple" xlink:show="embed" xlink:actuate="onLoad" draw:mime-type="image/png"/></draw:frame></text:span></text:span></text:p>
      <text:p text:style-name="P3"/>
      <text:p text:style-name="P3">Po powrocie do menu kursów i wybraniu opcji czwartej zostają wyświetlone kursy utworzone przez prowadząceg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yświetl wszystkie kursy:</text:p>
      <text:p text:style-name="P3"/>
      <text:p text:style-name="Standard"><text:soft-page-break/><text:span text:style-name="Domyślna_20_czcionka_20_akapitu"><text:span text:style-name="T6"><draw:frame draw:style-name="fr1" draw:name="Obraz 39" text:anchor-type="as-char" svg:y="0cm" svg:width="0cm" style:rel-width="scale" svg:height="0cm" style:rel-height="scale" draw:z-index="38"><draw:image xlink:href="Pictures/1000000000000283000000AFECE64796DF471134.png" xlink:type="simple" xlink:show="embed" xlink:actuate="onLoad" draw:mime-type="image/png"/></draw:frame></text:span></text:span></text:p>
      <text:p text:style-name="P3"/>
      <text:p text:style-name="P3">Po wybraniu tej opcji system wyświetla listę kursów oraz kursy utworzone przez prowadzącego.</text:p>
      <text:p text:style-name="P3"/>
      <text:p text:style-name="P3">Zamknij kurs:</text:p>
      <text:p text:style-name="P3"/>
      <text:p text:style-name="Standard"><text:span text:style-name="Domyślna_20_czcionka_20_akapitu"><text:span text:style-name="T6"><draw:frame draw:style-name="fr1" draw:name="Obraz 40" text:anchor-type="as-char" svg:y="0cm" svg:width="0cm" style:rel-width="scale" svg:height="0cm" style:rel-height="scale" draw:z-index="39"><draw:image xlink:href="Pictures/1000000000000284000000799BAC7236BA214C38.png" xlink:type="simple" xlink:show="embed" xlink:actuate="onLoad" draw:mime-type="image/png"/></draw:frame></text:span></text:span></text:p>
      <text:p text:style-name="P3"/>
      <text:p text:style-name="P3">Po wybraniu tej opcji prowadzącemu zostaje wyświetlona lista utworzonych przez niego kursów, który po wybraniu odpowiedniego zostaje usunięty.</text:p>
      <text:p text:style-name="P3"/>
      <text:p text:style-name="Standard"><text:span text:style-name="Domyślna_20_czcionka_20_akapitu"><text:span text:style-name="T6"><draw:frame draw:style-name="fr1" draw:name="Obraz 41" text:anchor-type="as-char" svg:y="0cm" svg:width="0cm" style:rel-width="scale" svg:height="0cm" style:rel-height="scale" draw:z-index="40"><draw:image xlink:href="Pictures/10000000000002830000007BC538A27A0004A206.png" xlink:type="simple" xlink:show="embed" xlink:actuate="onLoad" draw:mime-type="image/png"/></draw:frame>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yświetl swój profil:</text:p>
      <text:p text:style-name="P3"/>
      <text:p text:style-name="Standard"><text:soft-page-break/><text:span text:style-name="Domyślna_20_czcionka_20_akapitu"><text:span text:style-name="T6"><draw:frame draw:style-name="fr1" draw:name="Obraz 44" text:anchor-type="as-char" svg:y="0cm" svg:width="0cm" style:rel-width="scale" svg:height="0cm" style:rel-height="scale" draw:z-index="41"><draw:image xlink:href="Pictures/10000000000002FD000001078881B95AD9B5E128.png" xlink:type="simple" xlink:show="embed" xlink:actuate="onLoad" draw:mime-type="image/png"/></draw:frame></text:span></text:span></text:p>
      <text:p text:style-name="P3"/>
      <text:p text:style-name="P3">Po wybraniu tej opcji zostają wyświetlone informacje o prowadzącym.</text:p>
      <text:p text:style-name="P3"/>
      <text:p text:style-name="P3">Wyloguj się:</text:p>
      <text:p text:style-name="P3"/>
      <text:p text:style-name="Standard"><text:span text:style-name="Domyślna_20_czcionka_20_akapitu"><text:span text:style-name="T6"><draw:frame draw:style-name="fr1" draw:name="Obraz 45" text:anchor-type="as-char" svg:y="0cm" svg:width="0cm" style:rel-width="scale" svg:height="0cm" style:rel-height="scale" draw:z-index="42"><draw:image xlink:href="Pictures/10000000000000BC00000054E567CAE9141FB895.png" xlink:type="simple" xlink:show="embed" xlink:actuate="onLoad" draw:mime-type="image/png"/></draw:frame></text:span></text:span><text:span text:style-name="Domyślna_20_czcionka_20_akapitu"><text:span text:style-name="T4"><text:line-break/></text:span></text:span></text:p>
      <text:p text:style-name="P3">Po wybraniu tej opcji system wylog<text:span text:style-name="T29">ow</text:span>uje użytkownika oraz kończy działanie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JetBrains Mono" svg:font-family="'JetBrains Mono'" style:font-family-generic="system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ny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ny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ny" style:next-style-name="Standard" style:default-outline-level="3" style:class="text">
      <style:paragraph-properties fo:margin-top="0.494cm" fo:margin-bottom="0.141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ny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ny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ny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ny" style:next-style-name="Standard" style:class="chapter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ny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ListLabel_20_1" style:display-name="ListLabel 1" style:family="text">
      <style:text-properties style:font-name="Lato" fo:font-family="Lato" style:font-family-generic="swiss" style:font-pitch="variable" fo:font-size="14pt" style:text-underline-style="none" style:font-name-asian="Lato" style:font-family-asian="Lato" style:font-family-generic-asian="swiss" style:font-pitch-asian="variable" style:font-size-asian="14pt" style:font-name-complex="Lato" style:font-family-complex="Lato" style:font-family-generic-complex="swiss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font-name="Lato" fo:font-family="Lato" style:font-family-generic="swiss" style:font-pitch="variable" fo:font-size="14pt" style:text-underline-style="none" style:font-size-asian="14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ato"/>
      </text:list-level-style-bullet>
      <text:list-level-style-bullet text:level="2" text:style-name="WW_5f_CharLFO1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23-06-14T17:32:00Z</meta:creation-date>
    <dc:date>2023-06-14T20:28:59.081000000</dc:date>
    <meta:editing-cycles>3</meta:editing-cycles>
    <meta:editing-duration>PT50M58S</meta:editing-duration>
    <meta:document-statistic meta:table-count="0" meta:image-count="43" meta:object-count="0" meta:page-count="58" meta:paragraph-count="148" meta:word-count="9132" meta:character-count="86832" meta:non-whitespace-character-count="63485"/>
    <meta:template xlink:type="simple" xlink:actuate="onRequest" xlink:title="" xlink:href="Normal.dotm"/>
  </office:meta>
</office:document-meta>
</file>